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table-cell-properties style:vertical-align="middle"/>
    </style:style>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middle" style:repeat-content="false"/>
      <style:paragraph-properties fo:text-align="end" fo:margin-right="0cm"/>
    </style:style>
    <style:style style:name="ce4" style:family="table-cell" style:parent-style-name="Default" style:data-style-name="N0">
      <style:text-properties fo:color="#808080" fo:font-weight="bold" style:font-weight-asian="bold" style:font-weight-complex="bold"/>
    </style:style>
    <style:style style:name="ce5" style:family="table-cell" style:parent-style-name="Hiperliga_231__227_o"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6" style:family="table-cell" style:parent-style-name="zTextoOculto" style:data-style-name="N0">
      <style:table-cell-properties style:vertical-align="automatic" fo:background-color="transparent" style:cell-protect="protected"/>
      <style:text-properties fo:color="#FFFFFF"/>
    </style:style>
    <style:style style:name="ce7" style:family="table-cell" style:parent-style-name="zTextoOculto" style:data-style-name="N0">
      <style:table-cell-properties style:vertical-align="automatic" fo:wrap-option="wrap" fo:background-color="transparent" style:cell-protect="protected"/>
      <style:text-properties fo:color="#FFFFFF"/>
    </style:style>
    <style:style style:name="ce8" style:family="table-cell" style:parent-style-name="Default" style:data-style-name="N0">
      <style:table-cell-properties style:vertical-align="automatic" style:repeat-content="false"/>
      <style:paragraph-properties fo:text-align="center"/>
      <style:text-properties fo:color="#FFFFFF"/>
    </style:style>
    <style:style style:name="ce9" style:family="table-cell" style:parent-style-name="Default" style:data-style-name="N0"/>
    <style:style style:name="ce10" style:family="table-cell" style:parent-style-name="Default" style:data-style-name="N0">
      <style:table-cell-properties style:vertical-align="middle" fo:wrap-option="wrap" fo:background-color="transparent" style:repeat-content="false"/>
      <style:paragraph-properties fo:text-align="center"/>
    </style:style>
    <style:style style:name="ce11" style:family="table-cell" style:parent-style-name="Percentagem" style:data-style-name="N13">
      <style:table-cell-properties style:vertical-align="middle" fo:background-color="transparent" style:repeat-content="false"/>
      <style:paragraph-properties fo:text-align="center"/>
    </style:style>
    <style:style style:name="ce12" style:family="table-cell" style:parent-style-name="Percentagem" style:data-style-name="N13">
      <style:table-cell-properties style:vertical-align="middle" fo:background-color="transparent" style:repeat-content="false"/>
      <style:paragraph-properties fo:text-align="center"/>
    </style:style>
    <style:style style:name="ce13" style:family="table-cell" style:parent-style-name="Data" style:data-style-name="N19">
      <style:table-cell-properties style:vertical-align="middle" fo:background-color="transparent" style:cell-protect="protected" style:repeat-content="false"/>
      <style:paragraph-properties fo:text-align="center"/>
    </style:style>
    <style:style style:name="ce14" style:family="table-cell" style:parent-style-name="Separador_32_de_32_milhares_32__91_0_93_" style:data-style-name="N38">
      <style:table-cell-properties style:vertical-align="middle" fo:background-color="transparent" style:repeat-content="false"/>
      <style:paragraph-properties fo:text-align="center"/>
    </style:style>
    <style:style style:name="ce15" style:family="table-cell" style:parent-style-name="Default" style:data-style-name="N0">
      <style:table-cell-properties style:vertical-align="automatic" fo:wrap-option="wrap" fo:background-color="transparent" style:repeat-content="false"/>
      <style:paragraph-properties fo:text-align="start" fo:margin-left="0.706cm"/>
    </style:style>
    <style:style style:name="ce16" style:family="table-cell" style:parent-style-name="Default" style:data-style-name="N37">
      <style:table-cell-properties style:vertical-align="middle" fo:background-color="#404040" style:repeat-content="false"/>
      <style:paragraph-properties fo:text-align="center"/>
      <style:text-properties fo:color="#FFFFFF" fo:font-size="10pt" style:font-size-asian="10pt" style:font-size-complex="10pt"/>
    </style:style>
    <style:style style:name="ce17" style:family="table-cell" style:parent-style-name="Default" style:data-style-name="N37">
      <style:table-cell-properties fo:border-top="none" fo:border-bottom="none" fo:border-left="none" fo:border-right="thin solid #A6A6A6" style:vertical-align="middle" fo:background-color="#404040" style:repeat-content="false"/>
      <style:paragraph-properties fo:text-align="center"/>
      <style:text-properties fo:color="#FFFFFF" fo:font-size="10pt" style:font-size-asian="10pt" style:font-size-complex="10pt"/>
    </style:style>
    <style:style style:name="ce18" style:family="table-cell" style:parent-style-name="Default" style:data-style-name="N0">
      <style:table-cell-properties style:vertical-align="middle" fo:background-color="#262626" style:repeat-content="false"/>
      <style:paragraph-properties fo:text-align="center"/>
      <style:text-properties fo:color="#000000"/>
    </style:style>
    <style:style style:name="ce19" style:family="table-cell" style:parent-style-name="Default" style:data-style-name="N0">
      <style:table-cell-properties fo:background-color="#404040"/>
    </style:style>
    <style:style style:name="ce20" style:family="table-cell" style:parent-style-name="Default" style:data-style-name="N0">
      <style:table-cell-properties style:vertical-align="middle" fo:background-color="transparent" style:repeat-content="false"/>
      <style:paragraph-properties fo:text-align="center"/>
      <style:text-properties fo:color="#FFFFFF"/>
    </style:style>
    <style:style style:name="ce21" style:family="table-cell" style:parent-style-name="Percentagem" style:data-style-name="N13">
      <style:table-cell-properties style:vertical-align="middle" fo:background-color="transparent" style:repeat-content="false"/>
      <style:paragraph-properties fo:text-align="center"/>
      <style:text-properties fo:color="#FFFFFF" fo:font-weight="bold" style:font-weight-asian="bold" style:font-weight-complex="bold"/>
    </style:style>
    <style:style style:name="ce22" style:family="table-cell" style:parent-style-name="Data" style:data-style-name="N19">
      <style:table-cell-properties style:vertical-align="middle" fo:background-color="transparent" style:cell-protect="protected" style:repeat-content="false"/>
      <style:paragraph-properties fo:text-align="center"/>
      <style:text-properties fo:color="#FFFFFF"/>
    </style:style>
    <style:style style:name="ce23" style:family="table-cell" style:parent-style-name="Separador_32_de_32_milhares_32__91_0_93_" style:data-style-name="N38">
      <style:table-cell-properties style:vertical-align="middle" fo:background-color="transparent" style:repeat-content="false"/>
      <style:paragraph-properties fo:text-align="center"/>
      <style:text-properties fo:color="#FFFFFF"/>
    </style:style>
    <style:style style:name="ce24" style:family="table-cell" style:parent-style-name="Default" style:data-style-name="N0">
      <style:table-cell-properties style:vertical-align="middle" fo:wrap-option="wrap" fo:background-color="transparent" style:repeat-content="false"/>
      <style:paragraph-properties fo:text-align="start" fo:margin-left="0.706cm"/>
      <style:text-properties fo:color="#FFFFFF"/>
    </style:style>
    <style:style style:name="ce25" style:family="table-cell" style:parent-style-name="Default" style:data-style-name="N0">
      <style:table-cell-properties fo:border="thin solid #595959" style:vertical-align="middle" fo:background-color="#262626" style:repeat-content="false"/>
      <style:paragraph-properties fo:text-align="center"/>
    </style:style>
    <style:style style:name="ce26" style:family="table-cell" style:parent-style-name="Default" style:data-style-name="N0">
      <style:table-cell-properties style:vertical-align="middle" fo:background-color="#262626"/>
    </style:style>
    <style:style style:name="ce27" style:family="table-cell" style:parent-style-name="Default" style:data-style-name="N0">
      <style:table-cell-properties fo:background-color="#262626"/>
      <style:text-properties fo:color="#000000"/>
    </style:style>
    <style:style style:name="ce28" style:family="table-cell" style:parent-style-name="Default" style:data-style-name="N0">
      <style:table-cell-properties style:vertical-align="automatic" fo:background-color="#262626" style:repeat-content="false"/>
      <style:paragraph-properties fo:text-align="center"/>
      <style:text-properties fo:color="#000000"/>
    </style:style>
    <style:style style:name="ce29" style:family="table-cell" style:parent-style-name="Default" style:data-style-name="N0">
      <style:table-cell-properties style:vertical-align="middle" fo:background-color="#262626" style:repeat-content="false"/>
      <style:paragraph-properties fo:text-align="end" fo:margin-right="0cm"/>
      <style:text-properties fo:color="#FFFFFF"/>
    </style:style>
    <style:style style:name="ce30" style:family="table-cell" style:parent-style-name="Default" style:data-style-name="N0">
      <style:table-cell-properties fo:background-color="#262626"/>
    </style:style>
    <style:style style:name="ce31" style:family="table-cell" style:parent-style-name="Default" style:data-style-name="N0">
      <style:table-cell-properties style:vertical-align="automatic" fo:background-color="#262626" style:repeat-content="false"/>
      <style:paragraph-properties fo:text-align="center"/>
    </style:style>
    <style:style style:name="ce32" style:family="table-cell" style:parent-style-name="Default" style:data-style-name="N0">
      <style:table-cell-properties fo:background-color="#262626"/>
    </style:style>
    <style:style style:name="ce33" style:family="table-cell" style:parent-style-name="Default" style:data-style-name="N0">
      <style:table-cell-properties fo:background-color="#262626"/>
      <style:text-properties fo:color="#000000"/>
    </style:style>
    <style:style style:name="ce34" style:family="table-cell" style:parent-style-name="Data" style:data-style-name="N19">
      <style:table-cell-properties style:vertical-align="middle" fo:background-color="#262626" style:cell-protect="protected" style:repeat-content="false"/>
      <style:paragraph-properties fo:text-align="start" fo:margin-left="0cm"/>
      <style:text-properties fo:color="#FFFFFF"/>
    </style:style>
    <style:style style:name="ce35" style:family="table-cell" style:parent-style-name="Default" style:data-style-name="N0">
      <style:table-cell-properties style:vertical-align="automatic" fo:background-color="#262626" style:repeat-content="false"/>
      <style:paragraph-properties fo:text-align="center"/>
    </style:style>
    <style:style style:name="ce36" style:family="table-cell" style:parent-style-name="Default" style:data-style-name="N0">
      <style:table-cell-properties style:vertical-align="middle" fo:background-color="#262626" style:repeat-content="false"/>
      <style:paragraph-properties fo:text-align="start" fo:margin-left="0cm"/>
      <style:text-properties fo:color="#FFFFFF"/>
    </style:style>
    <style:style style:name="ce37" style:family="table-cell" style:parent-style-name="Default" style:data-style-name="N0">
      <style:table-cell-properties fo:border-top="none" fo:border-bottom="none" fo:border-left="thin solid #D9D9D9" fo:border-right="thin solid #D9D9D9" style:vertical-align="middle"/>
    </style:style>
    <style:style style:name="ce38" style:family="table-cell" style:parent-style-name="Default" style:data-style-name="N0">
      <style:table-cell-properties fo:border="thin solid #808080" style:vertical-align="middle" fo:background-color="#404040" style:shrink-to-fit="true" style:repeat-content="false"/>
      <style:paragraph-properties fo:text-align="center"/>
      <style:text-properties fo:color="#FFFFFF" fo:font-size="10pt" style:font-size-asian="10pt" style:font-size-complex="10pt"/>
    </style:style>
    <style:style style:name="ce39" style:family="table-cell" style:parent-style-name="Default" style:data-style-name="N37">
      <style:table-cell-properties fo:border-top="none" fo:border-bottom="thin solid #808080" fo:border-left="none" fo:border-right="none" style:vertical-align="middle" fo:background-color="#404040" style:repeat-content="false"/>
      <style:paragraph-properties fo:text-align="center"/>
      <style:text-properties fo:color="#000000" fo:font-size="10pt" style:font-size-asian="10pt" style:font-size-complex="10pt"/>
    </style:style>
    <style:style style:name="ce40" style:family="table-cell" style:parent-style-name="Default" style:data-style-name="N37">
      <style:table-cell-properties fo:border-top="none" fo:border-bottom="thin solid #808080" fo:border-left="none" fo:border-right="thin solid #A6A6A6" style:vertical-align="middle" fo:background-color="#404040" style:repeat-content="false"/>
      <style:paragraph-properties fo:text-align="center"/>
      <style:text-properties fo:color="#000000" fo:font-size="10pt" style:font-size-asian="10pt" style:font-size-complex="10pt"/>
    </style:style>
    <style:style style:name="ce41" style:family="table-cell" style:parent-style-name="Default" style:data-style-name="N37">
      <style:table-cell-properties fo:border-top="none" fo:border-bottom="thin solid #808080" fo:border-left="thin solid #808080" fo:border-right="none" style:vertical-align="middle" fo:background-color="#404040" style:repeat-content="false"/>
      <style:paragraph-properties fo:text-align="center"/>
      <style:text-properties fo:color="#000000" fo:font-size="10pt" style:font-size-asian="10pt" style:font-size-complex="10pt"/>
    </style:style>
    <style:style style:name="ce42" style:family="table-cell" style:parent-style-name="Default" style:data-style-name="N0">
      <style:table-cell-properties fo:border="thin solid #808080" style:vertical-align="middle"/>
    </style:style>
    <style:style style:name="ce43" style:family="table-cell" style:parent-style-name="T_237_tulo" style:data-style-name="N0">
      <style:table-cell-properties style:vertical-align="middle" fo:background-color="#262626" style:repeat-content="false"/>
      <style:paragraph-properties fo:text-align="start" fo:margin-left="0cm"/>
      <style:text-properties fo:color="#000000" fo:font-size="22pt" style:font-size-asian="22pt" style:font-size-complex="22pt" fo:font-weight="bold" style:font-weight-asian="bold" style:font-weight-complex="bold"/>
    </style:style>
    <style:style style:name="ce44" style:family="table-cell" style:parent-style-name="Default" style:data-style-name="N0">
      <style:table-cell-properties style:vertical-align="middle" fo:background-color="#262626" style:repeat-content="false"/>
      <style:paragraph-properties fo:text-align="start" fo:margin-left="0cm"/>
      <style:text-properties fo:color="#000000" fo:font-size="20pt" style:font-size-asian="20pt" style:font-size-complex="20pt" fo:font-weight="bold" style:font-weight-asian="bold" style:font-weight-complex="bold"/>
    </style:style>
    <style:style style:name="ce45" style:family="table-cell" style:parent-style-name="Default" style:data-style-name="N0">
      <style:table-cell-properties style:vertical-align="middle" fo:background-color="#262626"/>
      <style:text-properties fo:color="#000000"/>
    </style:style>
    <style:style style:name="ce46" style:family="table-cell" style:parent-style-name="Default" style:data-style-name="N0">
      <style:table-cell-properties style:vertical-align="middle" fo:background-color="#262626" style:repeat-content="false"/>
      <style:paragraph-properties fo:text-align="center"/>
      <style:text-properties fo:color="#000000" fo:font-size="14pt" style:font-size-asian="14pt" style:font-size-complex="14pt"/>
    </style:style>
    <style:style style:name="ce47" style:family="table-cell" style:parent-style-name="Default" style:data-style-name="N0">
      <style:table-cell-properties style:vertical-align="middle" fo:background-color="#262626"/>
    </style:style>
    <style:style style:name="ce48" style:family="table-cell" style:parent-style-name="Default" style:data-style-name="N0">
      <style:table-cell-properties style:vertical-align="middle" fo:background-color="#262626"/>
      <style:text-properties fo:color="#000000" fo:font-size="14pt" style:font-size-asian="14pt" style:font-size-complex="14pt"/>
    </style:style>
    <style:style style:name="ce49" style:family="table-cell" style:parent-style-name="Default" style:data-style-name="N0">
      <style:table-cell-properties fo:border-top="thin solid #595959" fo:border-bottom="thin solid #595959" fo:border-left="none" fo:border-right="thin solid #595959" style:vertical-align="middle" fo:background-color="#262626" style:repeat-content="false"/>
      <style:paragraph-properties fo:text-align="center"/>
    </style:style>
    <style:style style:name="ce50" style:family="table-cell" style:parent-style-name="Default" style:data-style-name="N0">
      <style:table-cell-properties style:vertical-align="middle" fo:wrap-option="wrap" fo:background-color="#262626" style:repeat-content="false"/>
      <style:paragraph-properties fo:text-align="center"/>
      <style:text-properties fo:color="#FFFFFF" fo:font-size="10pt" style:font-size-asian="10pt" style:font-size-complex="10pt" fo:font-weight="bold" style:font-weight-asian="bold" style:font-weight-complex="bold"/>
    </style:style>
    <style:style style:name="ce51" style:family="table-cell" style:parent-style-name="Cabe_231_alho_32_3" style:data-style-name="N0">
      <style:table-cell-properties style:vertical-align="middle" fo:background-color="#262626" style:repeat-content="false"/>
      <style:paragraph-properties fo:text-align="start" fo:margin-left="0.706cm"/>
      <style:text-properties fo:color="#FFFFFF"/>
    </style:style>
    <style:style style:name="ce52" style:family="table-cell" style:parent-style-name="Cabe_231_alho_32_1" style:data-style-name="N0">
      <style:table-cell-properties style:vertical-align="middle" fo:background-color="#262626" style:repeat-content="false"/>
      <style:paragraph-properties fo:text-align="start" fo:margin-left="0.706cm"/>
      <style:text-properties fo:color="#000000" fo:font-size="14pt" style:font-size-asian="14pt" style:font-size-complex="14pt"/>
    </style:style>
    <style:style style:name="ce53" style:family="table-cell" style:parent-style-name="Default" style:data-style-name="N0">
      <style:table-cell-properties style:vertical-align="middle" fo:background-color="#262626" style:repeat-content="false"/>
      <style:paragraph-properties fo:text-align="start" fo:margin-left="0.706cm"/>
      <style:text-properties fo:color="#000000"/>
    </style:style>
    <style:style style:name="ce54" style:family="table-cell" style:parent-style-name="Default" style:data-style-name="N0">
      <style:table-cell-properties style:vertical-align="middle" fo:background-color="#262626" style:repeat-content="false"/>
      <style:paragraph-properties fo:text-align="start" fo:margin-left="0.706cm"/>
    </style:style>
    <style:style style:name="ce55" style:family="table-cell" style:parent-style-name="Data" style:data-style-name="N19">
      <style:table-cell-properties style:vertical-align="middle" fo:background-color="#262626" style:cell-protect="protected" style:repeat-content="false"/>
      <style:paragraph-properties fo:text-align="start" fo:margin-left="0.706cm"/>
      <style:text-properties fo:color="#000000"/>
    </style:style>
    <style:style style:name="ce56" style:family="table-cell" style:parent-style-name="Default" style:data-style-name="N0">
      <style:table-cell-properties style:vertical-align="middle" fo:background-color="#262626" style:repeat-content="false"/>
      <style:paragraph-properties fo:text-align="start" fo:margin-left="0.706cm"/>
      <style:text-properties fo:color="#000000"/>
    </style:style>
    <style:style style:name="ce57" style:family="table-cell" style:parent-style-name="Cabe_231_alho_32_1" style:data-style-name="N0">
      <style:table-cell-properties style:vertical-align="middle" fo:background-color="#262626" style:repeat-content="false"/>
      <style:paragraph-properties fo:text-align="start" fo:margin-left="0.706cm"/>
      <style:text-properties fo:color="#FFFFFF" fo:font-size="16pt" style:font-size-asian="16pt" style:font-size-complex="16pt" fo:font-weight="bold" style:font-weight-asian="bold" style:font-weight-complex="bold"/>
    </style:style>
    <style:style style:name="ce58" style:family="table-cell" style:parent-style-name="Default" style:data-style-name="N0">
      <style:table-cell-properties style:vertical-align="middle" fo:background-color="#262626" style:repeat-content="false"/>
      <style:paragraph-properties fo:text-align="start" fo:margin-left="0.706cm"/>
      <style:text-properties fo:color="#FFFFFF" fo:font-size="16pt" style:font-size-asian="16pt" style:font-size-complex="16pt" fo:font-weight="bold" style:font-weight-asian="bold" style:font-weight-complex="bold"/>
    </style:style>
    <style:style style:name="ce59" style:family="table-cell" style:parent-style-name="Default" style:data-style-name="N0">
      <style:table-cell-properties style:vertical-align="middle" fo:background-color="#262626" style:repeat-content="false"/>
      <style:paragraph-properties fo:text-align="center"/>
    </style:style>
    <style:style style:name="ce60" style:family="table-cell" style:parent-style-name="Data" style:data-style-name="N19">
      <style:table-cell-properties style:vertical-align="middle" fo:background-color="#262626" style:cell-protect="protected" style:repeat-content="false"/>
      <style:paragraph-properties fo:text-align="center"/>
    </style:style>
    <style:style style:name="ce61" style:family="table-cell" style:parent-style-name="Separador_32_de_32_milhares_32__91_0_93_" style:data-style-name="N38">
      <style:table-cell-properties style:vertical-align="middle" fo:background-color="#262626" style:repeat-content="false"/>
      <style:paragraph-properties fo:text-align="center"/>
    </style:style>
    <style:style style:name="ce62" style:family="table-cell" style:parent-style-name="Default" style:data-style-name="N37">
      <style:table-cell-properties fo:border-top="none" fo:border-bottom="none" fo:border-left="none" fo:border-right="thin solid #808080" style:vertical-align="middle" fo:background-color="#404040" style:repeat-content="false"/>
      <style:paragraph-properties fo:text-align="center"/>
      <style:text-properties fo:color="#FFFFFF" fo:font-size="10pt" style:font-size-asian="10pt" style:font-size-complex="10pt"/>
    </style:style>
    <style:style style:name="ce63" style:family="table-cell" style:parent-style-name="Default" style:data-style-name="N0">
      <style:text-properties fo:font-size="16pt" style:font-size-asian="16pt" style:font-size-complex="16pt"/>
    </style:style>
    <style:style style:name="ce64" style:family="table-cell" style:parent-style-name="Default" style:data-style-name="N0">
      <style:table-cell-properties style:vertical-align="middle" fo:background-color="#262626" style:repeat-content="false"/>
      <style:paragraph-properties fo:text-align="center"/>
    </style:style>
    <style:style style:name="ce65" style:family="table-cell" style:parent-style-name="Default" style:data-style-name="N0">
      <style:table-cell-properties style:vertical-align="middle"/>
      <style:text-properties fo:color="#000000" fo:font-size="16pt" style:font-size-asian="16pt" style:font-size-complex="16pt" fo:font-weight="bold" style:font-weight-asian="bold" style:font-weight-complex="bold"/>
    </style:style>
    <style:style style:name="ce66" style:family="table-cell" style:parent-style-name="Default" style:data-style-name="N0">
      <style:table-cell-properties style:vertical-align="middle"/>
      <style:text-properties fo:color="#000000" fo:font-size="16pt" style:font-size-asian="16pt" style:font-size-complex="16pt"/>
    </style:style>
    <style:style style:name="ce67" style:family="table-cell" style:parent-style-name="Default" style:data-style-name="N37">
      <style:table-cell-properties fo:border-top="none" fo:border-bottom="none" fo:border-left="thin solid #808080" fo:border-right="none" style:vertical-align="middle" fo:background-color="#404040" style:repeat-content="false"/>
      <style:paragraph-properties fo:text-align="center"/>
      <style:text-properties fo:color="#FFFFFF" fo:font-size="10pt" style:font-size-asian="10pt" style:font-size-complex="10pt"/>
    </style:style>
    <style:style style:name="ce68" style:family="table-cell" style:parent-style-name="Default" style:data-style-name="N0">
      <style:table-cell-properties style:vertical-align="middle" fo:wrap-option="wrap" fo:background-color="#262626" style:repeat-content="false"/>
      <style:paragraph-properties fo:text-align="start" fo:margin-left="0.353cm"/>
      <style:text-properties fo:color="#FFFFFF"/>
    </style:style>
    <style:style style:name="ce69" style:family="table-cell" style:parent-style-name="Default" style:data-style-name="N0">
      <style:table-cell-properties style:vertical-align="middle" fo:background-color="#D9D9D9" style:repeat-content="false"/>
      <style:paragraph-properties fo:text-align="start" fo:margin-left="0.353cm"/>
      <style:text-properties fo:color="#000000" fo:font-weight="bold" style:font-weight-asian="bold" style:font-weight-complex="bold"/>
    </style:style>
    <style:style style:name="ce70" style:family="table-cell" style:parent-style-name="Default" style:data-style-name="N0">
      <style:table-cell-properties style:vertical-align="middle" fo:wrap-option="wrap" fo:background-color="#D9D9D9" style:repeat-content="false"/>
      <style:paragraph-properties fo:text-align="center"/>
      <style:text-properties fo:color="#000000" fo:font-weight="bold" style:font-weight-asian="bold" style:font-weight-complex="bold"/>
    </style:style>
    <style:style style:name="ce71" style:family="table-cell" style:parent-style-name="Default" style:data-style-name="N0">
      <style:table-cell-properties style:vertical-align="middle" fo:wrap-option="wrap" fo:background-color="transparent" style:repeat-content="false"/>
      <style:paragraph-properties fo:text-align="start" fo:margin-left="0.353cm"/>
      <style:text-properties fo:color="#FFFFFF" fo:font-weight="bold" style:font-weight-asian="bold" style:font-weight-complex="bold"/>
    </style:style>
    <style:style style:name="ce72" style:family="table-cell" style:parent-style-name="Default" style:data-style-name="N0">
      <style:table-cell-properties style:vertical-align="middle" fo:background-color="#4868E5" style:repeat-content="false"/>
      <style:paragraph-properties fo:text-align="center"/>
      <style:text-properties fo:color="#FFFFFF" fo:font-size="14pt" style:font-size-asian="14pt" style:font-size-complex="14pt" fo:font-weight="bold" style:font-weight-asian="bold" style:font-weight-complex="bold"/>
    </style:style>
    <style:style style:name="ce73" style:family="table-cell" style:parent-style-name="Default" style:data-style-name="N0">
      <style:table-cell-properties style:vertical-align="middle" fo:background-color="#852C98" style:repeat-content="false"/>
      <style:paragraph-properties fo:text-align="center"/>
      <style:text-properties fo:color="#FFFFFF" fo:font-size="14pt" style:font-size-asian="14pt" style:font-size-complex="14pt" fo:font-weight="bold" style:font-weight-asian="bold" style:font-weight-complex="bold"/>
    </style:style>
    <style:style style:name="ce74" style:family="table-cell" style:parent-style-name="Default" style:data-style-name="N0">
      <style:table-cell-properties style:vertical-align="middle" fo:background-color="#E6E6E6" style:repeat-content="false"/>
      <style:paragraph-properties fo:text-align="center"/>
      <style:text-properties fo:color="#000000" fo:font-size="14pt" style:font-size-asian="14pt" style:font-size-complex="14pt" fo:font-weight="bold" style:font-weight-asian="bold" style:font-weight-complex="bold"/>
    </style:style>
    <style:style style:name="ce75" style:family="table-cell" style:parent-style-name="Cor3" style:data-style-name="N0">
      <style:table-cell-properties style:vertical-align="middle" fo:background-color="#20A472" style:repeat-content="false"/>
      <style:paragraph-properties fo:text-align="center"/>
      <style:text-properties fo:color="#FFFFFF" fo:font-size="14pt" style:font-size-asian="14pt" style:font-size-complex="14pt" fo:font-weight="bold" style:font-weight-asian="bold" style:font-weight-complex="bold"/>
    </style:style>
    <style:style style:name="ce76" style:family="table-cell" style:parent-style-name="Default" style:data-style-name="N0">
      <style:table-cell-properties style:vertical-align="middle" fo:background-color="#00B0F0" style:repeat-content="false"/>
      <style:paragraph-properties fo:text-align="center"/>
      <style:text-properties fo:color="#FFFFFF" fo:font-size="14pt" style:font-size-asian="14pt" style:font-size-complex="14pt" fo:font-weight="bold" style:font-weight-asian="bold" style:font-weight-complex="bold"/>
    </style:style>
    <style:style style:name="ce77" style:family="table-cell" style:parent-style-name="T_237_tulo" style:data-style-name="N0">
      <style:table-cell-properties style:vertical-align="middle" fo:background-color="#404040" style:repeat-content="false"/>
      <style:paragraph-properties fo:text-align="start" fo:margin-left="0.353cm"/>
      <style:text-properties fo:color="#FFFFFF" fo:font-size="26pt" style:font-size-asian="26pt" style:font-size-complex="26pt" fo:font-weight="bold" style:font-weight-asian="bold" style:font-weight-complex="bold"/>
    </style:style>
    <style:style style:name="ce78" style:family="table-cell" style:parent-style-name="Default" style:data-style-name="N0">
      <style:table-cell-properties style:vertical-align="middle" fo:background-color="#404040" style:repeat-content="false"/>
      <style:paragraph-properties fo:text-align="center"/>
      <style:text-properties fo:color="#FFFFFF" fo:font-size="14pt" style:font-size-asian="14pt" style:font-size-complex="14pt"/>
    </style:style>
    <style:style style:name="ce79" style:family="table-cell" style:parent-style-name="Default" style:data-style-name="N0">
      <style:table-cell-properties style:vertical-align="middle" fo:background-color="#404040" style:repeat-content="false"/>
      <style:paragraph-properties fo:text-align="center"/>
      <style:text-properties fo:color="#FFFFFF"/>
    </style:style>
    <style:style style:name="ce80" style:family="table-cell" style:parent-style-name="Default" style:data-style-name="N0">
      <style:table-cell-properties style:vertical-align="middle" fo:background-color="#404040" style:repeat-content="false"/>
      <style:paragraph-properties fo:text-align="center"/>
    </style:style>
    <style:style style:name="ce81" style:family="table-cell" style:parent-style-name="Default" style:data-style-name="N0">
      <style:table-cell-properties style:vertical-align="middle" fo:wrap-option="wrap" fo:background-color="transparent" style:repeat-content="false"/>
      <style:paragraph-properties fo:text-align="start" fo:margin-left="0.706cm"/>
      <style:text-properties fo:color="#FFFFFF" fo:font-weight="bold" style:font-weight-asian="bold" style:font-weight-complex="bold"/>
    </style:style>
    <style:style style:name="co1" style:family="table-column">
      <style:table-column-properties fo:break-before="auto" style:column-width="0.873125cm"/>
    </style:style>
    <style:style style:name="co2" style:family="table-column">
      <style:table-column-properties fo:break-before="auto" style:column-width="5.68854166666667cm"/>
    </style:style>
    <style:style style:name="co3" style:family="table-column">
      <style:table-column-properties fo:break-before="page" style:column-width="3.12208333333333cm"/>
    </style:style>
    <style:style style:name="co4" style:family="table-column">
      <style:table-column-properties fo:break-before="auto" style:column-width="3.81cm"/>
    </style:style>
    <style:style style:name="co5" style:family="table-column">
      <style:table-column-properties fo:break-before="auto" style:column-width="2.91041666666667cm"/>
    </style:style>
    <style:style style:name="co6" style:family="table-column">
      <style:table-column-properties fo:break-before="auto" style:column-width="1.93145833333333cm"/>
    </style:style>
    <style:style style:name="co7" style:family="table-column">
      <style:table-column-properties fo:break-before="auto" style:column-width="0.502708333333333cm"/>
    </style:style>
    <style:style style:name="co8" style:family="table-column">
      <style:table-column-properties fo:break-before="auto" style:column-width="0.661458333333333cm"/>
    </style:style>
    <style:style style:name="co9" style:family="table-column">
      <style:table-column-properties fo:break-before="auto" style:column-width="1.64041666666667cm"/>
    </style:style>
    <style:style style:name="ro1" style:family="table-row">
      <style:table-row-properties style:row-height="25.15pt" style:use-optimal-row-height="false" fo:break-before="auto"/>
    </style:style>
    <style:style style:name="ro2" style:family="table-row">
      <style:table-row-properties style:row-height="49.9pt" style:use-optimal-row-height="false" fo:break-before="auto"/>
    </style:style>
    <style:style style:name="ro3" style:family="table-row">
      <style:table-row-properties style:row-height="19.9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40.15pt" style:use-optimal-row-height="false" fo:break-before="auto"/>
    </style:style>
    <style:style style:name="ro6" style:family="table-row">
      <style:table-row-properties style:row-height="40.15pt" style:use-optimal-row-height="false" fo:break-before="page"/>
    </style:style>
    <style:style style:name="ta1" style:family="table" style:master-page-name="mp1">
      <style:table-properties table:display="true" style:writing-mode="lr-tb"/>
    </style:style>
    <style:style style:name="ce82" style:family="table-cell" style:parent-style-name="Default" style:data-style-name="N0">
      <style:table-cell-properties style:vertical-align="middle"/>
      <style:text-properties fo:color="#000000" fo:font-size="16pt" style:font-size-asian="16pt" style:font-size-complex="16pt" fo:font-weight="bold" style:font-weight-asian="bold" style:font-weight-complex="bold"/>
      <style:map style:condition="of:is-true-formula(AND([.I$7]&lt;=EOMONTH([.$I$7];1);[.I$7]&gt;EOMONTH([.$I$7];0)))" style:apply-style-name="cf3" style:base-cell-address="Escuro.I6"/>
      <style:map style:condition="of:is-true-formula(AND([.J$7]&lt;=EOMONTH([.$I$7];2);[.J$7]&gt;EOMONTH([.$I$7];0);[.J$7]&gt;EOMONTH([.$I$7];1)))" style:apply-style-name="cf2" style:base-cell-address="Escuro.J6"/>
      <style:map style:condition="of:is-true-formula([.I$7]&lt;=EOMONTH([.$I$7];0))" style:apply-style-name="cf2" style:base-cell-address="Escuro.I6"/>
    </style:style>
    <style:style style:name="ce83" style:family="table-cell" style:parent-style-name="Default" style:data-style-name="N0">
      <style:table-cell-properties style:vertical-align="middle"/>
      <style:text-properties fo:color="#000000" fo:font-size="16pt" style:font-size-asian="16pt" style:font-size-complex="16pt" fo:font-weight="bold" style:font-weight-asian="bold" style:font-weight-complex="bold"/>
      <style:map style:condition="of:is-true-formula(AND([.I$7]&lt;=EOMONTH([.$I$7];1);[.I$7]&gt;EOMONTH([.$I$7];0)))" style:apply-style-name="cf3" style:base-cell-address="Escuro.I6"/>
      <style:map style:condition="of:is-true-formula([.I$7]&lt;=EOMONTH([.$I$7];0))" style:apply-style-name="cf2" style:base-cell-address="Escuro.I6"/>
    </style:style>
    <style:style style:name="ce84" style:family="table-cell" style:parent-style-name="Default" style:data-style-name="N0">
      <style:table-cell-properties style:vertical-align="middle"/>
      <style:text-properties fo:color="#000000" fo:font-size="16pt" style:font-size-asian="16pt" style:font-size-complex="16pt" fo:font-weight="bold" style:font-weight-asian="bold" style:font-weight-complex="bold"/>
      <style:map style:condition="of:is-true-formula(AND([.I$7]&lt;=EOMONTH([.$I$7];1);[.I$7]&gt;EOMONTH([.$I$7];0)))" style:apply-style-name="cf3" style:base-cell-address="Escuro.I6"/>
      <style:map style:condition="of:is-true-formula(AND([.J$7]&lt;=EOMONTH([.$I$7];2);[.J$7]&gt;EOMONTH([.$I$7];0);[.J$7]&gt;EOMONTH([.$I$7];1)))" style:apply-style-name="cf2" style:base-cell-address="Escuro.J6"/>
    </style:style>
    <style:style style:name="ce85" style:family="table-cell" style:parent-style-name="Default" style:data-style-name="N0">
      <style:table-cell-properties style:vertical-align="middle"/>
      <style:text-properties fo:color="#000000" fo:font-size="16pt" style:font-size-asian="16pt" style:font-size-complex="16pt"/>
      <style:map style:condition="of:is-true-formula(AND([.I$7]&lt;=EOMONTH([.$I$7];1);[.I$7]&gt;EOMONTH([.$I$7];0)))" style:apply-style-name="cf3" style:base-cell-address="Escuro.I6"/>
      <style:map style:condition="of:is-true-formula(AND([.J$7]&lt;=EOMONTH([.$I$7];2);[.J$7]&gt;EOMONTH([.$I$7];0);[.J$7]&gt;EOMONTH([.$I$7];1)))" style:apply-style-name="cf2" style:base-cell-address="Escuro.J6"/>
    </style:style>
    <style:style style:name="ce86" style:family="table-cell" style:parent-style-name="Default" style:data-style-name="N0">
      <style:text-properties fo:font-size="16pt" style:font-size-asian="16pt" style:font-size-complex="16pt"/>
      <style:map style:condition="of:is-true-formula(AND([.I$7]&lt;=EOMONTH([.$I$7];1);[.I$7]&gt;EOMONTH([.$I$7];0)))" style:apply-style-name="cf3" style:base-cell-address="Escuro.I6"/>
      <style:map style:condition="of:is-true-formula(AND([.J$7]&lt;=EOMONTH([.$I$7];2);[.J$7]&gt;EOMONTH([.$I$7];0);[.J$7]&gt;EOMONTH([.$I$7];1)))" style:apply-style-name="cf2" style:base-cell-address="Escuro.J6"/>
    </style:style>
    <style:style style:name="ce87" style:family="table-cell" style:parent-style-name="Default" style:data-style-name="N0">
      <style:table-cell-properties style:vertical-align="middle" fo:background-color="#262626" style:repeat-content="false"/>
      <style:paragraph-properties fo:text-align="center"/>
      <style:map style:condition="of:is-true-formula(AND(TODAY()&gt;=[.I$7];TODAY()&lt;[.J$7]))" style:apply-style-name="cf1" style:base-cell-address="Escuro.I7"/>
    </style:style>
    <style:style style:name="ce88" style:family="table-cell" style:parent-style-name="Default" style:data-style-name="N37">
      <style:table-cell-properties fo:border-top="none" fo:border-bottom="none" fo:border-left="thin solid #808080" fo:border-right="none"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1" style:base-cell-address="Escuro.I7"/>
    </style:style>
    <style:style style:name="ce89" style:family="table-cell" style:parent-style-name="Default" style:data-style-name="N37">
      <style:table-cell-properties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1" style:base-cell-address="Escuro.I7"/>
    </style:style>
    <style:style style:name="ce90" style:family="table-cell" style:parent-style-name="Default" style:data-style-name="N37">
      <style:table-cell-properties fo:border-top="none" fo:border-bottom="none" fo:border-left="none" fo:border-right="thin solid #808080"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1" style:base-cell-address="Escuro.I7"/>
    </style:style>
    <style:style style:name="ce91" style:family="table-cell" style:parent-style-name="Default" style:data-style-name="N37">
      <style:table-cell-properties fo:border-top="none" fo:border-bottom="none" fo:border-left="none" fo:border-right="thin solid #A6A6A6" style:vertical-align="middle" fo:background-color="#404040" style:repeat-content="false"/>
      <style:paragraph-properties fo:text-align="center"/>
      <style:text-properties fo:color="#FFFFFF" fo:font-size="10pt" style:font-size-asian="10pt" style:font-size-complex="10pt"/>
      <style:map style:condition="of:is-true-formula(AND(TODAY()&gt;=[.I$7];TODAY()&lt;[.J$7]))" style:apply-style-name="cf1" style:base-cell-address="Escuro.I7"/>
    </style:style>
    <style:style style:name="ce92" style:family="table-cell" style:parent-style-name="Default" style:data-style-name="N37">
      <style:table-cell-properties fo:border-top="none" fo:border-bottom="thin solid #808080" fo:border-left="thin solid #808080" fo:border-right="none" style:vertical-align="middle" fo:background-color="#404040" style:repeat-content="false"/>
      <style:paragraph-properties fo:text-align="center"/>
      <style:text-properties fo:color="#000000" fo:font-size="10pt" style:font-size-asian="10pt" style:font-size-complex="10pt"/>
      <style:map style:condition="of:is-true-formula(AND(TODAY()&gt;=[.I$7];TODAY()&lt;[.J$7]))" style:apply-style-name="cf1" style:base-cell-address="Escuro.I7"/>
    </style:style>
    <style:style style:name="ce93" style:family="table-cell" style:parent-style-name="Default" style:data-style-name="N37">
      <style:table-cell-properties fo:border-top="none" fo:border-bottom="thin solid #808080" fo:border-left="none" fo:border-right="none" style:vertical-align="middle" fo:background-color="#404040" style:repeat-content="false"/>
      <style:paragraph-properties fo:text-align="center"/>
      <style:text-properties fo:color="#000000" fo:font-size="10pt" style:font-size-asian="10pt" style:font-size-complex="10pt"/>
      <style:map style:condition="of:is-true-formula(AND(TODAY()&gt;=[.I$7];TODAY()&lt;[.J$7]))" style:apply-style-name="cf1" style:base-cell-address="Escuro.I7"/>
    </style:style>
    <style:style style:name="ce94" style:family="table-cell" style:parent-style-name="Default" style:data-style-name="N37">
      <style:table-cell-properties fo:border-top="none" fo:border-bottom="thin solid #808080" fo:border-left="none" fo:border-right="thin solid #A6A6A6" style:vertical-align="middle" fo:background-color="#404040" style:repeat-content="false"/>
      <style:paragraph-properties fo:text-align="center"/>
      <style:text-properties fo:color="#000000" fo:font-size="10pt" style:font-size-asian="10pt" style:font-size-complex="10pt"/>
      <style:map style:condition="of:is-true-formula(AND(TODAY()&gt;=[.I$7];TODAY()&lt;[.J$7]))" style:apply-style-name="cf1" style:base-cell-address="Escuro.I7"/>
    </style:style>
    <style:style style:name="ce95" style:family="table-cell" style:parent-style-name="Default" style:data-style-name="N0">
      <style:table-cell-properties fo:border="thin solid #808080" style:vertical-align="middle" fo:background-color="#404040" style:shrink-to-fit="true" style:repeat-content="false"/>
      <style:paragraph-properties fo:text-align="center"/>
      <style:text-properties fo:color="#FFFFFF" fo:font-size="10pt" style:font-size-asian="10pt" style:font-size-complex="10pt"/>
      <style:map style:condition="of:is-true-formula(AND(TODAY()&gt;=[.I$7];TODAY()&lt;[.J$7]))" style:apply-style-name="cf1" style:base-cell-address="Escuro.I7"/>
    </style:style>
    <style:style style:name="ce96" style:family="table-cell" style:parent-style-name="Default" style:data-style-name="N0">
      <style:table-cell-properties fo:border-top="none" fo:border-bottom="none" fo:border-left="thin solid #D9D9D9" fo:border-right="thin solid #D9D9D9" style:vertical-align="middle"/>
      <style:map style:condition="of:is-true-formula(AND(TODAY()&gt;=[.I$7];TODAY()&lt;[.J$7]))" style:apply-style-name="cf1" style:base-cell-address="Escuro.I7"/>
      <style:map style:condition="of:is-true-formula(AND([.$C10]=&quot;Risco Baixo&quot;;[.I$7]&gt;=[.$F10];[.I$7]&lt;=[.$F10]+[.$G10]-1))" style:apply-style-name="cf4" style:base-cell-address="Escuro.I10"/>
      <style:map style:condition="of:is-true-formula(AND([.$C10]=&quot;Risco Elevado&quot;;[.I$7]&gt;=[.$F10];[.I$7]&lt;=[.$F10]+[.$G10]-1))" style:apply-style-name="cf5" style:base-cell-address="Escuro.I10"/>
      <style:map style:condition="of:is-true-formula(AND([.$C10]=&quot;Dentro do prazo&quot;;[.I$7]&gt;=[.$F10];[.I$7]&lt;=[.$F10]+[.$G10]-1))" style:apply-style-name="cf6" style:base-cell-address="Escuro.I10"/>
      <style:map style:condition="of:is-true-formula(AND([.$C10]=&quot;Risco Médio&quot;;[.I$7]&gt;=[.$F10];[.I$7]&lt;=[.$F10]+[.$G10]-1))" style:apply-style-name="cf7" style:base-cell-address="Escuro.I10"/>
      <style:map style:condition="of:is-true-formula(AND(LEN([.$C10])=0;[.I$7]&gt;=[.$F10];[.I$7]&lt;=[.$F10]+[.$G10]-1))" style:apply-style-name="cf8" style:base-cell-address="Escuro.I10"/>
    </style:style>
    <style:style style:name="ce97" style:family="table-cell" style:parent-style-name="Default" style:data-style-name="N0">
      <style:table-cell-properties fo:border-top="thin solid #595959" fo:border-bottom="thin solid #595959" fo:border-left="none" fo:border-right="thin solid #595959" style:vertical-align="middle" fo:background-color="#262626" style:repeat-content="false"/>
      <style:paragraph-properties fo:text-align="center"/>
      <style:map style:condition="of:is-true-formula(AND(TODAY()&gt;=[.I$7];TODAY()&lt;[.J$7]))" style:apply-style-name="cf1" style:base-cell-address="Escuro.I7"/>
      <style:map style:condition="of:is-true-formula(AND([.$C10]=&quot;Risco Baixo&quot;;[.I$7]&gt;=[.$F10];[.I$7]&lt;=[.$F10]+[.$G10]-1))" style:apply-style-name="cf4" style:base-cell-address="Escuro.I10"/>
      <style:map style:condition="of:is-true-formula(AND([.$C10]=&quot;Risco Elevado&quot;;[.I$7]&gt;=[.$F10];[.I$7]&lt;=[.$F10]+[.$G10]-1))" style:apply-style-name="cf5" style:base-cell-address="Escuro.I10"/>
      <style:map style:condition="of:is-true-formula(AND([.$C10]=&quot;Dentro do prazo&quot;;[.I$7]&gt;=[.$F10];[.I$7]&lt;=[.$F10]+[.$G10]-1))" style:apply-style-name="cf6" style:base-cell-address="Escuro.I10"/>
      <style:map style:condition="of:is-true-formula(AND([.$C10]=&quot;Risco Médio&quot;;[.I$7]&gt;=[.$F10];[.I$7]&lt;=[.$F10]+[.$G10]-1))" style:apply-style-name="cf7" style:base-cell-address="Escuro.I10"/>
      <style:map style:condition="of:is-true-formula(AND(LEN([.$C10])=0;[.I$7]&gt;=[.$F10];[.I$7]&lt;=[.$F10]+[.$G10]-1))" style:apply-style-name="cf8" style:base-cell-address="Escuro.I10"/>
    </style:style>
    <style:style style:name="ce98" style:family="table-cell" style:parent-style-name="Default" style:data-style-name="N0">
      <style:table-cell-properties fo:border="thin solid #595959" style:vertical-align="middle" fo:background-color="#262626" style:repeat-content="false"/>
      <style:paragraph-properties fo:text-align="center"/>
      <style:map style:condition="of:is-true-formula(AND(TODAY()&gt;=[.I$7];TODAY()&lt;[.J$7]))" style:apply-style-name="cf1" style:base-cell-address="Escuro.I7"/>
      <style:map style:condition="of:is-true-formula(AND([.$C10]=&quot;Risco Baixo&quot;;[.I$7]&gt;=[.$F10];[.I$7]&lt;=[.$F10]+[.$G10]-1))" style:apply-style-name="cf4" style:base-cell-address="Escuro.I10"/>
      <style:map style:condition="of:is-true-formula(AND([.$C10]=&quot;Risco Elevado&quot;;[.I$7]&gt;=[.$F10];[.I$7]&lt;=[.$F10]+[.$G10]-1))" style:apply-style-name="cf5" style:base-cell-address="Escuro.I10"/>
      <style:map style:condition="of:is-true-formula(AND([.$C10]=&quot;Dentro do prazo&quot;;[.I$7]&gt;=[.$F10];[.I$7]&lt;=[.$F10]+[.$G10]-1))" style:apply-style-name="cf6" style:base-cell-address="Escuro.I10"/>
      <style:map style:condition="of:is-true-formula(AND([.$C10]=&quot;Risco Médio&quot;;[.I$7]&gt;=[.$F10];[.I$7]&lt;=[.$F10]+[.$G10]-1))" style:apply-style-name="cf7" style:base-cell-address="Escuro.I10"/>
      <style:map style:condition="of:is-true-formula(AND(LEN([.$C10])=0;[.I$7]&gt;=[.$F10];[.I$7]&lt;=[.$F10]+[.$G10]-1))" style:apply-style-name="cf8" style:base-cell-address="Escuro.I10"/>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Objetivo&quot;;&quot;Marco&quot;;&quot;Dentro do prazo&quot;;&quot;Risco Baixo&quot;;&quot;Risco Médio&quot;;&quot;Risco Elevado&quot;)">
          <table:help-message table:display="true"/>
          <table:error-message/>
        </table:content-validation>
        <table:content-validation table:name="val2" table:condition="of:cell-content-is-in-list(&quot;Objetivo&quot;;&quot;Marco&quot;;&quot;Dentro do prazo&quot;;&quot;Risco Baixo&quot;;&quot;Risco Médio&quot;;&quot;Risco Elevado&quot;)">
          <table:help-message table:display="true"/>
          <table:error-message table:display="true"/>
        </table:content-validation>
        <table:content-validation table:name="val3" table:condition="of:cell-content-is-whole-number() and cell-content()&gt;=0">
          <table:help-message table:title="Incremento de rolagem" table:display="true">
            <text:p>A alteração deste número irá percorrer a vista do Mapa de Gantt.</text:p>
          </table:help-message>
          <table:error-message/>
        </table:content-validation>
        <table:content-validation table:name="val4">
          <table:help-message table:display="true">
            <text:p>Esta linha marca o fim dos dados do marco de Gantt. NÃO introduza nada nesta linha.<text:s/></text:p>
            <text:p><text:s/>Para adicionar mais itens, inserir novas linhas acima desta.</text:p>
            <text:p/>
          </table:help-message>
          <table:error-message table:display="true"/>
        </table:content-validation>
        <table:content-validation table:name="val5">
          <table:help-message table:display="true">
            <text:p>Uma barra de rolagem está nas células I8 até BL8.<text:s/></text:p>
            <text:p>Para saltar para a frente ou para trás na linha de tempo, introduza um valor 0 ou superior na célula C7.</text:p>
            <text:p>Um valor de 0 leva-o ao início do gráfico.</text:p>
          </table:help-message>
          <table:error-message table:display="true"/>
        </table:content-validation>
        <table:content-validation table:name="val6">
          <table:help-message table:display="true">
            <text:p>As células I9 até BL9 contêm o número do dia do mês para o Mês representado no bloco de células acima de cada célula de data e são calculadas automaticamente.</text:p>
            <text:p>Não modifique estas células.</text:p>
            <text:p/>
          </table:help-message>
          <table:error-message table:display="true"/>
        </table:content-validation>
        <table:content-validation table:name="val7">
          <table:help-message table:display="true">
            <text:p>Um Incremento de Rolagem está na célula C7.<text:s/></text:p>
            <text:p>Meses para as datas na linha 7 são exibidos começando nas células I6 através da célula BL6.</text:p>
            <text:p>Não modificar estas células. São atualizadas automaticamente com base na data de início do projecto na célula F6.</text:p>
          </table:help-message>
          <table:error-message table:display="true"/>
        </table:content-validation>
        <table:content-validation table:name="val8">
          <table:help-message table:display="true">
            <text:p>Introduzir o Nome da Empresa na célula B4.</text:p>
            <text:p>Uma lenda está nas células I4 através do AC4. O rótulo da Legenda está na célula G4.</text:p>
          </table:help-message>
          <table:error-message table:display="true"/>
        </table:content-validation>
        <table:content-validation table:name="val9">
          <table:help-message table:title="Criar um diagrama de Gantt " table:display="true"/>
          <table:error-message table:display="true"/>
        </table:content-validation>
      </table:content-validations>
      <table:table table:name="Escuro" table:style-name="ta1">
        <table:table-column table:style-name="co1" table:default-cell-style-name="ce6"/>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2"/>
        <table:table-column table:style-name="co6" table:default-cell-style-name="ce9"/>
        <table:table-column table:style-name="co7" table:default-cell-style-name="ce9"/>
        <table:table-column table:style-name="co8" table:number-columns-repeated="56" table:default-cell-style-name="ce9"/>
        <table:table-column table:style-name="co7" table:default-cell-style-name="ce9"/>
        <table:table-column table:style-name="co9" table:number-columns-repeated="16319" table:default-cell-style-name="ce9"/>
        <table:table-row table:style-name="ro1">
          <table:table-cell table:style-name="ce6"/>
          <table:table-cell table:number-columns-repeated="4" table:style-name="ce9"/>
          <table:table-cell table:style-name="ce2"/>
          <table:table-cell table:number-columns-repeated="16378" table:style-name="ce9"/>
        </table:table-row>
        <table:table-row table:style-name="ro2">
          <table:table-cell office:value-type="string" table:content-validation-name="val9" table:style-name="ce7">
            <text:p>Enter title of this project in cell B2.<text:s/></text:p>
            <text:p>Information about how to use this worksheet, including instructions for screen readers and the author of this workbook is in the About worksheet.</text:p>
            <text:p>Continue navigating down column A to hear further instructions.</text:p>
          </table:table-cell>
          <table:table-cell office:value-type="string" table:number-columns-spanned="7" table:number-rows-spanned="1" table:style-name="ce77">
            <text:p>VOILAPP</text:p>
          </table:table-cell>
          <table:covered-table-cell table:number-columns-repeated="6"/>
          <table:table-cell table:number-columns-spanned="6" table:number-rows-spanned="1" table:style-name="ce78"/>
          <table:covered-table-cell table:number-columns-repeated="5"/>
          <table:table-cell table:number-columns-spanned="6" table:number-rows-spanned="1" table:style-name="ce79"/>
          <table:covered-table-cell table:number-columns-repeated="5"/>
          <table:table-cell table:number-columns-repeated="45" table:style-name="ce19"/>
          <table:table-cell table:number-columns-repeated="16319" table:style-name="ce9"/>
        </table:table-row>
        <table:table-row table:style-name="ro3">
          <table:table-cell table:style-name="ce7"/>
          <table:table-cell table:style-name="ce43"/>
          <table:table-cell table:style-name="ce44"/>
          <table:table-cell table:number-columns-repeated="2" table:style-name="ce45"/>
          <table:table-cell table:style-name="ce46"/>
          <table:table-cell table:number-columns-repeated="2" table:style-name="ce47"/>
          <table:table-cell table:style-name="ce48"/>
          <table:table-cell table:number-columns-repeated="3" table:style-name="ce47"/>
          <table:table-cell table:number-columns-repeated="52" table:style-name="ce32"/>
          <table:table-cell table:style-name="ce30"/>
          <table:table-cell table:number-columns-repeated="16319" table:style-name="ce9"/>
        </table:table-row>
        <table:table-row table:style-name="ro4">
          <table:table-cell table:content-validation-name="val8" table:style-name="ce7"/>
          <table:table-cell office:value-type="string" table:style-name="ce57">
            <text:p>VoilApp</text:p>
          </table:table-cell>
          <table:table-cell table:style-name="ce52"/>
          <table:table-cell table:style-name="ce53"/>
          <table:table-cell table:style-name="ce27"/>
          <table:table-cell table:style-name="ce28"/>
          <table:table-cell office:value-type="string" table:style-name="ce29">
            <text:p>Legenda:</text:p>
          </table:table-cell>
          <table:table-cell table:style-name="ce27"/>
          <table:table-cell office:value-type="string" table:number-columns-spanned="6" table:number-rows-spanned="1" table:style-name="ce75">
            <text:p>No caminho certo</text:p>
          </table:table-cell>
          <table:covered-table-cell table:number-columns-repeated="5"/>
          <table:table-cell table:style-name="ce30"/>
          <table:table-cell office:value-type="string" table:number-columns-spanned="4" table:number-rows-spanned="1" table:style-name="ce76">
            <text:p>Baixo risco</text:p>
          </table:table-cell>
          <table:covered-table-cell table:number-columns-repeated="3"/>
          <table:table-cell table:style-name="ce30"/>
          <table:table-cell office:value-type="string" table:number-columns-spanned="5" table:number-rows-spanned="1" table:style-name="ce72">
            <text:p>Médio risco</text:p>
          </table:table-cell>
          <table:covered-table-cell table:number-columns-repeated="4"/>
          <table:table-cell table:style-name="ce30"/>
          <table:table-cell office:value-type="string" table:number-columns-spanned="4" table:number-rows-spanned="1" table:style-name="ce73">
            <text:p>Alto risco</text:p>
          </table:table-cell>
          <table:covered-table-cell table:number-columns-repeated="3"/>
          <table:table-cell table:style-name="ce30"/>
          <table:table-cell office:value-type="string" table:number-columns-spanned="5" table:number-rows-spanned="1" table:style-name="ce74">
            <text:p>Não atribuídas</text:p>
          </table:table-cell>
          <table:covered-table-cell table:number-columns-repeated="4"/>
          <table:table-cell table:number-columns-repeated="29" table:style-name="ce30"/>
          <table:table-cell table:number-columns-repeated="16319" table:style-name="ce9"/>
        </table:table-row>
        <table:table-row table:style-name="ro4">
          <table:table-cell office:value-type="string" table:style-name="ce7">
            <text:p>Enter the name of the Project Lead in cell B5. Enter the Project Start date in cell C6 or allow the sample formula to find the smallest date value from the Gantt Data table.<text:s text:c="2"/></text:p>
            <text:p>Project Start Date: label is in cell B6.</text:p>
          </table:table-cell>
          <table:table-cell office:value-type="string" table:style-name="ce58">
            <text:p>Tiago Oliveira &amp; Tiago Gil</text:p>
          </table:table-cell>
          <table:table-cell table:number-columns-repeated="2" table:style-name="ce54"/>
          <table:table-cell table:style-name="ce30"/>
          <table:table-cell table:style-name="ce31"/>
          <table:table-cell table:style-name="ce32"/>
          <table:table-cell table:style-name="ce33"/>
          <table:table-cell table:number-columns-repeated="56" table:style-name="ce32"/>
          <table:table-cell table:style-name="ce30"/>
          <table:table-cell table:number-columns-repeated="16319" table:style-name="ce9"/>
        </table:table-row>
        <table:table-row table:style-name="ro4">
          <table:table-cell table:content-validation-name="val7" table:style-name="ce7"/>
          <table:table-cell office:value-type="string" table:style-name="ce51">
            <text:p>Data de Início do Projeto:</text:p>
          </table:table-cell>
          <table:table-cell office:value-type="date" office:date-value="2021-03-22T00:00:00" table:style-name="ce34">
            <text:p>22/03/2021</text:p>
          </table:table-cell>
          <table:table-cell table:style-name="ce55"/>
          <table:table-cell table:style-name="ce30"/>
          <table:table-cell table:style-name="ce35"/>
          <table:table-cell table:style-name="ce30"/>
          <table:table-cell table:style-name="ce27"/>
          <table:table-cell office:value-type="string" office:string-value="maio" table:formula="of:=TEXT([.I7];&quot;mmmm&quot;)" table:style-name="ce83">
            <text:p>maio</text:p>
          </table:table-cell>
          <table:table-cell table:style-name="ce82"/>
          <table:table-cell table:style-name="ce82"/>
          <table:table-cell table:style-name="ce82"/>
          <table:table-cell table:style-name="ce82"/>
          <table:table-cell table:style-name="ce82"/>
          <table:table-cell table:style-name="ce82"/>
          <table:table-cell office:value-type="string" office:string-value="junho" table:formula="of:=IF(TEXT([.P7];&quot;mmmm&quot;)=[.I6];&quot;&quot;;TEXT([.P7];&quot;mmmm&quot;))" table:style-name="ce82">
            <text:p>junho</text:p>
          </table:table-cell>
          <table:table-cell table:style-name="ce82"/>
          <table:table-cell table:style-name="ce82"/>
          <table:table-cell table:style-name="ce82"/>
          <table:table-cell table:style-name="ce82"/>
          <table:table-cell table:style-name="ce82"/>
          <table:table-cell table:style-name="ce82"/>
          <table:table-cell office:value-type="string" office:string-value="" table:formula="of:=IF(OR(TEXT([.W7];&quot;mmmm&quot;)=[.P6];TEXT([.W7];&quot;mmmm&quot;)=[.I6]);&quot;&quot;;TEXT([.W7];&quot;mmmm&quot;))" table:style-name="ce82"/>
          <table:table-cell table:style-name="ce82"/>
          <table:table-cell table:style-name="ce82"/>
          <table:table-cell table:style-name="ce82"/>
          <table:table-cell table:style-name="ce82"/>
          <table:table-cell table:style-name="ce82"/>
          <table:table-cell table:style-name="ce82"/>
          <table:table-cell office:value-type="string" office:string-value="" table:formula="of:=IF(OR(TEXT([.AD7];&quot;mmmm&quot;)=[.W6];TEXT([.AD7];&quot;mmmm&quot;)=[.P6];TEXT([.AD7];&quot;mmmm&quot;)=[.I6]);&quot;&quot;;TEXT([.AD7];&quot;mmmm&quot;))" table:style-name="ce82"/>
          <table:table-cell table:style-name="ce82"/>
          <table:table-cell table:style-name="ce82"/>
          <table:table-cell table:style-name="ce82"/>
          <table:table-cell table:style-name="ce82"/>
          <table:table-cell table:style-name="ce82"/>
          <table:table-cell table:style-name="ce82"/>
          <table:table-cell office:value-type="string" office:string-value="" table:formula="of:=IF(OR(TEXT([.AK7];&quot;mmmm&quot;)=[.AD6];TEXT([.AK7];&quot;mmmm&quot;)=[.W6];TEXT([.AK7];&quot;mmmm&quot;)=[.P6];TEXT([.AK7];&quot;mmmm&quot;)=[.I6]);&quot;&quot;;TEXT([.AK7];&quot;mmmm&quot;))" table:style-name="ce82"/>
          <table:table-cell table:style-name="ce82"/>
          <table:table-cell table:style-name="ce82"/>
          <table:table-cell table:style-name="ce84"/>
          <table:table-cell table:style-name="ce84"/>
          <table:table-cell table:style-name="ce84"/>
          <table:table-cell table:style-name="ce84"/>
          <table:table-cell office:value-type="string" office:string-value="julho" table:formula="of:=IF(OR(TEXT([.AR7];&quot;mmmm&quot;)=[.AK6];TEXT([.AR7];&quot;mmmm&quot;)=[.AD6];TEXT([.AR7];&quot;mmmm&quot;)=[.W6];TEXT([.AR7];&quot;mmmm&quot;)=[.P6]);&quot;&quot;;TEXT([.AR7];&quot;mmmm&quot;))" table:style-name="ce84">
            <text:p>julho</text:p>
          </table:table-cell>
          <table:table-cell table:style-name="ce84"/>
          <table:table-cell table:style-name="ce84"/>
          <table:table-cell table:style-name="ce84"/>
          <table:table-cell table:style-name="ce84"/>
          <table:table-cell table:style-name="ce84"/>
          <table:table-cell table:style-name="ce84"/>
          <table:table-cell office:value-type="string" office:string-value="" table:formula="of:=IF(OR(TEXT([.AY7];&quot;mmmm&quot;)=[.AR6];TEXT([.AY7];&quot;mmmm&quot;)=[.AK6];TEXT([.AY7];&quot;mmmm&quot;)=[.AD6];TEXT([.AY7];&quot;mmmm&quot;)=[.W6]);&quot;&quot;;TEXT([.AY7];&quot;mmmm&quot;))" table:style-name="ce84"/>
          <table:table-cell table:style-name="ce84"/>
          <table:table-cell table:style-name="ce84"/>
          <table:table-cell table:style-name="ce85"/>
          <table:table-cell table:style-name="ce86"/>
          <table:table-cell table:style-name="ce86"/>
          <table:table-cell table:style-name="ce86"/>
          <table:table-cell office:value-type="string" office:string-value="" table:formula="of:=IF(OR(TEXT([.BF7];&quot;mmmm&quot;)=[.AY6];TEXT([.BF7];&quot;mmmm&quot;)=[.AR6];TEXT([.BF7];&quot;mmmm&quot;)=[.AK6];TEXT([.BF7];&quot;mmmm&quot;)=[.AD6]);&quot;&quot;;TEXT([.BF7];&quot;mmmm&quot;))" table:style-name="ce86"/>
          <table:table-cell table:style-name="ce86"/>
          <table:table-cell table:style-name="ce86"/>
          <table:table-cell table:style-name="ce86"/>
          <table:table-cell table:style-name="ce86"/>
          <table:table-cell table:style-name="ce86"/>
          <table:table-cell table:style-name="ce86"/>
          <table:table-cell table:style-name="ce30"/>
          <table:table-cell table:number-columns-repeated="16319" table:style-name="ce9"/>
        </table:table-row>
        <table:table-row table:style-name="ro4">
          <table:table-cell table:content-validation-name="val6" table:style-name="ce7"/>
          <table:table-cell office:value-type="string" table:style-name="ce51">
            <text:p>Incremento de Deslocamento:</text:p>
          </table:table-cell>
          <table:table-cell office:value-type="float" office:value="67" table:content-validation-name="val3" table:style-name="ce36">
            <text:p>67</text:p>
          </table:table-cell>
          <table:table-cell table:style-name="ce54"/>
          <table:table-cell table:style-name="ce27"/>
          <table:table-cell table:number-columns-repeated="3" table:style-name="ce33"/>
          <table:table-cell office:value-type="date" office:date-value="2021-05-28T00:00:00" table:formula="of:=IFERROR($$Projeto_Início+$$Incremento_de_Deslocamento;TODAY())" table:style-name="ce88">
            <text:p>28</text:p>
          </table:table-cell>
          <table:table-cell office:value-type="date" office:date-value="2021-05-29T00:00:00" table:formula="of:=[.I7]+1" table:style-name="ce89">
            <text:p>29</text:p>
          </table:table-cell>
          <table:table-cell office:value-type="date" office:date-value="2021-05-30T00:00:00" table:formula="of:=[.J7]+1" table:style-name="ce89">
            <text:p>30</text:p>
          </table:table-cell>
          <table:table-cell office:value-type="date" office:date-value="2021-05-31T00:00:00" table:formula="of:=[.K7]+1" table:style-name="ce89">
            <text:p>31</text:p>
          </table:table-cell>
          <table:table-cell office:value-type="date" office:date-value="2021-06-01T00:00:00" table:formula="of:=[.L7]+1" table:style-name="ce89">
            <text:p>1</text:p>
          </table:table-cell>
          <table:table-cell office:value-type="date" office:date-value="2021-06-02T00:00:00" table:formula="of:=[.M7]+1" table:style-name="ce89">
            <text:p>2</text:p>
          </table:table-cell>
          <table:table-cell office:value-type="date" office:date-value="2021-06-03T00:00:00" table:formula="of:=[.N7]+1" table:style-name="ce90">
            <text:p>3</text:p>
          </table:table-cell>
          <table:table-cell office:value-type="date" office:date-value="2021-06-04T00:00:00" table:formula="of:=[.O7]+1" table:style-name="ce89">
            <text:p>4</text:p>
          </table:table-cell>
          <table:table-cell office:value-type="date" office:date-value="2021-06-05T00:00:00" table:formula="of:=[.P7]+1" table:style-name="ce89">
            <text:p>5</text:p>
          </table:table-cell>
          <table:table-cell office:value-type="date" office:date-value="2021-06-06T00:00:00" table:formula="of:=[.Q7]+1" table:style-name="ce89">
            <text:p>6</text:p>
          </table:table-cell>
          <table:table-cell office:value-type="date" office:date-value="2021-06-07T00:00:00" table:formula="of:=[.R7]+1" table:style-name="ce89">
            <text:p>7</text:p>
          </table:table-cell>
          <table:table-cell office:value-type="date" office:date-value="2021-06-08T00:00:00" table:formula="of:=[.S7]+1" table:style-name="ce89">
            <text:p>8</text:p>
          </table:table-cell>
          <table:table-cell office:value-type="date" office:date-value="2021-06-09T00:00:00" table:formula="of:=[.T7]+1" table:style-name="ce89">
            <text:p>9</text:p>
          </table:table-cell>
          <table:table-cell office:value-type="date" office:date-value="2021-06-10T00:00:00" table:formula="of:=[.U7]+1" table:style-name="ce90">
            <text:p>10</text:p>
          </table:table-cell>
          <table:table-cell office:value-type="date" office:date-value="2021-06-11T00:00:00" table:formula="of:=[.V7]+1" table:style-name="ce89">
            <text:p>11</text:p>
          </table:table-cell>
          <table:table-cell office:value-type="date" office:date-value="2021-06-12T00:00:00" table:formula="of:=[.W7]+1" table:style-name="ce89">
            <text:p>12</text:p>
          </table:table-cell>
          <table:table-cell office:value-type="date" office:date-value="2021-06-13T00:00:00" table:formula="of:=[.X7]+1" table:style-name="ce89">
            <text:p>13</text:p>
          </table:table-cell>
          <table:table-cell office:value-type="date" office:date-value="2021-06-14T00:00:00" table:formula="of:=[.Y7]+1" table:style-name="ce89">
            <text:p>14</text:p>
          </table:table-cell>
          <table:table-cell office:value-type="date" office:date-value="2021-06-15T00:00:00" table:formula="of:=[.Z7]+1" table:style-name="ce89">
            <text:p>15</text:p>
          </table:table-cell>
          <table:table-cell office:value-type="date" office:date-value="2021-06-16T00:00:00" table:formula="of:=[.AA7]+1" table:style-name="ce89">
            <text:p>16</text:p>
          </table:table-cell>
          <table:table-cell office:value-type="date" office:date-value="2021-06-17T00:00:00" table:formula="of:=[.AB7]+1" table:style-name="ce90">
            <text:p>17</text:p>
          </table:table-cell>
          <table:table-cell office:value-type="date" office:date-value="2021-06-18T00:00:00" table:formula="of:=[.AC7]+1" table:style-name="ce89">
            <text:p>18</text:p>
          </table:table-cell>
          <table:table-cell office:value-type="date" office:date-value="2021-06-19T00:00:00" table:formula="of:=[.AD7]+1" table:style-name="ce89">
            <text:p>19</text:p>
          </table:table-cell>
          <table:table-cell office:value-type="date" office:date-value="2021-06-20T00:00:00" table:formula="of:=[.AE7]+1" table:style-name="ce89">
            <text:p>20</text:p>
          </table:table-cell>
          <table:table-cell office:value-type="date" office:date-value="2021-06-21T00:00:00" table:formula="of:=[.AF7]+1" table:style-name="ce89">
            <text:p>21</text:p>
          </table:table-cell>
          <table:table-cell office:value-type="date" office:date-value="2021-06-22T00:00:00" table:formula="of:=[.AG7]+1" table:style-name="ce89">
            <text:p>22</text:p>
          </table:table-cell>
          <table:table-cell office:value-type="date" office:date-value="2021-06-23T00:00:00" table:formula="of:=[.AH7]+1" table:style-name="ce89">
            <text:p>23</text:p>
          </table:table-cell>
          <table:table-cell office:value-type="date" office:date-value="2021-06-24T00:00:00" table:formula="of:=[.AI7]+1" table:style-name="ce90">
            <text:p>24</text:p>
          </table:table-cell>
          <table:table-cell office:value-type="date" office:date-value="2021-06-25T00:00:00" table:formula="of:=[.AJ7]+1" table:style-name="ce89">
            <text:p>25</text:p>
          </table:table-cell>
          <table:table-cell office:value-type="date" office:date-value="2021-06-26T00:00:00" table:formula="of:=[.AK7]+1" table:style-name="ce89">
            <text:p>26</text:p>
          </table:table-cell>
          <table:table-cell office:value-type="date" office:date-value="2021-06-27T00:00:00" table:formula="of:=[.AL7]+1" table:style-name="ce89">
            <text:p>27</text:p>
          </table:table-cell>
          <table:table-cell office:value-type="date" office:date-value="2021-06-28T00:00:00" table:formula="of:=[.AM7]+1" table:style-name="ce89">
            <text:p>28</text:p>
          </table:table-cell>
          <table:table-cell office:value-type="date" office:date-value="2021-06-29T00:00:00" table:formula="of:=[.AN7]+1" table:style-name="ce89">
            <text:p>29</text:p>
          </table:table-cell>
          <table:table-cell office:value-type="date" office:date-value="2021-06-30T00:00:00" table:formula="of:=[.AO7]+1" table:style-name="ce89">
            <text:p>30</text:p>
          </table:table-cell>
          <table:table-cell office:value-type="date" office:date-value="2021-07-01T00:00:00" table:formula="of:=[.AP7]+1" table:style-name="ce90">
            <text:p>1</text:p>
          </table:table-cell>
          <table:table-cell office:value-type="date" office:date-value="2021-07-02T00:00:00" table:formula="of:=[.AQ7]+1" table:style-name="ce89">
            <text:p>2</text:p>
          </table:table-cell>
          <table:table-cell office:value-type="date" office:date-value="2021-07-03T00:00:00" table:formula="of:=[.AR7]+1" table:style-name="ce89">
            <text:p>3</text:p>
          </table:table-cell>
          <table:table-cell office:value-type="date" office:date-value="2021-07-04T00:00:00" table:formula="of:=[.AS7]+1" table:style-name="ce89">
            <text:p>4</text:p>
          </table:table-cell>
          <table:table-cell office:value-type="date" office:date-value="2021-07-05T00:00:00" table:formula="of:=[.AT7]+1" table:style-name="ce89">
            <text:p>5</text:p>
          </table:table-cell>
          <table:table-cell office:value-type="date" office:date-value="2021-07-06T00:00:00" table:formula="of:=[.AU7]+1" table:style-name="ce89">
            <text:p>6</text:p>
          </table:table-cell>
          <table:table-cell office:value-type="date" office:date-value="2021-07-07T00:00:00" table:formula="of:=[.AV7]+1" table:style-name="ce89">
            <text:p>7</text:p>
          </table:table-cell>
          <table:table-cell office:value-type="date" office:date-value="2021-07-08T00:00:00" table:formula="of:=[.AW7]+1" table:style-name="ce90">
            <text:p>8</text:p>
          </table:table-cell>
          <table:table-cell office:value-type="date" office:date-value="2021-07-09T00:00:00" table:formula="of:=[.AX7]+1" table:style-name="ce89">
            <text:p>9</text:p>
          </table:table-cell>
          <table:table-cell office:value-type="date" office:date-value="2021-07-10T00:00:00" table:formula="of:=[.AY7]+1" table:style-name="ce89">
            <text:p>10</text:p>
          </table:table-cell>
          <table:table-cell office:value-type="date" office:date-value="2021-07-11T00:00:00" table:formula="of:=[.AZ7]+1" table:style-name="ce89">
            <text:p>11</text:p>
          </table:table-cell>
          <table:table-cell office:value-type="date" office:date-value="2021-07-12T00:00:00" table:formula="of:=[.BA7]+1" table:style-name="ce89">
            <text:p>12</text:p>
          </table:table-cell>
          <table:table-cell office:value-type="date" office:date-value="2021-07-13T00:00:00" table:formula="of:=[.BB7]+1" table:style-name="ce89">
            <text:p>13</text:p>
          </table:table-cell>
          <table:table-cell office:value-type="date" office:date-value="2021-07-14T00:00:00" table:formula="of:=[.BC7]+1" table:style-name="ce89">
            <text:p>14</text:p>
          </table:table-cell>
          <table:table-cell office:value-type="date" office:date-value="2021-07-15T00:00:00" table:formula="of:=[.BD7]+1" table:style-name="ce90">
            <text:p>15</text:p>
          </table:table-cell>
          <table:table-cell office:value-type="date" office:date-value="2021-07-16T00:00:00" table:formula="of:=[.BE7]+1" table:style-name="ce89">
            <text:p>16</text:p>
          </table:table-cell>
          <table:table-cell office:value-type="date" office:date-value="2021-07-17T00:00:00" table:formula="of:=[.BF7]+1" table:style-name="ce89">
            <text:p>17</text:p>
          </table:table-cell>
          <table:table-cell office:value-type="date" office:date-value="2021-07-18T00:00:00" table:formula="of:=[.BG7]+1" table:style-name="ce89">
            <text:p>18</text:p>
          </table:table-cell>
          <table:table-cell office:value-type="date" office:date-value="2021-07-19T00:00:00" table:formula="of:=[.BH7]+1" table:style-name="ce89">
            <text:p>19</text:p>
          </table:table-cell>
          <table:table-cell office:value-type="date" office:date-value="2021-07-20T00:00:00" table:formula="of:=[.BI7]+1" table:style-name="ce89">
            <text:p>20</text:p>
          </table:table-cell>
          <table:table-cell office:value-type="date" office:date-value="2021-07-21T00:00:00" table:formula="of:=[.BJ7]+1" table:style-name="ce89">
            <text:p>21</text:p>
          </table:table-cell>
          <table:table-cell office:value-type="date" office:date-value="2021-07-22T00:00:00" table:formula="of:=[.BK7]+1" table:style-name="ce91">
            <text:p>22</text:p>
          </table:table-cell>
          <table:table-cell table:style-name="ce30"/>
          <table:table-cell table:number-columns-repeated="16319" table:style-name="ce9"/>
        </table:table-row>
        <table:table-row table:style-name="ro3">
          <table:table-cell table:content-validation-name="val5" table:style-name="ce7"/>
          <table:table-cell table:number-columns-repeated="3" table:style-name="ce56"/>
          <table:table-cell table:number-columns-repeated="4" table:style-name="ce33"/>
          <table:table-cell table:style-name="ce92"/>
          <table:table-cell table:style-name="ce93"/>
          <table:table-cell table:style-name="ce93"/>
          <table:table-cell table:style-name="ce93"/>
          <table:table-cell table:style-name="ce93"/>
          <table:table-cell table:style-name="ce93"/>
          <table:table-cell table:style-name="ce93"/>
          <table:table-cell table:style-name="ce92"/>
          <table:table-cell table:style-name="ce93"/>
          <table:table-cell table:style-name="ce93"/>
          <table:table-cell table:style-name="ce93"/>
          <table:table-cell table:style-name="ce93"/>
          <table:table-cell table:style-name="ce93"/>
          <table:table-cell table:style-name="ce93"/>
          <table:table-cell table:style-name="ce92"/>
          <table:table-cell table:style-name="ce93"/>
          <table:table-cell table:style-name="ce93"/>
          <table:table-cell table:style-name="ce93"/>
          <table:table-cell table:style-name="ce93"/>
          <table:table-cell table:style-name="ce93"/>
          <table:table-cell table:style-name="ce93"/>
          <table:table-cell table:style-name="ce92"/>
          <table:table-cell table:style-name="ce93"/>
          <table:table-cell table:style-name="ce93"/>
          <table:table-cell table:style-name="ce93"/>
          <table:table-cell table:style-name="ce93"/>
          <table:table-cell table:style-name="ce93"/>
          <table:table-cell table:style-name="ce93"/>
          <table:table-cell table:style-name="ce92"/>
          <table:table-cell table:style-name="ce93"/>
          <table:table-cell table:style-name="ce93"/>
          <table:table-cell table:style-name="ce93"/>
          <table:table-cell table:style-name="ce93"/>
          <table:table-cell table:style-name="ce93"/>
          <table:table-cell table:style-name="ce93"/>
          <table:table-cell table:style-name="ce92"/>
          <table:table-cell table:style-name="ce93"/>
          <table:table-cell table:style-name="ce93"/>
          <table:table-cell table:style-name="ce93"/>
          <table:table-cell table:style-name="ce93"/>
          <table:table-cell table:style-name="ce93"/>
          <table:table-cell table:style-name="ce93"/>
          <table:table-cell table:style-name="ce92"/>
          <table:table-cell table:style-name="ce93"/>
          <table:table-cell table:style-name="ce93"/>
          <table:table-cell table:style-name="ce93"/>
          <table:table-cell table:style-name="ce93"/>
          <table:table-cell table:style-name="ce93"/>
          <table:table-cell table:style-name="ce93"/>
          <table:table-cell table:style-name="ce92"/>
          <table:table-cell table:style-name="ce93"/>
          <table:table-cell table:style-name="ce93"/>
          <table:table-cell table:style-name="ce93"/>
          <table:table-cell table:style-name="ce93"/>
          <table:table-cell table:style-name="ce93"/>
          <table:table-cell table:style-name="ce94"/>
          <table:table-cell table:style-name="ce30"/>
          <table:table-cell table:number-columns-repeated="16319" table:style-name="ce9"/>
        </table:table-row>
        <table:table-row table:style-name="ro5">
          <table:table-cell office:value-type="string" table:style-name="ce7">
            <text:p>This row contains headers for the project schedule. <text:s/>B9 through G9 contains schedule information. <text:s/>Cells I9 through BL9 contain the first letter of each day of the week for the date above that heading.</text:p>
            <text:p>All project timeline charting is auto generated.</text:p>
          </table:table-cell>
          <table:table-cell office:value-type="string" table:style-name="ce69">
            <text:p>Descrição do marco</text:p>
          </table:table-cell>
          <table:table-cell office:value-type="string" table:style-name="ce70">
            <text:p>Categoria</text:p>
          </table:table-cell>
          <table:table-cell office:value-type="string" table:style-name="ce70">
            <text:p>Atribuído a</text:p>
          </table:table-cell>
          <table:table-cell office:value-type="string" table:style-name="ce70">
            <text:p>Progresso</text:p>
          </table:table-cell>
          <table:table-cell office:value-type="string" table:style-name="ce70">
            <text:p>Início</text:p>
          </table:table-cell>
          <table:table-cell office:value-type="string" table:style-name="ce70">
            <text:p>Dias</text:p>
          </table:table-cell>
          <table:table-cell table:style-name="ce50"/>
          <table:table-cell office:value-type="string" office:string-value="s" table:formula="of:=LEFT(TEXT([.I7];&quot;ddd&quot;);1)" table:style-name="ce95">
            <text:p>s</text:p>
          </table:table-cell>
          <table:table-cell office:value-type="string" office:string-value="s" table:formula="of:=LEFT(TEXT([.J7];&quot;ddd&quot;);1)" table:style-name="ce95">
            <text:p>s</text:p>
          </table:table-cell>
          <table:table-cell office:value-type="string" office:string-value="d" table:formula="of:=LEFT(TEXT([.K7];&quot;ddd&quot;);1)" table:style-name="ce95">
            <text:p>d</text:p>
          </table:table-cell>
          <table:table-cell office:value-type="string" office:string-value="s" table:formula="of:=LEFT(TEXT([.L7];&quot;ddd&quot;);1)" table:style-name="ce95">
            <text:p>s</text:p>
          </table:table-cell>
          <table:table-cell office:value-type="string" office:string-value="t" table:formula="of:=LEFT(TEXT([.M7];&quot;ddd&quot;);1)" table:style-name="ce95">
            <text:p>t</text:p>
          </table:table-cell>
          <table:table-cell office:value-type="string" office:string-value="q" table:formula="of:=LEFT(TEXT([.N7];&quot;ddd&quot;);1)" table:style-name="ce95">
            <text:p>q</text:p>
          </table:table-cell>
          <table:table-cell office:value-type="string" office:string-value="q" table:formula="of:=LEFT(TEXT([.O7];&quot;ddd&quot;);1)" table:style-name="ce95">
            <text:p>q</text:p>
          </table:table-cell>
          <table:table-cell office:value-type="string" office:string-value="s" table:formula="of:=LEFT(TEXT([.P7];&quot;ddd&quot;);1)" table:style-name="ce95">
            <text:p>s</text:p>
          </table:table-cell>
          <table:table-cell office:value-type="string" office:string-value="s" table:formula="of:=LEFT(TEXT([.Q7];&quot;ddd&quot;);1)" table:style-name="ce95">
            <text:p>s</text:p>
          </table:table-cell>
          <table:table-cell office:value-type="string" office:string-value="d" table:formula="of:=LEFT(TEXT([.R7];&quot;ddd&quot;);1)" table:style-name="ce95">
            <text:p>d</text:p>
          </table:table-cell>
          <table:table-cell office:value-type="string" office:string-value="s" table:formula="of:=LEFT(TEXT([.S7];&quot;ddd&quot;);1)" table:style-name="ce95">
            <text:p>s</text:p>
          </table:table-cell>
          <table:table-cell office:value-type="string" office:string-value="t" table:formula="of:=LEFT(TEXT([.T7];&quot;ddd&quot;);1)" table:style-name="ce95">
            <text:p>t</text:p>
          </table:table-cell>
          <table:table-cell office:value-type="string" office:string-value="q" table:formula="of:=LEFT(TEXT([.U7];&quot;ddd&quot;);1)" table:style-name="ce95">
            <text:p>q</text:p>
          </table:table-cell>
          <table:table-cell office:value-type="string" office:string-value="q" table:formula="of:=LEFT(TEXT([.V7];&quot;ddd&quot;);1)" table:style-name="ce95">
            <text:p>q</text:p>
          </table:table-cell>
          <table:table-cell office:value-type="string" office:string-value="s" table:formula="of:=LEFT(TEXT([.W7];&quot;ddd&quot;);1)" table:style-name="ce95">
            <text:p>s</text:p>
          </table:table-cell>
          <table:table-cell office:value-type="string" office:string-value="s" table:formula="of:=LEFT(TEXT([.X7];&quot;ddd&quot;);1)" table:style-name="ce95">
            <text:p>s</text:p>
          </table:table-cell>
          <table:table-cell office:value-type="string" office:string-value="d" table:formula="of:=LEFT(TEXT([.Y7];&quot;ddd&quot;);1)" table:style-name="ce95">
            <text:p>d</text:p>
          </table:table-cell>
          <table:table-cell office:value-type="string" office:string-value="s" table:formula="of:=LEFT(TEXT([.Z7];&quot;ddd&quot;);1)" table:style-name="ce95">
            <text:p>s</text:p>
          </table:table-cell>
          <table:table-cell office:value-type="string" office:string-value="t" table:formula="of:=LEFT(TEXT([.AA7];&quot;ddd&quot;);1)" table:style-name="ce95">
            <text:p>t</text:p>
          </table:table-cell>
          <table:table-cell office:value-type="string" office:string-value="q" table:formula="of:=LEFT(TEXT([.AB7];&quot;ddd&quot;);1)" table:style-name="ce95">
            <text:p>q</text:p>
          </table:table-cell>
          <table:table-cell office:value-type="string" office:string-value="q" table:formula="of:=LEFT(TEXT([.AC7];&quot;ddd&quot;);1)" table:style-name="ce95">
            <text:p>q</text:p>
          </table:table-cell>
          <table:table-cell office:value-type="string" office:string-value="s" table:formula="of:=LEFT(TEXT([.AD7];&quot;ddd&quot;);1)" table:style-name="ce95">
            <text:p>s</text:p>
          </table:table-cell>
          <table:table-cell office:value-type="string" office:string-value="s" table:formula="of:=LEFT(TEXT([.AE7];&quot;ddd&quot;);1)" table:style-name="ce95">
            <text:p>s</text:p>
          </table:table-cell>
          <table:table-cell office:value-type="string" office:string-value="d" table:formula="of:=LEFT(TEXT([.AF7];&quot;ddd&quot;);1)" table:style-name="ce95">
            <text:p>d</text:p>
          </table:table-cell>
          <table:table-cell office:value-type="string" office:string-value="s" table:formula="of:=LEFT(TEXT([.AG7];&quot;ddd&quot;);1)" table:style-name="ce95">
            <text:p>s</text:p>
          </table:table-cell>
          <table:table-cell office:value-type="string" office:string-value="t" table:formula="of:=LEFT(TEXT([.AH7];&quot;ddd&quot;);1)" table:style-name="ce95">
            <text:p>t</text:p>
          </table:table-cell>
          <table:table-cell office:value-type="string" office:string-value="q" table:formula="of:=LEFT(TEXT([.AI7];&quot;ddd&quot;);1)" table:style-name="ce95">
            <text:p>q</text:p>
          </table:table-cell>
          <table:table-cell office:value-type="string" office:string-value="q" table:formula="of:=LEFT(TEXT([.AJ7];&quot;ddd&quot;);1)" table:style-name="ce95">
            <text:p>q</text:p>
          </table:table-cell>
          <table:table-cell office:value-type="string" office:string-value="s" table:formula="of:=LEFT(TEXT([.AK7];&quot;ddd&quot;);1)" table:style-name="ce95">
            <text:p>s</text:p>
          </table:table-cell>
          <table:table-cell office:value-type="string" office:string-value="s" table:formula="of:=LEFT(TEXT([.AL7];&quot;ddd&quot;);1)" table:style-name="ce95">
            <text:p>s</text:p>
          </table:table-cell>
          <table:table-cell office:value-type="string" office:string-value="d" table:formula="of:=LEFT(TEXT([.AM7];&quot;ddd&quot;);1)" table:style-name="ce95">
            <text:p>d</text:p>
          </table:table-cell>
          <table:table-cell office:value-type="string" office:string-value="s" table:formula="of:=LEFT(TEXT([.AN7];&quot;ddd&quot;);1)" table:style-name="ce95">
            <text:p>s</text:p>
          </table:table-cell>
          <table:table-cell office:value-type="string" office:string-value="t" table:formula="of:=LEFT(TEXT([.AO7];&quot;ddd&quot;);1)" table:style-name="ce95">
            <text:p>t</text:p>
          </table:table-cell>
          <table:table-cell office:value-type="string" office:string-value="q" table:formula="of:=LEFT(TEXT([.AP7];&quot;ddd&quot;);1)" table:style-name="ce95">
            <text:p>q</text:p>
          </table:table-cell>
          <table:table-cell office:value-type="string" office:string-value="q" table:formula="of:=LEFT(TEXT([.AQ7];&quot;ddd&quot;);1)" table:style-name="ce95">
            <text:p>q</text:p>
          </table:table-cell>
          <table:table-cell office:value-type="string" office:string-value="s" table:formula="of:=LEFT(TEXT([.AR7];&quot;ddd&quot;);1)" table:style-name="ce95">
            <text:p>s</text:p>
          </table:table-cell>
          <table:table-cell office:value-type="string" office:string-value="s" table:formula="of:=LEFT(TEXT([.AS7];&quot;ddd&quot;);1)" table:style-name="ce95">
            <text:p>s</text:p>
          </table:table-cell>
          <table:table-cell office:value-type="string" office:string-value="d" table:formula="of:=LEFT(TEXT([.AT7];&quot;ddd&quot;);1)" table:style-name="ce95">
            <text:p>d</text:p>
          </table:table-cell>
          <table:table-cell office:value-type="string" office:string-value="s" table:formula="of:=LEFT(TEXT([.AU7];&quot;ddd&quot;);1)" table:style-name="ce95">
            <text:p>s</text:p>
          </table:table-cell>
          <table:table-cell office:value-type="string" office:string-value="t" table:formula="of:=LEFT(TEXT([.AV7];&quot;ddd&quot;);1)" table:style-name="ce95">
            <text:p>t</text:p>
          </table:table-cell>
          <table:table-cell office:value-type="string" office:string-value="q" table:formula="of:=LEFT(TEXT([.AW7];&quot;ddd&quot;);1)" table:style-name="ce95">
            <text:p>q</text:p>
          </table:table-cell>
          <table:table-cell office:value-type="string" office:string-value="q" table:formula="of:=LEFT(TEXT([.AX7];&quot;ddd&quot;);1)" table:style-name="ce95">
            <text:p>q</text:p>
          </table:table-cell>
          <table:table-cell office:value-type="string" office:string-value="s" table:formula="of:=LEFT(TEXT([.AY7];&quot;ddd&quot;);1)" table:style-name="ce95">
            <text:p>s</text:p>
          </table:table-cell>
          <table:table-cell office:value-type="string" office:string-value="s" table:formula="of:=LEFT(TEXT([.AZ7];&quot;ddd&quot;);1)" table:style-name="ce95">
            <text:p>s</text:p>
          </table:table-cell>
          <table:table-cell office:value-type="string" office:string-value="d" table:formula="of:=LEFT(TEXT([.BA7];&quot;ddd&quot;);1)" table:style-name="ce95">
            <text:p>d</text:p>
          </table:table-cell>
          <table:table-cell office:value-type="string" office:string-value="s" table:formula="of:=LEFT(TEXT([.BB7];&quot;ddd&quot;);1)" table:style-name="ce95">
            <text:p>s</text:p>
          </table:table-cell>
          <table:table-cell office:value-type="string" office:string-value="t" table:formula="of:=LEFT(TEXT([.BC7];&quot;ddd&quot;);1)" table:style-name="ce95">
            <text:p>t</text:p>
          </table:table-cell>
          <table:table-cell office:value-type="string" office:string-value="q" table:formula="of:=LEFT(TEXT([.BD7];&quot;ddd&quot;);1)" table:style-name="ce95">
            <text:p>q</text:p>
          </table:table-cell>
          <table:table-cell office:value-type="string" office:string-value="q" table:formula="of:=LEFT(TEXT([.BE7];&quot;ddd&quot;);1)" table:style-name="ce95">
            <text:p>q</text:p>
          </table:table-cell>
          <table:table-cell office:value-type="string" office:string-value="s" table:formula="of:=LEFT(TEXT([.BF7];&quot;ddd&quot;);1)" table:style-name="ce95">
            <text:p>s</text:p>
          </table:table-cell>
          <table:table-cell office:value-type="string" office:string-value="s" table:formula="of:=LEFT(TEXT([.BG7];&quot;ddd&quot;);1)" table:style-name="ce95">
            <text:p>s</text:p>
          </table:table-cell>
          <table:table-cell office:value-type="string" office:string-value="d" table:formula="of:=LEFT(TEXT([.BH7];&quot;ddd&quot;);1)" table:style-name="ce95">
            <text:p>d</text:p>
          </table:table-cell>
          <table:table-cell office:value-type="string" office:string-value="s" table:formula="of:=LEFT(TEXT([.BI7];&quot;ddd&quot;);1)" table:style-name="ce95">
            <text:p>s</text:p>
          </table:table-cell>
          <table:table-cell office:value-type="string" office:string-value="t" table:formula="of:=LEFT(TEXT([.BJ7];&quot;ddd&quot;);1)" table:style-name="ce95">
            <text:p>t</text:p>
          </table:table-cell>
          <table:table-cell office:value-type="string" office:string-value="q" table:formula="of:=LEFT(TEXT([.BK7];&quot;ddd&quot;);1)" table:style-name="ce95">
            <text:p>q</text:p>
          </table:table-cell>
          <table:table-cell office:value-type="string" office:string-value="q" table:formula="of:=LEFT(TEXT([.BL7];&quot;ddd&quot;);1)" table:style-name="ce95">
            <text:p>q</text:p>
          </table:table-cell>
          <table:table-cell table:style-name="ce30"/>
          <table:table-cell table:number-columns-repeated="16319" table:style-name="ce9"/>
        </table:table-row>
        <table:table-row table:style-name="ro4" table:visibility="collapse">
          <table:table-cell table:style-name="ce6"/>
          <table:table-cell table:style-name="ce15"/>
          <table:table-cell table:content-validation-name="val2" table:style-name="ce11"/>
          <table:table-cell table:style-name="ce10"/>
          <table:table-cell table:style-name="ce12"/>
          <table:table-cell table:style-name="ce13"/>
          <table:table-cell table:style-name="ce14"/>
          <table:table-cell table:style-name="ce30"/>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96"/>
          <table:table-cell table:style-name="ce30"/>
          <table:table-cell table:number-columns-repeated="16319" table:style-name="ce9"/>
        </table:table-row>
        <table:table-row table:style-name="ro5">
          <table:table-cell office:value-type="string" table:style-name="ce7">
            <text:p>Enter Project information starting in cell B11 through cell G11.<text:s/></text:p>
            <text:p>Enter Milestone Description, select a Category, assign someone to the task, and enter the progress, start date, and number of days for the task to start charting.</text:p>
          </table:table-cell>
          <table:table-cell office:value-type="string" table:style-name="ce71">
            <text:p>Análise e Planeamento</text:p>
          </table:table-cell>
          <table:table-cell table:content-validation-name="val1" table:style-name="ce20"/>
          <table:table-cell table:style-name="ce20"/>
          <table:table-cell table:style-name="ce21"/>
          <table:table-cell table:style-name="ce22"/>
          <table:table-cell table:style-name="ce23"/>
          <table:table-cell table:style-name="ce18"/>
          <table:table-cell office:value-type="string" office:string-value="" table:formula="of:=IF(AND([.$C11]=&quot;Objetivo&quot;;[.I$7]&gt;=[.$F11];[.I$7]&lt;=[.$F11]+[.$G11]-1);2;IF(AND([.$C11]=&quot;Marco&quot;;[.I$7]&gt;=[.$F11];[.I$7]&lt;=[.$F11]+[.$G11]-1);1;&quot;&quot;))" table:style-name="ce97"/>
          <table:table-cell office:value-type="string" office:string-value="" table:formula="of:=IF(AND([.$C11]=&quot;Objetivo&quot;;[.J$7]&gt;=[.$F11];[.J$7]&lt;=[.$F11]+[.$G11]-1);2;IF(AND([.$C11]=&quot;Marco&quot;;[.J$7]&gt;=[.$F11];[.J$7]&lt;=[.$F11]+[.$G11]-1);1;&quot;&quot;))" table:style-name="ce98"/>
          <table:table-cell office:value-type="string" office:string-value="" table:formula="of:=IF(AND([.$C11]=&quot;Objetivo&quot;;[.K$7]&gt;=[.$F11];[.K$7]&lt;=[.$F11]+[.$G11]-1);2;IF(AND([.$C11]=&quot;Marco&quot;;[.K$7]&gt;=[.$F11];[.K$7]&lt;=[.$F11]+[.$G11]-1);1;&quot;&quot;))" table:style-name="ce98"/>
          <table:table-cell office:value-type="string" office:string-value="" table:formula="of:=IF(AND([.$C11]=&quot;Objetivo&quot;;[.L$7]&gt;=[.$F11];[.L$7]&lt;=[.$F11]+[.$G11]-1);2;IF(AND([.$C11]=&quot;Marco&quot;;[.L$7]&gt;=[.$F11];[.L$7]&lt;=[.$F11]+[.$G11]-1);1;&quot;&quot;))" table:style-name="ce98"/>
          <table:table-cell office:value-type="string" office:string-value="" table:formula="of:=IF(AND([.$C11]=&quot;Objetivo&quot;;[.M$7]&gt;=[.$F11];[.M$7]&lt;=[.$F11]+[.$G11]-1);2;IF(AND([.$C11]=&quot;Marco&quot;;[.M$7]&gt;=[.$F11];[.M$7]&lt;=[.$F11]+[.$G11]-1);1;&quot;&quot;))" table:style-name="ce98"/>
          <table:table-cell office:value-type="string" office:string-value="" table:formula="of:=IF(AND([.$C11]=&quot;Objetivo&quot;;[.N$7]&gt;=[.$F11];[.N$7]&lt;=[.$F11]+[.$G11]-1);2;IF(AND([.$C11]=&quot;Marco&quot;;[.N$7]&gt;=[.$F11];[.N$7]&lt;=[.$F11]+[.$G11]-1);1;&quot;&quot;))" table:style-name="ce98"/>
          <table:table-cell office:value-type="string" office:string-value="" table:formula="of:=IF(AND([.$C11]=&quot;Objetivo&quot;;[.O$7]&gt;=[.$F11];[.O$7]&lt;=[.$F11]+[.$G11]-1);2;IF(AND([.$C11]=&quot;Marco&quot;;[.O$7]&gt;=[.$F11];[.O$7]&lt;=[.$F11]+[.$G11]-1);1;&quot;&quot;))" table:style-name="ce98"/>
          <table:table-cell office:value-type="string" office:string-value="" table:formula="of:=IF(AND([.$C11]=&quot;Objetivo&quot;;[.P$7]&gt;=[.$F11];[.P$7]&lt;=[.$F11]+[.$G11]-1);2;IF(AND([.$C11]=&quot;Marco&quot;;[.P$7]&gt;=[.$F11];[.P$7]&lt;=[.$F11]+[.$G11]-1);1;&quot;&quot;))" table:style-name="ce98"/>
          <table:table-cell office:value-type="string" office:string-value="" table:formula="of:=IF(AND([.$C11]=&quot;Objetivo&quot;;[.Q$7]&gt;=[.$F11];[.Q$7]&lt;=[.$F11]+[.$G11]-1);2;IF(AND([.$C11]=&quot;Marco&quot;;[.Q$7]&gt;=[.$F11];[.Q$7]&lt;=[.$F11]+[.$G11]-1);1;&quot;&quot;))" table:style-name="ce98"/>
          <table:table-cell office:value-type="string" office:string-value="" table:formula="of:=IF(AND([.$C11]=&quot;Objetivo&quot;;[.R$7]&gt;=[.$F11];[.R$7]&lt;=[.$F11]+[.$G11]-1);2;IF(AND([.$C11]=&quot;Marco&quot;;[.R$7]&gt;=[.$F11];[.R$7]&lt;=[.$F11]+[.$G11]-1);1;&quot;&quot;))" table:style-name="ce98"/>
          <table:table-cell office:value-type="string" office:string-value="" table:formula="of:=IF(AND([.$C11]=&quot;Objetivo&quot;;[.S$7]&gt;=[.$F11];[.S$7]&lt;=[.$F11]+[.$G11]-1);2;IF(AND([.$C11]=&quot;Marco&quot;;[.S$7]&gt;=[.$F11];[.S$7]&lt;=[.$F11]+[.$G11]-1);1;&quot;&quot;))" table:style-name="ce98"/>
          <table:table-cell office:value-type="string" office:string-value="" table:formula="of:=IF(AND([.$C11]=&quot;Objetivo&quot;;[.T$7]&gt;=[.$F11];[.T$7]&lt;=[.$F11]+[.$G11]-1);2;IF(AND([.$C11]=&quot;Marco&quot;;[.T$7]&gt;=[.$F11];[.T$7]&lt;=[.$F11]+[.$G11]-1);1;&quot;&quot;))" table:style-name="ce98"/>
          <table:table-cell office:value-type="string" office:string-value="" table:formula="of:=IF(AND([.$C11]=&quot;Objetivo&quot;;[.U$7]&gt;=[.$F11];[.U$7]&lt;=[.$F11]+[.$G11]-1);2;IF(AND([.$C11]=&quot;Marco&quot;;[.U$7]&gt;=[.$F11];[.U$7]&lt;=[.$F11]+[.$G11]-1);1;&quot;&quot;))" table:style-name="ce98"/>
          <table:table-cell office:value-type="string" office:string-value="" table:formula="of:=IF(AND([.$C11]=&quot;Objetivo&quot;;[.V$7]&gt;=[.$F11];[.V$7]&lt;=[.$F11]+[.$G11]-1);2;IF(AND([.$C11]=&quot;Marco&quot;;[.V$7]&gt;=[.$F11];[.V$7]&lt;=[.$F11]+[.$G11]-1);1;&quot;&quot;))" table:style-name="ce98"/>
          <table:table-cell office:value-type="string" office:string-value="" table:formula="of:=IF(AND([.$C11]=&quot;Objetivo&quot;;[.W$7]&gt;=[.$F11];[.W$7]&lt;=[.$F11]+[.$G11]-1);2;IF(AND([.$C11]=&quot;Marco&quot;;[.W$7]&gt;=[.$F11];[.W$7]&lt;=[.$F11]+[.$G11]-1);1;&quot;&quot;))" table:style-name="ce98"/>
          <table:table-cell office:value-type="string" office:string-value="" table:formula="of:=IF(AND([.$C11]=&quot;Objetivo&quot;;[.X$7]&gt;=[.$F11];[.X$7]&lt;=[.$F11]+[.$G11]-1);2;IF(AND([.$C11]=&quot;Marco&quot;;[.X$7]&gt;=[.$F11];[.X$7]&lt;=[.$F11]+[.$G11]-1);1;&quot;&quot;))" table:style-name="ce98"/>
          <table:table-cell office:value-type="string" office:string-value="" table:formula="of:=IF(AND([.$C11]=&quot;Objetivo&quot;;[.Y$7]&gt;=[.$F11];[.Y$7]&lt;=[.$F11]+[.$G11]-1);2;IF(AND([.$C11]=&quot;Marco&quot;;[.Y$7]&gt;=[.$F11];[.Y$7]&lt;=[.$F11]+[.$G11]-1);1;&quot;&quot;))" table:style-name="ce98"/>
          <table:table-cell office:value-type="string" office:string-value="" table:formula="of:=IF(AND([.$C11]=&quot;Objetivo&quot;;[.Z$7]&gt;=[.$F11];[.Z$7]&lt;=[.$F11]+[.$G11]-1);2;IF(AND([.$C11]=&quot;Marco&quot;;[.Z$7]&gt;=[.$F11];[.Z$7]&lt;=[.$F11]+[.$G11]-1);1;&quot;&quot;))" table:style-name="ce98"/>
          <table:table-cell office:value-type="string" office:string-value="" table:formula="of:=IF(AND([.$C11]=&quot;Objetivo&quot;;[.AA$7]&gt;=[.$F11];[.AA$7]&lt;=[.$F11]+[.$G11]-1);2;IF(AND([.$C11]=&quot;Marco&quot;;[.AA$7]&gt;=[.$F11];[.AA$7]&lt;=[.$F11]+[.$G11]-1);1;&quot;&quot;))" table:style-name="ce98"/>
          <table:table-cell office:value-type="string" office:string-value="" table:formula="of:=IF(AND([.$C11]=&quot;Objetivo&quot;;[.AB$7]&gt;=[.$F11];[.AB$7]&lt;=[.$F11]+[.$G11]-1);2;IF(AND([.$C11]=&quot;Marco&quot;;[.AB$7]&gt;=[.$F11];[.AB$7]&lt;=[.$F11]+[.$G11]-1);1;&quot;&quot;))" table:style-name="ce98"/>
          <table:table-cell office:value-type="string" office:string-value="" table:formula="of:=IF(AND([.$C11]=&quot;Objetivo&quot;;[.AC$7]&gt;=[.$F11];[.AC$7]&lt;=[.$F11]+[.$G11]-1);2;IF(AND([.$C11]=&quot;Marco&quot;;[.AC$7]&gt;=[.$F11];[.AC$7]&lt;=[.$F11]+[.$G11]-1);1;&quot;&quot;))" table:style-name="ce98"/>
          <table:table-cell office:value-type="string" office:string-value="" table:formula="of:=IF(AND([.$C11]=&quot;Objetivo&quot;;[.AD$7]&gt;=[.$F11];[.AD$7]&lt;=[.$F11]+[.$G11]-1);2;IF(AND([.$C11]=&quot;Marco&quot;;[.AD$7]&gt;=[.$F11];[.AD$7]&lt;=[.$F11]+[.$G11]-1);1;&quot;&quot;))" table:style-name="ce98"/>
          <table:table-cell office:value-type="string" office:string-value="" table:formula="of:=IF(AND([.$C11]=&quot;Objetivo&quot;;[.AE$7]&gt;=[.$F11];[.AE$7]&lt;=[.$F11]+[.$G11]-1);2;IF(AND([.$C11]=&quot;Marco&quot;;[.AE$7]&gt;=[.$F11];[.AE$7]&lt;=[.$F11]+[.$G11]-1);1;&quot;&quot;))" table:style-name="ce98"/>
          <table:table-cell office:value-type="string" office:string-value="" table:formula="of:=IF(AND([.$C11]=&quot;Objetivo&quot;;[.AF$7]&gt;=[.$F11];[.AF$7]&lt;=[.$F11]+[.$G11]-1);2;IF(AND([.$C11]=&quot;Marco&quot;;[.AF$7]&gt;=[.$F11];[.AF$7]&lt;=[.$F11]+[.$G11]-1);1;&quot;&quot;))" table:style-name="ce98"/>
          <table:table-cell office:value-type="string" office:string-value="" table:formula="of:=IF(AND([.$C11]=&quot;Objetivo&quot;;[.AG$7]&gt;=[.$F11];[.AG$7]&lt;=[.$F11]+[.$G11]-1);2;IF(AND([.$C11]=&quot;Marco&quot;;[.AG$7]&gt;=[.$F11];[.AG$7]&lt;=[.$F11]+[.$G11]-1);1;&quot;&quot;))" table:style-name="ce98"/>
          <table:table-cell office:value-type="string" office:string-value="" table:formula="of:=IF(AND([.$C11]=&quot;Objetivo&quot;;[.AH$7]&gt;=[.$F11];[.AH$7]&lt;=[.$F11]+[.$G11]-1);2;IF(AND([.$C11]=&quot;Marco&quot;;[.AH$7]&gt;=[.$F11];[.AH$7]&lt;=[.$F11]+[.$G11]-1);1;&quot;&quot;))" table:style-name="ce98"/>
          <table:table-cell office:value-type="string" office:string-value="" table:formula="of:=IF(AND([.$C11]=&quot;Objetivo&quot;;[.AI$7]&gt;=[.$F11];[.AI$7]&lt;=[.$F11]+[.$G11]-1);2;IF(AND([.$C11]=&quot;Marco&quot;;[.AI$7]&gt;=[.$F11];[.AI$7]&lt;=[.$F11]+[.$G11]-1);1;&quot;&quot;))" table:style-name="ce98"/>
          <table:table-cell office:value-type="string" office:string-value="" table:formula="of:=IF(AND([.$C11]=&quot;Objetivo&quot;;[.AJ$7]&gt;=[.$F11];[.AJ$7]&lt;=[.$F11]+[.$G11]-1);2;IF(AND([.$C11]=&quot;Marco&quot;;[.AJ$7]&gt;=[.$F11];[.AJ$7]&lt;=[.$F11]+[.$G11]-1);1;&quot;&quot;))" table:style-name="ce98"/>
          <table:table-cell office:value-type="string" office:string-value="" table:formula="of:=IF(AND([.$C11]=&quot;Objetivo&quot;;[.AK$7]&gt;=[.$F11];[.AK$7]&lt;=[.$F11]+[.$G11]-1);2;IF(AND([.$C11]=&quot;Marco&quot;;[.AK$7]&gt;=[.$F11];[.AK$7]&lt;=[.$F11]+[.$G11]-1);1;&quot;&quot;))" table:style-name="ce98"/>
          <table:table-cell office:value-type="string" office:string-value="" table:formula="of:=IF(AND([.$C11]=&quot;Objetivo&quot;;[.AL$7]&gt;=[.$F11];[.AL$7]&lt;=[.$F11]+[.$G11]-1);2;IF(AND([.$C11]=&quot;Marco&quot;;[.AL$7]&gt;=[.$F11];[.AL$7]&lt;=[.$F11]+[.$G11]-1);1;&quot;&quot;))" table:style-name="ce98"/>
          <table:table-cell office:value-type="string" office:string-value="" table:formula="of:=IF(AND([.$C11]=&quot;Objetivo&quot;;[.AM$7]&gt;=[.$F11];[.AM$7]&lt;=[.$F11]+[.$G11]-1);2;IF(AND([.$C11]=&quot;Marco&quot;;[.AM$7]&gt;=[.$F11];[.AM$7]&lt;=[.$F11]+[.$G11]-1);1;&quot;&quot;))" table:style-name="ce98"/>
          <table:table-cell office:value-type="string" office:string-value="" table:formula="of:=IF(AND([.$C11]=&quot;Objetivo&quot;;[.AN$7]&gt;=[.$F11];[.AN$7]&lt;=[.$F11]+[.$G11]-1);2;IF(AND([.$C11]=&quot;Marco&quot;;[.AN$7]&gt;=[.$F11];[.AN$7]&lt;=[.$F11]+[.$G11]-1);1;&quot;&quot;))" table:style-name="ce98"/>
          <table:table-cell office:value-type="string" office:string-value="" table:formula="of:=IF(AND([.$C11]=&quot;Objetivo&quot;;[.AO$7]&gt;=[.$F11];[.AO$7]&lt;=[.$F11]+[.$G11]-1);2;IF(AND([.$C11]=&quot;Marco&quot;;[.AO$7]&gt;=[.$F11];[.AO$7]&lt;=[.$F11]+[.$G11]-1);1;&quot;&quot;))" table:style-name="ce98"/>
          <table:table-cell office:value-type="string" office:string-value="" table:formula="of:=IF(AND([.$C11]=&quot;Objetivo&quot;;[.AP$7]&gt;=[.$F11];[.AP$7]&lt;=[.$F11]+[.$G11]-1);2;IF(AND([.$C11]=&quot;Marco&quot;;[.AP$7]&gt;=[.$F11];[.AP$7]&lt;=[.$F11]+[.$G11]-1);1;&quot;&quot;))" table:style-name="ce98"/>
          <table:table-cell office:value-type="string" office:string-value="" table:formula="of:=IF(AND([.$C11]=&quot;Objetivo&quot;;[.AQ$7]&gt;=[.$F11];[.AQ$7]&lt;=[.$F11]+[.$G11]-1);2;IF(AND([.$C11]=&quot;Marco&quot;;[.AQ$7]&gt;=[.$F11];[.AQ$7]&lt;=[.$F11]+[.$G11]-1);1;&quot;&quot;))" table:style-name="ce98"/>
          <table:table-cell office:value-type="string" office:string-value="" table:formula="of:=IF(AND([.$C11]=&quot;Objetivo&quot;;[.AR$7]&gt;=[.$F11];[.AR$7]&lt;=[.$F11]+[.$G11]-1);2;IF(AND([.$C11]=&quot;Marco&quot;;[.AR$7]&gt;=[.$F11];[.AR$7]&lt;=[.$F11]+[.$G11]-1);1;&quot;&quot;))" table:style-name="ce98"/>
          <table:table-cell office:value-type="string" office:string-value="" table:formula="of:=IF(AND([.$C11]=&quot;Objetivo&quot;;[.AS$7]&gt;=[.$F11];[.AS$7]&lt;=[.$F11]+[.$G11]-1);2;IF(AND([.$C11]=&quot;Marco&quot;;[.AS$7]&gt;=[.$F11];[.AS$7]&lt;=[.$F11]+[.$G11]-1);1;&quot;&quot;))" table:style-name="ce98"/>
          <table:table-cell office:value-type="string" office:string-value="" table:formula="of:=IF(AND([.$C11]=&quot;Objetivo&quot;;[.AT$7]&gt;=[.$F11];[.AT$7]&lt;=[.$F11]+[.$G11]-1);2;IF(AND([.$C11]=&quot;Marco&quot;;[.AT$7]&gt;=[.$F11];[.AT$7]&lt;=[.$F11]+[.$G11]-1);1;&quot;&quot;))" table:style-name="ce98"/>
          <table:table-cell office:value-type="string" office:string-value="" table:formula="of:=IF(AND([.$C11]=&quot;Objetivo&quot;;[.AU$7]&gt;=[.$F11];[.AU$7]&lt;=[.$F11]+[.$G11]-1);2;IF(AND([.$C11]=&quot;Marco&quot;;[.AU$7]&gt;=[.$F11];[.AU$7]&lt;=[.$F11]+[.$G11]-1);1;&quot;&quot;))" table:style-name="ce98"/>
          <table:table-cell office:value-type="string" office:string-value="" table:formula="of:=IF(AND([.$C11]=&quot;Objetivo&quot;;[.AV$7]&gt;=[.$F11];[.AV$7]&lt;=[.$F11]+[.$G11]-1);2;IF(AND([.$C11]=&quot;Marco&quot;;[.AV$7]&gt;=[.$F11];[.AV$7]&lt;=[.$F11]+[.$G11]-1);1;&quot;&quot;))" table:style-name="ce98"/>
          <table:table-cell office:value-type="string" office:string-value="" table:formula="of:=IF(AND([.$C11]=&quot;Objetivo&quot;;[.AW$7]&gt;=[.$F11];[.AW$7]&lt;=[.$F11]+[.$G11]-1);2;IF(AND([.$C11]=&quot;Marco&quot;;[.AW$7]&gt;=[.$F11];[.AW$7]&lt;=[.$F11]+[.$G11]-1);1;&quot;&quot;))" table:style-name="ce98"/>
          <table:table-cell office:value-type="string" office:string-value="" table:formula="of:=IF(AND([.$C11]=&quot;Objetivo&quot;;[.AX$7]&gt;=[.$F11];[.AX$7]&lt;=[.$F11]+[.$G11]-1);2;IF(AND([.$C11]=&quot;Marco&quot;;[.AX$7]&gt;=[.$F11];[.AX$7]&lt;=[.$F11]+[.$G11]-1);1;&quot;&quot;))" table:style-name="ce98"/>
          <table:table-cell office:value-type="string" office:string-value="" table:formula="of:=IF(AND([.$C11]=&quot;Objetivo&quot;;[.AY$7]&gt;=[.$F11];[.AY$7]&lt;=[.$F11]+[.$G11]-1);2;IF(AND([.$C11]=&quot;Marco&quot;;[.AY$7]&gt;=[.$F11];[.AY$7]&lt;=[.$F11]+[.$G11]-1);1;&quot;&quot;))" table:style-name="ce98"/>
          <table:table-cell office:value-type="string" office:string-value="" table:formula="of:=IF(AND([.$C11]=&quot;Objetivo&quot;;[.AZ$7]&gt;=[.$F11];[.AZ$7]&lt;=[.$F11]+[.$G11]-1);2;IF(AND([.$C11]=&quot;Marco&quot;;[.AZ$7]&gt;=[.$F11];[.AZ$7]&lt;=[.$F11]+[.$G11]-1);1;&quot;&quot;))" table:style-name="ce98"/>
          <table:table-cell office:value-type="string" office:string-value="" table:formula="of:=IF(AND([.$C11]=&quot;Objetivo&quot;;[.BA$7]&gt;=[.$F11];[.BA$7]&lt;=[.$F11]+[.$G11]-1);2;IF(AND([.$C11]=&quot;Marco&quot;;[.BA$7]&gt;=[.$F11];[.BA$7]&lt;=[.$F11]+[.$G11]-1);1;&quot;&quot;))" table:style-name="ce98"/>
          <table:table-cell office:value-type="string" office:string-value="" table:formula="of:=IF(AND([.$C11]=&quot;Objetivo&quot;;[.BB$7]&gt;=[.$F11];[.BB$7]&lt;=[.$F11]+[.$G11]-1);2;IF(AND([.$C11]=&quot;Marco&quot;;[.BB$7]&gt;=[.$F11];[.BB$7]&lt;=[.$F11]+[.$G11]-1);1;&quot;&quot;))" table:style-name="ce98"/>
          <table:table-cell office:value-type="string" office:string-value="" table:formula="of:=IF(AND([.$C11]=&quot;Objetivo&quot;;[.BC$7]&gt;=[.$F11];[.BC$7]&lt;=[.$F11]+[.$G11]-1);2;IF(AND([.$C11]=&quot;Marco&quot;;[.BC$7]&gt;=[.$F11];[.BC$7]&lt;=[.$F11]+[.$G11]-1);1;&quot;&quot;))" table:style-name="ce98"/>
          <table:table-cell office:value-type="string" office:string-value="" table:formula="of:=IF(AND([.$C11]=&quot;Objetivo&quot;;[.BD$7]&gt;=[.$F11];[.BD$7]&lt;=[.$F11]+[.$G11]-1);2;IF(AND([.$C11]=&quot;Marco&quot;;[.BD$7]&gt;=[.$F11];[.BD$7]&lt;=[.$F11]+[.$G11]-1);1;&quot;&quot;))" table:style-name="ce98"/>
          <table:table-cell office:value-type="string" office:string-value="" table:formula="of:=IF(AND([.$C11]=&quot;Objetivo&quot;;[.BE$7]&gt;=[.$F11];[.BE$7]&lt;=[.$F11]+[.$G11]-1);2;IF(AND([.$C11]=&quot;Marco&quot;;[.BE$7]&gt;=[.$F11];[.BE$7]&lt;=[.$F11]+[.$G11]-1);1;&quot;&quot;))" table:style-name="ce98"/>
          <table:table-cell office:value-type="string" office:string-value="" table:formula="of:=IF(AND([.$C11]=&quot;Objetivo&quot;;[.BF$7]&gt;=[.$F11];[.BF$7]&lt;=[.$F11]+[.$G11]-1);2;IF(AND([.$C11]=&quot;Marco&quot;;[.BF$7]&gt;=[.$F11];[.BF$7]&lt;=[.$F11]+[.$G11]-1);1;&quot;&quot;))" table:style-name="ce98"/>
          <table:table-cell office:value-type="string" office:string-value="" table:formula="of:=IF(AND([.$C11]=&quot;Objetivo&quot;;[.BG$7]&gt;=[.$F11];[.BG$7]&lt;=[.$F11]+[.$G11]-1);2;IF(AND([.$C11]=&quot;Marco&quot;;[.BG$7]&gt;=[.$F11];[.BG$7]&lt;=[.$F11]+[.$G11]-1);1;&quot;&quot;))" table:style-name="ce98"/>
          <table:table-cell office:value-type="string" office:string-value="" table:formula="of:=IF(AND([.$C11]=&quot;Objetivo&quot;;[.BH$7]&gt;=[.$F11];[.BH$7]&lt;=[.$F11]+[.$G11]-1);2;IF(AND([.$C11]=&quot;Marco&quot;;[.BH$7]&gt;=[.$F11];[.BH$7]&lt;=[.$F11]+[.$G11]-1);1;&quot;&quot;))" table:style-name="ce98"/>
          <table:table-cell office:value-type="string" office:string-value="" table:formula="of:=IF(AND([.$C11]=&quot;Objetivo&quot;;[.BI$7]&gt;=[.$F11];[.BI$7]&lt;=[.$F11]+[.$G11]-1);2;IF(AND([.$C11]=&quot;Marco&quot;;[.BI$7]&gt;=[.$F11];[.BI$7]&lt;=[.$F11]+[.$G11]-1);1;&quot;&quot;))" table:style-name="ce98"/>
          <table:table-cell office:value-type="string" office:string-value="" table:formula="of:=IF(AND([.$C11]=&quot;Objetivo&quot;;[.BJ$7]&gt;=[.$F11];[.BJ$7]&lt;=[.$F11]+[.$G11]-1);2;IF(AND([.$C11]=&quot;Marco&quot;;[.BJ$7]&gt;=[.$F11];[.BJ$7]&lt;=[.$F11]+[.$G11]-1);1;&quot;&quot;))" table:style-name="ce98"/>
          <table:table-cell office:value-type="string" office:string-value="" table:formula="of:=IF(AND([.$C11]=&quot;Objetivo&quot;;[.BK$7]&gt;=[.$F11];[.BK$7]&lt;=[.$F11]+[.$G11]-1);2;IF(AND([.$C11]=&quot;Marco&quot;;[.BK$7]&gt;=[.$F11];[.BK$7]&lt;=[.$F11]+[.$G11]-1);1;&quot;&quot;))" table:style-name="ce98"/>
          <table:table-cell office:value-type="string" office:string-value="" table:formula="of:=IF(AND([.$C11]=&quot;Objetivo&quot;;[.BL$7]&gt;=[.$F11];[.BL$7]&lt;=[.$F11]+[.$G11]-1);2;IF(AND([.$C11]=&quot;Marco&quot;;[.BL$7]&gt;=[.$F11];[.BL$7]&lt;=[.$F11]+[.$G11]-1);1;&quot;&quot;))" table:style-name="ce98"/>
          <table:table-cell table:style-name="ce26"/>
          <table:table-cell table:number-columns-repeated="2" table:style-name="ce1"/>
          <table:table-cell table:style-name="ce42"/>
          <table:table-cell table:number-columns-repeated="16316" table:style-name="ce1"/>
        </table:table-row>
        <table:table-row table:style-name="ro5">
          <table:table-cell table:style-name="ce7"/>
          <table:table-cell office:value-type="string" table:style-name="ce24">
            <text:p>Trabalho relacionado</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3-22T00:00:00" table:style-name="ce22">
            <text:p>22/03/2021</text:p>
          </table:table-cell>
          <table:table-cell office:value-type="float" office:value="7" table:style-name="ce23">
            <text:p>7<text:s/></text:p>
          </table:table-cell>
          <table:table-cell table:style-name="ce18"/>
          <table:table-cell office:value-type="string" office:string-value="" table:formula="of:=IF(AND([.$C12]=&quot;Objetivo&quot;;[.I$7]&gt;=[.$F12];[.I$7]&lt;=[.$F12]+[.$G12]-1);2;IF(AND([.$C12]=&quot;Marco&quot;;[.I$7]&gt;=[.$F12];[.I$7]&lt;=[.$F12]+[.$G12]-1);1;&quot;&quot;))" table:style-name="ce97"/>
          <table:table-cell office:value-type="string" office:string-value="" table:formula="of:=IF(AND([.$C12]=&quot;Objetivo&quot;;[.J$7]&gt;=[.$F12];[.J$7]&lt;=[.$F12]+[.$G12]-1);2;IF(AND([.$C12]=&quot;Marco&quot;;[.J$7]&gt;=[.$F12];[.J$7]&lt;=[.$F12]+[.$G12]-1);1;&quot;&quot;))" table:style-name="ce98"/>
          <table:table-cell office:value-type="string" office:string-value="" table:formula="of:=IF(AND([.$C12]=&quot;Objetivo&quot;;[.K$7]&gt;=[.$F12];[.K$7]&lt;=[.$F12]+[.$G12]-1);2;IF(AND([.$C12]=&quot;Marco&quot;;[.K$7]&gt;=[.$F12];[.K$7]&lt;=[.$F12]+[.$G12]-1);1;&quot;&quot;))" table:style-name="ce98"/>
          <table:table-cell office:value-type="string" office:string-value="" table:formula="of:=IF(AND([.$C12]=&quot;Objetivo&quot;;[.L$7]&gt;=[.$F12];[.L$7]&lt;=[.$F12]+[.$G12]-1);2;IF(AND([.$C12]=&quot;Marco&quot;;[.L$7]&gt;=[.$F12];[.L$7]&lt;=[.$F12]+[.$G12]-1);1;&quot;&quot;))" table:style-name="ce98"/>
          <table:table-cell office:value-type="string" office:string-value="" table:formula="of:=IF(AND([.$C12]=&quot;Objetivo&quot;;[.M$7]&gt;=[.$F12];[.M$7]&lt;=[.$F12]+[.$G12]-1);2;IF(AND([.$C12]=&quot;Marco&quot;;[.M$7]&gt;=[.$F12];[.M$7]&lt;=[.$F12]+[.$G12]-1);1;&quot;&quot;))" table:style-name="ce98"/>
          <table:table-cell office:value-type="string" office:string-value="" table:formula="of:=IF(AND([.$C12]=&quot;Objetivo&quot;;[.N$7]&gt;=[.$F12];[.N$7]&lt;=[.$F12]+[.$G12]-1);2;IF(AND([.$C12]=&quot;Marco&quot;;[.N$7]&gt;=[.$F12];[.N$7]&lt;=[.$F12]+[.$G12]-1);1;&quot;&quot;))" table:style-name="ce98"/>
          <table:table-cell office:value-type="string" office:string-value="" table:formula="of:=IF(AND([.$C12]=&quot;Objetivo&quot;;[.O$7]&gt;=[.$F12];[.O$7]&lt;=[.$F12]+[.$G12]-1);2;IF(AND([.$C12]=&quot;Marco&quot;;[.O$7]&gt;=[.$F12];[.O$7]&lt;=[.$F12]+[.$G12]-1);1;&quot;&quot;))" table:style-name="ce98"/>
          <table:table-cell office:value-type="string" office:string-value="" table:formula="of:=IF(AND([.$C12]=&quot;Objetivo&quot;;[.P$7]&gt;=[.$F12];[.P$7]&lt;=[.$F12]+[.$G12]-1);2;IF(AND([.$C12]=&quot;Marco&quot;;[.P$7]&gt;=[.$F12];[.P$7]&lt;=[.$F12]+[.$G12]-1);1;&quot;&quot;))" table:style-name="ce98"/>
          <table:table-cell office:value-type="string" office:string-value="" table:formula="of:=IF(AND([.$C12]=&quot;Objetivo&quot;;[.Q$7]&gt;=[.$F12];[.Q$7]&lt;=[.$F12]+[.$G12]-1);2;IF(AND([.$C12]=&quot;Marco&quot;;[.Q$7]&gt;=[.$F12];[.Q$7]&lt;=[.$F12]+[.$G12]-1);1;&quot;&quot;))" table:style-name="ce98"/>
          <table:table-cell office:value-type="string" office:string-value="" table:formula="of:=IF(AND([.$C12]=&quot;Objetivo&quot;;[.R$7]&gt;=[.$F12];[.R$7]&lt;=[.$F12]+[.$G12]-1);2;IF(AND([.$C12]=&quot;Marco&quot;;[.R$7]&gt;=[.$F12];[.R$7]&lt;=[.$F12]+[.$G12]-1);1;&quot;&quot;))" table:style-name="ce98"/>
          <table:table-cell office:value-type="string" office:string-value="" table:formula="of:=IF(AND([.$C12]=&quot;Objetivo&quot;;[.S$7]&gt;=[.$F12];[.S$7]&lt;=[.$F12]+[.$G12]-1);2;IF(AND([.$C12]=&quot;Marco&quot;;[.S$7]&gt;=[.$F12];[.S$7]&lt;=[.$F12]+[.$G12]-1);1;&quot;&quot;))" table:style-name="ce98"/>
          <table:table-cell office:value-type="string" office:string-value="" table:formula="of:=IF(AND([.$C12]=&quot;Objetivo&quot;;[.T$7]&gt;=[.$F12];[.T$7]&lt;=[.$F12]+[.$G12]-1);2;IF(AND([.$C12]=&quot;Marco&quot;;[.T$7]&gt;=[.$F12];[.T$7]&lt;=[.$F12]+[.$G12]-1);1;&quot;&quot;))" table:style-name="ce98"/>
          <table:table-cell office:value-type="string" office:string-value="" table:formula="of:=IF(AND([.$C12]=&quot;Objetivo&quot;;[.U$7]&gt;=[.$F12];[.U$7]&lt;=[.$F12]+[.$G12]-1);2;IF(AND([.$C12]=&quot;Marco&quot;;[.U$7]&gt;=[.$F12];[.U$7]&lt;=[.$F12]+[.$G12]-1);1;&quot;&quot;))" table:style-name="ce98"/>
          <table:table-cell office:value-type="string" office:string-value="" table:formula="of:=IF(AND([.$C12]=&quot;Objetivo&quot;;[.V$7]&gt;=[.$F12];[.V$7]&lt;=[.$F12]+[.$G12]-1);2;IF(AND([.$C12]=&quot;Marco&quot;;[.V$7]&gt;=[.$F12];[.V$7]&lt;=[.$F12]+[.$G12]-1);1;&quot;&quot;))" table:style-name="ce98"/>
          <table:table-cell office:value-type="string" office:string-value="" table:formula="of:=IF(AND([.$C12]=&quot;Objetivo&quot;;[.W$7]&gt;=[.$F12];[.W$7]&lt;=[.$F12]+[.$G12]-1);2;IF(AND([.$C12]=&quot;Marco&quot;;[.W$7]&gt;=[.$F12];[.W$7]&lt;=[.$F12]+[.$G12]-1);1;&quot;&quot;))" table:style-name="ce98"/>
          <table:table-cell office:value-type="string" office:string-value="" table:formula="of:=IF(AND([.$C12]=&quot;Objetivo&quot;;[.X$7]&gt;=[.$F12];[.X$7]&lt;=[.$F12]+[.$G12]-1);2;IF(AND([.$C12]=&quot;Marco&quot;;[.X$7]&gt;=[.$F12];[.X$7]&lt;=[.$F12]+[.$G12]-1);1;&quot;&quot;))" table:style-name="ce98"/>
          <table:table-cell office:value-type="string" office:string-value="" table:formula="of:=IF(AND([.$C12]=&quot;Objetivo&quot;;[.Y$7]&gt;=[.$F12];[.Y$7]&lt;=[.$F12]+[.$G12]-1);2;IF(AND([.$C12]=&quot;Marco&quot;;[.Y$7]&gt;=[.$F12];[.Y$7]&lt;=[.$F12]+[.$G12]-1);1;&quot;&quot;))" table:style-name="ce98"/>
          <table:table-cell office:value-type="string" office:string-value="" table:formula="of:=IF(AND([.$C12]=&quot;Objetivo&quot;;[.Z$7]&gt;=[.$F12];[.Z$7]&lt;=[.$F12]+[.$G12]-1);2;IF(AND([.$C12]=&quot;Marco&quot;;[.Z$7]&gt;=[.$F12];[.Z$7]&lt;=[.$F12]+[.$G12]-1);1;&quot;&quot;))" table:style-name="ce98"/>
          <table:table-cell office:value-type="string" office:string-value="" table:formula="of:=IF(AND([.$C12]=&quot;Objetivo&quot;;[.AA$7]&gt;=[.$F12];[.AA$7]&lt;=[.$F12]+[.$G12]-1);2;IF(AND([.$C12]=&quot;Marco&quot;;[.AA$7]&gt;=[.$F12];[.AA$7]&lt;=[.$F12]+[.$G12]-1);1;&quot;&quot;))" table:style-name="ce98"/>
          <table:table-cell office:value-type="string" office:string-value="" table:formula="of:=IF(AND([.$C12]=&quot;Objetivo&quot;;[.AB$7]&gt;=[.$F12];[.AB$7]&lt;=[.$F12]+[.$G12]-1);2;IF(AND([.$C12]=&quot;Marco&quot;;[.AB$7]&gt;=[.$F12];[.AB$7]&lt;=[.$F12]+[.$G12]-1);1;&quot;&quot;))" table:style-name="ce98"/>
          <table:table-cell office:value-type="string" office:string-value="" table:formula="of:=IF(AND([.$C12]=&quot;Objetivo&quot;;[.AC$7]&gt;=[.$F12];[.AC$7]&lt;=[.$F12]+[.$G12]-1);2;IF(AND([.$C12]=&quot;Marco&quot;;[.AC$7]&gt;=[.$F12];[.AC$7]&lt;=[.$F12]+[.$G12]-1);1;&quot;&quot;))" table:style-name="ce98"/>
          <table:table-cell office:value-type="string" office:string-value="" table:formula="of:=IF(AND([.$C12]=&quot;Objetivo&quot;;[.AD$7]&gt;=[.$F12];[.AD$7]&lt;=[.$F12]+[.$G12]-1);2;IF(AND([.$C12]=&quot;Marco&quot;;[.AD$7]&gt;=[.$F12];[.AD$7]&lt;=[.$F12]+[.$G12]-1);1;&quot;&quot;))" table:style-name="ce98"/>
          <table:table-cell office:value-type="string" office:string-value="" table:formula="of:=IF(AND([.$C12]=&quot;Objetivo&quot;;[.AE$7]&gt;=[.$F12];[.AE$7]&lt;=[.$F12]+[.$G12]-1);2;IF(AND([.$C12]=&quot;Marco&quot;;[.AE$7]&gt;=[.$F12];[.AE$7]&lt;=[.$F12]+[.$G12]-1);1;&quot;&quot;))" table:style-name="ce98"/>
          <table:table-cell office:value-type="string" office:string-value="" table:formula="of:=IF(AND([.$C12]=&quot;Objetivo&quot;;[.AF$7]&gt;=[.$F12];[.AF$7]&lt;=[.$F12]+[.$G12]-1);2;IF(AND([.$C12]=&quot;Marco&quot;;[.AF$7]&gt;=[.$F12];[.AF$7]&lt;=[.$F12]+[.$G12]-1);1;&quot;&quot;))" table:style-name="ce98"/>
          <table:table-cell office:value-type="string" office:string-value="" table:formula="of:=IF(AND([.$C12]=&quot;Objetivo&quot;;[.AG$7]&gt;=[.$F12];[.AG$7]&lt;=[.$F12]+[.$G12]-1);2;IF(AND([.$C12]=&quot;Marco&quot;;[.AG$7]&gt;=[.$F12];[.AG$7]&lt;=[.$F12]+[.$G12]-1);1;&quot;&quot;))" table:style-name="ce98"/>
          <table:table-cell office:value-type="string" office:string-value="" table:formula="of:=IF(AND([.$C12]=&quot;Objetivo&quot;;[.AH$7]&gt;=[.$F12];[.AH$7]&lt;=[.$F12]+[.$G12]-1);2;IF(AND([.$C12]=&quot;Marco&quot;;[.AH$7]&gt;=[.$F12];[.AH$7]&lt;=[.$F12]+[.$G12]-1);1;&quot;&quot;))" table:style-name="ce98"/>
          <table:table-cell office:value-type="string" office:string-value="" table:formula="of:=IF(AND([.$C12]=&quot;Objetivo&quot;;[.AI$7]&gt;=[.$F12];[.AI$7]&lt;=[.$F12]+[.$G12]-1);2;IF(AND([.$C12]=&quot;Marco&quot;;[.AI$7]&gt;=[.$F12];[.AI$7]&lt;=[.$F12]+[.$G12]-1);1;&quot;&quot;))" table:style-name="ce98"/>
          <table:table-cell office:value-type="string" office:string-value="" table:formula="of:=IF(AND([.$C12]=&quot;Objetivo&quot;;[.AJ$7]&gt;=[.$F12];[.AJ$7]&lt;=[.$F12]+[.$G12]-1);2;IF(AND([.$C12]=&quot;Marco&quot;;[.AJ$7]&gt;=[.$F12];[.AJ$7]&lt;=[.$F12]+[.$G12]-1);1;&quot;&quot;))" table:style-name="ce98"/>
          <table:table-cell office:value-type="string" office:string-value="" table:formula="of:=IF(AND([.$C12]=&quot;Objetivo&quot;;[.AK$7]&gt;=[.$F12];[.AK$7]&lt;=[.$F12]+[.$G12]-1);2;IF(AND([.$C12]=&quot;Marco&quot;;[.AK$7]&gt;=[.$F12];[.AK$7]&lt;=[.$F12]+[.$G12]-1);1;&quot;&quot;))" table:style-name="ce98"/>
          <table:table-cell office:value-type="string" office:string-value="" table:formula="of:=IF(AND([.$C12]=&quot;Objetivo&quot;;[.AL$7]&gt;=[.$F12];[.AL$7]&lt;=[.$F12]+[.$G12]-1);2;IF(AND([.$C12]=&quot;Marco&quot;;[.AL$7]&gt;=[.$F12];[.AL$7]&lt;=[.$F12]+[.$G12]-1);1;&quot;&quot;))" table:style-name="ce98"/>
          <table:table-cell office:value-type="string" office:string-value="" table:formula="of:=IF(AND([.$C12]=&quot;Objetivo&quot;;[.AM$7]&gt;=[.$F12];[.AM$7]&lt;=[.$F12]+[.$G12]-1);2;IF(AND([.$C12]=&quot;Marco&quot;;[.AM$7]&gt;=[.$F12];[.AM$7]&lt;=[.$F12]+[.$G12]-1);1;&quot;&quot;))" table:style-name="ce98"/>
          <table:table-cell office:value-type="string" office:string-value="" table:formula="of:=IF(AND([.$C12]=&quot;Objetivo&quot;;[.AN$7]&gt;=[.$F12];[.AN$7]&lt;=[.$F12]+[.$G12]-1);2;IF(AND([.$C12]=&quot;Marco&quot;;[.AN$7]&gt;=[.$F12];[.AN$7]&lt;=[.$F12]+[.$G12]-1);1;&quot;&quot;))" table:style-name="ce98"/>
          <table:table-cell office:value-type="string" office:string-value="" table:formula="of:=IF(AND([.$C12]=&quot;Objetivo&quot;;[.AO$7]&gt;=[.$F12];[.AO$7]&lt;=[.$F12]+[.$G12]-1);2;IF(AND([.$C12]=&quot;Marco&quot;;[.AO$7]&gt;=[.$F12];[.AO$7]&lt;=[.$F12]+[.$G12]-1);1;&quot;&quot;))" table:style-name="ce98"/>
          <table:table-cell office:value-type="string" office:string-value="" table:formula="of:=IF(AND([.$C12]=&quot;Objetivo&quot;;[.AP$7]&gt;=[.$F12];[.AP$7]&lt;=[.$F12]+[.$G12]-1);2;IF(AND([.$C12]=&quot;Marco&quot;;[.AP$7]&gt;=[.$F12];[.AP$7]&lt;=[.$F12]+[.$G12]-1);1;&quot;&quot;))" table:style-name="ce98"/>
          <table:table-cell office:value-type="string" office:string-value="" table:formula="of:=IF(AND([.$C12]=&quot;Objetivo&quot;;[.AQ$7]&gt;=[.$F12];[.AQ$7]&lt;=[.$F12]+[.$G12]-1);2;IF(AND([.$C12]=&quot;Marco&quot;;[.AQ$7]&gt;=[.$F12];[.AQ$7]&lt;=[.$F12]+[.$G12]-1);1;&quot;&quot;))" table:style-name="ce98"/>
          <table:table-cell office:value-type="string" office:string-value="" table:formula="of:=IF(AND([.$C12]=&quot;Objetivo&quot;;[.AR$7]&gt;=[.$F12];[.AR$7]&lt;=[.$F12]+[.$G12]-1);2;IF(AND([.$C12]=&quot;Marco&quot;;[.AR$7]&gt;=[.$F12];[.AR$7]&lt;=[.$F12]+[.$G12]-1);1;&quot;&quot;))" table:style-name="ce98"/>
          <table:table-cell office:value-type="string" office:string-value="" table:formula="of:=IF(AND([.$C12]=&quot;Objetivo&quot;;[.AS$7]&gt;=[.$F12];[.AS$7]&lt;=[.$F12]+[.$G12]-1);2;IF(AND([.$C12]=&quot;Marco&quot;;[.AS$7]&gt;=[.$F12];[.AS$7]&lt;=[.$F12]+[.$G12]-1);1;&quot;&quot;))" table:style-name="ce98"/>
          <table:table-cell office:value-type="string" office:string-value="" table:formula="of:=IF(AND([.$C12]=&quot;Objetivo&quot;;[.AT$7]&gt;=[.$F12];[.AT$7]&lt;=[.$F12]+[.$G12]-1);2;IF(AND([.$C12]=&quot;Marco&quot;;[.AT$7]&gt;=[.$F12];[.AT$7]&lt;=[.$F12]+[.$G12]-1);1;&quot;&quot;))" table:style-name="ce98"/>
          <table:table-cell office:value-type="string" office:string-value="" table:formula="of:=IF(AND([.$C12]=&quot;Objetivo&quot;;[.AU$7]&gt;=[.$F12];[.AU$7]&lt;=[.$F12]+[.$G12]-1);2;IF(AND([.$C12]=&quot;Marco&quot;;[.AU$7]&gt;=[.$F12];[.AU$7]&lt;=[.$F12]+[.$G12]-1);1;&quot;&quot;))" table:style-name="ce98"/>
          <table:table-cell office:value-type="string" office:string-value="" table:formula="of:=IF(AND([.$C12]=&quot;Objetivo&quot;;[.AV$7]&gt;=[.$F12];[.AV$7]&lt;=[.$F12]+[.$G12]-1);2;IF(AND([.$C12]=&quot;Marco&quot;;[.AV$7]&gt;=[.$F12];[.AV$7]&lt;=[.$F12]+[.$G12]-1);1;&quot;&quot;))" table:style-name="ce98"/>
          <table:table-cell office:value-type="string" office:string-value="" table:formula="of:=IF(AND([.$C12]=&quot;Objetivo&quot;;[.AW$7]&gt;=[.$F12];[.AW$7]&lt;=[.$F12]+[.$G12]-1);2;IF(AND([.$C12]=&quot;Marco&quot;;[.AW$7]&gt;=[.$F12];[.AW$7]&lt;=[.$F12]+[.$G12]-1);1;&quot;&quot;))" table:style-name="ce98"/>
          <table:table-cell office:value-type="string" office:string-value="" table:formula="of:=IF(AND([.$C12]=&quot;Objetivo&quot;;[.AX$7]&gt;=[.$F12];[.AX$7]&lt;=[.$F12]+[.$G12]-1);2;IF(AND([.$C12]=&quot;Marco&quot;;[.AX$7]&gt;=[.$F12];[.AX$7]&lt;=[.$F12]+[.$G12]-1);1;&quot;&quot;))" table:style-name="ce98"/>
          <table:table-cell office:value-type="string" office:string-value="" table:formula="of:=IF(AND([.$C12]=&quot;Objetivo&quot;;[.AY$7]&gt;=[.$F12];[.AY$7]&lt;=[.$F12]+[.$G12]-1);2;IF(AND([.$C12]=&quot;Marco&quot;;[.AY$7]&gt;=[.$F12];[.AY$7]&lt;=[.$F12]+[.$G12]-1);1;&quot;&quot;))" table:style-name="ce98"/>
          <table:table-cell office:value-type="string" office:string-value="" table:formula="of:=IF(AND([.$C12]=&quot;Objetivo&quot;;[.AZ$7]&gt;=[.$F12];[.AZ$7]&lt;=[.$F12]+[.$G12]-1);2;IF(AND([.$C12]=&quot;Marco&quot;;[.AZ$7]&gt;=[.$F12];[.AZ$7]&lt;=[.$F12]+[.$G12]-1);1;&quot;&quot;))" table:style-name="ce98"/>
          <table:table-cell office:value-type="string" office:string-value="" table:formula="of:=IF(AND([.$C12]=&quot;Objetivo&quot;;[.BA$7]&gt;=[.$F12];[.BA$7]&lt;=[.$F12]+[.$G12]-1);2;IF(AND([.$C12]=&quot;Marco&quot;;[.BA$7]&gt;=[.$F12];[.BA$7]&lt;=[.$F12]+[.$G12]-1);1;&quot;&quot;))" table:style-name="ce98"/>
          <table:table-cell office:value-type="string" office:string-value="" table:formula="of:=IF(AND([.$C12]=&quot;Objetivo&quot;;[.BB$7]&gt;=[.$F12];[.BB$7]&lt;=[.$F12]+[.$G12]-1);2;IF(AND([.$C12]=&quot;Marco&quot;;[.BB$7]&gt;=[.$F12];[.BB$7]&lt;=[.$F12]+[.$G12]-1);1;&quot;&quot;))" table:style-name="ce98"/>
          <table:table-cell office:value-type="string" office:string-value="" table:formula="of:=IF(AND([.$C12]=&quot;Objetivo&quot;;[.BC$7]&gt;=[.$F12];[.BC$7]&lt;=[.$F12]+[.$G12]-1);2;IF(AND([.$C12]=&quot;Marco&quot;;[.BC$7]&gt;=[.$F12];[.BC$7]&lt;=[.$F12]+[.$G12]-1);1;&quot;&quot;))" table:style-name="ce98"/>
          <table:table-cell office:value-type="string" office:string-value="" table:formula="of:=IF(AND([.$C12]=&quot;Objetivo&quot;;[.BD$7]&gt;=[.$F12];[.BD$7]&lt;=[.$F12]+[.$G12]-1);2;IF(AND([.$C12]=&quot;Marco&quot;;[.BD$7]&gt;=[.$F12];[.BD$7]&lt;=[.$F12]+[.$G12]-1);1;&quot;&quot;))" table:style-name="ce98"/>
          <table:table-cell office:value-type="string" office:string-value="" table:formula="of:=IF(AND([.$C12]=&quot;Objetivo&quot;;[.BE$7]&gt;=[.$F12];[.BE$7]&lt;=[.$F12]+[.$G12]-1);2;IF(AND([.$C12]=&quot;Marco&quot;;[.BE$7]&gt;=[.$F12];[.BE$7]&lt;=[.$F12]+[.$G12]-1);1;&quot;&quot;))" table:style-name="ce98"/>
          <table:table-cell office:value-type="string" office:string-value="" table:formula="of:=IF(AND([.$C12]=&quot;Objetivo&quot;;[.BF$7]&gt;=[.$F12];[.BF$7]&lt;=[.$F12]+[.$G12]-1);2;IF(AND([.$C12]=&quot;Marco&quot;;[.BF$7]&gt;=[.$F12];[.BF$7]&lt;=[.$F12]+[.$G12]-1);1;&quot;&quot;))" table:style-name="ce98"/>
          <table:table-cell office:value-type="string" office:string-value="" table:formula="of:=IF(AND([.$C12]=&quot;Objetivo&quot;;[.BG$7]&gt;=[.$F12];[.BG$7]&lt;=[.$F12]+[.$G12]-1);2;IF(AND([.$C12]=&quot;Marco&quot;;[.BG$7]&gt;=[.$F12];[.BG$7]&lt;=[.$F12]+[.$G12]-1);1;&quot;&quot;))" table:style-name="ce98"/>
          <table:table-cell office:value-type="string" office:string-value="" table:formula="of:=IF(AND([.$C12]=&quot;Objetivo&quot;;[.BH$7]&gt;=[.$F12];[.BH$7]&lt;=[.$F12]+[.$G12]-1);2;IF(AND([.$C12]=&quot;Marco&quot;;[.BH$7]&gt;=[.$F12];[.BH$7]&lt;=[.$F12]+[.$G12]-1);1;&quot;&quot;))" table:style-name="ce98"/>
          <table:table-cell office:value-type="string" office:string-value="" table:formula="of:=IF(AND([.$C12]=&quot;Objetivo&quot;;[.BI$7]&gt;=[.$F12];[.BI$7]&lt;=[.$F12]+[.$G12]-1);2;IF(AND([.$C12]=&quot;Marco&quot;;[.BI$7]&gt;=[.$F12];[.BI$7]&lt;=[.$F12]+[.$G12]-1);1;&quot;&quot;))" table:style-name="ce98"/>
          <table:table-cell office:value-type="string" office:string-value="" table:formula="of:=IF(AND([.$C12]=&quot;Objetivo&quot;;[.BJ$7]&gt;=[.$F12];[.BJ$7]&lt;=[.$F12]+[.$G12]-1);2;IF(AND([.$C12]=&quot;Marco&quot;;[.BJ$7]&gt;=[.$F12];[.BJ$7]&lt;=[.$F12]+[.$G12]-1);1;&quot;&quot;))" table:style-name="ce98"/>
          <table:table-cell office:value-type="string" office:string-value="" table:formula="of:=IF(AND([.$C12]=&quot;Objetivo&quot;;[.BK$7]&gt;=[.$F12];[.BK$7]&lt;=[.$F12]+[.$G12]-1);2;IF(AND([.$C12]=&quot;Marco&quot;;[.BK$7]&gt;=[.$F12];[.BK$7]&lt;=[.$F12]+[.$G12]-1);1;&quot;&quot;))" table:style-name="ce98"/>
          <table:table-cell office:value-type="string" office:string-value="" table:formula="of:=IF(AND([.$C12]=&quot;Objetivo&quot;;[.BL$7]&gt;=[.$F12];[.BL$7]&lt;=[.$F12]+[.$G12]-1);2;IF(AND([.$C12]=&quot;Marco&quot;;[.BL$7]&gt;=[.$F12];[.BL$7]&lt;=[.$F12]+[.$G12]-1);1;&quot;&quot;))" table:style-name="ce98"/>
          <table:table-cell table:style-name="ce26"/>
          <table:table-cell table:number-columns-repeated="16319" table:style-name="ce1"/>
        </table:table-row>
        <table:table-row table:style-name="ro5">
          <table:table-cell table:style-name="ce7"/>
          <table:table-cell office:value-type="string" table:style-name="ce24">
            <text:p>Tecnologias</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3-27T00:00:00" table:style-name="ce22">
            <text:p>27/03/2021</text:p>
          </table:table-cell>
          <table:table-cell office:value-type="float" office:value="7" table:style-name="ce23">
            <text:p>7<text:s/></text:p>
          </table:table-cell>
          <table:table-cell table:style-name="ce18"/>
          <table:table-cell office:value-type="string" office:string-value="" table:formula="of:=IF(AND([.$C13]=&quot;Objetivo&quot;;[.I$7]&gt;=[.$F13];[.I$7]&lt;=[.$F13]+[.$G13]-1);2;IF(AND([.$C13]=&quot;Marco&quot;;[.I$7]&gt;=[.$F13];[.I$7]&lt;=[.$F13]+[.$G13]-1);1;&quot;&quot;))" table:style-name="ce97"/>
          <table:table-cell office:value-type="string" office:string-value="" table:formula="of:=IF(AND([.$C13]=&quot;Objetivo&quot;;[.J$7]&gt;=[.$F13];[.J$7]&lt;=[.$F13]+[.$G13]-1);2;IF(AND([.$C13]=&quot;Marco&quot;;[.J$7]&gt;=[.$F13];[.J$7]&lt;=[.$F13]+[.$G13]-1);1;&quot;&quot;))" table:style-name="ce98"/>
          <table:table-cell office:value-type="string" office:string-value="" table:formula="of:=IF(AND([.$C13]=&quot;Objetivo&quot;;[.K$7]&gt;=[.$F13];[.K$7]&lt;=[.$F13]+[.$G13]-1);2;IF(AND([.$C13]=&quot;Marco&quot;;[.K$7]&gt;=[.$F13];[.K$7]&lt;=[.$F13]+[.$G13]-1);1;&quot;&quot;))" table:style-name="ce98"/>
          <table:table-cell office:value-type="string" office:string-value="" table:formula="of:=IF(AND([.$C13]=&quot;Objetivo&quot;;[.L$7]&gt;=[.$F13];[.L$7]&lt;=[.$F13]+[.$G13]-1);2;IF(AND([.$C13]=&quot;Marco&quot;;[.L$7]&gt;=[.$F13];[.L$7]&lt;=[.$F13]+[.$G13]-1);1;&quot;&quot;))" table:style-name="ce98"/>
          <table:table-cell office:value-type="string" office:string-value="" table:formula="of:=IF(AND([.$C13]=&quot;Objetivo&quot;;[.M$7]&gt;=[.$F13];[.M$7]&lt;=[.$F13]+[.$G13]-1);2;IF(AND([.$C13]=&quot;Marco&quot;;[.M$7]&gt;=[.$F13];[.M$7]&lt;=[.$F13]+[.$G13]-1);1;&quot;&quot;))" table:style-name="ce98"/>
          <table:table-cell office:value-type="string" office:string-value="" table:formula="of:=IF(AND([.$C13]=&quot;Objetivo&quot;;[.N$7]&gt;=[.$F13];[.N$7]&lt;=[.$F13]+[.$G13]-1);2;IF(AND([.$C13]=&quot;Marco&quot;;[.N$7]&gt;=[.$F13];[.N$7]&lt;=[.$F13]+[.$G13]-1);1;&quot;&quot;))" table:style-name="ce98"/>
          <table:table-cell office:value-type="string" office:string-value="" table:formula="of:=IF(AND([.$C13]=&quot;Objetivo&quot;;[.O$7]&gt;=[.$F13];[.O$7]&lt;=[.$F13]+[.$G13]-1);2;IF(AND([.$C13]=&quot;Marco&quot;;[.O$7]&gt;=[.$F13];[.O$7]&lt;=[.$F13]+[.$G13]-1);1;&quot;&quot;))" table:style-name="ce98"/>
          <table:table-cell office:value-type="string" office:string-value="" table:formula="of:=IF(AND([.$C13]=&quot;Objetivo&quot;;[.P$7]&gt;=[.$F13];[.P$7]&lt;=[.$F13]+[.$G13]-1);2;IF(AND([.$C13]=&quot;Marco&quot;;[.P$7]&gt;=[.$F13];[.P$7]&lt;=[.$F13]+[.$G13]-1);1;&quot;&quot;))" table:style-name="ce98"/>
          <table:table-cell office:value-type="string" office:string-value="" table:formula="of:=IF(AND([.$C13]=&quot;Objetivo&quot;;[.Q$7]&gt;=[.$F13];[.Q$7]&lt;=[.$F13]+[.$G13]-1);2;IF(AND([.$C13]=&quot;Marco&quot;;[.Q$7]&gt;=[.$F13];[.Q$7]&lt;=[.$F13]+[.$G13]-1);1;&quot;&quot;))" table:style-name="ce98"/>
          <table:table-cell office:value-type="string" office:string-value="" table:formula="of:=IF(AND([.$C13]=&quot;Objetivo&quot;;[.R$7]&gt;=[.$F13];[.R$7]&lt;=[.$F13]+[.$G13]-1);2;IF(AND([.$C13]=&quot;Marco&quot;;[.R$7]&gt;=[.$F13];[.R$7]&lt;=[.$F13]+[.$G13]-1);1;&quot;&quot;))" table:style-name="ce98"/>
          <table:table-cell office:value-type="string" office:string-value="" table:formula="of:=IF(AND([.$C13]=&quot;Objetivo&quot;;[.S$7]&gt;=[.$F13];[.S$7]&lt;=[.$F13]+[.$G13]-1);2;IF(AND([.$C13]=&quot;Marco&quot;;[.S$7]&gt;=[.$F13];[.S$7]&lt;=[.$F13]+[.$G13]-1);1;&quot;&quot;))" table:style-name="ce98"/>
          <table:table-cell office:value-type="string" office:string-value="" table:formula="of:=IF(AND([.$C13]=&quot;Objetivo&quot;;[.T$7]&gt;=[.$F13];[.T$7]&lt;=[.$F13]+[.$G13]-1);2;IF(AND([.$C13]=&quot;Marco&quot;;[.T$7]&gt;=[.$F13];[.T$7]&lt;=[.$F13]+[.$G13]-1);1;&quot;&quot;))" table:style-name="ce98"/>
          <table:table-cell office:value-type="string" office:string-value="" table:formula="of:=IF(AND([.$C13]=&quot;Objetivo&quot;;[.U$7]&gt;=[.$F13];[.U$7]&lt;=[.$F13]+[.$G13]-1);2;IF(AND([.$C13]=&quot;Marco&quot;;[.U$7]&gt;=[.$F13];[.U$7]&lt;=[.$F13]+[.$G13]-1);1;&quot;&quot;))" table:style-name="ce98"/>
          <table:table-cell office:value-type="string" office:string-value="" table:formula="of:=IF(AND([.$C13]=&quot;Objetivo&quot;;[.V$7]&gt;=[.$F13];[.V$7]&lt;=[.$F13]+[.$G13]-1);2;IF(AND([.$C13]=&quot;Marco&quot;;[.V$7]&gt;=[.$F13];[.V$7]&lt;=[.$F13]+[.$G13]-1);1;&quot;&quot;))" table:style-name="ce98"/>
          <table:table-cell office:value-type="string" office:string-value="" table:formula="of:=IF(AND([.$C13]=&quot;Objetivo&quot;;[.W$7]&gt;=[.$F13];[.W$7]&lt;=[.$F13]+[.$G13]-1);2;IF(AND([.$C13]=&quot;Marco&quot;;[.W$7]&gt;=[.$F13];[.W$7]&lt;=[.$F13]+[.$G13]-1);1;&quot;&quot;))" table:style-name="ce98"/>
          <table:table-cell office:value-type="string" office:string-value="" table:formula="of:=IF(AND([.$C13]=&quot;Objetivo&quot;;[.X$7]&gt;=[.$F13];[.X$7]&lt;=[.$F13]+[.$G13]-1);2;IF(AND([.$C13]=&quot;Marco&quot;;[.X$7]&gt;=[.$F13];[.X$7]&lt;=[.$F13]+[.$G13]-1);1;&quot;&quot;))" table:style-name="ce98"/>
          <table:table-cell office:value-type="string" office:string-value="" table:formula="of:=IF(AND([.$C13]=&quot;Objetivo&quot;;[.Y$7]&gt;=[.$F13];[.Y$7]&lt;=[.$F13]+[.$G13]-1);2;IF(AND([.$C13]=&quot;Marco&quot;;[.Y$7]&gt;=[.$F13];[.Y$7]&lt;=[.$F13]+[.$G13]-1);1;&quot;&quot;))" table:style-name="ce98"/>
          <table:table-cell office:value-type="string" office:string-value="" table:formula="of:=IF(AND([.$C13]=&quot;Objetivo&quot;;[.Z$7]&gt;=[.$F13];[.Z$7]&lt;=[.$F13]+[.$G13]-1);2;IF(AND([.$C13]=&quot;Marco&quot;;[.Z$7]&gt;=[.$F13];[.Z$7]&lt;=[.$F13]+[.$G13]-1);1;&quot;&quot;))" table:style-name="ce98"/>
          <table:table-cell office:value-type="string" office:string-value="" table:formula="of:=IF(AND([.$C13]=&quot;Objetivo&quot;;[.AA$7]&gt;=[.$F13];[.AA$7]&lt;=[.$F13]+[.$G13]-1);2;IF(AND([.$C13]=&quot;Marco&quot;;[.AA$7]&gt;=[.$F13];[.AA$7]&lt;=[.$F13]+[.$G13]-1);1;&quot;&quot;))" table:style-name="ce98"/>
          <table:table-cell office:value-type="string" office:string-value="" table:formula="of:=IF(AND([.$C13]=&quot;Objetivo&quot;;[.AB$7]&gt;=[.$F13];[.AB$7]&lt;=[.$F13]+[.$G13]-1);2;IF(AND([.$C13]=&quot;Marco&quot;;[.AB$7]&gt;=[.$F13];[.AB$7]&lt;=[.$F13]+[.$G13]-1);1;&quot;&quot;))" table:style-name="ce98"/>
          <table:table-cell office:value-type="string" office:string-value="" table:formula="of:=IF(AND([.$C13]=&quot;Objetivo&quot;;[.AC$7]&gt;=[.$F13];[.AC$7]&lt;=[.$F13]+[.$G13]-1);2;IF(AND([.$C13]=&quot;Marco&quot;;[.AC$7]&gt;=[.$F13];[.AC$7]&lt;=[.$F13]+[.$G13]-1);1;&quot;&quot;))" table:style-name="ce98"/>
          <table:table-cell office:value-type="string" office:string-value="" table:formula="of:=IF(AND([.$C13]=&quot;Objetivo&quot;;[.AD$7]&gt;=[.$F13];[.AD$7]&lt;=[.$F13]+[.$G13]-1);2;IF(AND([.$C13]=&quot;Marco&quot;;[.AD$7]&gt;=[.$F13];[.AD$7]&lt;=[.$F13]+[.$G13]-1);1;&quot;&quot;))" table:style-name="ce98"/>
          <table:table-cell office:value-type="string" office:string-value="" table:formula="of:=IF(AND([.$C13]=&quot;Objetivo&quot;;[.AE$7]&gt;=[.$F13];[.AE$7]&lt;=[.$F13]+[.$G13]-1);2;IF(AND([.$C13]=&quot;Marco&quot;;[.AE$7]&gt;=[.$F13];[.AE$7]&lt;=[.$F13]+[.$G13]-1);1;&quot;&quot;))" table:style-name="ce98"/>
          <table:table-cell office:value-type="string" office:string-value="" table:formula="of:=IF(AND([.$C13]=&quot;Objetivo&quot;;[.AF$7]&gt;=[.$F13];[.AF$7]&lt;=[.$F13]+[.$G13]-1);2;IF(AND([.$C13]=&quot;Marco&quot;;[.AF$7]&gt;=[.$F13];[.AF$7]&lt;=[.$F13]+[.$G13]-1);1;&quot;&quot;))" table:style-name="ce98"/>
          <table:table-cell office:value-type="string" office:string-value="" table:formula="of:=IF(AND([.$C13]=&quot;Objetivo&quot;;[.AG$7]&gt;=[.$F13];[.AG$7]&lt;=[.$F13]+[.$G13]-1);2;IF(AND([.$C13]=&quot;Marco&quot;;[.AG$7]&gt;=[.$F13];[.AG$7]&lt;=[.$F13]+[.$G13]-1);1;&quot;&quot;))" table:style-name="ce98"/>
          <table:table-cell office:value-type="string" office:string-value="" table:formula="of:=IF(AND([.$C13]=&quot;Objetivo&quot;;[.AH$7]&gt;=[.$F13];[.AH$7]&lt;=[.$F13]+[.$G13]-1);2;IF(AND([.$C13]=&quot;Marco&quot;;[.AH$7]&gt;=[.$F13];[.AH$7]&lt;=[.$F13]+[.$G13]-1);1;&quot;&quot;))" table:style-name="ce98"/>
          <table:table-cell office:value-type="string" office:string-value="" table:formula="of:=IF(AND([.$C13]=&quot;Objetivo&quot;;[.AI$7]&gt;=[.$F13];[.AI$7]&lt;=[.$F13]+[.$G13]-1);2;IF(AND([.$C13]=&quot;Marco&quot;;[.AI$7]&gt;=[.$F13];[.AI$7]&lt;=[.$F13]+[.$G13]-1);1;&quot;&quot;))" table:style-name="ce98"/>
          <table:table-cell office:value-type="string" office:string-value="" table:formula="of:=IF(AND([.$C13]=&quot;Objetivo&quot;;[.AJ$7]&gt;=[.$F13];[.AJ$7]&lt;=[.$F13]+[.$G13]-1);2;IF(AND([.$C13]=&quot;Marco&quot;;[.AJ$7]&gt;=[.$F13];[.AJ$7]&lt;=[.$F13]+[.$G13]-1);1;&quot;&quot;))" table:style-name="ce98"/>
          <table:table-cell office:value-type="string" office:string-value="" table:formula="of:=IF(AND([.$C13]=&quot;Objetivo&quot;;[.AK$7]&gt;=[.$F13];[.AK$7]&lt;=[.$F13]+[.$G13]-1);2;IF(AND([.$C13]=&quot;Marco&quot;;[.AK$7]&gt;=[.$F13];[.AK$7]&lt;=[.$F13]+[.$G13]-1);1;&quot;&quot;))" table:style-name="ce98"/>
          <table:table-cell office:value-type="string" office:string-value="" table:formula="of:=IF(AND([.$C13]=&quot;Objetivo&quot;;[.AL$7]&gt;=[.$F13];[.AL$7]&lt;=[.$F13]+[.$G13]-1);2;IF(AND([.$C13]=&quot;Marco&quot;;[.AL$7]&gt;=[.$F13];[.AL$7]&lt;=[.$F13]+[.$G13]-1);1;&quot;&quot;))" table:style-name="ce98"/>
          <table:table-cell office:value-type="string" office:string-value="" table:formula="of:=IF(AND([.$C13]=&quot;Objetivo&quot;;[.AM$7]&gt;=[.$F13];[.AM$7]&lt;=[.$F13]+[.$G13]-1);2;IF(AND([.$C13]=&quot;Marco&quot;;[.AM$7]&gt;=[.$F13];[.AM$7]&lt;=[.$F13]+[.$G13]-1);1;&quot;&quot;))" table:style-name="ce98"/>
          <table:table-cell office:value-type="string" office:string-value="" table:formula="of:=IF(AND([.$C13]=&quot;Objetivo&quot;;[.AN$7]&gt;=[.$F13];[.AN$7]&lt;=[.$F13]+[.$G13]-1);2;IF(AND([.$C13]=&quot;Marco&quot;;[.AN$7]&gt;=[.$F13];[.AN$7]&lt;=[.$F13]+[.$G13]-1);1;&quot;&quot;))" table:style-name="ce98"/>
          <table:table-cell office:value-type="string" office:string-value="" table:formula="of:=IF(AND([.$C13]=&quot;Objetivo&quot;;[.AO$7]&gt;=[.$F13];[.AO$7]&lt;=[.$F13]+[.$G13]-1);2;IF(AND([.$C13]=&quot;Marco&quot;;[.AO$7]&gt;=[.$F13];[.AO$7]&lt;=[.$F13]+[.$G13]-1);1;&quot;&quot;))" table:style-name="ce98"/>
          <table:table-cell office:value-type="string" office:string-value="" table:formula="of:=IF(AND([.$C13]=&quot;Objetivo&quot;;[.AP$7]&gt;=[.$F13];[.AP$7]&lt;=[.$F13]+[.$G13]-1);2;IF(AND([.$C13]=&quot;Marco&quot;;[.AP$7]&gt;=[.$F13];[.AP$7]&lt;=[.$F13]+[.$G13]-1);1;&quot;&quot;))" table:style-name="ce98"/>
          <table:table-cell office:value-type="string" office:string-value="" table:formula="of:=IF(AND([.$C13]=&quot;Objetivo&quot;;[.AQ$7]&gt;=[.$F13];[.AQ$7]&lt;=[.$F13]+[.$G13]-1);2;IF(AND([.$C13]=&quot;Marco&quot;;[.AQ$7]&gt;=[.$F13];[.AQ$7]&lt;=[.$F13]+[.$G13]-1);1;&quot;&quot;))" table:style-name="ce98"/>
          <table:table-cell office:value-type="string" office:string-value="" table:formula="of:=IF(AND([.$C13]=&quot;Objetivo&quot;;[.AR$7]&gt;=[.$F13];[.AR$7]&lt;=[.$F13]+[.$G13]-1);2;IF(AND([.$C13]=&quot;Marco&quot;;[.AR$7]&gt;=[.$F13];[.AR$7]&lt;=[.$F13]+[.$G13]-1);1;&quot;&quot;))" table:style-name="ce98"/>
          <table:table-cell office:value-type="string" office:string-value="" table:formula="of:=IF(AND([.$C13]=&quot;Objetivo&quot;;[.AS$7]&gt;=[.$F13];[.AS$7]&lt;=[.$F13]+[.$G13]-1);2;IF(AND([.$C13]=&quot;Marco&quot;;[.AS$7]&gt;=[.$F13];[.AS$7]&lt;=[.$F13]+[.$G13]-1);1;&quot;&quot;))" table:style-name="ce98"/>
          <table:table-cell office:value-type="string" office:string-value="" table:formula="of:=IF(AND([.$C13]=&quot;Objetivo&quot;;[.AT$7]&gt;=[.$F13];[.AT$7]&lt;=[.$F13]+[.$G13]-1);2;IF(AND([.$C13]=&quot;Marco&quot;;[.AT$7]&gt;=[.$F13];[.AT$7]&lt;=[.$F13]+[.$G13]-1);1;&quot;&quot;))" table:style-name="ce98"/>
          <table:table-cell office:value-type="string" office:string-value="" table:formula="of:=IF(AND([.$C13]=&quot;Objetivo&quot;;[.AU$7]&gt;=[.$F13];[.AU$7]&lt;=[.$F13]+[.$G13]-1);2;IF(AND([.$C13]=&quot;Marco&quot;;[.AU$7]&gt;=[.$F13];[.AU$7]&lt;=[.$F13]+[.$G13]-1);1;&quot;&quot;))" table:style-name="ce98"/>
          <table:table-cell office:value-type="string" office:string-value="" table:formula="of:=IF(AND([.$C13]=&quot;Objetivo&quot;;[.AV$7]&gt;=[.$F13];[.AV$7]&lt;=[.$F13]+[.$G13]-1);2;IF(AND([.$C13]=&quot;Marco&quot;;[.AV$7]&gt;=[.$F13];[.AV$7]&lt;=[.$F13]+[.$G13]-1);1;&quot;&quot;))" table:style-name="ce98"/>
          <table:table-cell office:value-type="string" office:string-value="" table:formula="of:=IF(AND([.$C13]=&quot;Objetivo&quot;;[.AW$7]&gt;=[.$F13];[.AW$7]&lt;=[.$F13]+[.$G13]-1);2;IF(AND([.$C13]=&quot;Marco&quot;;[.AW$7]&gt;=[.$F13];[.AW$7]&lt;=[.$F13]+[.$G13]-1);1;&quot;&quot;))" table:style-name="ce98"/>
          <table:table-cell office:value-type="string" office:string-value="" table:formula="of:=IF(AND([.$C13]=&quot;Objetivo&quot;;[.AX$7]&gt;=[.$F13];[.AX$7]&lt;=[.$F13]+[.$G13]-1);2;IF(AND([.$C13]=&quot;Marco&quot;;[.AX$7]&gt;=[.$F13];[.AX$7]&lt;=[.$F13]+[.$G13]-1);1;&quot;&quot;))" table:style-name="ce98"/>
          <table:table-cell office:value-type="string" office:string-value="" table:formula="of:=IF(AND([.$C13]=&quot;Objetivo&quot;;[.AY$7]&gt;=[.$F13];[.AY$7]&lt;=[.$F13]+[.$G13]-1);2;IF(AND([.$C13]=&quot;Marco&quot;;[.AY$7]&gt;=[.$F13];[.AY$7]&lt;=[.$F13]+[.$G13]-1);1;&quot;&quot;))" table:style-name="ce98"/>
          <table:table-cell office:value-type="string" office:string-value="" table:formula="of:=IF(AND([.$C13]=&quot;Objetivo&quot;;[.AZ$7]&gt;=[.$F13];[.AZ$7]&lt;=[.$F13]+[.$G13]-1);2;IF(AND([.$C13]=&quot;Marco&quot;;[.AZ$7]&gt;=[.$F13];[.AZ$7]&lt;=[.$F13]+[.$G13]-1);1;&quot;&quot;))" table:style-name="ce98"/>
          <table:table-cell office:value-type="string" office:string-value="" table:formula="of:=IF(AND([.$C13]=&quot;Objetivo&quot;;[.BA$7]&gt;=[.$F13];[.BA$7]&lt;=[.$F13]+[.$G13]-1);2;IF(AND([.$C13]=&quot;Marco&quot;;[.BA$7]&gt;=[.$F13];[.BA$7]&lt;=[.$F13]+[.$G13]-1);1;&quot;&quot;))" table:style-name="ce98"/>
          <table:table-cell office:value-type="string" office:string-value="" table:formula="of:=IF(AND([.$C13]=&quot;Objetivo&quot;;[.BB$7]&gt;=[.$F13];[.BB$7]&lt;=[.$F13]+[.$G13]-1);2;IF(AND([.$C13]=&quot;Marco&quot;;[.BB$7]&gt;=[.$F13];[.BB$7]&lt;=[.$F13]+[.$G13]-1);1;&quot;&quot;))" table:style-name="ce98"/>
          <table:table-cell office:value-type="string" office:string-value="" table:formula="of:=IF(AND([.$C13]=&quot;Objetivo&quot;;[.BC$7]&gt;=[.$F13];[.BC$7]&lt;=[.$F13]+[.$G13]-1);2;IF(AND([.$C13]=&quot;Marco&quot;;[.BC$7]&gt;=[.$F13];[.BC$7]&lt;=[.$F13]+[.$G13]-1);1;&quot;&quot;))" table:style-name="ce98"/>
          <table:table-cell office:value-type="string" office:string-value="" table:formula="of:=IF(AND([.$C13]=&quot;Objetivo&quot;;[.BD$7]&gt;=[.$F13];[.BD$7]&lt;=[.$F13]+[.$G13]-1);2;IF(AND([.$C13]=&quot;Marco&quot;;[.BD$7]&gt;=[.$F13];[.BD$7]&lt;=[.$F13]+[.$G13]-1);1;&quot;&quot;))" table:style-name="ce98"/>
          <table:table-cell office:value-type="string" office:string-value="" table:formula="of:=IF(AND([.$C13]=&quot;Objetivo&quot;;[.BE$7]&gt;=[.$F13];[.BE$7]&lt;=[.$F13]+[.$G13]-1);2;IF(AND([.$C13]=&quot;Marco&quot;;[.BE$7]&gt;=[.$F13];[.BE$7]&lt;=[.$F13]+[.$G13]-1);1;&quot;&quot;))" table:style-name="ce98"/>
          <table:table-cell office:value-type="string" office:string-value="" table:formula="of:=IF(AND([.$C13]=&quot;Objetivo&quot;;[.BF$7]&gt;=[.$F13];[.BF$7]&lt;=[.$F13]+[.$G13]-1);2;IF(AND([.$C13]=&quot;Marco&quot;;[.BF$7]&gt;=[.$F13];[.BF$7]&lt;=[.$F13]+[.$G13]-1);1;&quot;&quot;))" table:style-name="ce98"/>
          <table:table-cell office:value-type="string" office:string-value="" table:formula="of:=IF(AND([.$C13]=&quot;Objetivo&quot;;[.BG$7]&gt;=[.$F13];[.BG$7]&lt;=[.$F13]+[.$G13]-1);2;IF(AND([.$C13]=&quot;Marco&quot;;[.BG$7]&gt;=[.$F13];[.BG$7]&lt;=[.$F13]+[.$G13]-1);1;&quot;&quot;))" table:style-name="ce98"/>
          <table:table-cell office:value-type="string" office:string-value="" table:formula="of:=IF(AND([.$C13]=&quot;Objetivo&quot;;[.BH$7]&gt;=[.$F13];[.BH$7]&lt;=[.$F13]+[.$G13]-1);2;IF(AND([.$C13]=&quot;Marco&quot;;[.BH$7]&gt;=[.$F13];[.BH$7]&lt;=[.$F13]+[.$G13]-1);1;&quot;&quot;))" table:style-name="ce98"/>
          <table:table-cell office:value-type="string" office:string-value="" table:formula="of:=IF(AND([.$C13]=&quot;Objetivo&quot;;[.BI$7]&gt;=[.$F13];[.BI$7]&lt;=[.$F13]+[.$G13]-1);2;IF(AND([.$C13]=&quot;Marco&quot;;[.BI$7]&gt;=[.$F13];[.BI$7]&lt;=[.$F13]+[.$G13]-1);1;&quot;&quot;))" table:style-name="ce98"/>
          <table:table-cell office:value-type="string" office:string-value="" table:formula="of:=IF(AND([.$C13]=&quot;Objetivo&quot;;[.BJ$7]&gt;=[.$F13];[.BJ$7]&lt;=[.$F13]+[.$G13]-1);2;IF(AND([.$C13]=&quot;Marco&quot;;[.BJ$7]&gt;=[.$F13];[.BJ$7]&lt;=[.$F13]+[.$G13]-1);1;&quot;&quot;))" table:style-name="ce98"/>
          <table:table-cell office:value-type="string" office:string-value="" table:formula="of:=IF(AND([.$C13]=&quot;Objetivo&quot;;[.BK$7]&gt;=[.$F13];[.BK$7]&lt;=[.$F13]+[.$G13]-1);2;IF(AND([.$C13]=&quot;Marco&quot;;[.BK$7]&gt;=[.$F13];[.BK$7]&lt;=[.$F13]+[.$G13]-1);1;&quot;&quot;))" table:style-name="ce98"/>
          <table:table-cell office:value-type="string" office:string-value="" table:formula="of:=IF(AND([.$C13]=&quot;Objetivo&quot;;[.BL$7]&gt;=[.$F13];[.BL$7]&lt;=[.$F13]+[.$G13]-1);2;IF(AND([.$C13]=&quot;Marco&quot;;[.BL$7]&gt;=[.$F13];[.BL$7]&lt;=[.$F13]+[.$G13]-1);1;&quot;&quot;))" table:style-name="ce98"/>
          <table:table-cell table:style-name="ce26"/>
          <table:table-cell table:number-columns-repeated="16319" table:style-name="ce1"/>
        </table:table-row>
        <table:table-row table:style-name="ro5">
          <table:table-cell table:style-name="ce6"/>
          <table:table-cell office:value-type="string" table:style-name="ce24">
            <text:p>Artefactos e Use Cases</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4-03T00:00:00" table:style-name="ce22">
            <text:p>03/04/2021</text:p>
          </table:table-cell>
          <table:table-cell office:value-type="float" office:value="7" table:style-name="ce23">
            <text:p>7<text:s/></text:p>
          </table:table-cell>
          <table:table-cell table:style-name="ce18"/>
          <table:table-cell office:value-type="string" office:string-value="" table:formula="of:=IF(AND([.$C14]=&quot;Objetivo&quot;;[.I$7]&gt;=[.$F14];[.I$7]&lt;=[.$F14]+[.$G14]-1);2;IF(AND([.$C14]=&quot;Marco&quot;;[.I$7]&gt;=[.$F14];[.I$7]&lt;=[.$F14]+[.$G14]-1);1;&quot;&quot;))" table:style-name="ce97"/>
          <table:table-cell office:value-type="string" office:string-value="" table:formula="of:=IF(AND([.$C14]=&quot;Objetivo&quot;;[.J$7]&gt;=[.$F14];[.J$7]&lt;=[.$F14]+[.$G14]-1);2;IF(AND([.$C14]=&quot;Marco&quot;;[.J$7]&gt;=[.$F14];[.J$7]&lt;=[.$F14]+[.$G14]-1);1;&quot;&quot;))" table:style-name="ce98"/>
          <table:table-cell office:value-type="string" office:string-value="" table:formula="of:=IF(AND([.$C14]=&quot;Objetivo&quot;;[.K$7]&gt;=[.$F14];[.K$7]&lt;=[.$F14]+[.$G14]-1);2;IF(AND([.$C14]=&quot;Marco&quot;;[.K$7]&gt;=[.$F14];[.K$7]&lt;=[.$F14]+[.$G14]-1);1;&quot;&quot;))" table:style-name="ce98"/>
          <table:table-cell office:value-type="string" office:string-value="" table:formula="of:=IF(AND([.$C14]=&quot;Objetivo&quot;;[.L$7]&gt;=[.$F14];[.L$7]&lt;=[.$F14]+[.$G14]-1);2;IF(AND([.$C14]=&quot;Marco&quot;;[.L$7]&gt;=[.$F14];[.L$7]&lt;=[.$F14]+[.$G14]-1);1;&quot;&quot;))" table:style-name="ce98"/>
          <table:table-cell office:value-type="string" office:string-value="" table:formula="of:=IF(AND([.$C14]=&quot;Objetivo&quot;;[.M$7]&gt;=[.$F14];[.M$7]&lt;=[.$F14]+[.$G14]-1);2;IF(AND([.$C14]=&quot;Marco&quot;;[.M$7]&gt;=[.$F14];[.M$7]&lt;=[.$F14]+[.$G14]-1);1;&quot;&quot;))" table:style-name="ce98"/>
          <table:table-cell office:value-type="string" office:string-value="" table:formula="of:=IF(AND([.$C14]=&quot;Objetivo&quot;;[.N$7]&gt;=[.$F14];[.N$7]&lt;=[.$F14]+[.$G14]-1);2;IF(AND([.$C14]=&quot;Marco&quot;;[.N$7]&gt;=[.$F14];[.N$7]&lt;=[.$F14]+[.$G14]-1);1;&quot;&quot;))" table:style-name="ce98"/>
          <table:table-cell office:value-type="string" office:string-value="" table:formula="of:=IF(AND([.$C14]=&quot;Objetivo&quot;;[.O$7]&gt;=[.$F14];[.O$7]&lt;=[.$F14]+[.$G14]-1);2;IF(AND([.$C14]=&quot;Marco&quot;;[.O$7]&gt;=[.$F14];[.O$7]&lt;=[.$F14]+[.$G14]-1);1;&quot;&quot;))" table:style-name="ce98"/>
          <table:table-cell office:value-type="string" office:string-value="" table:formula="of:=IF(AND([.$C14]=&quot;Objetivo&quot;;[.P$7]&gt;=[.$F14];[.P$7]&lt;=[.$F14]+[.$G14]-1);2;IF(AND([.$C14]=&quot;Marco&quot;;[.P$7]&gt;=[.$F14];[.P$7]&lt;=[.$F14]+[.$G14]-1);1;&quot;&quot;))" table:style-name="ce98"/>
          <table:table-cell office:value-type="string" office:string-value="" table:formula="of:=IF(AND([.$C14]=&quot;Objetivo&quot;;[.Q$7]&gt;=[.$F14];[.Q$7]&lt;=[.$F14]+[.$G14]-1);2;IF(AND([.$C14]=&quot;Marco&quot;;[.Q$7]&gt;=[.$F14];[.Q$7]&lt;=[.$F14]+[.$G14]-1);1;&quot;&quot;))" table:style-name="ce98"/>
          <table:table-cell office:value-type="string" office:string-value="" table:formula="of:=IF(AND([.$C14]=&quot;Objetivo&quot;;[.R$7]&gt;=[.$F14];[.R$7]&lt;=[.$F14]+[.$G14]-1);2;IF(AND([.$C14]=&quot;Marco&quot;;[.R$7]&gt;=[.$F14];[.R$7]&lt;=[.$F14]+[.$G14]-1);1;&quot;&quot;))" table:style-name="ce98"/>
          <table:table-cell office:value-type="string" office:string-value="" table:formula="of:=IF(AND([.$C14]=&quot;Objetivo&quot;;[.S$7]&gt;=[.$F14];[.S$7]&lt;=[.$F14]+[.$G14]-1);2;IF(AND([.$C14]=&quot;Marco&quot;;[.S$7]&gt;=[.$F14];[.S$7]&lt;=[.$F14]+[.$G14]-1);1;&quot;&quot;))" table:style-name="ce98"/>
          <table:table-cell office:value-type="string" office:string-value="" table:formula="of:=IF(AND([.$C14]=&quot;Objetivo&quot;;[.T$7]&gt;=[.$F14];[.T$7]&lt;=[.$F14]+[.$G14]-1);2;IF(AND([.$C14]=&quot;Marco&quot;;[.T$7]&gt;=[.$F14];[.T$7]&lt;=[.$F14]+[.$G14]-1);1;&quot;&quot;))" table:style-name="ce98"/>
          <table:table-cell office:value-type="string" office:string-value="" table:formula="of:=IF(AND([.$C14]=&quot;Objetivo&quot;;[.U$7]&gt;=[.$F14];[.U$7]&lt;=[.$F14]+[.$G14]-1);2;IF(AND([.$C14]=&quot;Marco&quot;;[.U$7]&gt;=[.$F14];[.U$7]&lt;=[.$F14]+[.$G14]-1);1;&quot;&quot;))" table:style-name="ce98"/>
          <table:table-cell office:value-type="string" office:string-value="" table:formula="of:=IF(AND([.$C14]=&quot;Objetivo&quot;;[.V$7]&gt;=[.$F14];[.V$7]&lt;=[.$F14]+[.$G14]-1);2;IF(AND([.$C14]=&quot;Marco&quot;;[.V$7]&gt;=[.$F14];[.V$7]&lt;=[.$F14]+[.$G14]-1);1;&quot;&quot;))" table:style-name="ce98"/>
          <table:table-cell office:value-type="string" office:string-value="" table:formula="of:=IF(AND([.$C14]=&quot;Objetivo&quot;;[.W$7]&gt;=[.$F14];[.W$7]&lt;=[.$F14]+[.$G14]-1);2;IF(AND([.$C14]=&quot;Marco&quot;;[.W$7]&gt;=[.$F14];[.W$7]&lt;=[.$F14]+[.$G14]-1);1;&quot;&quot;))" table:style-name="ce98"/>
          <table:table-cell office:value-type="string" office:string-value="" table:formula="of:=IF(AND([.$C14]=&quot;Objetivo&quot;;[.X$7]&gt;=[.$F14];[.X$7]&lt;=[.$F14]+[.$G14]-1);2;IF(AND([.$C14]=&quot;Marco&quot;;[.X$7]&gt;=[.$F14];[.X$7]&lt;=[.$F14]+[.$G14]-1);1;&quot;&quot;))" table:style-name="ce98"/>
          <table:table-cell office:value-type="string" office:string-value="" table:formula="of:=IF(AND([.$C14]=&quot;Objetivo&quot;;[.Y$7]&gt;=[.$F14];[.Y$7]&lt;=[.$F14]+[.$G14]-1);2;IF(AND([.$C14]=&quot;Marco&quot;;[.Y$7]&gt;=[.$F14];[.Y$7]&lt;=[.$F14]+[.$G14]-1);1;&quot;&quot;))" table:style-name="ce98"/>
          <table:table-cell office:value-type="string" office:string-value="" table:formula="of:=IF(AND([.$C14]=&quot;Objetivo&quot;;[.Z$7]&gt;=[.$F14];[.Z$7]&lt;=[.$F14]+[.$G14]-1);2;IF(AND([.$C14]=&quot;Marco&quot;;[.Z$7]&gt;=[.$F14];[.Z$7]&lt;=[.$F14]+[.$G14]-1);1;&quot;&quot;))" table:style-name="ce98"/>
          <table:table-cell office:value-type="string" office:string-value="" table:formula="of:=IF(AND([.$C14]=&quot;Objetivo&quot;;[.AA$7]&gt;=[.$F14];[.AA$7]&lt;=[.$F14]+[.$G14]-1);2;IF(AND([.$C14]=&quot;Marco&quot;;[.AA$7]&gt;=[.$F14];[.AA$7]&lt;=[.$F14]+[.$G14]-1);1;&quot;&quot;))" table:style-name="ce98"/>
          <table:table-cell office:value-type="string" office:string-value="" table:formula="of:=IF(AND([.$C14]=&quot;Objetivo&quot;;[.AB$7]&gt;=[.$F14];[.AB$7]&lt;=[.$F14]+[.$G14]-1);2;IF(AND([.$C14]=&quot;Marco&quot;;[.AB$7]&gt;=[.$F14];[.AB$7]&lt;=[.$F14]+[.$G14]-1);1;&quot;&quot;))" table:style-name="ce98"/>
          <table:table-cell office:value-type="string" office:string-value="" table:formula="of:=IF(AND([.$C14]=&quot;Objetivo&quot;;[.AC$7]&gt;=[.$F14];[.AC$7]&lt;=[.$F14]+[.$G14]-1);2;IF(AND([.$C14]=&quot;Marco&quot;;[.AC$7]&gt;=[.$F14];[.AC$7]&lt;=[.$F14]+[.$G14]-1);1;&quot;&quot;))" table:style-name="ce98"/>
          <table:table-cell office:value-type="string" office:string-value="" table:formula="of:=IF(AND([.$C14]=&quot;Objetivo&quot;;[.AD$7]&gt;=[.$F14];[.AD$7]&lt;=[.$F14]+[.$G14]-1);2;IF(AND([.$C14]=&quot;Marco&quot;;[.AD$7]&gt;=[.$F14];[.AD$7]&lt;=[.$F14]+[.$G14]-1);1;&quot;&quot;))" table:style-name="ce98"/>
          <table:table-cell office:value-type="string" office:string-value="" table:formula="of:=IF(AND([.$C14]=&quot;Objetivo&quot;;[.AE$7]&gt;=[.$F14];[.AE$7]&lt;=[.$F14]+[.$G14]-1);2;IF(AND([.$C14]=&quot;Marco&quot;;[.AE$7]&gt;=[.$F14];[.AE$7]&lt;=[.$F14]+[.$G14]-1);1;&quot;&quot;))" table:style-name="ce98"/>
          <table:table-cell office:value-type="string" office:string-value="" table:formula="of:=IF(AND([.$C14]=&quot;Objetivo&quot;;[.AF$7]&gt;=[.$F14];[.AF$7]&lt;=[.$F14]+[.$G14]-1);2;IF(AND([.$C14]=&quot;Marco&quot;;[.AF$7]&gt;=[.$F14];[.AF$7]&lt;=[.$F14]+[.$G14]-1);1;&quot;&quot;))" table:style-name="ce98"/>
          <table:table-cell office:value-type="string" office:string-value="" table:formula="of:=IF(AND([.$C14]=&quot;Objetivo&quot;;[.AG$7]&gt;=[.$F14];[.AG$7]&lt;=[.$F14]+[.$G14]-1);2;IF(AND([.$C14]=&quot;Marco&quot;;[.AG$7]&gt;=[.$F14];[.AG$7]&lt;=[.$F14]+[.$G14]-1);1;&quot;&quot;))" table:style-name="ce98"/>
          <table:table-cell office:value-type="string" office:string-value="" table:formula="of:=IF(AND([.$C14]=&quot;Objetivo&quot;;[.AH$7]&gt;=[.$F14];[.AH$7]&lt;=[.$F14]+[.$G14]-1);2;IF(AND([.$C14]=&quot;Marco&quot;;[.AH$7]&gt;=[.$F14];[.AH$7]&lt;=[.$F14]+[.$G14]-1);1;&quot;&quot;))" table:style-name="ce98"/>
          <table:table-cell office:value-type="string" office:string-value="" table:formula="of:=IF(AND([.$C14]=&quot;Objetivo&quot;;[.AI$7]&gt;=[.$F14];[.AI$7]&lt;=[.$F14]+[.$G14]-1);2;IF(AND([.$C14]=&quot;Marco&quot;;[.AI$7]&gt;=[.$F14];[.AI$7]&lt;=[.$F14]+[.$G14]-1);1;&quot;&quot;))" table:style-name="ce98"/>
          <table:table-cell office:value-type="string" office:string-value="" table:formula="of:=IF(AND([.$C14]=&quot;Objetivo&quot;;[.AJ$7]&gt;=[.$F14];[.AJ$7]&lt;=[.$F14]+[.$G14]-1);2;IF(AND([.$C14]=&quot;Marco&quot;;[.AJ$7]&gt;=[.$F14];[.AJ$7]&lt;=[.$F14]+[.$G14]-1);1;&quot;&quot;))" table:style-name="ce98"/>
          <table:table-cell office:value-type="string" office:string-value="" table:formula="of:=IF(AND([.$C14]=&quot;Objetivo&quot;;[.AK$7]&gt;=[.$F14];[.AK$7]&lt;=[.$F14]+[.$G14]-1);2;IF(AND([.$C14]=&quot;Marco&quot;;[.AK$7]&gt;=[.$F14];[.AK$7]&lt;=[.$F14]+[.$G14]-1);1;&quot;&quot;))" table:style-name="ce98"/>
          <table:table-cell office:value-type="string" office:string-value="" table:formula="of:=IF(AND([.$C14]=&quot;Objetivo&quot;;[.AL$7]&gt;=[.$F14];[.AL$7]&lt;=[.$F14]+[.$G14]-1);2;IF(AND([.$C14]=&quot;Marco&quot;;[.AL$7]&gt;=[.$F14];[.AL$7]&lt;=[.$F14]+[.$G14]-1);1;&quot;&quot;))" table:style-name="ce98"/>
          <table:table-cell office:value-type="string" office:string-value="" table:formula="of:=IF(AND([.$C14]=&quot;Objetivo&quot;;[.AM$7]&gt;=[.$F14];[.AM$7]&lt;=[.$F14]+[.$G14]-1);2;IF(AND([.$C14]=&quot;Marco&quot;;[.AM$7]&gt;=[.$F14];[.AM$7]&lt;=[.$F14]+[.$G14]-1);1;&quot;&quot;))" table:style-name="ce98"/>
          <table:table-cell office:value-type="string" office:string-value="" table:formula="of:=IF(AND([.$C14]=&quot;Objetivo&quot;;[.AN$7]&gt;=[.$F14];[.AN$7]&lt;=[.$F14]+[.$G14]-1);2;IF(AND([.$C14]=&quot;Marco&quot;;[.AN$7]&gt;=[.$F14];[.AN$7]&lt;=[.$F14]+[.$G14]-1);1;&quot;&quot;))" table:style-name="ce98"/>
          <table:table-cell office:value-type="string" office:string-value="" table:formula="of:=IF(AND([.$C14]=&quot;Objetivo&quot;;[.AO$7]&gt;=[.$F14];[.AO$7]&lt;=[.$F14]+[.$G14]-1);2;IF(AND([.$C14]=&quot;Marco&quot;;[.AO$7]&gt;=[.$F14];[.AO$7]&lt;=[.$F14]+[.$G14]-1);1;&quot;&quot;))" table:style-name="ce98"/>
          <table:table-cell office:value-type="string" office:string-value="" table:formula="of:=IF(AND([.$C14]=&quot;Objetivo&quot;;[.AP$7]&gt;=[.$F14];[.AP$7]&lt;=[.$F14]+[.$G14]-1);2;IF(AND([.$C14]=&quot;Marco&quot;;[.AP$7]&gt;=[.$F14];[.AP$7]&lt;=[.$F14]+[.$G14]-1);1;&quot;&quot;))" table:style-name="ce98"/>
          <table:table-cell office:value-type="string" office:string-value="" table:formula="of:=IF(AND([.$C14]=&quot;Objetivo&quot;;[.AQ$7]&gt;=[.$F14];[.AQ$7]&lt;=[.$F14]+[.$G14]-1);2;IF(AND([.$C14]=&quot;Marco&quot;;[.AQ$7]&gt;=[.$F14];[.AQ$7]&lt;=[.$F14]+[.$G14]-1);1;&quot;&quot;))" table:style-name="ce98"/>
          <table:table-cell office:value-type="string" office:string-value="" table:formula="of:=IF(AND([.$C14]=&quot;Objetivo&quot;;[.AR$7]&gt;=[.$F14];[.AR$7]&lt;=[.$F14]+[.$G14]-1);2;IF(AND([.$C14]=&quot;Marco&quot;;[.AR$7]&gt;=[.$F14];[.AR$7]&lt;=[.$F14]+[.$G14]-1);1;&quot;&quot;))" table:style-name="ce98"/>
          <table:table-cell office:value-type="string" office:string-value="" table:formula="of:=IF(AND([.$C14]=&quot;Objetivo&quot;;[.AS$7]&gt;=[.$F14];[.AS$7]&lt;=[.$F14]+[.$G14]-1);2;IF(AND([.$C14]=&quot;Marco&quot;;[.AS$7]&gt;=[.$F14];[.AS$7]&lt;=[.$F14]+[.$G14]-1);1;&quot;&quot;))" table:style-name="ce98"/>
          <table:table-cell office:value-type="string" office:string-value="" table:formula="of:=IF(AND([.$C14]=&quot;Objetivo&quot;;[.AT$7]&gt;=[.$F14];[.AT$7]&lt;=[.$F14]+[.$G14]-1);2;IF(AND([.$C14]=&quot;Marco&quot;;[.AT$7]&gt;=[.$F14];[.AT$7]&lt;=[.$F14]+[.$G14]-1);1;&quot;&quot;))" table:style-name="ce98"/>
          <table:table-cell office:value-type="string" office:string-value="" table:formula="of:=IF(AND([.$C14]=&quot;Objetivo&quot;;[.AU$7]&gt;=[.$F14];[.AU$7]&lt;=[.$F14]+[.$G14]-1);2;IF(AND([.$C14]=&quot;Marco&quot;;[.AU$7]&gt;=[.$F14];[.AU$7]&lt;=[.$F14]+[.$G14]-1);1;&quot;&quot;))" table:style-name="ce98"/>
          <table:table-cell office:value-type="string" office:string-value="" table:formula="of:=IF(AND([.$C14]=&quot;Objetivo&quot;;[.AV$7]&gt;=[.$F14];[.AV$7]&lt;=[.$F14]+[.$G14]-1);2;IF(AND([.$C14]=&quot;Marco&quot;;[.AV$7]&gt;=[.$F14];[.AV$7]&lt;=[.$F14]+[.$G14]-1);1;&quot;&quot;))" table:style-name="ce98"/>
          <table:table-cell office:value-type="string" office:string-value="" table:formula="of:=IF(AND([.$C14]=&quot;Objetivo&quot;;[.AW$7]&gt;=[.$F14];[.AW$7]&lt;=[.$F14]+[.$G14]-1);2;IF(AND([.$C14]=&quot;Marco&quot;;[.AW$7]&gt;=[.$F14];[.AW$7]&lt;=[.$F14]+[.$G14]-1);1;&quot;&quot;))" table:style-name="ce98"/>
          <table:table-cell office:value-type="string" office:string-value="" table:formula="of:=IF(AND([.$C14]=&quot;Objetivo&quot;;[.AX$7]&gt;=[.$F14];[.AX$7]&lt;=[.$F14]+[.$G14]-1);2;IF(AND([.$C14]=&quot;Marco&quot;;[.AX$7]&gt;=[.$F14];[.AX$7]&lt;=[.$F14]+[.$G14]-1);1;&quot;&quot;))" table:style-name="ce98"/>
          <table:table-cell office:value-type="string" office:string-value="" table:formula="of:=IF(AND([.$C14]=&quot;Objetivo&quot;;[.AY$7]&gt;=[.$F14];[.AY$7]&lt;=[.$F14]+[.$G14]-1);2;IF(AND([.$C14]=&quot;Marco&quot;;[.AY$7]&gt;=[.$F14];[.AY$7]&lt;=[.$F14]+[.$G14]-1);1;&quot;&quot;))" table:style-name="ce98"/>
          <table:table-cell office:value-type="string" office:string-value="" table:formula="of:=IF(AND([.$C14]=&quot;Objetivo&quot;;[.AZ$7]&gt;=[.$F14];[.AZ$7]&lt;=[.$F14]+[.$G14]-1);2;IF(AND([.$C14]=&quot;Marco&quot;;[.AZ$7]&gt;=[.$F14];[.AZ$7]&lt;=[.$F14]+[.$G14]-1);1;&quot;&quot;))" table:style-name="ce98"/>
          <table:table-cell office:value-type="string" office:string-value="" table:formula="of:=IF(AND([.$C14]=&quot;Objetivo&quot;;[.BA$7]&gt;=[.$F14];[.BA$7]&lt;=[.$F14]+[.$G14]-1);2;IF(AND([.$C14]=&quot;Marco&quot;;[.BA$7]&gt;=[.$F14];[.BA$7]&lt;=[.$F14]+[.$G14]-1);1;&quot;&quot;))" table:style-name="ce98"/>
          <table:table-cell office:value-type="string" office:string-value="" table:formula="of:=IF(AND([.$C14]=&quot;Objetivo&quot;;[.BB$7]&gt;=[.$F14];[.BB$7]&lt;=[.$F14]+[.$G14]-1);2;IF(AND([.$C14]=&quot;Marco&quot;;[.BB$7]&gt;=[.$F14];[.BB$7]&lt;=[.$F14]+[.$G14]-1);1;&quot;&quot;))" table:style-name="ce98"/>
          <table:table-cell office:value-type="string" office:string-value="" table:formula="of:=IF(AND([.$C14]=&quot;Objetivo&quot;;[.BC$7]&gt;=[.$F14];[.BC$7]&lt;=[.$F14]+[.$G14]-1);2;IF(AND([.$C14]=&quot;Marco&quot;;[.BC$7]&gt;=[.$F14];[.BC$7]&lt;=[.$F14]+[.$G14]-1);1;&quot;&quot;))" table:style-name="ce98"/>
          <table:table-cell office:value-type="string" office:string-value="" table:formula="of:=IF(AND([.$C14]=&quot;Objetivo&quot;;[.BD$7]&gt;=[.$F14];[.BD$7]&lt;=[.$F14]+[.$G14]-1);2;IF(AND([.$C14]=&quot;Marco&quot;;[.BD$7]&gt;=[.$F14];[.BD$7]&lt;=[.$F14]+[.$G14]-1);1;&quot;&quot;))" table:style-name="ce98"/>
          <table:table-cell office:value-type="string" office:string-value="" table:formula="of:=IF(AND([.$C14]=&quot;Objetivo&quot;;[.BE$7]&gt;=[.$F14];[.BE$7]&lt;=[.$F14]+[.$G14]-1);2;IF(AND([.$C14]=&quot;Marco&quot;;[.BE$7]&gt;=[.$F14];[.BE$7]&lt;=[.$F14]+[.$G14]-1);1;&quot;&quot;))" table:style-name="ce98"/>
          <table:table-cell office:value-type="string" office:string-value="" table:formula="of:=IF(AND([.$C14]=&quot;Objetivo&quot;;[.BF$7]&gt;=[.$F14];[.BF$7]&lt;=[.$F14]+[.$G14]-1);2;IF(AND([.$C14]=&quot;Marco&quot;;[.BF$7]&gt;=[.$F14];[.BF$7]&lt;=[.$F14]+[.$G14]-1);1;&quot;&quot;))" table:style-name="ce98"/>
          <table:table-cell office:value-type="string" office:string-value="" table:formula="of:=IF(AND([.$C14]=&quot;Objetivo&quot;;[.BG$7]&gt;=[.$F14];[.BG$7]&lt;=[.$F14]+[.$G14]-1);2;IF(AND([.$C14]=&quot;Marco&quot;;[.BG$7]&gt;=[.$F14];[.BG$7]&lt;=[.$F14]+[.$G14]-1);1;&quot;&quot;))" table:style-name="ce98"/>
          <table:table-cell office:value-type="string" office:string-value="" table:formula="of:=IF(AND([.$C14]=&quot;Objetivo&quot;;[.BH$7]&gt;=[.$F14];[.BH$7]&lt;=[.$F14]+[.$G14]-1);2;IF(AND([.$C14]=&quot;Marco&quot;;[.BH$7]&gt;=[.$F14];[.BH$7]&lt;=[.$F14]+[.$G14]-1);1;&quot;&quot;))" table:style-name="ce98"/>
          <table:table-cell office:value-type="string" office:string-value="" table:formula="of:=IF(AND([.$C14]=&quot;Objetivo&quot;;[.BI$7]&gt;=[.$F14];[.BI$7]&lt;=[.$F14]+[.$G14]-1);2;IF(AND([.$C14]=&quot;Marco&quot;;[.BI$7]&gt;=[.$F14];[.BI$7]&lt;=[.$F14]+[.$G14]-1);1;&quot;&quot;))" table:style-name="ce98"/>
          <table:table-cell office:value-type="string" office:string-value="" table:formula="of:=IF(AND([.$C14]=&quot;Objetivo&quot;;[.BJ$7]&gt;=[.$F14];[.BJ$7]&lt;=[.$F14]+[.$G14]-1);2;IF(AND([.$C14]=&quot;Marco&quot;;[.BJ$7]&gt;=[.$F14];[.BJ$7]&lt;=[.$F14]+[.$G14]-1);1;&quot;&quot;))" table:style-name="ce98"/>
          <table:table-cell office:value-type="string" office:string-value="" table:formula="of:=IF(AND([.$C14]=&quot;Objetivo&quot;;[.BK$7]&gt;=[.$F14];[.BK$7]&lt;=[.$F14]+[.$G14]-1);2;IF(AND([.$C14]=&quot;Marco&quot;;[.BK$7]&gt;=[.$F14];[.BK$7]&lt;=[.$F14]+[.$G14]-1);1;&quot;&quot;))" table:style-name="ce98"/>
          <table:table-cell office:value-type="string" office:string-value="" table:formula="of:=IF(AND([.$C14]=&quot;Objetivo&quot;;[.BL$7]&gt;=[.$F14];[.BL$7]&lt;=[.$F14]+[.$G14]-1);2;IF(AND([.$C14]=&quot;Marco&quot;;[.BL$7]&gt;=[.$F14];[.BL$7]&lt;=[.$F14]+[.$G14]-1);1;&quot;&quot;))" table:style-name="ce98"/>
          <table:table-cell table:style-name="ce26"/>
          <table:table-cell table:number-columns-repeated="16319" table:style-name="ce1"/>
        </table:table-row>
        <table:table-row table:style-name="ro5">
          <table:table-cell table:style-name="ce6"/>
          <table:table-cell office:value-type="string" table:style-name="ce24">
            <text:p>Inicio de Repositório</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4-05T00:00:00" table:style-name="ce22">
            <text:p>05/04/2021</text:p>
          </table:table-cell>
          <table:table-cell office:value-type="float" office:value="2" table:style-name="ce23">
            <text:p>2<text:s/></text:p>
          </table:table-cell>
          <table:table-cell table:style-name="ce18"/>
          <table:table-cell office:value-type="string" office:string-value="" table:formula="of:=IF(AND([.$C15]=&quot;Objetivo&quot;;[.I$7]&gt;=[.$F15];[.I$7]&lt;=[.$F15]+[.$G15]-1);2;IF(AND([.$C15]=&quot;Marco&quot;;[.I$7]&gt;=[.$F15];[.I$7]&lt;=[.$F15]+[.$G15]-1);1;&quot;&quot;))" table:style-name="ce97"/>
          <table:table-cell office:value-type="string" office:string-value="" table:formula="of:=IF(AND([.$C15]=&quot;Objetivo&quot;;[.J$7]&gt;=[.$F15];[.J$7]&lt;=[.$F15]+[.$G15]-1);2;IF(AND([.$C15]=&quot;Marco&quot;;[.J$7]&gt;=[.$F15];[.J$7]&lt;=[.$F15]+[.$G15]-1);1;&quot;&quot;))" table:style-name="ce98"/>
          <table:table-cell office:value-type="string" office:string-value="" table:formula="of:=IF(AND([.$C15]=&quot;Objetivo&quot;;[.K$7]&gt;=[.$F15];[.K$7]&lt;=[.$F15]+[.$G15]-1);2;IF(AND([.$C15]=&quot;Marco&quot;;[.K$7]&gt;=[.$F15];[.K$7]&lt;=[.$F15]+[.$G15]-1);1;&quot;&quot;))" table:style-name="ce98"/>
          <table:table-cell office:value-type="string" office:string-value="" table:formula="of:=IF(AND([.$C15]=&quot;Objetivo&quot;;[.L$7]&gt;=[.$F15];[.L$7]&lt;=[.$F15]+[.$G15]-1);2;IF(AND([.$C15]=&quot;Marco&quot;;[.L$7]&gt;=[.$F15];[.L$7]&lt;=[.$F15]+[.$G15]-1);1;&quot;&quot;))" table:style-name="ce98"/>
          <table:table-cell office:value-type="string" office:string-value="" table:formula="of:=IF(AND([.$C15]=&quot;Objetivo&quot;;[.M$7]&gt;=[.$F15];[.M$7]&lt;=[.$F15]+[.$G15]-1);2;IF(AND([.$C15]=&quot;Marco&quot;;[.M$7]&gt;=[.$F15];[.M$7]&lt;=[.$F15]+[.$G15]-1);1;&quot;&quot;))" table:style-name="ce98"/>
          <table:table-cell office:value-type="string" office:string-value="" table:formula="of:=IF(AND([.$C15]=&quot;Objetivo&quot;;[.N$7]&gt;=[.$F15];[.N$7]&lt;=[.$F15]+[.$G15]-1);2;IF(AND([.$C15]=&quot;Marco&quot;;[.N$7]&gt;=[.$F15];[.N$7]&lt;=[.$F15]+[.$G15]-1);1;&quot;&quot;))" table:style-name="ce98"/>
          <table:table-cell office:value-type="string" office:string-value="" table:formula="of:=IF(AND([.$C15]=&quot;Objetivo&quot;;[.O$7]&gt;=[.$F15];[.O$7]&lt;=[.$F15]+[.$G15]-1);2;IF(AND([.$C15]=&quot;Marco&quot;;[.O$7]&gt;=[.$F15];[.O$7]&lt;=[.$F15]+[.$G15]-1);1;&quot;&quot;))" table:style-name="ce98"/>
          <table:table-cell office:value-type="string" office:string-value="" table:formula="of:=IF(AND([.$C15]=&quot;Objetivo&quot;;[.P$7]&gt;=[.$F15];[.P$7]&lt;=[.$F15]+[.$G15]-1);2;IF(AND([.$C15]=&quot;Marco&quot;;[.P$7]&gt;=[.$F15];[.P$7]&lt;=[.$F15]+[.$G15]-1);1;&quot;&quot;))" table:style-name="ce98"/>
          <table:table-cell office:value-type="string" office:string-value="" table:formula="of:=IF(AND([.$C15]=&quot;Objetivo&quot;;[.Q$7]&gt;=[.$F15];[.Q$7]&lt;=[.$F15]+[.$G15]-1);2;IF(AND([.$C15]=&quot;Marco&quot;;[.Q$7]&gt;=[.$F15];[.Q$7]&lt;=[.$F15]+[.$G15]-1);1;&quot;&quot;))" table:style-name="ce98"/>
          <table:table-cell office:value-type="string" office:string-value="" table:formula="of:=IF(AND([.$C15]=&quot;Objetivo&quot;;[.R$7]&gt;=[.$F15];[.R$7]&lt;=[.$F15]+[.$G15]-1);2;IF(AND([.$C15]=&quot;Marco&quot;;[.R$7]&gt;=[.$F15];[.R$7]&lt;=[.$F15]+[.$G15]-1);1;&quot;&quot;))" table:style-name="ce98"/>
          <table:table-cell office:value-type="string" office:string-value="" table:formula="of:=IF(AND([.$C15]=&quot;Objetivo&quot;;[.S$7]&gt;=[.$F15];[.S$7]&lt;=[.$F15]+[.$G15]-1);2;IF(AND([.$C15]=&quot;Marco&quot;;[.S$7]&gt;=[.$F15];[.S$7]&lt;=[.$F15]+[.$G15]-1);1;&quot;&quot;))" table:style-name="ce98"/>
          <table:table-cell office:value-type="string" office:string-value="" table:formula="of:=IF(AND([.$C15]=&quot;Objetivo&quot;;[.T$7]&gt;=[.$F15];[.T$7]&lt;=[.$F15]+[.$G15]-1);2;IF(AND([.$C15]=&quot;Marco&quot;;[.T$7]&gt;=[.$F15];[.T$7]&lt;=[.$F15]+[.$G15]-1);1;&quot;&quot;))" table:style-name="ce98"/>
          <table:table-cell office:value-type="string" office:string-value="" table:formula="of:=IF(AND([.$C15]=&quot;Objetivo&quot;;[.U$7]&gt;=[.$F15];[.U$7]&lt;=[.$F15]+[.$G15]-1);2;IF(AND([.$C15]=&quot;Marco&quot;;[.U$7]&gt;=[.$F15];[.U$7]&lt;=[.$F15]+[.$G15]-1);1;&quot;&quot;))" table:style-name="ce98"/>
          <table:table-cell office:value-type="string" office:string-value="" table:formula="of:=IF(AND([.$C15]=&quot;Objetivo&quot;;[.V$7]&gt;=[.$F15];[.V$7]&lt;=[.$F15]+[.$G15]-1);2;IF(AND([.$C15]=&quot;Marco&quot;;[.V$7]&gt;=[.$F15];[.V$7]&lt;=[.$F15]+[.$G15]-1);1;&quot;&quot;))" table:style-name="ce98"/>
          <table:table-cell office:value-type="string" office:string-value="" table:formula="of:=IF(AND([.$C15]=&quot;Objetivo&quot;;[.W$7]&gt;=[.$F15];[.W$7]&lt;=[.$F15]+[.$G15]-1);2;IF(AND([.$C15]=&quot;Marco&quot;;[.W$7]&gt;=[.$F15];[.W$7]&lt;=[.$F15]+[.$G15]-1);1;&quot;&quot;))" table:style-name="ce98"/>
          <table:table-cell office:value-type="string" office:string-value="" table:formula="of:=IF(AND([.$C15]=&quot;Objetivo&quot;;[.X$7]&gt;=[.$F15];[.X$7]&lt;=[.$F15]+[.$G15]-1);2;IF(AND([.$C15]=&quot;Marco&quot;;[.X$7]&gt;=[.$F15];[.X$7]&lt;=[.$F15]+[.$G15]-1);1;&quot;&quot;))" table:style-name="ce98"/>
          <table:table-cell office:value-type="string" office:string-value="" table:formula="of:=IF(AND([.$C15]=&quot;Objetivo&quot;;[.Y$7]&gt;=[.$F15];[.Y$7]&lt;=[.$F15]+[.$G15]-1);2;IF(AND([.$C15]=&quot;Marco&quot;;[.Y$7]&gt;=[.$F15];[.Y$7]&lt;=[.$F15]+[.$G15]-1);1;&quot;&quot;))" table:style-name="ce98"/>
          <table:table-cell office:value-type="string" office:string-value="" table:formula="of:=IF(AND([.$C15]=&quot;Objetivo&quot;;[.Z$7]&gt;=[.$F15];[.Z$7]&lt;=[.$F15]+[.$G15]-1);2;IF(AND([.$C15]=&quot;Marco&quot;;[.Z$7]&gt;=[.$F15];[.Z$7]&lt;=[.$F15]+[.$G15]-1);1;&quot;&quot;))" table:style-name="ce98"/>
          <table:table-cell office:value-type="string" office:string-value="" table:formula="of:=IF(AND([.$C15]=&quot;Objetivo&quot;;[.AA$7]&gt;=[.$F15];[.AA$7]&lt;=[.$F15]+[.$G15]-1);2;IF(AND([.$C15]=&quot;Marco&quot;;[.AA$7]&gt;=[.$F15];[.AA$7]&lt;=[.$F15]+[.$G15]-1);1;&quot;&quot;))" table:style-name="ce98"/>
          <table:table-cell office:value-type="string" office:string-value="" table:formula="of:=IF(AND([.$C15]=&quot;Objetivo&quot;;[.AB$7]&gt;=[.$F15];[.AB$7]&lt;=[.$F15]+[.$G15]-1);2;IF(AND([.$C15]=&quot;Marco&quot;;[.AB$7]&gt;=[.$F15];[.AB$7]&lt;=[.$F15]+[.$G15]-1);1;&quot;&quot;))" table:style-name="ce98"/>
          <table:table-cell office:value-type="string" office:string-value="" table:formula="of:=IF(AND([.$C15]=&quot;Objetivo&quot;;[.AC$7]&gt;=[.$F15];[.AC$7]&lt;=[.$F15]+[.$G15]-1);2;IF(AND([.$C15]=&quot;Marco&quot;;[.AC$7]&gt;=[.$F15];[.AC$7]&lt;=[.$F15]+[.$G15]-1);1;&quot;&quot;))" table:style-name="ce98"/>
          <table:table-cell office:value-type="string" office:string-value="" table:formula="of:=IF(AND([.$C15]=&quot;Objetivo&quot;;[.AD$7]&gt;=[.$F15];[.AD$7]&lt;=[.$F15]+[.$G15]-1);2;IF(AND([.$C15]=&quot;Marco&quot;;[.AD$7]&gt;=[.$F15];[.AD$7]&lt;=[.$F15]+[.$G15]-1);1;&quot;&quot;))" table:style-name="ce98"/>
          <table:table-cell office:value-type="string" office:string-value="" table:formula="of:=IF(AND([.$C15]=&quot;Objetivo&quot;;[.AE$7]&gt;=[.$F15];[.AE$7]&lt;=[.$F15]+[.$G15]-1);2;IF(AND([.$C15]=&quot;Marco&quot;;[.AE$7]&gt;=[.$F15];[.AE$7]&lt;=[.$F15]+[.$G15]-1);1;&quot;&quot;))" table:style-name="ce98"/>
          <table:table-cell office:value-type="string" office:string-value="" table:formula="of:=IF(AND([.$C15]=&quot;Objetivo&quot;;[.AF$7]&gt;=[.$F15];[.AF$7]&lt;=[.$F15]+[.$G15]-1);2;IF(AND([.$C15]=&quot;Marco&quot;;[.AF$7]&gt;=[.$F15];[.AF$7]&lt;=[.$F15]+[.$G15]-1);1;&quot;&quot;))" table:style-name="ce98"/>
          <table:table-cell office:value-type="string" office:string-value="" table:formula="of:=IF(AND([.$C15]=&quot;Objetivo&quot;;[.AG$7]&gt;=[.$F15];[.AG$7]&lt;=[.$F15]+[.$G15]-1);2;IF(AND([.$C15]=&quot;Marco&quot;;[.AG$7]&gt;=[.$F15];[.AG$7]&lt;=[.$F15]+[.$G15]-1);1;&quot;&quot;))" table:style-name="ce98"/>
          <table:table-cell office:value-type="string" office:string-value="" table:formula="of:=IF(AND([.$C15]=&quot;Objetivo&quot;;[.AH$7]&gt;=[.$F15];[.AH$7]&lt;=[.$F15]+[.$G15]-1);2;IF(AND([.$C15]=&quot;Marco&quot;;[.AH$7]&gt;=[.$F15];[.AH$7]&lt;=[.$F15]+[.$G15]-1);1;&quot;&quot;))" table:style-name="ce98"/>
          <table:table-cell office:value-type="string" office:string-value="" table:formula="of:=IF(AND([.$C15]=&quot;Objetivo&quot;;[.AI$7]&gt;=[.$F15];[.AI$7]&lt;=[.$F15]+[.$G15]-1);2;IF(AND([.$C15]=&quot;Marco&quot;;[.AI$7]&gt;=[.$F15];[.AI$7]&lt;=[.$F15]+[.$G15]-1);1;&quot;&quot;))" table:style-name="ce98"/>
          <table:table-cell office:value-type="string" office:string-value="" table:formula="of:=IF(AND([.$C15]=&quot;Objetivo&quot;;[.AJ$7]&gt;=[.$F15];[.AJ$7]&lt;=[.$F15]+[.$G15]-1);2;IF(AND([.$C15]=&quot;Marco&quot;;[.AJ$7]&gt;=[.$F15];[.AJ$7]&lt;=[.$F15]+[.$G15]-1);1;&quot;&quot;))" table:style-name="ce98"/>
          <table:table-cell office:value-type="string" office:string-value="" table:formula="of:=IF(AND([.$C15]=&quot;Objetivo&quot;;[.AK$7]&gt;=[.$F15];[.AK$7]&lt;=[.$F15]+[.$G15]-1);2;IF(AND([.$C15]=&quot;Marco&quot;;[.AK$7]&gt;=[.$F15];[.AK$7]&lt;=[.$F15]+[.$G15]-1);1;&quot;&quot;))" table:style-name="ce98"/>
          <table:table-cell office:value-type="string" office:string-value="" table:formula="of:=IF(AND([.$C15]=&quot;Objetivo&quot;;[.AL$7]&gt;=[.$F15];[.AL$7]&lt;=[.$F15]+[.$G15]-1);2;IF(AND([.$C15]=&quot;Marco&quot;;[.AL$7]&gt;=[.$F15];[.AL$7]&lt;=[.$F15]+[.$G15]-1);1;&quot;&quot;))" table:style-name="ce98"/>
          <table:table-cell office:value-type="string" office:string-value="" table:formula="of:=IF(AND([.$C15]=&quot;Objetivo&quot;;[.AM$7]&gt;=[.$F15];[.AM$7]&lt;=[.$F15]+[.$G15]-1);2;IF(AND([.$C15]=&quot;Marco&quot;;[.AM$7]&gt;=[.$F15];[.AM$7]&lt;=[.$F15]+[.$G15]-1);1;&quot;&quot;))" table:style-name="ce98"/>
          <table:table-cell office:value-type="string" office:string-value="" table:formula="of:=IF(AND([.$C15]=&quot;Objetivo&quot;;[.AN$7]&gt;=[.$F15];[.AN$7]&lt;=[.$F15]+[.$G15]-1);2;IF(AND([.$C15]=&quot;Marco&quot;;[.AN$7]&gt;=[.$F15];[.AN$7]&lt;=[.$F15]+[.$G15]-1);1;&quot;&quot;))" table:style-name="ce98"/>
          <table:table-cell office:value-type="string" office:string-value="" table:formula="of:=IF(AND([.$C15]=&quot;Objetivo&quot;;[.AO$7]&gt;=[.$F15];[.AO$7]&lt;=[.$F15]+[.$G15]-1);2;IF(AND([.$C15]=&quot;Marco&quot;;[.AO$7]&gt;=[.$F15];[.AO$7]&lt;=[.$F15]+[.$G15]-1);1;&quot;&quot;))" table:style-name="ce98"/>
          <table:table-cell office:value-type="string" office:string-value="" table:formula="of:=IF(AND([.$C15]=&quot;Objetivo&quot;;[.AP$7]&gt;=[.$F15];[.AP$7]&lt;=[.$F15]+[.$G15]-1);2;IF(AND([.$C15]=&quot;Marco&quot;;[.AP$7]&gt;=[.$F15];[.AP$7]&lt;=[.$F15]+[.$G15]-1);1;&quot;&quot;))" table:style-name="ce98"/>
          <table:table-cell office:value-type="string" office:string-value="" table:formula="of:=IF(AND([.$C15]=&quot;Objetivo&quot;;[.AQ$7]&gt;=[.$F15];[.AQ$7]&lt;=[.$F15]+[.$G15]-1);2;IF(AND([.$C15]=&quot;Marco&quot;;[.AQ$7]&gt;=[.$F15];[.AQ$7]&lt;=[.$F15]+[.$G15]-1);1;&quot;&quot;))" table:style-name="ce98"/>
          <table:table-cell office:value-type="string" office:string-value="" table:formula="of:=IF(AND([.$C15]=&quot;Objetivo&quot;;[.AR$7]&gt;=[.$F15];[.AR$7]&lt;=[.$F15]+[.$G15]-1);2;IF(AND([.$C15]=&quot;Marco&quot;;[.AR$7]&gt;=[.$F15];[.AR$7]&lt;=[.$F15]+[.$G15]-1);1;&quot;&quot;))" table:style-name="ce98"/>
          <table:table-cell office:value-type="string" office:string-value="" table:formula="of:=IF(AND([.$C15]=&quot;Objetivo&quot;;[.AS$7]&gt;=[.$F15];[.AS$7]&lt;=[.$F15]+[.$G15]-1);2;IF(AND([.$C15]=&quot;Marco&quot;;[.AS$7]&gt;=[.$F15];[.AS$7]&lt;=[.$F15]+[.$G15]-1);1;&quot;&quot;))" table:style-name="ce98"/>
          <table:table-cell office:value-type="string" office:string-value="" table:formula="of:=IF(AND([.$C15]=&quot;Objetivo&quot;;[.AT$7]&gt;=[.$F15];[.AT$7]&lt;=[.$F15]+[.$G15]-1);2;IF(AND([.$C15]=&quot;Marco&quot;;[.AT$7]&gt;=[.$F15];[.AT$7]&lt;=[.$F15]+[.$G15]-1);1;&quot;&quot;))" table:style-name="ce98"/>
          <table:table-cell office:value-type="string" office:string-value="" table:formula="of:=IF(AND([.$C15]=&quot;Objetivo&quot;;[.AU$7]&gt;=[.$F15];[.AU$7]&lt;=[.$F15]+[.$G15]-1);2;IF(AND([.$C15]=&quot;Marco&quot;;[.AU$7]&gt;=[.$F15];[.AU$7]&lt;=[.$F15]+[.$G15]-1);1;&quot;&quot;))" table:style-name="ce98"/>
          <table:table-cell office:value-type="string" office:string-value="" table:formula="of:=IF(AND([.$C15]=&quot;Objetivo&quot;;[.AV$7]&gt;=[.$F15];[.AV$7]&lt;=[.$F15]+[.$G15]-1);2;IF(AND([.$C15]=&quot;Marco&quot;;[.AV$7]&gt;=[.$F15];[.AV$7]&lt;=[.$F15]+[.$G15]-1);1;&quot;&quot;))" table:style-name="ce98"/>
          <table:table-cell office:value-type="string" office:string-value="" table:formula="of:=IF(AND([.$C15]=&quot;Objetivo&quot;;[.AW$7]&gt;=[.$F15];[.AW$7]&lt;=[.$F15]+[.$G15]-1);2;IF(AND([.$C15]=&quot;Marco&quot;;[.AW$7]&gt;=[.$F15];[.AW$7]&lt;=[.$F15]+[.$G15]-1);1;&quot;&quot;))" table:style-name="ce98"/>
          <table:table-cell office:value-type="string" office:string-value="" table:formula="of:=IF(AND([.$C15]=&quot;Objetivo&quot;;[.AX$7]&gt;=[.$F15];[.AX$7]&lt;=[.$F15]+[.$G15]-1);2;IF(AND([.$C15]=&quot;Marco&quot;;[.AX$7]&gt;=[.$F15];[.AX$7]&lt;=[.$F15]+[.$G15]-1);1;&quot;&quot;))" table:style-name="ce98"/>
          <table:table-cell office:value-type="string" office:string-value="" table:formula="of:=IF(AND([.$C15]=&quot;Objetivo&quot;;[.AY$7]&gt;=[.$F15];[.AY$7]&lt;=[.$F15]+[.$G15]-1);2;IF(AND([.$C15]=&quot;Marco&quot;;[.AY$7]&gt;=[.$F15];[.AY$7]&lt;=[.$F15]+[.$G15]-1);1;&quot;&quot;))" table:style-name="ce98"/>
          <table:table-cell office:value-type="string" office:string-value="" table:formula="of:=IF(AND([.$C15]=&quot;Objetivo&quot;;[.AZ$7]&gt;=[.$F15];[.AZ$7]&lt;=[.$F15]+[.$G15]-1);2;IF(AND([.$C15]=&quot;Marco&quot;;[.AZ$7]&gt;=[.$F15];[.AZ$7]&lt;=[.$F15]+[.$G15]-1);1;&quot;&quot;))" table:style-name="ce98"/>
          <table:table-cell office:value-type="string" office:string-value="" table:formula="of:=IF(AND([.$C15]=&quot;Objetivo&quot;;[.BA$7]&gt;=[.$F15];[.BA$7]&lt;=[.$F15]+[.$G15]-1);2;IF(AND([.$C15]=&quot;Marco&quot;;[.BA$7]&gt;=[.$F15];[.BA$7]&lt;=[.$F15]+[.$G15]-1);1;&quot;&quot;))" table:style-name="ce98"/>
          <table:table-cell office:value-type="string" office:string-value="" table:formula="of:=IF(AND([.$C15]=&quot;Objetivo&quot;;[.BB$7]&gt;=[.$F15];[.BB$7]&lt;=[.$F15]+[.$G15]-1);2;IF(AND([.$C15]=&quot;Marco&quot;;[.BB$7]&gt;=[.$F15];[.BB$7]&lt;=[.$F15]+[.$G15]-1);1;&quot;&quot;))" table:style-name="ce98"/>
          <table:table-cell office:value-type="string" office:string-value="" table:formula="of:=IF(AND([.$C15]=&quot;Objetivo&quot;;[.BC$7]&gt;=[.$F15];[.BC$7]&lt;=[.$F15]+[.$G15]-1);2;IF(AND([.$C15]=&quot;Marco&quot;;[.BC$7]&gt;=[.$F15];[.BC$7]&lt;=[.$F15]+[.$G15]-1);1;&quot;&quot;))" table:style-name="ce98"/>
          <table:table-cell office:value-type="string" office:string-value="" table:formula="of:=IF(AND([.$C15]=&quot;Objetivo&quot;;[.BD$7]&gt;=[.$F15];[.BD$7]&lt;=[.$F15]+[.$G15]-1);2;IF(AND([.$C15]=&quot;Marco&quot;;[.BD$7]&gt;=[.$F15];[.BD$7]&lt;=[.$F15]+[.$G15]-1);1;&quot;&quot;))" table:style-name="ce98"/>
          <table:table-cell office:value-type="string" office:string-value="" table:formula="of:=IF(AND([.$C15]=&quot;Objetivo&quot;;[.BE$7]&gt;=[.$F15];[.BE$7]&lt;=[.$F15]+[.$G15]-1);2;IF(AND([.$C15]=&quot;Marco&quot;;[.BE$7]&gt;=[.$F15];[.BE$7]&lt;=[.$F15]+[.$G15]-1);1;&quot;&quot;))" table:style-name="ce98"/>
          <table:table-cell office:value-type="string" office:string-value="" table:formula="of:=IF(AND([.$C15]=&quot;Objetivo&quot;;[.BF$7]&gt;=[.$F15];[.BF$7]&lt;=[.$F15]+[.$G15]-1);2;IF(AND([.$C15]=&quot;Marco&quot;;[.BF$7]&gt;=[.$F15];[.BF$7]&lt;=[.$F15]+[.$G15]-1);1;&quot;&quot;))" table:style-name="ce98"/>
          <table:table-cell office:value-type="string" office:string-value="" table:formula="of:=IF(AND([.$C15]=&quot;Objetivo&quot;;[.BG$7]&gt;=[.$F15];[.BG$7]&lt;=[.$F15]+[.$G15]-1);2;IF(AND([.$C15]=&quot;Marco&quot;;[.BG$7]&gt;=[.$F15];[.BG$7]&lt;=[.$F15]+[.$G15]-1);1;&quot;&quot;))" table:style-name="ce98"/>
          <table:table-cell office:value-type="string" office:string-value="" table:formula="of:=IF(AND([.$C15]=&quot;Objetivo&quot;;[.BH$7]&gt;=[.$F15];[.BH$7]&lt;=[.$F15]+[.$G15]-1);2;IF(AND([.$C15]=&quot;Marco&quot;;[.BH$7]&gt;=[.$F15];[.BH$7]&lt;=[.$F15]+[.$G15]-1);1;&quot;&quot;))" table:style-name="ce98"/>
          <table:table-cell office:value-type="string" office:string-value="" table:formula="of:=IF(AND([.$C15]=&quot;Objetivo&quot;;[.BI$7]&gt;=[.$F15];[.BI$7]&lt;=[.$F15]+[.$G15]-1);2;IF(AND([.$C15]=&quot;Marco&quot;;[.BI$7]&gt;=[.$F15];[.BI$7]&lt;=[.$F15]+[.$G15]-1);1;&quot;&quot;))" table:style-name="ce98"/>
          <table:table-cell office:value-type="string" office:string-value="" table:formula="of:=IF(AND([.$C15]=&quot;Objetivo&quot;;[.BJ$7]&gt;=[.$F15];[.BJ$7]&lt;=[.$F15]+[.$G15]-1);2;IF(AND([.$C15]=&quot;Marco&quot;;[.BJ$7]&gt;=[.$F15];[.BJ$7]&lt;=[.$F15]+[.$G15]-1);1;&quot;&quot;))" table:style-name="ce98"/>
          <table:table-cell office:value-type="string" office:string-value="" table:formula="of:=IF(AND([.$C15]=&quot;Objetivo&quot;;[.BK$7]&gt;=[.$F15];[.BK$7]&lt;=[.$F15]+[.$G15]-1);2;IF(AND([.$C15]=&quot;Marco&quot;;[.BK$7]&gt;=[.$F15];[.BK$7]&lt;=[.$F15]+[.$G15]-1);1;&quot;&quot;))" table:style-name="ce98"/>
          <table:table-cell office:value-type="string" office:string-value="" table:formula="of:=IF(AND([.$C15]=&quot;Objetivo&quot;;[.BL$7]&gt;=[.$F15];[.BL$7]&lt;=[.$F15]+[.$G15]-1);2;IF(AND([.$C15]=&quot;Marco&quot;;[.BL$7]&gt;=[.$F15];[.BL$7]&lt;=[.$F15]+[.$G15]-1);1;&quot;&quot;))" table:style-name="ce98"/>
          <table:table-cell table:style-name="ce26"/>
          <table:table-cell table:number-columns-repeated="16319" table:style-name="ce1"/>
        </table:table-row>
        <table:table-row table:style-name="ro5">
          <table:table-cell table:style-name="ce6"/>
          <table:table-cell office:value-type="string" table:style-name="ce24">
            <text:p>Teste de Tecnologias</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4-03T00:00:00" table:style-name="ce22">
            <text:p>03/04/2021</text:p>
          </table:table-cell>
          <table:table-cell office:value-type="float" office:value="7" table:style-name="ce23">
            <text:p>7<text:s/></text:p>
          </table:table-cell>
          <table:table-cell table:style-name="ce18"/>
          <table:table-cell office:value-type="string" office:string-value="" table:formula="of:=IF(AND([.$C16]=&quot;Objetivo&quot;;[.I$7]&gt;=[.$F16];[.I$7]&lt;=[.$F16]+[.$G16]-1);2;IF(AND([.$C16]=&quot;Marco&quot;;[.I$7]&gt;=[.$F16];[.I$7]&lt;=[.$F16]+[.$G16]-1);1;&quot;&quot;))" table:style-name="ce97"/>
          <table:table-cell office:value-type="string" office:string-value="" table:formula="of:=IF(AND([.$C16]=&quot;Objetivo&quot;;[.J$7]&gt;=[.$F16];[.J$7]&lt;=[.$F16]+[.$G16]-1);2;IF(AND([.$C16]=&quot;Marco&quot;;[.J$7]&gt;=[.$F16];[.J$7]&lt;=[.$F16]+[.$G16]-1);1;&quot;&quot;))" table:style-name="ce98"/>
          <table:table-cell office:value-type="string" office:string-value="" table:formula="of:=IF(AND([.$C16]=&quot;Objetivo&quot;;[.K$7]&gt;=[.$F16];[.K$7]&lt;=[.$F16]+[.$G16]-1);2;IF(AND([.$C16]=&quot;Marco&quot;;[.K$7]&gt;=[.$F16];[.K$7]&lt;=[.$F16]+[.$G16]-1);1;&quot;&quot;))" table:style-name="ce98"/>
          <table:table-cell office:value-type="string" office:string-value="" table:formula="of:=IF(AND([.$C16]=&quot;Objetivo&quot;;[.L$7]&gt;=[.$F16];[.L$7]&lt;=[.$F16]+[.$G16]-1);2;IF(AND([.$C16]=&quot;Marco&quot;;[.L$7]&gt;=[.$F16];[.L$7]&lt;=[.$F16]+[.$G16]-1);1;&quot;&quot;))" table:style-name="ce98"/>
          <table:table-cell office:value-type="string" office:string-value="" table:formula="of:=IF(AND([.$C16]=&quot;Objetivo&quot;;[.M$7]&gt;=[.$F16];[.M$7]&lt;=[.$F16]+[.$G16]-1);2;IF(AND([.$C16]=&quot;Marco&quot;;[.M$7]&gt;=[.$F16];[.M$7]&lt;=[.$F16]+[.$G16]-1);1;&quot;&quot;))" table:style-name="ce98"/>
          <table:table-cell office:value-type="string" office:string-value="" table:formula="of:=IF(AND([.$C16]=&quot;Objetivo&quot;;[.N$7]&gt;=[.$F16];[.N$7]&lt;=[.$F16]+[.$G16]-1);2;IF(AND([.$C16]=&quot;Marco&quot;;[.N$7]&gt;=[.$F16];[.N$7]&lt;=[.$F16]+[.$G16]-1);1;&quot;&quot;))" table:style-name="ce98"/>
          <table:table-cell office:value-type="string" office:string-value="" table:formula="of:=IF(AND([.$C16]=&quot;Objetivo&quot;;[.O$7]&gt;=[.$F16];[.O$7]&lt;=[.$F16]+[.$G16]-1);2;IF(AND([.$C16]=&quot;Marco&quot;;[.O$7]&gt;=[.$F16];[.O$7]&lt;=[.$F16]+[.$G16]-1);1;&quot;&quot;))" table:style-name="ce98"/>
          <table:table-cell office:value-type="string" office:string-value="" table:formula="of:=IF(AND([.$C16]=&quot;Objetivo&quot;;[.P$7]&gt;=[.$F16];[.P$7]&lt;=[.$F16]+[.$G16]-1);2;IF(AND([.$C16]=&quot;Marco&quot;;[.P$7]&gt;=[.$F16];[.P$7]&lt;=[.$F16]+[.$G16]-1);1;&quot;&quot;))" table:style-name="ce98"/>
          <table:table-cell office:value-type="string" office:string-value="" table:formula="of:=IF(AND([.$C16]=&quot;Objetivo&quot;;[.Q$7]&gt;=[.$F16];[.Q$7]&lt;=[.$F16]+[.$G16]-1);2;IF(AND([.$C16]=&quot;Marco&quot;;[.Q$7]&gt;=[.$F16];[.Q$7]&lt;=[.$F16]+[.$G16]-1);1;&quot;&quot;))" table:style-name="ce98"/>
          <table:table-cell office:value-type="string" office:string-value="" table:formula="of:=IF(AND([.$C16]=&quot;Objetivo&quot;;[.R$7]&gt;=[.$F16];[.R$7]&lt;=[.$F16]+[.$G16]-1);2;IF(AND([.$C16]=&quot;Marco&quot;;[.R$7]&gt;=[.$F16];[.R$7]&lt;=[.$F16]+[.$G16]-1);1;&quot;&quot;))" table:style-name="ce98"/>
          <table:table-cell office:value-type="string" office:string-value="" table:formula="of:=IF(AND([.$C16]=&quot;Objetivo&quot;;[.S$7]&gt;=[.$F16];[.S$7]&lt;=[.$F16]+[.$G16]-1);2;IF(AND([.$C16]=&quot;Marco&quot;;[.S$7]&gt;=[.$F16];[.S$7]&lt;=[.$F16]+[.$G16]-1);1;&quot;&quot;))" table:style-name="ce98"/>
          <table:table-cell office:value-type="string" office:string-value="" table:formula="of:=IF(AND([.$C16]=&quot;Objetivo&quot;;[.T$7]&gt;=[.$F16];[.T$7]&lt;=[.$F16]+[.$G16]-1);2;IF(AND([.$C16]=&quot;Marco&quot;;[.T$7]&gt;=[.$F16];[.T$7]&lt;=[.$F16]+[.$G16]-1);1;&quot;&quot;))" table:style-name="ce98"/>
          <table:table-cell office:value-type="string" office:string-value="" table:formula="of:=IF(AND([.$C16]=&quot;Objetivo&quot;;[.U$7]&gt;=[.$F16];[.U$7]&lt;=[.$F16]+[.$G16]-1);2;IF(AND([.$C16]=&quot;Marco&quot;;[.U$7]&gt;=[.$F16];[.U$7]&lt;=[.$F16]+[.$G16]-1);1;&quot;&quot;))" table:style-name="ce98"/>
          <table:table-cell office:value-type="string" office:string-value="" table:formula="of:=IF(AND([.$C16]=&quot;Objetivo&quot;;[.V$7]&gt;=[.$F16];[.V$7]&lt;=[.$F16]+[.$G16]-1);2;IF(AND([.$C16]=&quot;Marco&quot;;[.V$7]&gt;=[.$F16];[.V$7]&lt;=[.$F16]+[.$G16]-1);1;&quot;&quot;))" table:style-name="ce98"/>
          <table:table-cell office:value-type="string" office:string-value="" table:formula="of:=IF(AND([.$C16]=&quot;Objetivo&quot;;[.W$7]&gt;=[.$F16];[.W$7]&lt;=[.$F16]+[.$G16]-1);2;IF(AND([.$C16]=&quot;Marco&quot;;[.W$7]&gt;=[.$F16];[.W$7]&lt;=[.$F16]+[.$G16]-1);1;&quot;&quot;))" table:style-name="ce98"/>
          <table:table-cell office:value-type="string" office:string-value="" table:formula="of:=IF(AND([.$C16]=&quot;Objetivo&quot;;[.X$7]&gt;=[.$F16];[.X$7]&lt;=[.$F16]+[.$G16]-1);2;IF(AND([.$C16]=&quot;Marco&quot;;[.X$7]&gt;=[.$F16];[.X$7]&lt;=[.$F16]+[.$G16]-1);1;&quot;&quot;))" table:style-name="ce98"/>
          <table:table-cell office:value-type="string" office:string-value="" table:formula="of:=IF(AND([.$C16]=&quot;Objetivo&quot;;[.Y$7]&gt;=[.$F16];[.Y$7]&lt;=[.$F16]+[.$G16]-1);2;IF(AND([.$C16]=&quot;Marco&quot;;[.Y$7]&gt;=[.$F16];[.Y$7]&lt;=[.$F16]+[.$G16]-1);1;&quot;&quot;))" table:style-name="ce98"/>
          <table:table-cell office:value-type="string" office:string-value="" table:formula="of:=IF(AND([.$C16]=&quot;Objetivo&quot;;[.Z$7]&gt;=[.$F16];[.Z$7]&lt;=[.$F16]+[.$G16]-1);2;IF(AND([.$C16]=&quot;Marco&quot;;[.Z$7]&gt;=[.$F16];[.Z$7]&lt;=[.$F16]+[.$G16]-1);1;&quot;&quot;))" table:style-name="ce98"/>
          <table:table-cell office:value-type="string" office:string-value="" table:formula="of:=IF(AND([.$C16]=&quot;Objetivo&quot;;[.AA$7]&gt;=[.$F16];[.AA$7]&lt;=[.$F16]+[.$G16]-1);2;IF(AND([.$C16]=&quot;Marco&quot;;[.AA$7]&gt;=[.$F16];[.AA$7]&lt;=[.$F16]+[.$G16]-1);1;&quot;&quot;))" table:style-name="ce98"/>
          <table:table-cell office:value-type="string" office:string-value="" table:formula="of:=IF(AND([.$C16]=&quot;Objetivo&quot;;[.AB$7]&gt;=[.$F16];[.AB$7]&lt;=[.$F16]+[.$G16]-1);2;IF(AND([.$C16]=&quot;Marco&quot;;[.AB$7]&gt;=[.$F16];[.AB$7]&lt;=[.$F16]+[.$G16]-1);1;&quot;&quot;))" table:style-name="ce98"/>
          <table:table-cell office:value-type="string" office:string-value="" table:formula="of:=IF(AND([.$C16]=&quot;Objetivo&quot;;[.AC$7]&gt;=[.$F16];[.AC$7]&lt;=[.$F16]+[.$G16]-1);2;IF(AND([.$C16]=&quot;Marco&quot;;[.AC$7]&gt;=[.$F16];[.AC$7]&lt;=[.$F16]+[.$G16]-1);1;&quot;&quot;))" table:style-name="ce98"/>
          <table:table-cell office:value-type="string" office:string-value="" table:formula="of:=IF(AND([.$C16]=&quot;Objetivo&quot;;[.AD$7]&gt;=[.$F16];[.AD$7]&lt;=[.$F16]+[.$G16]-1);2;IF(AND([.$C16]=&quot;Marco&quot;;[.AD$7]&gt;=[.$F16];[.AD$7]&lt;=[.$F16]+[.$G16]-1);1;&quot;&quot;))" table:style-name="ce98"/>
          <table:table-cell office:value-type="string" office:string-value="" table:formula="of:=IF(AND([.$C16]=&quot;Objetivo&quot;;[.AE$7]&gt;=[.$F16];[.AE$7]&lt;=[.$F16]+[.$G16]-1);2;IF(AND([.$C16]=&quot;Marco&quot;;[.AE$7]&gt;=[.$F16];[.AE$7]&lt;=[.$F16]+[.$G16]-1);1;&quot;&quot;))" table:style-name="ce98"/>
          <table:table-cell office:value-type="string" office:string-value="" table:formula="of:=IF(AND([.$C16]=&quot;Objetivo&quot;;[.AF$7]&gt;=[.$F16];[.AF$7]&lt;=[.$F16]+[.$G16]-1);2;IF(AND([.$C16]=&quot;Marco&quot;;[.AF$7]&gt;=[.$F16];[.AF$7]&lt;=[.$F16]+[.$G16]-1);1;&quot;&quot;))" table:style-name="ce98"/>
          <table:table-cell office:value-type="string" office:string-value="" table:formula="of:=IF(AND([.$C16]=&quot;Objetivo&quot;;[.AG$7]&gt;=[.$F16];[.AG$7]&lt;=[.$F16]+[.$G16]-1);2;IF(AND([.$C16]=&quot;Marco&quot;;[.AG$7]&gt;=[.$F16];[.AG$7]&lt;=[.$F16]+[.$G16]-1);1;&quot;&quot;))" table:style-name="ce98"/>
          <table:table-cell office:value-type="string" office:string-value="" table:formula="of:=IF(AND([.$C16]=&quot;Objetivo&quot;;[.AH$7]&gt;=[.$F16];[.AH$7]&lt;=[.$F16]+[.$G16]-1);2;IF(AND([.$C16]=&quot;Marco&quot;;[.AH$7]&gt;=[.$F16];[.AH$7]&lt;=[.$F16]+[.$G16]-1);1;&quot;&quot;))" table:style-name="ce98"/>
          <table:table-cell office:value-type="string" office:string-value="" table:formula="of:=IF(AND([.$C16]=&quot;Objetivo&quot;;[.AI$7]&gt;=[.$F16];[.AI$7]&lt;=[.$F16]+[.$G16]-1);2;IF(AND([.$C16]=&quot;Marco&quot;;[.AI$7]&gt;=[.$F16];[.AI$7]&lt;=[.$F16]+[.$G16]-1);1;&quot;&quot;))" table:style-name="ce98"/>
          <table:table-cell office:value-type="string" office:string-value="" table:formula="of:=IF(AND([.$C16]=&quot;Objetivo&quot;;[.AJ$7]&gt;=[.$F16];[.AJ$7]&lt;=[.$F16]+[.$G16]-1);2;IF(AND([.$C16]=&quot;Marco&quot;;[.AJ$7]&gt;=[.$F16];[.AJ$7]&lt;=[.$F16]+[.$G16]-1);1;&quot;&quot;))" table:style-name="ce98"/>
          <table:table-cell office:value-type="string" office:string-value="" table:formula="of:=IF(AND([.$C16]=&quot;Objetivo&quot;;[.AK$7]&gt;=[.$F16];[.AK$7]&lt;=[.$F16]+[.$G16]-1);2;IF(AND([.$C16]=&quot;Marco&quot;;[.AK$7]&gt;=[.$F16];[.AK$7]&lt;=[.$F16]+[.$G16]-1);1;&quot;&quot;))" table:style-name="ce98"/>
          <table:table-cell office:value-type="string" office:string-value="" table:formula="of:=IF(AND([.$C16]=&quot;Objetivo&quot;;[.AL$7]&gt;=[.$F16];[.AL$7]&lt;=[.$F16]+[.$G16]-1);2;IF(AND([.$C16]=&quot;Marco&quot;;[.AL$7]&gt;=[.$F16];[.AL$7]&lt;=[.$F16]+[.$G16]-1);1;&quot;&quot;))" table:style-name="ce98"/>
          <table:table-cell office:value-type="string" office:string-value="" table:formula="of:=IF(AND([.$C16]=&quot;Objetivo&quot;;[.AM$7]&gt;=[.$F16];[.AM$7]&lt;=[.$F16]+[.$G16]-1);2;IF(AND([.$C16]=&quot;Marco&quot;;[.AM$7]&gt;=[.$F16];[.AM$7]&lt;=[.$F16]+[.$G16]-1);1;&quot;&quot;))" table:style-name="ce98"/>
          <table:table-cell office:value-type="string" office:string-value="" table:formula="of:=IF(AND([.$C16]=&quot;Objetivo&quot;;[.AN$7]&gt;=[.$F16];[.AN$7]&lt;=[.$F16]+[.$G16]-1);2;IF(AND([.$C16]=&quot;Marco&quot;;[.AN$7]&gt;=[.$F16];[.AN$7]&lt;=[.$F16]+[.$G16]-1);1;&quot;&quot;))" table:style-name="ce98"/>
          <table:table-cell office:value-type="string" office:string-value="" table:formula="of:=IF(AND([.$C16]=&quot;Objetivo&quot;;[.AO$7]&gt;=[.$F16];[.AO$7]&lt;=[.$F16]+[.$G16]-1);2;IF(AND([.$C16]=&quot;Marco&quot;;[.AO$7]&gt;=[.$F16];[.AO$7]&lt;=[.$F16]+[.$G16]-1);1;&quot;&quot;))" table:style-name="ce98"/>
          <table:table-cell office:value-type="string" office:string-value="" table:formula="of:=IF(AND([.$C16]=&quot;Objetivo&quot;;[.AP$7]&gt;=[.$F16];[.AP$7]&lt;=[.$F16]+[.$G16]-1);2;IF(AND([.$C16]=&quot;Marco&quot;;[.AP$7]&gt;=[.$F16];[.AP$7]&lt;=[.$F16]+[.$G16]-1);1;&quot;&quot;))" table:style-name="ce98"/>
          <table:table-cell office:value-type="string" office:string-value="" table:formula="of:=IF(AND([.$C16]=&quot;Objetivo&quot;;[.AQ$7]&gt;=[.$F16];[.AQ$7]&lt;=[.$F16]+[.$G16]-1);2;IF(AND([.$C16]=&quot;Marco&quot;;[.AQ$7]&gt;=[.$F16];[.AQ$7]&lt;=[.$F16]+[.$G16]-1);1;&quot;&quot;))" table:style-name="ce98"/>
          <table:table-cell office:value-type="string" office:string-value="" table:formula="of:=IF(AND([.$C16]=&quot;Objetivo&quot;;[.AR$7]&gt;=[.$F16];[.AR$7]&lt;=[.$F16]+[.$G16]-1);2;IF(AND([.$C16]=&quot;Marco&quot;;[.AR$7]&gt;=[.$F16];[.AR$7]&lt;=[.$F16]+[.$G16]-1);1;&quot;&quot;))" table:style-name="ce98"/>
          <table:table-cell office:value-type="string" office:string-value="" table:formula="of:=IF(AND([.$C16]=&quot;Objetivo&quot;;[.AS$7]&gt;=[.$F16];[.AS$7]&lt;=[.$F16]+[.$G16]-1);2;IF(AND([.$C16]=&quot;Marco&quot;;[.AS$7]&gt;=[.$F16];[.AS$7]&lt;=[.$F16]+[.$G16]-1);1;&quot;&quot;))" table:style-name="ce98"/>
          <table:table-cell office:value-type="string" office:string-value="" table:formula="of:=IF(AND([.$C16]=&quot;Objetivo&quot;;[.AT$7]&gt;=[.$F16];[.AT$7]&lt;=[.$F16]+[.$G16]-1);2;IF(AND([.$C16]=&quot;Marco&quot;;[.AT$7]&gt;=[.$F16];[.AT$7]&lt;=[.$F16]+[.$G16]-1);1;&quot;&quot;))" table:style-name="ce98"/>
          <table:table-cell office:value-type="string" office:string-value="" table:formula="of:=IF(AND([.$C16]=&quot;Objetivo&quot;;[.AU$7]&gt;=[.$F16];[.AU$7]&lt;=[.$F16]+[.$G16]-1);2;IF(AND([.$C16]=&quot;Marco&quot;;[.AU$7]&gt;=[.$F16];[.AU$7]&lt;=[.$F16]+[.$G16]-1);1;&quot;&quot;))" table:style-name="ce98"/>
          <table:table-cell office:value-type="string" office:string-value="" table:formula="of:=IF(AND([.$C16]=&quot;Objetivo&quot;;[.AV$7]&gt;=[.$F16];[.AV$7]&lt;=[.$F16]+[.$G16]-1);2;IF(AND([.$C16]=&quot;Marco&quot;;[.AV$7]&gt;=[.$F16];[.AV$7]&lt;=[.$F16]+[.$G16]-1);1;&quot;&quot;))" table:style-name="ce98"/>
          <table:table-cell office:value-type="string" office:string-value="" table:formula="of:=IF(AND([.$C16]=&quot;Objetivo&quot;;[.AW$7]&gt;=[.$F16];[.AW$7]&lt;=[.$F16]+[.$G16]-1);2;IF(AND([.$C16]=&quot;Marco&quot;;[.AW$7]&gt;=[.$F16];[.AW$7]&lt;=[.$F16]+[.$G16]-1);1;&quot;&quot;))" table:style-name="ce98"/>
          <table:table-cell office:value-type="string" office:string-value="" table:formula="of:=IF(AND([.$C16]=&quot;Objetivo&quot;;[.AX$7]&gt;=[.$F16];[.AX$7]&lt;=[.$F16]+[.$G16]-1);2;IF(AND([.$C16]=&quot;Marco&quot;;[.AX$7]&gt;=[.$F16];[.AX$7]&lt;=[.$F16]+[.$G16]-1);1;&quot;&quot;))" table:style-name="ce98"/>
          <table:table-cell office:value-type="string" office:string-value="" table:formula="of:=IF(AND([.$C16]=&quot;Objetivo&quot;;[.AY$7]&gt;=[.$F16];[.AY$7]&lt;=[.$F16]+[.$G16]-1);2;IF(AND([.$C16]=&quot;Marco&quot;;[.AY$7]&gt;=[.$F16];[.AY$7]&lt;=[.$F16]+[.$G16]-1);1;&quot;&quot;))" table:style-name="ce98"/>
          <table:table-cell office:value-type="string" office:string-value="" table:formula="of:=IF(AND([.$C16]=&quot;Objetivo&quot;;[.AZ$7]&gt;=[.$F16];[.AZ$7]&lt;=[.$F16]+[.$G16]-1);2;IF(AND([.$C16]=&quot;Marco&quot;;[.AZ$7]&gt;=[.$F16];[.AZ$7]&lt;=[.$F16]+[.$G16]-1);1;&quot;&quot;))" table:style-name="ce98"/>
          <table:table-cell office:value-type="string" office:string-value="" table:formula="of:=IF(AND([.$C16]=&quot;Objetivo&quot;;[.BA$7]&gt;=[.$F16];[.BA$7]&lt;=[.$F16]+[.$G16]-1);2;IF(AND([.$C16]=&quot;Marco&quot;;[.BA$7]&gt;=[.$F16];[.BA$7]&lt;=[.$F16]+[.$G16]-1);1;&quot;&quot;))" table:style-name="ce98"/>
          <table:table-cell office:value-type="string" office:string-value="" table:formula="of:=IF(AND([.$C16]=&quot;Objetivo&quot;;[.BB$7]&gt;=[.$F16];[.BB$7]&lt;=[.$F16]+[.$G16]-1);2;IF(AND([.$C16]=&quot;Marco&quot;;[.BB$7]&gt;=[.$F16];[.BB$7]&lt;=[.$F16]+[.$G16]-1);1;&quot;&quot;))" table:style-name="ce98"/>
          <table:table-cell office:value-type="string" office:string-value="" table:formula="of:=IF(AND([.$C16]=&quot;Objetivo&quot;;[.BC$7]&gt;=[.$F16];[.BC$7]&lt;=[.$F16]+[.$G16]-1);2;IF(AND([.$C16]=&quot;Marco&quot;;[.BC$7]&gt;=[.$F16];[.BC$7]&lt;=[.$F16]+[.$G16]-1);1;&quot;&quot;))" table:style-name="ce98"/>
          <table:table-cell office:value-type="string" office:string-value="" table:formula="of:=IF(AND([.$C16]=&quot;Objetivo&quot;;[.BD$7]&gt;=[.$F16];[.BD$7]&lt;=[.$F16]+[.$G16]-1);2;IF(AND([.$C16]=&quot;Marco&quot;;[.BD$7]&gt;=[.$F16];[.BD$7]&lt;=[.$F16]+[.$G16]-1);1;&quot;&quot;))" table:style-name="ce98"/>
          <table:table-cell office:value-type="string" office:string-value="" table:formula="of:=IF(AND([.$C16]=&quot;Objetivo&quot;;[.BE$7]&gt;=[.$F16];[.BE$7]&lt;=[.$F16]+[.$G16]-1);2;IF(AND([.$C16]=&quot;Marco&quot;;[.BE$7]&gt;=[.$F16];[.BE$7]&lt;=[.$F16]+[.$G16]-1);1;&quot;&quot;))" table:style-name="ce98"/>
          <table:table-cell office:value-type="string" office:string-value="" table:formula="of:=IF(AND([.$C16]=&quot;Objetivo&quot;;[.BF$7]&gt;=[.$F16];[.BF$7]&lt;=[.$F16]+[.$G16]-1);2;IF(AND([.$C16]=&quot;Marco&quot;;[.BF$7]&gt;=[.$F16];[.BF$7]&lt;=[.$F16]+[.$G16]-1);1;&quot;&quot;))" table:style-name="ce98"/>
          <table:table-cell office:value-type="string" office:string-value="" table:formula="of:=IF(AND([.$C16]=&quot;Objetivo&quot;;[.BG$7]&gt;=[.$F16];[.BG$7]&lt;=[.$F16]+[.$G16]-1);2;IF(AND([.$C16]=&quot;Marco&quot;;[.BG$7]&gt;=[.$F16];[.BG$7]&lt;=[.$F16]+[.$G16]-1);1;&quot;&quot;))" table:style-name="ce98"/>
          <table:table-cell office:value-type="string" office:string-value="" table:formula="of:=IF(AND([.$C16]=&quot;Objetivo&quot;;[.BH$7]&gt;=[.$F16];[.BH$7]&lt;=[.$F16]+[.$G16]-1);2;IF(AND([.$C16]=&quot;Marco&quot;;[.BH$7]&gt;=[.$F16];[.BH$7]&lt;=[.$F16]+[.$G16]-1);1;&quot;&quot;))" table:style-name="ce98"/>
          <table:table-cell office:value-type="string" office:string-value="" table:formula="of:=IF(AND([.$C16]=&quot;Objetivo&quot;;[.BI$7]&gt;=[.$F16];[.BI$7]&lt;=[.$F16]+[.$G16]-1);2;IF(AND([.$C16]=&quot;Marco&quot;;[.BI$7]&gt;=[.$F16];[.BI$7]&lt;=[.$F16]+[.$G16]-1);1;&quot;&quot;))" table:style-name="ce98"/>
          <table:table-cell office:value-type="string" office:string-value="" table:formula="of:=IF(AND([.$C16]=&quot;Objetivo&quot;;[.BJ$7]&gt;=[.$F16];[.BJ$7]&lt;=[.$F16]+[.$G16]-1);2;IF(AND([.$C16]=&quot;Marco&quot;;[.BJ$7]&gt;=[.$F16];[.BJ$7]&lt;=[.$F16]+[.$G16]-1);1;&quot;&quot;))" table:style-name="ce98"/>
          <table:table-cell office:value-type="string" office:string-value="" table:formula="of:=IF(AND([.$C16]=&quot;Objetivo&quot;;[.BK$7]&gt;=[.$F16];[.BK$7]&lt;=[.$F16]+[.$G16]-1);2;IF(AND([.$C16]=&quot;Marco&quot;;[.BK$7]&gt;=[.$F16];[.BK$7]&lt;=[.$F16]+[.$G16]-1);1;&quot;&quot;))" table:style-name="ce98"/>
          <table:table-cell office:value-type="string" office:string-value="" table:formula="of:=IF(AND([.$C16]=&quot;Objetivo&quot;;[.BL$7]&gt;=[.$F16];[.BL$7]&lt;=[.$F16]+[.$G16]-1);2;IF(AND([.$C16]=&quot;Marco&quot;;[.BL$7]&gt;=[.$F16];[.BL$7]&lt;=[.$F16]+[.$G16]-1);1;&quot;&quot;))" table:style-name="ce98"/>
          <table:table-cell table:style-name="ce26"/>
          <table:table-cell table:number-columns-repeated="16319" table:style-name="ce1"/>
        </table:table-row>
        <table:table-row table:style-name="ro5">
          <table:table-cell table:style-name="ce7"/>
          <table:table-cell office:value-type="string" table:style-name="ce24">
            <text:p>Limitações de tecnologias</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3-27T00:00:00" table:style-name="ce22">
            <text:p>27/03/2021</text:p>
          </table:table-cell>
          <table:table-cell office:value-type="float" office:value="14" table:style-name="ce23">
            <text:p>14<text:s/></text:p>
          </table:table-cell>
          <table:table-cell table:style-name="ce18"/>
          <table:table-cell office:value-type="string" office:string-value="" table:formula="of:=IF(AND([.$C17]=&quot;Objetivo&quot;;[.I$7]&gt;=[.$F17];[.I$7]&lt;=[.$F17]+[.$G17]-1);2;IF(AND([.$C17]=&quot;Marco&quot;;[.I$7]&gt;=[.$F17];[.I$7]&lt;=[.$F17]+[.$G17]-1);1;&quot;&quot;))" table:style-name="ce97"/>
          <table:table-cell office:value-type="string" office:string-value="" table:formula="of:=IF(AND([.$C17]=&quot;Objetivo&quot;;[.J$7]&gt;=[.$F17];[.J$7]&lt;=[.$F17]+[.$G17]-1);2;IF(AND([.$C17]=&quot;Marco&quot;;[.J$7]&gt;=[.$F17];[.J$7]&lt;=[.$F17]+[.$G17]-1);1;&quot;&quot;))" table:style-name="ce98"/>
          <table:table-cell office:value-type="string" office:string-value="" table:formula="of:=IF(AND([.$C17]=&quot;Objetivo&quot;;[.K$7]&gt;=[.$F17];[.K$7]&lt;=[.$F17]+[.$G17]-1);2;IF(AND([.$C17]=&quot;Marco&quot;;[.K$7]&gt;=[.$F17];[.K$7]&lt;=[.$F17]+[.$G17]-1);1;&quot;&quot;))" table:style-name="ce98"/>
          <table:table-cell office:value-type="string" office:string-value="" table:formula="of:=IF(AND([.$C17]=&quot;Objetivo&quot;;[.L$7]&gt;=[.$F17];[.L$7]&lt;=[.$F17]+[.$G17]-1);2;IF(AND([.$C17]=&quot;Marco&quot;;[.L$7]&gt;=[.$F17];[.L$7]&lt;=[.$F17]+[.$G17]-1);1;&quot;&quot;))" table:style-name="ce98"/>
          <table:table-cell office:value-type="string" office:string-value="" table:formula="of:=IF(AND([.$C17]=&quot;Objetivo&quot;;[.M$7]&gt;=[.$F17];[.M$7]&lt;=[.$F17]+[.$G17]-1);2;IF(AND([.$C17]=&quot;Marco&quot;;[.M$7]&gt;=[.$F17];[.M$7]&lt;=[.$F17]+[.$G17]-1);1;&quot;&quot;))" table:style-name="ce98"/>
          <table:table-cell office:value-type="string" office:string-value="" table:formula="of:=IF(AND([.$C17]=&quot;Objetivo&quot;;[.N$7]&gt;=[.$F17];[.N$7]&lt;=[.$F17]+[.$G17]-1);2;IF(AND([.$C17]=&quot;Marco&quot;;[.N$7]&gt;=[.$F17];[.N$7]&lt;=[.$F17]+[.$G17]-1);1;&quot;&quot;))" table:style-name="ce98"/>
          <table:table-cell office:value-type="string" office:string-value="" table:formula="of:=IF(AND([.$C17]=&quot;Objetivo&quot;;[.O$7]&gt;=[.$F17];[.O$7]&lt;=[.$F17]+[.$G17]-1);2;IF(AND([.$C17]=&quot;Marco&quot;;[.O$7]&gt;=[.$F17];[.O$7]&lt;=[.$F17]+[.$G17]-1);1;&quot;&quot;))" table:style-name="ce98"/>
          <table:table-cell office:value-type="string" office:string-value="" table:formula="of:=IF(AND([.$C17]=&quot;Objetivo&quot;;[.P$7]&gt;=[.$F17];[.P$7]&lt;=[.$F17]+[.$G17]-1);2;IF(AND([.$C17]=&quot;Marco&quot;;[.P$7]&gt;=[.$F17];[.P$7]&lt;=[.$F17]+[.$G17]-1);1;&quot;&quot;))" table:style-name="ce98"/>
          <table:table-cell office:value-type="string" office:string-value="" table:formula="of:=IF(AND([.$C17]=&quot;Objetivo&quot;;[.Q$7]&gt;=[.$F17];[.Q$7]&lt;=[.$F17]+[.$G17]-1);2;IF(AND([.$C17]=&quot;Marco&quot;;[.Q$7]&gt;=[.$F17];[.Q$7]&lt;=[.$F17]+[.$G17]-1);1;&quot;&quot;))" table:style-name="ce98"/>
          <table:table-cell office:value-type="string" office:string-value="" table:formula="of:=IF(AND([.$C17]=&quot;Objetivo&quot;;[.R$7]&gt;=[.$F17];[.R$7]&lt;=[.$F17]+[.$G17]-1);2;IF(AND([.$C17]=&quot;Marco&quot;;[.R$7]&gt;=[.$F17];[.R$7]&lt;=[.$F17]+[.$G17]-1);1;&quot;&quot;))" table:style-name="ce98"/>
          <table:table-cell office:value-type="string" office:string-value="" table:formula="of:=IF(AND([.$C17]=&quot;Objetivo&quot;;[.S$7]&gt;=[.$F17];[.S$7]&lt;=[.$F17]+[.$G17]-1);2;IF(AND([.$C17]=&quot;Marco&quot;;[.S$7]&gt;=[.$F17];[.S$7]&lt;=[.$F17]+[.$G17]-1);1;&quot;&quot;))" table:style-name="ce98"/>
          <table:table-cell office:value-type="string" office:string-value="" table:formula="of:=IF(AND([.$C17]=&quot;Objetivo&quot;;[.T$7]&gt;=[.$F17];[.T$7]&lt;=[.$F17]+[.$G17]-1);2;IF(AND([.$C17]=&quot;Marco&quot;;[.T$7]&gt;=[.$F17];[.T$7]&lt;=[.$F17]+[.$G17]-1);1;&quot;&quot;))" table:style-name="ce98"/>
          <table:table-cell office:value-type="string" office:string-value="" table:formula="of:=IF(AND([.$C17]=&quot;Objetivo&quot;;[.U$7]&gt;=[.$F17];[.U$7]&lt;=[.$F17]+[.$G17]-1);2;IF(AND([.$C17]=&quot;Marco&quot;;[.U$7]&gt;=[.$F17];[.U$7]&lt;=[.$F17]+[.$G17]-1);1;&quot;&quot;))" table:style-name="ce98"/>
          <table:table-cell office:value-type="string" office:string-value="" table:formula="of:=IF(AND([.$C17]=&quot;Objetivo&quot;;[.V$7]&gt;=[.$F17];[.V$7]&lt;=[.$F17]+[.$G17]-1);2;IF(AND([.$C17]=&quot;Marco&quot;;[.V$7]&gt;=[.$F17];[.V$7]&lt;=[.$F17]+[.$G17]-1);1;&quot;&quot;))" table:style-name="ce98"/>
          <table:table-cell office:value-type="string" office:string-value="" table:formula="of:=IF(AND([.$C17]=&quot;Objetivo&quot;;[.W$7]&gt;=[.$F17];[.W$7]&lt;=[.$F17]+[.$G17]-1);2;IF(AND([.$C17]=&quot;Marco&quot;;[.W$7]&gt;=[.$F17];[.W$7]&lt;=[.$F17]+[.$G17]-1);1;&quot;&quot;))" table:style-name="ce98"/>
          <table:table-cell office:value-type="string" office:string-value="" table:formula="of:=IF(AND([.$C17]=&quot;Objetivo&quot;;[.X$7]&gt;=[.$F17];[.X$7]&lt;=[.$F17]+[.$G17]-1);2;IF(AND([.$C17]=&quot;Marco&quot;;[.X$7]&gt;=[.$F17];[.X$7]&lt;=[.$F17]+[.$G17]-1);1;&quot;&quot;))" table:style-name="ce98"/>
          <table:table-cell office:value-type="string" office:string-value="" table:formula="of:=IF(AND([.$C17]=&quot;Objetivo&quot;;[.Y$7]&gt;=[.$F17];[.Y$7]&lt;=[.$F17]+[.$G17]-1);2;IF(AND([.$C17]=&quot;Marco&quot;;[.Y$7]&gt;=[.$F17];[.Y$7]&lt;=[.$F17]+[.$G17]-1);1;&quot;&quot;))" table:style-name="ce98"/>
          <table:table-cell office:value-type="string" office:string-value="" table:formula="of:=IF(AND([.$C17]=&quot;Objetivo&quot;;[.Z$7]&gt;=[.$F17];[.Z$7]&lt;=[.$F17]+[.$G17]-1);2;IF(AND([.$C17]=&quot;Marco&quot;;[.Z$7]&gt;=[.$F17];[.Z$7]&lt;=[.$F17]+[.$G17]-1);1;&quot;&quot;))" table:style-name="ce98"/>
          <table:table-cell office:value-type="string" office:string-value="" table:formula="of:=IF(AND([.$C17]=&quot;Objetivo&quot;;[.AA$7]&gt;=[.$F17];[.AA$7]&lt;=[.$F17]+[.$G17]-1);2;IF(AND([.$C17]=&quot;Marco&quot;;[.AA$7]&gt;=[.$F17];[.AA$7]&lt;=[.$F17]+[.$G17]-1);1;&quot;&quot;))" table:style-name="ce98"/>
          <table:table-cell office:value-type="string" office:string-value="" table:formula="of:=IF(AND([.$C17]=&quot;Objetivo&quot;;[.AB$7]&gt;=[.$F17];[.AB$7]&lt;=[.$F17]+[.$G17]-1);2;IF(AND([.$C17]=&quot;Marco&quot;;[.AB$7]&gt;=[.$F17];[.AB$7]&lt;=[.$F17]+[.$G17]-1);1;&quot;&quot;))" table:style-name="ce98"/>
          <table:table-cell office:value-type="string" office:string-value="" table:formula="of:=IF(AND([.$C17]=&quot;Objetivo&quot;;[.AC$7]&gt;=[.$F17];[.AC$7]&lt;=[.$F17]+[.$G17]-1);2;IF(AND([.$C17]=&quot;Marco&quot;;[.AC$7]&gt;=[.$F17];[.AC$7]&lt;=[.$F17]+[.$G17]-1);1;&quot;&quot;))" table:style-name="ce98"/>
          <table:table-cell office:value-type="string" office:string-value="" table:formula="of:=IF(AND([.$C17]=&quot;Objetivo&quot;;[.AD$7]&gt;=[.$F17];[.AD$7]&lt;=[.$F17]+[.$G17]-1);2;IF(AND([.$C17]=&quot;Marco&quot;;[.AD$7]&gt;=[.$F17];[.AD$7]&lt;=[.$F17]+[.$G17]-1);1;&quot;&quot;))" table:style-name="ce98"/>
          <table:table-cell office:value-type="string" office:string-value="" table:formula="of:=IF(AND([.$C17]=&quot;Objetivo&quot;;[.AE$7]&gt;=[.$F17];[.AE$7]&lt;=[.$F17]+[.$G17]-1);2;IF(AND([.$C17]=&quot;Marco&quot;;[.AE$7]&gt;=[.$F17];[.AE$7]&lt;=[.$F17]+[.$G17]-1);1;&quot;&quot;))" table:style-name="ce98"/>
          <table:table-cell office:value-type="string" office:string-value="" table:formula="of:=IF(AND([.$C17]=&quot;Objetivo&quot;;[.AF$7]&gt;=[.$F17];[.AF$7]&lt;=[.$F17]+[.$G17]-1);2;IF(AND([.$C17]=&quot;Marco&quot;;[.AF$7]&gt;=[.$F17];[.AF$7]&lt;=[.$F17]+[.$G17]-1);1;&quot;&quot;))" table:style-name="ce98"/>
          <table:table-cell office:value-type="string" office:string-value="" table:formula="of:=IF(AND([.$C17]=&quot;Objetivo&quot;;[.AG$7]&gt;=[.$F17];[.AG$7]&lt;=[.$F17]+[.$G17]-1);2;IF(AND([.$C17]=&quot;Marco&quot;;[.AG$7]&gt;=[.$F17];[.AG$7]&lt;=[.$F17]+[.$G17]-1);1;&quot;&quot;))" table:style-name="ce98"/>
          <table:table-cell office:value-type="string" office:string-value="" table:formula="of:=IF(AND([.$C17]=&quot;Objetivo&quot;;[.AH$7]&gt;=[.$F17];[.AH$7]&lt;=[.$F17]+[.$G17]-1);2;IF(AND([.$C17]=&quot;Marco&quot;;[.AH$7]&gt;=[.$F17];[.AH$7]&lt;=[.$F17]+[.$G17]-1);1;&quot;&quot;))" table:style-name="ce98"/>
          <table:table-cell office:value-type="string" office:string-value="" table:formula="of:=IF(AND([.$C17]=&quot;Objetivo&quot;;[.AI$7]&gt;=[.$F17];[.AI$7]&lt;=[.$F17]+[.$G17]-1);2;IF(AND([.$C17]=&quot;Marco&quot;;[.AI$7]&gt;=[.$F17];[.AI$7]&lt;=[.$F17]+[.$G17]-1);1;&quot;&quot;))" table:style-name="ce98"/>
          <table:table-cell office:value-type="string" office:string-value="" table:formula="of:=IF(AND([.$C17]=&quot;Objetivo&quot;;[.AJ$7]&gt;=[.$F17];[.AJ$7]&lt;=[.$F17]+[.$G17]-1);2;IF(AND([.$C17]=&quot;Marco&quot;;[.AJ$7]&gt;=[.$F17];[.AJ$7]&lt;=[.$F17]+[.$G17]-1);1;&quot;&quot;))" table:style-name="ce98"/>
          <table:table-cell office:value-type="string" office:string-value="" table:formula="of:=IF(AND([.$C17]=&quot;Objetivo&quot;;[.AK$7]&gt;=[.$F17];[.AK$7]&lt;=[.$F17]+[.$G17]-1);2;IF(AND([.$C17]=&quot;Marco&quot;;[.AK$7]&gt;=[.$F17];[.AK$7]&lt;=[.$F17]+[.$G17]-1);1;&quot;&quot;))" table:style-name="ce98"/>
          <table:table-cell office:value-type="string" office:string-value="" table:formula="of:=IF(AND([.$C17]=&quot;Objetivo&quot;;[.AL$7]&gt;=[.$F17];[.AL$7]&lt;=[.$F17]+[.$G17]-1);2;IF(AND([.$C17]=&quot;Marco&quot;;[.AL$7]&gt;=[.$F17];[.AL$7]&lt;=[.$F17]+[.$G17]-1);1;&quot;&quot;))" table:style-name="ce98"/>
          <table:table-cell office:value-type="string" office:string-value="" table:formula="of:=IF(AND([.$C17]=&quot;Objetivo&quot;;[.AM$7]&gt;=[.$F17];[.AM$7]&lt;=[.$F17]+[.$G17]-1);2;IF(AND([.$C17]=&quot;Marco&quot;;[.AM$7]&gt;=[.$F17];[.AM$7]&lt;=[.$F17]+[.$G17]-1);1;&quot;&quot;))" table:style-name="ce98"/>
          <table:table-cell office:value-type="string" office:string-value="" table:formula="of:=IF(AND([.$C17]=&quot;Objetivo&quot;;[.AN$7]&gt;=[.$F17];[.AN$7]&lt;=[.$F17]+[.$G17]-1);2;IF(AND([.$C17]=&quot;Marco&quot;;[.AN$7]&gt;=[.$F17];[.AN$7]&lt;=[.$F17]+[.$G17]-1);1;&quot;&quot;))" table:style-name="ce98"/>
          <table:table-cell office:value-type="string" office:string-value="" table:formula="of:=IF(AND([.$C17]=&quot;Objetivo&quot;;[.AO$7]&gt;=[.$F17];[.AO$7]&lt;=[.$F17]+[.$G17]-1);2;IF(AND([.$C17]=&quot;Marco&quot;;[.AO$7]&gt;=[.$F17];[.AO$7]&lt;=[.$F17]+[.$G17]-1);1;&quot;&quot;))" table:style-name="ce98"/>
          <table:table-cell office:value-type="string" office:string-value="" table:formula="of:=IF(AND([.$C17]=&quot;Objetivo&quot;;[.AP$7]&gt;=[.$F17];[.AP$7]&lt;=[.$F17]+[.$G17]-1);2;IF(AND([.$C17]=&quot;Marco&quot;;[.AP$7]&gt;=[.$F17];[.AP$7]&lt;=[.$F17]+[.$G17]-1);1;&quot;&quot;))" table:style-name="ce98"/>
          <table:table-cell office:value-type="string" office:string-value="" table:formula="of:=IF(AND([.$C17]=&quot;Objetivo&quot;;[.AQ$7]&gt;=[.$F17];[.AQ$7]&lt;=[.$F17]+[.$G17]-1);2;IF(AND([.$C17]=&quot;Marco&quot;;[.AQ$7]&gt;=[.$F17];[.AQ$7]&lt;=[.$F17]+[.$G17]-1);1;&quot;&quot;))" table:style-name="ce98"/>
          <table:table-cell office:value-type="string" office:string-value="" table:formula="of:=IF(AND([.$C17]=&quot;Objetivo&quot;;[.AR$7]&gt;=[.$F17];[.AR$7]&lt;=[.$F17]+[.$G17]-1);2;IF(AND([.$C17]=&quot;Marco&quot;;[.AR$7]&gt;=[.$F17];[.AR$7]&lt;=[.$F17]+[.$G17]-1);1;&quot;&quot;))" table:style-name="ce98"/>
          <table:table-cell office:value-type="string" office:string-value="" table:formula="of:=IF(AND([.$C17]=&quot;Objetivo&quot;;[.AS$7]&gt;=[.$F17];[.AS$7]&lt;=[.$F17]+[.$G17]-1);2;IF(AND([.$C17]=&quot;Marco&quot;;[.AS$7]&gt;=[.$F17];[.AS$7]&lt;=[.$F17]+[.$G17]-1);1;&quot;&quot;))" table:style-name="ce98"/>
          <table:table-cell office:value-type="string" office:string-value="" table:formula="of:=IF(AND([.$C17]=&quot;Objetivo&quot;;[.AT$7]&gt;=[.$F17];[.AT$7]&lt;=[.$F17]+[.$G17]-1);2;IF(AND([.$C17]=&quot;Marco&quot;;[.AT$7]&gt;=[.$F17];[.AT$7]&lt;=[.$F17]+[.$G17]-1);1;&quot;&quot;))" table:style-name="ce98"/>
          <table:table-cell office:value-type="string" office:string-value="" table:formula="of:=IF(AND([.$C17]=&quot;Objetivo&quot;;[.AU$7]&gt;=[.$F17];[.AU$7]&lt;=[.$F17]+[.$G17]-1);2;IF(AND([.$C17]=&quot;Marco&quot;;[.AU$7]&gt;=[.$F17];[.AU$7]&lt;=[.$F17]+[.$G17]-1);1;&quot;&quot;))" table:style-name="ce98"/>
          <table:table-cell office:value-type="string" office:string-value="" table:formula="of:=IF(AND([.$C17]=&quot;Objetivo&quot;;[.AV$7]&gt;=[.$F17];[.AV$7]&lt;=[.$F17]+[.$G17]-1);2;IF(AND([.$C17]=&quot;Marco&quot;;[.AV$7]&gt;=[.$F17];[.AV$7]&lt;=[.$F17]+[.$G17]-1);1;&quot;&quot;))" table:style-name="ce98"/>
          <table:table-cell office:value-type="string" office:string-value="" table:formula="of:=IF(AND([.$C17]=&quot;Objetivo&quot;;[.AW$7]&gt;=[.$F17];[.AW$7]&lt;=[.$F17]+[.$G17]-1);2;IF(AND([.$C17]=&quot;Marco&quot;;[.AW$7]&gt;=[.$F17];[.AW$7]&lt;=[.$F17]+[.$G17]-1);1;&quot;&quot;))" table:style-name="ce98"/>
          <table:table-cell office:value-type="string" office:string-value="" table:formula="of:=IF(AND([.$C17]=&quot;Objetivo&quot;;[.AX$7]&gt;=[.$F17];[.AX$7]&lt;=[.$F17]+[.$G17]-1);2;IF(AND([.$C17]=&quot;Marco&quot;;[.AX$7]&gt;=[.$F17];[.AX$7]&lt;=[.$F17]+[.$G17]-1);1;&quot;&quot;))" table:style-name="ce98"/>
          <table:table-cell office:value-type="string" office:string-value="" table:formula="of:=IF(AND([.$C17]=&quot;Objetivo&quot;;[.AY$7]&gt;=[.$F17];[.AY$7]&lt;=[.$F17]+[.$G17]-1);2;IF(AND([.$C17]=&quot;Marco&quot;;[.AY$7]&gt;=[.$F17];[.AY$7]&lt;=[.$F17]+[.$G17]-1);1;&quot;&quot;))" table:style-name="ce98"/>
          <table:table-cell office:value-type="string" office:string-value="" table:formula="of:=IF(AND([.$C17]=&quot;Objetivo&quot;;[.AZ$7]&gt;=[.$F17];[.AZ$7]&lt;=[.$F17]+[.$G17]-1);2;IF(AND([.$C17]=&quot;Marco&quot;;[.AZ$7]&gt;=[.$F17];[.AZ$7]&lt;=[.$F17]+[.$G17]-1);1;&quot;&quot;))" table:style-name="ce98"/>
          <table:table-cell office:value-type="string" office:string-value="" table:formula="of:=IF(AND([.$C17]=&quot;Objetivo&quot;;[.BA$7]&gt;=[.$F17];[.BA$7]&lt;=[.$F17]+[.$G17]-1);2;IF(AND([.$C17]=&quot;Marco&quot;;[.BA$7]&gt;=[.$F17];[.BA$7]&lt;=[.$F17]+[.$G17]-1);1;&quot;&quot;))" table:style-name="ce98"/>
          <table:table-cell office:value-type="string" office:string-value="" table:formula="of:=IF(AND([.$C17]=&quot;Objetivo&quot;;[.BB$7]&gt;=[.$F17];[.BB$7]&lt;=[.$F17]+[.$G17]-1);2;IF(AND([.$C17]=&quot;Marco&quot;;[.BB$7]&gt;=[.$F17];[.BB$7]&lt;=[.$F17]+[.$G17]-1);1;&quot;&quot;))" table:style-name="ce98"/>
          <table:table-cell office:value-type="string" office:string-value="" table:formula="of:=IF(AND([.$C17]=&quot;Objetivo&quot;;[.BC$7]&gt;=[.$F17];[.BC$7]&lt;=[.$F17]+[.$G17]-1);2;IF(AND([.$C17]=&quot;Marco&quot;;[.BC$7]&gt;=[.$F17];[.BC$7]&lt;=[.$F17]+[.$G17]-1);1;&quot;&quot;))" table:style-name="ce98"/>
          <table:table-cell office:value-type="string" office:string-value="" table:formula="of:=IF(AND([.$C17]=&quot;Objetivo&quot;;[.BD$7]&gt;=[.$F17];[.BD$7]&lt;=[.$F17]+[.$G17]-1);2;IF(AND([.$C17]=&quot;Marco&quot;;[.BD$7]&gt;=[.$F17];[.BD$7]&lt;=[.$F17]+[.$G17]-1);1;&quot;&quot;))" table:style-name="ce98"/>
          <table:table-cell office:value-type="string" office:string-value="" table:formula="of:=IF(AND([.$C17]=&quot;Objetivo&quot;;[.BE$7]&gt;=[.$F17];[.BE$7]&lt;=[.$F17]+[.$G17]-1);2;IF(AND([.$C17]=&quot;Marco&quot;;[.BE$7]&gt;=[.$F17];[.BE$7]&lt;=[.$F17]+[.$G17]-1);1;&quot;&quot;))" table:style-name="ce98"/>
          <table:table-cell office:value-type="string" office:string-value="" table:formula="of:=IF(AND([.$C17]=&quot;Objetivo&quot;;[.BF$7]&gt;=[.$F17];[.BF$7]&lt;=[.$F17]+[.$G17]-1);2;IF(AND([.$C17]=&quot;Marco&quot;;[.BF$7]&gt;=[.$F17];[.BF$7]&lt;=[.$F17]+[.$G17]-1);1;&quot;&quot;))" table:style-name="ce98"/>
          <table:table-cell office:value-type="string" office:string-value="" table:formula="of:=IF(AND([.$C17]=&quot;Objetivo&quot;;[.BG$7]&gt;=[.$F17];[.BG$7]&lt;=[.$F17]+[.$G17]-1);2;IF(AND([.$C17]=&quot;Marco&quot;;[.BG$7]&gt;=[.$F17];[.BG$7]&lt;=[.$F17]+[.$G17]-1);1;&quot;&quot;))" table:style-name="ce98"/>
          <table:table-cell office:value-type="string" office:string-value="" table:formula="of:=IF(AND([.$C17]=&quot;Objetivo&quot;;[.BH$7]&gt;=[.$F17];[.BH$7]&lt;=[.$F17]+[.$G17]-1);2;IF(AND([.$C17]=&quot;Marco&quot;;[.BH$7]&gt;=[.$F17];[.BH$7]&lt;=[.$F17]+[.$G17]-1);1;&quot;&quot;))" table:style-name="ce98"/>
          <table:table-cell office:value-type="string" office:string-value="" table:formula="of:=IF(AND([.$C17]=&quot;Objetivo&quot;;[.BI$7]&gt;=[.$F17];[.BI$7]&lt;=[.$F17]+[.$G17]-1);2;IF(AND([.$C17]=&quot;Marco&quot;;[.BI$7]&gt;=[.$F17];[.BI$7]&lt;=[.$F17]+[.$G17]-1);1;&quot;&quot;))" table:style-name="ce98"/>
          <table:table-cell office:value-type="string" office:string-value="" table:formula="of:=IF(AND([.$C17]=&quot;Objetivo&quot;;[.BJ$7]&gt;=[.$F17];[.BJ$7]&lt;=[.$F17]+[.$G17]-1);2;IF(AND([.$C17]=&quot;Marco&quot;;[.BJ$7]&gt;=[.$F17];[.BJ$7]&lt;=[.$F17]+[.$G17]-1);1;&quot;&quot;))" table:style-name="ce98"/>
          <table:table-cell office:value-type="string" office:string-value="" table:formula="of:=IF(AND([.$C17]=&quot;Objetivo&quot;;[.BK$7]&gt;=[.$F17];[.BK$7]&lt;=[.$F17]+[.$G17]-1);2;IF(AND([.$C17]=&quot;Marco&quot;;[.BK$7]&gt;=[.$F17];[.BK$7]&lt;=[.$F17]+[.$G17]-1);1;&quot;&quot;))" table:style-name="ce98"/>
          <table:table-cell office:value-type="string" office:string-value="" table:formula="of:=IF(AND([.$C17]=&quot;Objetivo&quot;;[.BL$7]&gt;=[.$F17];[.BL$7]&lt;=[.$F17]+[.$G17]-1);2;IF(AND([.$C17]=&quot;Marco&quot;;[.BL$7]&gt;=[.$F17];[.BL$7]&lt;=[.$F17]+[.$G17]-1);1;&quot;&quot;))" table:style-name="ce98"/>
          <table:table-cell table:style-name="ce26"/>
          <table:table-cell table:number-columns-repeated="16319" table:style-name="ce1"/>
        </table:table-row>
        <table:table-row table:style-name="ro5">
          <table:table-cell table:style-name="ce7"/>
          <table:table-cell office:value-type="string" table:style-name="ce81">
            <text:p>Implementação</text:p>
          </table:table-cell>
          <table:table-cell table:content-validation-name="val2" table:style-name="ce20"/>
          <table:table-cell table:style-name="ce20"/>
          <table:table-cell table:style-name="ce21"/>
          <table:table-cell table:style-name="ce22"/>
          <table:table-cell table:style-name="ce23"/>
          <table:table-cell table:style-name="ce18"/>
          <table:table-cell office:value-type="string" office:string-value="" table:formula="of:=IF(AND([.$C18]=&quot;Objetivo&quot;;[.I$7]&gt;=[.$F18];[.I$7]&lt;=[.$F18]+[.$G18]-1);2;IF(AND([.$C18]=&quot;Marco&quot;;[.I$7]&gt;=[.$F18];[.I$7]&lt;=[.$F18]+[.$G18]-1);1;&quot;&quot;))" table:style-name="ce97"/>
          <table:table-cell office:value-type="string" office:string-value="" table:formula="of:=IF(AND([.$C18]=&quot;Objetivo&quot;;[.J$7]&gt;=[.$F18];[.J$7]&lt;=[.$F18]+[.$G18]-1);2;IF(AND([.$C18]=&quot;Marco&quot;;[.J$7]&gt;=[.$F18];[.J$7]&lt;=[.$F18]+[.$G18]-1);1;&quot;&quot;))" table:style-name="ce98"/>
          <table:table-cell office:value-type="string" office:string-value="" table:formula="of:=IF(AND([.$C18]=&quot;Objetivo&quot;;[.K$7]&gt;=[.$F18];[.K$7]&lt;=[.$F18]+[.$G18]-1);2;IF(AND([.$C18]=&quot;Marco&quot;;[.K$7]&gt;=[.$F18];[.K$7]&lt;=[.$F18]+[.$G18]-1);1;&quot;&quot;))" table:style-name="ce98"/>
          <table:table-cell office:value-type="string" office:string-value="" table:formula="of:=IF(AND([.$C18]=&quot;Objetivo&quot;;[.L$7]&gt;=[.$F18];[.L$7]&lt;=[.$F18]+[.$G18]-1);2;IF(AND([.$C18]=&quot;Marco&quot;;[.L$7]&gt;=[.$F18];[.L$7]&lt;=[.$F18]+[.$G18]-1);1;&quot;&quot;))" table:style-name="ce98"/>
          <table:table-cell office:value-type="string" office:string-value="" table:formula="of:=IF(AND([.$C18]=&quot;Objetivo&quot;;[.M$7]&gt;=[.$F18];[.M$7]&lt;=[.$F18]+[.$G18]-1);2;IF(AND([.$C18]=&quot;Marco&quot;;[.M$7]&gt;=[.$F18];[.M$7]&lt;=[.$F18]+[.$G18]-1);1;&quot;&quot;))" table:style-name="ce98"/>
          <table:table-cell office:value-type="string" office:string-value="" table:formula="of:=IF(AND([.$C18]=&quot;Objetivo&quot;;[.N$7]&gt;=[.$F18];[.N$7]&lt;=[.$F18]+[.$G18]-1);2;IF(AND([.$C18]=&quot;Marco&quot;;[.N$7]&gt;=[.$F18];[.N$7]&lt;=[.$F18]+[.$G18]-1);1;&quot;&quot;))" table:style-name="ce98"/>
          <table:table-cell office:value-type="string" office:string-value="" table:formula="of:=IF(AND([.$C18]=&quot;Objetivo&quot;;[.O$7]&gt;=[.$F18];[.O$7]&lt;=[.$F18]+[.$G18]-1);2;IF(AND([.$C18]=&quot;Marco&quot;;[.O$7]&gt;=[.$F18];[.O$7]&lt;=[.$F18]+[.$G18]-1);1;&quot;&quot;))" table:style-name="ce98"/>
          <table:table-cell office:value-type="string" office:string-value="" table:formula="of:=IF(AND([.$C18]=&quot;Objetivo&quot;;[.P$7]&gt;=[.$F18];[.P$7]&lt;=[.$F18]+[.$G18]-1);2;IF(AND([.$C18]=&quot;Marco&quot;;[.P$7]&gt;=[.$F18];[.P$7]&lt;=[.$F18]+[.$G18]-1);1;&quot;&quot;))" table:style-name="ce98"/>
          <table:table-cell office:value-type="string" office:string-value="" table:formula="of:=IF(AND([.$C18]=&quot;Objetivo&quot;;[.Q$7]&gt;=[.$F18];[.Q$7]&lt;=[.$F18]+[.$G18]-1);2;IF(AND([.$C18]=&quot;Marco&quot;;[.Q$7]&gt;=[.$F18];[.Q$7]&lt;=[.$F18]+[.$G18]-1);1;&quot;&quot;))" table:style-name="ce98"/>
          <table:table-cell office:value-type="string" office:string-value="" table:formula="of:=IF(AND([.$C18]=&quot;Objetivo&quot;;[.R$7]&gt;=[.$F18];[.R$7]&lt;=[.$F18]+[.$G18]-1);2;IF(AND([.$C18]=&quot;Marco&quot;;[.R$7]&gt;=[.$F18];[.R$7]&lt;=[.$F18]+[.$G18]-1);1;&quot;&quot;))" table:style-name="ce98"/>
          <table:table-cell office:value-type="string" office:string-value="" table:formula="of:=IF(AND([.$C18]=&quot;Objetivo&quot;;[.S$7]&gt;=[.$F18];[.S$7]&lt;=[.$F18]+[.$G18]-1);2;IF(AND([.$C18]=&quot;Marco&quot;;[.S$7]&gt;=[.$F18];[.S$7]&lt;=[.$F18]+[.$G18]-1);1;&quot;&quot;))" table:style-name="ce98"/>
          <table:table-cell office:value-type="string" office:string-value="" table:formula="of:=IF(AND([.$C18]=&quot;Objetivo&quot;;[.T$7]&gt;=[.$F18];[.T$7]&lt;=[.$F18]+[.$G18]-1);2;IF(AND([.$C18]=&quot;Marco&quot;;[.T$7]&gt;=[.$F18];[.T$7]&lt;=[.$F18]+[.$G18]-1);1;&quot;&quot;))" table:style-name="ce98"/>
          <table:table-cell office:value-type="string" office:string-value="" table:formula="of:=IF(AND([.$C18]=&quot;Objetivo&quot;;[.U$7]&gt;=[.$F18];[.U$7]&lt;=[.$F18]+[.$G18]-1);2;IF(AND([.$C18]=&quot;Marco&quot;;[.U$7]&gt;=[.$F18];[.U$7]&lt;=[.$F18]+[.$G18]-1);1;&quot;&quot;))" table:style-name="ce98"/>
          <table:table-cell office:value-type="string" office:string-value="" table:formula="of:=IF(AND([.$C18]=&quot;Objetivo&quot;;[.V$7]&gt;=[.$F18];[.V$7]&lt;=[.$F18]+[.$G18]-1);2;IF(AND([.$C18]=&quot;Marco&quot;;[.V$7]&gt;=[.$F18];[.V$7]&lt;=[.$F18]+[.$G18]-1);1;&quot;&quot;))" table:style-name="ce98"/>
          <table:table-cell office:value-type="string" office:string-value="" table:formula="of:=IF(AND([.$C18]=&quot;Objetivo&quot;;[.W$7]&gt;=[.$F18];[.W$7]&lt;=[.$F18]+[.$G18]-1);2;IF(AND([.$C18]=&quot;Marco&quot;;[.W$7]&gt;=[.$F18];[.W$7]&lt;=[.$F18]+[.$G18]-1);1;&quot;&quot;))" table:style-name="ce98"/>
          <table:table-cell office:value-type="string" office:string-value="" table:formula="of:=IF(AND([.$C18]=&quot;Objetivo&quot;;[.X$7]&gt;=[.$F18];[.X$7]&lt;=[.$F18]+[.$G18]-1);2;IF(AND([.$C18]=&quot;Marco&quot;;[.X$7]&gt;=[.$F18];[.X$7]&lt;=[.$F18]+[.$G18]-1);1;&quot;&quot;))" table:style-name="ce98"/>
          <table:table-cell office:value-type="string" office:string-value="" table:formula="of:=IF(AND([.$C18]=&quot;Objetivo&quot;;[.Y$7]&gt;=[.$F18];[.Y$7]&lt;=[.$F18]+[.$G18]-1);2;IF(AND([.$C18]=&quot;Marco&quot;;[.Y$7]&gt;=[.$F18];[.Y$7]&lt;=[.$F18]+[.$G18]-1);1;&quot;&quot;))" table:style-name="ce98"/>
          <table:table-cell office:value-type="string" office:string-value="" table:formula="of:=IF(AND([.$C18]=&quot;Objetivo&quot;;[.Z$7]&gt;=[.$F18];[.Z$7]&lt;=[.$F18]+[.$G18]-1);2;IF(AND([.$C18]=&quot;Marco&quot;;[.Z$7]&gt;=[.$F18];[.Z$7]&lt;=[.$F18]+[.$G18]-1);1;&quot;&quot;))" table:style-name="ce98"/>
          <table:table-cell office:value-type="string" office:string-value="" table:formula="of:=IF(AND([.$C18]=&quot;Objetivo&quot;;[.AA$7]&gt;=[.$F18];[.AA$7]&lt;=[.$F18]+[.$G18]-1);2;IF(AND([.$C18]=&quot;Marco&quot;;[.AA$7]&gt;=[.$F18];[.AA$7]&lt;=[.$F18]+[.$G18]-1);1;&quot;&quot;))" table:style-name="ce98"/>
          <table:table-cell office:value-type="string" office:string-value="" table:formula="of:=IF(AND([.$C18]=&quot;Objetivo&quot;;[.AB$7]&gt;=[.$F18];[.AB$7]&lt;=[.$F18]+[.$G18]-1);2;IF(AND([.$C18]=&quot;Marco&quot;;[.AB$7]&gt;=[.$F18];[.AB$7]&lt;=[.$F18]+[.$G18]-1);1;&quot;&quot;))" table:style-name="ce98"/>
          <table:table-cell office:value-type="string" office:string-value="" table:formula="of:=IF(AND([.$C18]=&quot;Objetivo&quot;;[.AC$7]&gt;=[.$F18];[.AC$7]&lt;=[.$F18]+[.$G18]-1);2;IF(AND([.$C18]=&quot;Marco&quot;;[.AC$7]&gt;=[.$F18];[.AC$7]&lt;=[.$F18]+[.$G18]-1);1;&quot;&quot;))" table:style-name="ce98"/>
          <table:table-cell office:value-type="string" office:string-value="" table:formula="of:=IF(AND([.$C18]=&quot;Objetivo&quot;;[.AD$7]&gt;=[.$F18];[.AD$7]&lt;=[.$F18]+[.$G18]-1);2;IF(AND([.$C18]=&quot;Marco&quot;;[.AD$7]&gt;=[.$F18];[.AD$7]&lt;=[.$F18]+[.$G18]-1);1;&quot;&quot;))" table:style-name="ce98"/>
          <table:table-cell office:value-type="string" office:string-value="" table:formula="of:=IF(AND([.$C18]=&quot;Objetivo&quot;;[.AE$7]&gt;=[.$F18];[.AE$7]&lt;=[.$F18]+[.$G18]-1);2;IF(AND([.$C18]=&quot;Marco&quot;;[.AE$7]&gt;=[.$F18];[.AE$7]&lt;=[.$F18]+[.$G18]-1);1;&quot;&quot;))" table:style-name="ce98"/>
          <table:table-cell office:value-type="string" office:string-value="" table:formula="of:=IF(AND([.$C18]=&quot;Objetivo&quot;;[.AF$7]&gt;=[.$F18];[.AF$7]&lt;=[.$F18]+[.$G18]-1);2;IF(AND([.$C18]=&quot;Marco&quot;;[.AF$7]&gt;=[.$F18];[.AF$7]&lt;=[.$F18]+[.$G18]-1);1;&quot;&quot;))" table:style-name="ce98"/>
          <table:table-cell office:value-type="string" office:string-value="" table:formula="of:=IF(AND([.$C18]=&quot;Objetivo&quot;;[.AG$7]&gt;=[.$F18];[.AG$7]&lt;=[.$F18]+[.$G18]-1);2;IF(AND([.$C18]=&quot;Marco&quot;;[.AG$7]&gt;=[.$F18];[.AG$7]&lt;=[.$F18]+[.$G18]-1);1;&quot;&quot;))" table:style-name="ce98"/>
          <table:table-cell office:value-type="string" office:string-value="" table:formula="of:=IF(AND([.$C18]=&quot;Objetivo&quot;;[.AH$7]&gt;=[.$F18];[.AH$7]&lt;=[.$F18]+[.$G18]-1);2;IF(AND([.$C18]=&quot;Marco&quot;;[.AH$7]&gt;=[.$F18];[.AH$7]&lt;=[.$F18]+[.$G18]-1);1;&quot;&quot;))" table:style-name="ce98"/>
          <table:table-cell office:value-type="string" office:string-value="" table:formula="of:=IF(AND([.$C18]=&quot;Objetivo&quot;;[.AI$7]&gt;=[.$F18];[.AI$7]&lt;=[.$F18]+[.$G18]-1);2;IF(AND([.$C18]=&quot;Marco&quot;;[.AI$7]&gt;=[.$F18];[.AI$7]&lt;=[.$F18]+[.$G18]-1);1;&quot;&quot;))" table:style-name="ce98"/>
          <table:table-cell office:value-type="string" office:string-value="" table:formula="of:=IF(AND([.$C18]=&quot;Objetivo&quot;;[.AJ$7]&gt;=[.$F18];[.AJ$7]&lt;=[.$F18]+[.$G18]-1);2;IF(AND([.$C18]=&quot;Marco&quot;;[.AJ$7]&gt;=[.$F18];[.AJ$7]&lt;=[.$F18]+[.$G18]-1);1;&quot;&quot;))" table:style-name="ce98"/>
          <table:table-cell office:value-type="string" office:string-value="" table:formula="of:=IF(AND([.$C18]=&quot;Objetivo&quot;;[.AK$7]&gt;=[.$F18];[.AK$7]&lt;=[.$F18]+[.$G18]-1);2;IF(AND([.$C18]=&quot;Marco&quot;;[.AK$7]&gt;=[.$F18];[.AK$7]&lt;=[.$F18]+[.$G18]-1);1;&quot;&quot;))" table:style-name="ce98"/>
          <table:table-cell office:value-type="string" office:string-value="" table:formula="of:=IF(AND([.$C18]=&quot;Objetivo&quot;;[.AL$7]&gt;=[.$F18];[.AL$7]&lt;=[.$F18]+[.$G18]-1);2;IF(AND([.$C18]=&quot;Marco&quot;;[.AL$7]&gt;=[.$F18];[.AL$7]&lt;=[.$F18]+[.$G18]-1);1;&quot;&quot;))" table:style-name="ce98"/>
          <table:table-cell office:value-type="string" office:string-value="" table:formula="of:=IF(AND([.$C18]=&quot;Objetivo&quot;;[.AM$7]&gt;=[.$F18];[.AM$7]&lt;=[.$F18]+[.$G18]-1);2;IF(AND([.$C18]=&quot;Marco&quot;;[.AM$7]&gt;=[.$F18];[.AM$7]&lt;=[.$F18]+[.$G18]-1);1;&quot;&quot;))" table:style-name="ce98"/>
          <table:table-cell office:value-type="string" office:string-value="" table:formula="of:=IF(AND([.$C18]=&quot;Objetivo&quot;;[.AN$7]&gt;=[.$F18];[.AN$7]&lt;=[.$F18]+[.$G18]-1);2;IF(AND([.$C18]=&quot;Marco&quot;;[.AN$7]&gt;=[.$F18];[.AN$7]&lt;=[.$F18]+[.$G18]-1);1;&quot;&quot;))" table:style-name="ce98"/>
          <table:table-cell office:value-type="string" office:string-value="" table:formula="of:=IF(AND([.$C18]=&quot;Objetivo&quot;;[.AO$7]&gt;=[.$F18];[.AO$7]&lt;=[.$F18]+[.$G18]-1);2;IF(AND([.$C18]=&quot;Marco&quot;;[.AO$7]&gt;=[.$F18];[.AO$7]&lt;=[.$F18]+[.$G18]-1);1;&quot;&quot;))" table:style-name="ce98"/>
          <table:table-cell office:value-type="string" office:string-value="" table:formula="of:=IF(AND([.$C18]=&quot;Objetivo&quot;;[.AP$7]&gt;=[.$F18];[.AP$7]&lt;=[.$F18]+[.$G18]-1);2;IF(AND([.$C18]=&quot;Marco&quot;;[.AP$7]&gt;=[.$F18];[.AP$7]&lt;=[.$F18]+[.$G18]-1);1;&quot;&quot;))" table:style-name="ce98"/>
          <table:table-cell office:value-type="string" office:string-value="" table:formula="of:=IF(AND([.$C18]=&quot;Objetivo&quot;;[.AQ$7]&gt;=[.$F18];[.AQ$7]&lt;=[.$F18]+[.$G18]-1);2;IF(AND([.$C18]=&quot;Marco&quot;;[.AQ$7]&gt;=[.$F18];[.AQ$7]&lt;=[.$F18]+[.$G18]-1);1;&quot;&quot;))" table:style-name="ce98"/>
          <table:table-cell office:value-type="string" office:string-value="" table:formula="of:=IF(AND([.$C18]=&quot;Objetivo&quot;;[.AR$7]&gt;=[.$F18];[.AR$7]&lt;=[.$F18]+[.$G18]-1);2;IF(AND([.$C18]=&quot;Marco&quot;;[.AR$7]&gt;=[.$F18];[.AR$7]&lt;=[.$F18]+[.$G18]-1);1;&quot;&quot;))" table:style-name="ce98"/>
          <table:table-cell office:value-type="string" office:string-value="" table:formula="of:=IF(AND([.$C18]=&quot;Objetivo&quot;;[.AS$7]&gt;=[.$F18];[.AS$7]&lt;=[.$F18]+[.$G18]-1);2;IF(AND([.$C18]=&quot;Marco&quot;;[.AS$7]&gt;=[.$F18];[.AS$7]&lt;=[.$F18]+[.$G18]-1);1;&quot;&quot;))" table:style-name="ce98"/>
          <table:table-cell office:value-type="string" office:string-value="" table:formula="of:=IF(AND([.$C18]=&quot;Objetivo&quot;;[.AT$7]&gt;=[.$F18];[.AT$7]&lt;=[.$F18]+[.$G18]-1);2;IF(AND([.$C18]=&quot;Marco&quot;;[.AT$7]&gt;=[.$F18];[.AT$7]&lt;=[.$F18]+[.$G18]-1);1;&quot;&quot;))" table:style-name="ce98"/>
          <table:table-cell office:value-type="string" office:string-value="" table:formula="of:=IF(AND([.$C18]=&quot;Objetivo&quot;;[.AU$7]&gt;=[.$F18];[.AU$7]&lt;=[.$F18]+[.$G18]-1);2;IF(AND([.$C18]=&quot;Marco&quot;;[.AU$7]&gt;=[.$F18];[.AU$7]&lt;=[.$F18]+[.$G18]-1);1;&quot;&quot;))" table:style-name="ce98"/>
          <table:table-cell office:value-type="string" office:string-value="" table:formula="of:=IF(AND([.$C18]=&quot;Objetivo&quot;;[.AV$7]&gt;=[.$F18];[.AV$7]&lt;=[.$F18]+[.$G18]-1);2;IF(AND([.$C18]=&quot;Marco&quot;;[.AV$7]&gt;=[.$F18];[.AV$7]&lt;=[.$F18]+[.$G18]-1);1;&quot;&quot;))" table:style-name="ce98"/>
          <table:table-cell office:value-type="string" office:string-value="" table:formula="of:=IF(AND([.$C18]=&quot;Objetivo&quot;;[.AW$7]&gt;=[.$F18];[.AW$7]&lt;=[.$F18]+[.$G18]-1);2;IF(AND([.$C18]=&quot;Marco&quot;;[.AW$7]&gt;=[.$F18];[.AW$7]&lt;=[.$F18]+[.$G18]-1);1;&quot;&quot;))" table:style-name="ce98"/>
          <table:table-cell office:value-type="string" office:string-value="" table:formula="of:=IF(AND([.$C18]=&quot;Objetivo&quot;;[.AX$7]&gt;=[.$F18];[.AX$7]&lt;=[.$F18]+[.$G18]-1);2;IF(AND([.$C18]=&quot;Marco&quot;;[.AX$7]&gt;=[.$F18];[.AX$7]&lt;=[.$F18]+[.$G18]-1);1;&quot;&quot;))" table:style-name="ce98"/>
          <table:table-cell office:value-type="string" office:string-value="" table:formula="of:=IF(AND([.$C18]=&quot;Objetivo&quot;;[.AY$7]&gt;=[.$F18];[.AY$7]&lt;=[.$F18]+[.$G18]-1);2;IF(AND([.$C18]=&quot;Marco&quot;;[.AY$7]&gt;=[.$F18];[.AY$7]&lt;=[.$F18]+[.$G18]-1);1;&quot;&quot;))" table:style-name="ce98"/>
          <table:table-cell office:value-type="string" office:string-value="" table:formula="of:=IF(AND([.$C18]=&quot;Objetivo&quot;;[.AZ$7]&gt;=[.$F18];[.AZ$7]&lt;=[.$F18]+[.$G18]-1);2;IF(AND([.$C18]=&quot;Marco&quot;;[.AZ$7]&gt;=[.$F18];[.AZ$7]&lt;=[.$F18]+[.$G18]-1);1;&quot;&quot;))" table:style-name="ce98"/>
          <table:table-cell office:value-type="string" office:string-value="" table:formula="of:=IF(AND([.$C18]=&quot;Objetivo&quot;;[.BA$7]&gt;=[.$F18];[.BA$7]&lt;=[.$F18]+[.$G18]-1);2;IF(AND([.$C18]=&quot;Marco&quot;;[.BA$7]&gt;=[.$F18];[.BA$7]&lt;=[.$F18]+[.$G18]-1);1;&quot;&quot;))" table:style-name="ce98"/>
          <table:table-cell office:value-type="string" office:string-value="" table:formula="of:=IF(AND([.$C18]=&quot;Objetivo&quot;;[.BB$7]&gt;=[.$F18];[.BB$7]&lt;=[.$F18]+[.$G18]-1);2;IF(AND([.$C18]=&quot;Marco&quot;;[.BB$7]&gt;=[.$F18];[.BB$7]&lt;=[.$F18]+[.$G18]-1);1;&quot;&quot;))" table:style-name="ce98"/>
          <table:table-cell office:value-type="string" office:string-value="" table:formula="of:=IF(AND([.$C18]=&quot;Objetivo&quot;;[.BC$7]&gt;=[.$F18];[.BC$7]&lt;=[.$F18]+[.$G18]-1);2;IF(AND([.$C18]=&quot;Marco&quot;;[.BC$7]&gt;=[.$F18];[.BC$7]&lt;=[.$F18]+[.$G18]-1);1;&quot;&quot;))" table:style-name="ce98"/>
          <table:table-cell office:value-type="string" office:string-value="" table:formula="of:=IF(AND([.$C18]=&quot;Objetivo&quot;;[.BD$7]&gt;=[.$F18];[.BD$7]&lt;=[.$F18]+[.$G18]-1);2;IF(AND([.$C18]=&quot;Marco&quot;;[.BD$7]&gt;=[.$F18];[.BD$7]&lt;=[.$F18]+[.$G18]-1);1;&quot;&quot;))" table:style-name="ce98"/>
          <table:table-cell office:value-type="string" office:string-value="" table:formula="of:=IF(AND([.$C18]=&quot;Objetivo&quot;;[.BE$7]&gt;=[.$F18];[.BE$7]&lt;=[.$F18]+[.$G18]-1);2;IF(AND([.$C18]=&quot;Marco&quot;;[.BE$7]&gt;=[.$F18];[.BE$7]&lt;=[.$F18]+[.$G18]-1);1;&quot;&quot;))" table:style-name="ce98"/>
          <table:table-cell office:value-type="string" office:string-value="" table:formula="of:=IF(AND([.$C18]=&quot;Objetivo&quot;;[.BF$7]&gt;=[.$F18];[.BF$7]&lt;=[.$F18]+[.$G18]-1);2;IF(AND([.$C18]=&quot;Marco&quot;;[.BF$7]&gt;=[.$F18];[.BF$7]&lt;=[.$F18]+[.$G18]-1);1;&quot;&quot;))" table:style-name="ce98"/>
          <table:table-cell office:value-type="string" office:string-value="" table:formula="of:=IF(AND([.$C18]=&quot;Objetivo&quot;;[.BG$7]&gt;=[.$F18];[.BG$7]&lt;=[.$F18]+[.$G18]-1);2;IF(AND([.$C18]=&quot;Marco&quot;;[.BG$7]&gt;=[.$F18];[.BG$7]&lt;=[.$F18]+[.$G18]-1);1;&quot;&quot;))" table:style-name="ce98"/>
          <table:table-cell office:value-type="string" office:string-value="" table:formula="of:=IF(AND([.$C18]=&quot;Objetivo&quot;;[.BH$7]&gt;=[.$F18];[.BH$7]&lt;=[.$F18]+[.$G18]-1);2;IF(AND([.$C18]=&quot;Marco&quot;;[.BH$7]&gt;=[.$F18];[.BH$7]&lt;=[.$F18]+[.$G18]-1);1;&quot;&quot;))" table:style-name="ce98"/>
          <table:table-cell office:value-type="string" office:string-value="" table:formula="of:=IF(AND([.$C18]=&quot;Objetivo&quot;;[.BI$7]&gt;=[.$F18];[.BI$7]&lt;=[.$F18]+[.$G18]-1);2;IF(AND([.$C18]=&quot;Marco&quot;;[.BI$7]&gt;=[.$F18];[.BI$7]&lt;=[.$F18]+[.$G18]-1);1;&quot;&quot;))" table:style-name="ce98"/>
          <table:table-cell office:value-type="string" office:string-value="" table:formula="of:=IF(AND([.$C18]=&quot;Objetivo&quot;;[.BJ$7]&gt;=[.$F18];[.BJ$7]&lt;=[.$F18]+[.$G18]-1);2;IF(AND([.$C18]=&quot;Marco&quot;;[.BJ$7]&gt;=[.$F18];[.BJ$7]&lt;=[.$F18]+[.$G18]-1);1;&quot;&quot;))" table:style-name="ce98"/>
          <table:table-cell office:value-type="string" office:string-value="" table:formula="of:=IF(AND([.$C18]=&quot;Objetivo&quot;;[.BK$7]&gt;=[.$F18];[.BK$7]&lt;=[.$F18]+[.$G18]-1);2;IF(AND([.$C18]=&quot;Marco&quot;;[.BK$7]&gt;=[.$F18];[.BK$7]&lt;=[.$F18]+[.$G18]-1);1;&quot;&quot;))" table:style-name="ce98"/>
          <table:table-cell office:value-type="string" office:string-value="" table:formula="of:=IF(AND([.$C18]=&quot;Objetivo&quot;;[.BL$7]&gt;=[.$F18];[.BL$7]&lt;=[.$F18]+[.$G18]-1);2;IF(AND([.$C18]=&quot;Marco&quot;;[.BL$7]&gt;=[.$F18];[.BL$7]&lt;=[.$F18]+[.$G18]-1);1;&quot;&quot;))" table:style-name="ce98"/>
          <table:table-cell table:style-name="ce26"/>
          <table:table-cell table:number-columns-repeated="16319" table:style-name="ce1"/>
        </table:table-row>
        <table:table-row table:style-name="ro5">
          <table:table-cell table:style-name="ce7"/>
          <table:table-cell office:value-type="string" table:style-name="ce24">
            <text:p>Diagrama UML</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4-09T00:00:00" table:style-name="ce22">
            <text:p>09/04/2021</text:p>
          </table:table-cell>
          <table:table-cell office:value-type="float" office:value="3" table:style-name="ce23">
            <text:p>3<text:s/></text:p>
          </table:table-cell>
          <table:table-cell table:style-name="ce18"/>
          <table:table-cell table:style-name="ce97"/>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98"/>
          <table:table-cell table:style-name="ce26"/>
          <table:table-cell table:number-columns-repeated="16319" table:style-name="ce1"/>
        </table:table-row>
        <table:table-row table:style-name="ro5">
          <table:table-cell table:style-name="ce6"/>
          <table:table-cell office:value-type="string" table:style-name="ce24">
            <text:p>Teste de Interação de Widgets<text:s/></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4-12T00:00:00" table:style-name="ce22">
            <text:p>12/04/2021</text:p>
          </table:table-cell>
          <table:table-cell office:value-type="float" office:value="14" table:style-name="ce23">
            <text:p>14<text:s/></text:p>
          </table:table-cell>
          <table:table-cell table:style-name="ce18"/>
          <table:table-cell office:value-type="string" office:string-value="" table:formula="of:=IF(AND([.$C20]=&quot;Objetivo&quot;;[.I$7]&gt;=[.$F20];[.I$7]&lt;=[.$F20]+[.$G20]-1);2;IF(AND([.$C20]=&quot;Marco&quot;;[.I$7]&gt;=[.$F20];[.I$7]&lt;=[.$F20]+[.$G20]-1);1;&quot;&quot;))" table:style-name="ce97"/>
          <table:table-cell office:value-type="string" office:string-value="" table:formula="of:=IF(AND([.$C20]=&quot;Objetivo&quot;;[.J$7]&gt;=[.$F20];[.J$7]&lt;=[.$F20]+[.$G20]-1);2;IF(AND([.$C20]=&quot;Marco&quot;;[.J$7]&gt;=[.$F20];[.J$7]&lt;=[.$F20]+[.$G20]-1);1;&quot;&quot;))" table:style-name="ce98"/>
          <table:table-cell office:value-type="string" office:string-value="" table:formula="of:=IF(AND([.$C20]=&quot;Objetivo&quot;;[.K$7]&gt;=[.$F20];[.K$7]&lt;=[.$F20]+[.$G20]-1);2;IF(AND([.$C20]=&quot;Marco&quot;;[.K$7]&gt;=[.$F20];[.K$7]&lt;=[.$F20]+[.$G20]-1);1;&quot;&quot;))" table:style-name="ce98"/>
          <table:table-cell office:value-type="string" office:string-value="" table:formula="of:=IF(AND([.$C20]=&quot;Objetivo&quot;;[.L$7]&gt;=[.$F20];[.L$7]&lt;=[.$F20]+[.$G20]-1);2;IF(AND([.$C20]=&quot;Marco&quot;;[.L$7]&gt;=[.$F20];[.L$7]&lt;=[.$F20]+[.$G20]-1);1;&quot;&quot;))" table:style-name="ce98"/>
          <table:table-cell office:value-type="string" office:string-value="" table:formula="of:=IF(AND([.$C20]=&quot;Objetivo&quot;;[.M$7]&gt;=[.$F20];[.M$7]&lt;=[.$F20]+[.$G20]-1);2;IF(AND([.$C20]=&quot;Marco&quot;;[.M$7]&gt;=[.$F20];[.M$7]&lt;=[.$F20]+[.$G20]-1);1;&quot;&quot;))" table:style-name="ce98"/>
          <table:table-cell office:value-type="string" office:string-value="" table:formula="of:=IF(AND([.$C20]=&quot;Objetivo&quot;;[.N$7]&gt;=[.$F20];[.N$7]&lt;=[.$F20]+[.$G20]-1);2;IF(AND([.$C20]=&quot;Marco&quot;;[.N$7]&gt;=[.$F20];[.N$7]&lt;=[.$F20]+[.$G20]-1);1;&quot;&quot;))" table:style-name="ce98"/>
          <table:table-cell office:value-type="string" office:string-value="" table:formula="of:=IF(AND([.$C20]=&quot;Objetivo&quot;;[.O$7]&gt;=[.$F20];[.O$7]&lt;=[.$F20]+[.$G20]-1);2;IF(AND([.$C20]=&quot;Marco&quot;;[.O$7]&gt;=[.$F20];[.O$7]&lt;=[.$F20]+[.$G20]-1);1;&quot;&quot;))" table:style-name="ce98"/>
          <table:table-cell office:value-type="string" office:string-value="" table:formula="of:=IF(AND([.$C20]=&quot;Objetivo&quot;;[.P$7]&gt;=[.$F20];[.P$7]&lt;=[.$F20]+[.$G20]-1);2;IF(AND([.$C20]=&quot;Marco&quot;;[.P$7]&gt;=[.$F20];[.P$7]&lt;=[.$F20]+[.$G20]-1);1;&quot;&quot;))" table:style-name="ce98"/>
          <table:table-cell office:value-type="string" office:string-value="" table:formula="of:=IF(AND([.$C20]=&quot;Objetivo&quot;;[.Q$7]&gt;=[.$F20];[.Q$7]&lt;=[.$F20]+[.$G20]-1);2;IF(AND([.$C20]=&quot;Marco&quot;;[.Q$7]&gt;=[.$F20];[.Q$7]&lt;=[.$F20]+[.$G20]-1);1;&quot;&quot;))" table:style-name="ce98"/>
          <table:table-cell office:value-type="string" office:string-value="" table:formula="of:=IF(AND([.$C20]=&quot;Objetivo&quot;;[.R$7]&gt;=[.$F20];[.R$7]&lt;=[.$F20]+[.$G20]-1);2;IF(AND([.$C20]=&quot;Marco&quot;;[.R$7]&gt;=[.$F20];[.R$7]&lt;=[.$F20]+[.$G20]-1);1;&quot;&quot;))" table:style-name="ce98"/>
          <table:table-cell office:value-type="string" office:string-value="" table:formula="of:=IF(AND([.$C20]=&quot;Objetivo&quot;;[.S$7]&gt;=[.$F20];[.S$7]&lt;=[.$F20]+[.$G20]-1);2;IF(AND([.$C20]=&quot;Marco&quot;;[.S$7]&gt;=[.$F20];[.S$7]&lt;=[.$F20]+[.$G20]-1);1;&quot;&quot;))" table:style-name="ce98"/>
          <table:table-cell office:value-type="string" office:string-value="" table:formula="of:=IF(AND([.$C20]=&quot;Objetivo&quot;;[.T$7]&gt;=[.$F20];[.T$7]&lt;=[.$F20]+[.$G20]-1);2;IF(AND([.$C20]=&quot;Marco&quot;;[.T$7]&gt;=[.$F20];[.T$7]&lt;=[.$F20]+[.$G20]-1);1;&quot;&quot;))" table:style-name="ce98"/>
          <table:table-cell office:value-type="string" office:string-value="" table:formula="of:=IF(AND([.$C20]=&quot;Objetivo&quot;;[.U$7]&gt;=[.$F20];[.U$7]&lt;=[.$F20]+[.$G20]-1);2;IF(AND([.$C20]=&quot;Marco&quot;;[.U$7]&gt;=[.$F20];[.U$7]&lt;=[.$F20]+[.$G20]-1);1;&quot;&quot;))" table:style-name="ce98"/>
          <table:table-cell office:value-type="string" office:string-value="" table:formula="of:=IF(AND([.$C20]=&quot;Objetivo&quot;;[.V$7]&gt;=[.$F20];[.V$7]&lt;=[.$F20]+[.$G20]-1);2;IF(AND([.$C20]=&quot;Marco&quot;;[.V$7]&gt;=[.$F20];[.V$7]&lt;=[.$F20]+[.$G20]-1);1;&quot;&quot;))" table:style-name="ce98"/>
          <table:table-cell office:value-type="string" office:string-value="" table:formula="of:=IF(AND([.$C20]=&quot;Objetivo&quot;;[.W$7]&gt;=[.$F20];[.W$7]&lt;=[.$F20]+[.$G20]-1);2;IF(AND([.$C20]=&quot;Marco&quot;;[.W$7]&gt;=[.$F20];[.W$7]&lt;=[.$F20]+[.$G20]-1);1;&quot;&quot;))" table:style-name="ce98"/>
          <table:table-cell office:value-type="string" office:string-value="" table:formula="of:=IF(AND([.$C20]=&quot;Objetivo&quot;;[.X$7]&gt;=[.$F20];[.X$7]&lt;=[.$F20]+[.$G20]-1);2;IF(AND([.$C20]=&quot;Marco&quot;;[.X$7]&gt;=[.$F20];[.X$7]&lt;=[.$F20]+[.$G20]-1);1;&quot;&quot;))" table:style-name="ce98"/>
          <table:table-cell office:value-type="string" office:string-value="" table:formula="of:=IF(AND([.$C20]=&quot;Objetivo&quot;;[.Y$7]&gt;=[.$F20];[.Y$7]&lt;=[.$F20]+[.$G20]-1);2;IF(AND([.$C20]=&quot;Marco&quot;;[.Y$7]&gt;=[.$F20];[.Y$7]&lt;=[.$F20]+[.$G20]-1);1;&quot;&quot;))" table:style-name="ce98"/>
          <table:table-cell office:value-type="string" office:string-value="" table:formula="of:=IF(AND([.$C20]=&quot;Objetivo&quot;;[.Z$7]&gt;=[.$F20];[.Z$7]&lt;=[.$F20]+[.$G20]-1);2;IF(AND([.$C20]=&quot;Marco&quot;;[.Z$7]&gt;=[.$F20];[.Z$7]&lt;=[.$F20]+[.$G20]-1);1;&quot;&quot;))" table:style-name="ce98"/>
          <table:table-cell office:value-type="string" office:string-value="" table:formula="of:=IF(AND([.$C20]=&quot;Objetivo&quot;;[.AA$7]&gt;=[.$F20];[.AA$7]&lt;=[.$F20]+[.$G20]-1);2;IF(AND([.$C20]=&quot;Marco&quot;;[.AA$7]&gt;=[.$F20];[.AA$7]&lt;=[.$F20]+[.$G20]-1);1;&quot;&quot;))" table:style-name="ce98"/>
          <table:table-cell office:value-type="string" office:string-value="" table:formula="of:=IF(AND([.$C20]=&quot;Objetivo&quot;;[.AB$7]&gt;=[.$F20];[.AB$7]&lt;=[.$F20]+[.$G20]-1);2;IF(AND([.$C20]=&quot;Marco&quot;;[.AB$7]&gt;=[.$F20];[.AB$7]&lt;=[.$F20]+[.$G20]-1);1;&quot;&quot;))" table:style-name="ce98"/>
          <table:table-cell office:value-type="string" office:string-value="" table:formula="of:=IF(AND([.$C20]=&quot;Objetivo&quot;;[.AC$7]&gt;=[.$F20];[.AC$7]&lt;=[.$F20]+[.$G20]-1);2;IF(AND([.$C20]=&quot;Marco&quot;;[.AC$7]&gt;=[.$F20];[.AC$7]&lt;=[.$F20]+[.$G20]-1);1;&quot;&quot;))" table:style-name="ce98"/>
          <table:table-cell office:value-type="string" office:string-value="" table:formula="of:=IF(AND([.$C20]=&quot;Objetivo&quot;;[.AD$7]&gt;=[.$F20];[.AD$7]&lt;=[.$F20]+[.$G20]-1);2;IF(AND([.$C20]=&quot;Marco&quot;;[.AD$7]&gt;=[.$F20];[.AD$7]&lt;=[.$F20]+[.$G20]-1);1;&quot;&quot;))" table:style-name="ce98"/>
          <table:table-cell office:value-type="string" office:string-value="" table:formula="of:=IF(AND([.$C20]=&quot;Objetivo&quot;;[.AE$7]&gt;=[.$F20];[.AE$7]&lt;=[.$F20]+[.$G20]-1);2;IF(AND([.$C20]=&quot;Marco&quot;;[.AE$7]&gt;=[.$F20];[.AE$7]&lt;=[.$F20]+[.$G20]-1);1;&quot;&quot;))" table:style-name="ce98"/>
          <table:table-cell office:value-type="string" office:string-value="" table:formula="of:=IF(AND([.$C20]=&quot;Objetivo&quot;;[.AF$7]&gt;=[.$F20];[.AF$7]&lt;=[.$F20]+[.$G20]-1);2;IF(AND([.$C20]=&quot;Marco&quot;;[.AF$7]&gt;=[.$F20];[.AF$7]&lt;=[.$F20]+[.$G20]-1);1;&quot;&quot;))" table:style-name="ce98"/>
          <table:table-cell office:value-type="string" office:string-value="" table:formula="of:=IF(AND([.$C20]=&quot;Objetivo&quot;;[.AG$7]&gt;=[.$F20];[.AG$7]&lt;=[.$F20]+[.$G20]-1);2;IF(AND([.$C20]=&quot;Marco&quot;;[.AG$7]&gt;=[.$F20];[.AG$7]&lt;=[.$F20]+[.$G20]-1);1;&quot;&quot;))" table:style-name="ce98"/>
          <table:table-cell office:value-type="string" office:string-value="" table:formula="of:=IF(AND([.$C20]=&quot;Objetivo&quot;;[.AH$7]&gt;=[.$F20];[.AH$7]&lt;=[.$F20]+[.$G20]-1);2;IF(AND([.$C20]=&quot;Marco&quot;;[.AH$7]&gt;=[.$F20];[.AH$7]&lt;=[.$F20]+[.$G20]-1);1;&quot;&quot;))" table:style-name="ce98"/>
          <table:table-cell office:value-type="string" office:string-value="" table:formula="of:=IF(AND([.$C20]=&quot;Objetivo&quot;;[.AI$7]&gt;=[.$F20];[.AI$7]&lt;=[.$F20]+[.$G20]-1);2;IF(AND([.$C20]=&quot;Marco&quot;;[.AI$7]&gt;=[.$F20];[.AI$7]&lt;=[.$F20]+[.$G20]-1);1;&quot;&quot;))" table:style-name="ce98"/>
          <table:table-cell office:value-type="string" office:string-value="" table:formula="of:=IF(AND([.$C20]=&quot;Objetivo&quot;;[.AJ$7]&gt;=[.$F20];[.AJ$7]&lt;=[.$F20]+[.$G20]-1);2;IF(AND([.$C20]=&quot;Marco&quot;;[.AJ$7]&gt;=[.$F20];[.AJ$7]&lt;=[.$F20]+[.$G20]-1);1;&quot;&quot;))" table:style-name="ce98"/>
          <table:table-cell office:value-type="string" office:string-value="" table:formula="of:=IF(AND([.$C20]=&quot;Objetivo&quot;;[.AK$7]&gt;=[.$F20];[.AK$7]&lt;=[.$F20]+[.$G20]-1);2;IF(AND([.$C20]=&quot;Marco&quot;;[.AK$7]&gt;=[.$F20];[.AK$7]&lt;=[.$F20]+[.$G20]-1);1;&quot;&quot;))" table:style-name="ce98"/>
          <table:table-cell office:value-type="string" office:string-value="" table:formula="of:=IF(AND([.$C20]=&quot;Objetivo&quot;;[.AL$7]&gt;=[.$F20];[.AL$7]&lt;=[.$F20]+[.$G20]-1);2;IF(AND([.$C20]=&quot;Marco&quot;;[.AL$7]&gt;=[.$F20];[.AL$7]&lt;=[.$F20]+[.$G20]-1);1;&quot;&quot;))" table:style-name="ce98"/>
          <table:table-cell office:value-type="string" office:string-value="" table:formula="of:=IF(AND([.$C20]=&quot;Objetivo&quot;;[.AM$7]&gt;=[.$F20];[.AM$7]&lt;=[.$F20]+[.$G20]-1);2;IF(AND([.$C20]=&quot;Marco&quot;;[.AM$7]&gt;=[.$F20];[.AM$7]&lt;=[.$F20]+[.$G20]-1);1;&quot;&quot;))" table:style-name="ce98"/>
          <table:table-cell office:value-type="string" office:string-value="" table:formula="of:=IF(AND([.$C20]=&quot;Objetivo&quot;;[.AN$7]&gt;=[.$F20];[.AN$7]&lt;=[.$F20]+[.$G20]-1);2;IF(AND([.$C20]=&quot;Marco&quot;;[.AN$7]&gt;=[.$F20];[.AN$7]&lt;=[.$F20]+[.$G20]-1);1;&quot;&quot;))" table:style-name="ce98"/>
          <table:table-cell office:value-type="string" office:string-value="" table:formula="of:=IF(AND([.$C20]=&quot;Objetivo&quot;;[.AO$7]&gt;=[.$F20];[.AO$7]&lt;=[.$F20]+[.$G20]-1);2;IF(AND([.$C20]=&quot;Marco&quot;;[.AO$7]&gt;=[.$F20];[.AO$7]&lt;=[.$F20]+[.$G20]-1);1;&quot;&quot;))" table:style-name="ce98"/>
          <table:table-cell office:value-type="string" office:string-value="" table:formula="of:=IF(AND([.$C20]=&quot;Objetivo&quot;;[.AP$7]&gt;=[.$F20];[.AP$7]&lt;=[.$F20]+[.$G20]-1);2;IF(AND([.$C20]=&quot;Marco&quot;;[.AP$7]&gt;=[.$F20];[.AP$7]&lt;=[.$F20]+[.$G20]-1);1;&quot;&quot;))" table:style-name="ce98"/>
          <table:table-cell office:value-type="string" office:string-value="" table:formula="of:=IF(AND([.$C20]=&quot;Objetivo&quot;;[.AQ$7]&gt;=[.$F20];[.AQ$7]&lt;=[.$F20]+[.$G20]-1);2;IF(AND([.$C20]=&quot;Marco&quot;;[.AQ$7]&gt;=[.$F20];[.AQ$7]&lt;=[.$F20]+[.$G20]-1);1;&quot;&quot;))" table:style-name="ce98"/>
          <table:table-cell office:value-type="string" office:string-value="" table:formula="of:=IF(AND([.$C20]=&quot;Objetivo&quot;;[.AR$7]&gt;=[.$F20];[.AR$7]&lt;=[.$F20]+[.$G20]-1);2;IF(AND([.$C20]=&quot;Marco&quot;;[.AR$7]&gt;=[.$F20];[.AR$7]&lt;=[.$F20]+[.$G20]-1);1;&quot;&quot;))" table:style-name="ce98"/>
          <table:table-cell office:value-type="string" office:string-value="" table:formula="of:=IF(AND([.$C20]=&quot;Objetivo&quot;;[.AS$7]&gt;=[.$F20];[.AS$7]&lt;=[.$F20]+[.$G20]-1);2;IF(AND([.$C20]=&quot;Marco&quot;;[.AS$7]&gt;=[.$F20];[.AS$7]&lt;=[.$F20]+[.$G20]-1);1;&quot;&quot;))" table:style-name="ce98"/>
          <table:table-cell office:value-type="string" office:string-value="" table:formula="of:=IF(AND([.$C20]=&quot;Objetivo&quot;;[.AT$7]&gt;=[.$F20];[.AT$7]&lt;=[.$F20]+[.$G20]-1);2;IF(AND([.$C20]=&quot;Marco&quot;;[.AT$7]&gt;=[.$F20];[.AT$7]&lt;=[.$F20]+[.$G20]-1);1;&quot;&quot;))" table:style-name="ce98"/>
          <table:table-cell office:value-type="string" office:string-value="" table:formula="of:=IF(AND([.$C20]=&quot;Objetivo&quot;;[.AU$7]&gt;=[.$F20];[.AU$7]&lt;=[.$F20]+[.$G20]-1);2;IF(AND([.$C20]=&quot;Marco&quot;;[.AU$7]&gt;=[.$F20];[.AU$7]&lt;=[.$F20]+[.$G20]-1);1;&quot;&quot;))" table:style-name="ce98"/>
          <table:table-cell office:value-type="string" office:string-value="" table:formula="of:=IF(AND([.$C20]=&quot;Objetivo&quot;;[.AV$7]&gt;=[.$F20];[.AV$7]&lt;=[.$F20]+[.$G20]-1);2;IF(AND([.$C20]=&quot;Marco&quot;;[.AV$7]&gt;=[.$F20];[.AV$7]&lt;=[.$F20]+[.$G20]-1);1;&quot;&quot;))" table:style-name="ce98"/>
          <table:table-cell office:value-type="string" office:string-value="" table:formula="of:=IF(AND([.$C20]=&quot;Objetivo&quot;;[.AW$7]&gt;=[.$F20];[.AW$7]&lt;=[.$F20]+[.$G20]-1);2;IF(AND([.$C20]=&quot;Marco&quot;;[.AW$7]&gt;=[.$F20];[.AW$7]&lt;=[.$F20]+[.$G20]-1);1;&quot;&quot;))" table:style-name="ce98"/>
          <table:table-cell office:value-type="string" office:string-value="" table:formula="of:=IF(AND([.$C20]=&quot;Objetivo&quot;;[.AX$7]&gt;=[.$F20];[.AX$7]&lt;=[.$F20]+[.$G20]-1);2;IF(AND([.$C20]=&quot;Marco&quot;;[.AX$7]&gt;=[.$F20];[.AX$7]&lt;=[.$F20]+[.$G20]-1);1;&quot;&quot;))" table:style-name="ce98"/>
          <table:table-cell office:value-type="string" office:string-value="" table:formula="of:=IF(AND([.$C20]=&quot;Objetivo&quot;;[.AY$7]&gt;=[.$F20];[.AY$7]&lt;=[.$F20]+[.$G20]-1);2;IF(AND([.$C20]=&quot;Marco&quot;;[.AY$7]&gt;=[.$F20];[.AY$7]&lt;=[.$F20]+[.$G20]-1);1;&quot;&quot;))" table:style-name="ce98"/>
          <table:table-cell office:value-type="string" office:string-value="" table:formula="of:=IF(AND([.$C20]=&quot;Objetivo&quot;;[.AZ$7]&gt;=[.$F20];[.AZ$7]&lt;=[.$F20]+[.$G20]-1);2;IF(AND([.$C20]=&quot;Marco&quot;;[.AZ$7]&gt;=[.$F20];[.AZ$7]&lt;=[.$F20]+[.$G20]-1);1;&quot;&quot;))" table:style-name="ce98"/>
          <table:table-cell office:value-type="string" office:string-value="" table:formula="of:=IF(AND([.$C20]=&quot;Objetivo&quot;;[.BA$7]&gt;=[.$F20];[.BA$7]&lt;=[.$F20]+[.$G20]-1);2;IF(AND([.$C20]=&quot;Marco&quot;;[.BA$7]&gt;=[.$F20];[.BA$7]&lt;=[.$F20]+[.$G20]-1);1;&quot;&quot;))" table:style-name="ce98"/>
          <table:table-cell office:value-type="string" office:string-value="" table:formula="of:=IF(AND([.$C20]=&quot;Objetivo&quot;;[.BB$7]&gt;=[.$F20];[.BB$7]&lt;=[.$F20]+[.$G20]-1);2;IF(AND([.$C20]=&quot;Marco&quot;;[.BB$7]&gt;=[.$F20];[.BB$7]&lt;=[.$F20]+[.$G20]-1);1;&quot;&quot;))" table:style-name="ce98"/>
          <table:table-cell office:value-type="string" office:string-value="" table:formula="of:=IF(AND([.$C20]=&quot;Objetivo&quot;;[.BC$7]&gt;=[.$F20];[.BC$7]&lt;=[.$F20]+[.$G20]-1);2;IF(AND([.$C20]=&quot;Marco&quot;;[.BC$7]&gt;=[.$F20];[.BC$7]&lt;=[.$F20]+[.$G20]-1);1;&quot;&quot;))" table:style-name="ce98"/>
          <table:table-cell office:value-type="string" office:string-value="" table:formula="of:=IF(AND([.$C20]=&quot;Objetivo&quot;;[.BD$7]&gt;=[.$F20];[.BD$7]&lt;=[.$F20]+[.$G20]-1);2;IF(AND([.$C20]=&quot;Marco&quot;;[.BD$7]&gt;=[.$F20];[.BD$7]&lt;=[.$F20]+[.$G20]-1);1;&quot;&quot;))" table:style-name="ce98"/>
          <table:table-cell office:value-type="string" office:string-value="" table:formula="of:=IF(AND([.$C20]=&quot;Objetivo&quot;;[.BE$7]&gt;=[.$F20];[.BE$7]&lt;=[.$F20]+[.$G20]-1);2;IF(AND([.$C20]=&quot;Marco&quot;;[.BE$7]&gt;=[.$F20];[.BE$7]&lt;=[.$F20]+[.$G20]-1);1;&quot;&quot;))" table:style-name="ce98"/>
          <table:table-cell office:value-type="string" office:string-value="" table:formula="of:=IF(AND([.$C20]=&quot;Objetivo&quot;;[.BF$7]&gt;=[.$F20];[.BF$7]&lt;=[.$F20]+[.$G20]-1);2;IF(AND([.$C20]=&quot;Marco&quot;;[.BF$7]&gt;=[.$F20];[.BF$7]&lt;=[.$F20]+[.$G20]-1);1;&quot;&quot;))" table:style-name="ce98"/>
          <table:table-cell office:value-type="string" office:string-value="" table:formula="of:=IF(AND([.$C20]=&quot;Objetivo&quot;;[.BG$7]&gt;=[.$F20];[.BG$7]&lt;=[.$F20]+[.$G20]-1);2;IF(AND([.$C20]=&quot;Marco&quot;;[.BG$7]&gt;=[.$F20];[.BG$7]&lt;=[.$F20]+[.$G20]-1);1;&quot;&quot;))" table:style-name="ce98"/>
          <table:table-cell office:value-type="string" office:string-value="" table:formula="of:=IF(AND([.$C20]=&quot;Objetivo&quot;;[.BH$7]&gt;=[.$F20];[.BH$7]&lt;=[.$F20]+[.$G20]-1);2;IF(AND([.$C20]=&quot;Marco&quot;;[.BH$7]&gt;=[.$F20];[.BH$7]&lt;=[.$F20]+[.$G20]-1);1;&quot;&quot;))" table:style-name="ce98"/>
          <table:table-cell office:value-type="string" office:string-value="" table:formula="of:=IF(AND([.$C20]=&quot;Objetivo&quot;;[.BI$7]&gt;=[.$F20];[.BI$7]&lt;=[.$F20]+[.$G20]-1);2;IF(AND([.$C20]=&quot;Marco&quot;;[.BI$7]&gt;=[.$F20];[.BI$7]&lt;=[.$F20]+[.$G20]-1);1;&quot;&quot;))" table:style-name="ce98"/>
          <table:table-cell office:value-type="string" office:string-value="" table:formula="of:=IF(AND([.$C20]=&quot;Objetivo&quot;;[.BJ$7]&gt;=[.$F20];[.BJ$7]&lt;=[.$F20]+[.$G20]-1);2;IF(AND([.$C20]=&quot;Marco&quot;;[.BJ$7]&gt;=[.$F20];[.BJ$7]&lt;=[.$F20]+[.$G20]-1);1;&quot;&quot;))" table:style-name="ce98"/>
          <table:table-cell office:value-type="string" office:string-value="" table:formula="of:=IF(AND([.$C20]=&quot;Objetivo&quot;;[.BK$7]&gt;=[.$F20];[.BK$7]&lt;=[.$F20]+[.$G20]-1);2;IF(AND([.$C20]=&quot;Marco&quot;;[.BK$7]&gt;=[.$F20];[.BK$7]&lt;=[.$F20]+[.$G20]-1);1;&quot;&quot;))" table:style-name="ce98"/>
          <table:table-cell office:value-type="string" office:string-value="" table:formula="of:=IF(AND([.$C20]=&quot;Objetivo&quot;;[.BL$7]&gt;=[.$F20];[.BL$7]&lt;=[.$F20]+[.$G20]-1);2;IF(AND([.$C20]=&quot;Marco&quot;;[.BL$7]&gt;=[.$F20];[.BL$7]&lt;=[.$F20]+[.$G20]-1);1;&quot;&quot;))" table:style-name="ce98"/>
          <table:table-cell table:style-name="ce26"/>
          <table:table-cell table:number-columns-repeated="16319" table:style-name="ce1"/>
        </table:table-row>
        <table:table-row table:style-name="ro5">
          <table:table-cell table:style-name="ce6"/>
          <table:table-cell office:value-type="string" table:style-name="ce24">
            <text:p>Instanciação de widgets</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4-14T00:00:00" table:style-name="ce22">
            <text:p>14/04/2021</text:p>
          </table:table-cell>
          <table:table-cell office:value-type="float" office:value="9" table:style-name="ce23">
            <text:p>9<text:s/></text:p>
          </table:table-cell>
          <table:table-cell table:style-name="ce18"/>
          <table:table-cell office:value-type="string" office:string-value="" table:formula="of:=IF(AND([.$C21]=&quot;Objetivo&quot;;[.I$7]&gt;=[.$F21];[.I$7]&lt;=[.$F21]+[.$G21]-1);2;IF(AND([.$C21]=&quot;Marco&quot;;[.I$7]&gt;=[.$F21];[.I$7]&lt;=[.$F21]+[.$G21]-1);1;&quot;&quot;))" table:style-name="ce97"/>
          <table:table-cell office:value-type="string" office:string-value="" table:formula="of:=IF(AND([.$C21]=&quot;Objetivo&quot;;[.J$7]&gt;=[.$F21];[.J$7]&lt;=[.$F21]+[.$G21]-1);2;IF(AND([.$C21]=&quot;Marco&quot;;[.J$7]&gt;=[.$F21];[.J$7]&lt;=[.$F21]+[.$G21]-1);1;&quot;&quot;))" table:style-name="ce98"/>
          <table:table-cell office:value-type="string" office:string-value="" table:formula="of:=IF(AND([.$C21]=&quot;Objetivo&quot;;[.K$7]&gt;=[.$F21];[.K$7]&lt;=[.$F21]+[.$G21]-1);2;IF(AND([.$C21]=&quot;Marco&quot;;[.K$7]&gt;=[.$F21];[.K$7]&lt;=[.$F21]+[.$G21]-1);1;&quot;&quot;))" table:style-name="ce98"/>
          <table:table-cell office:value-type="string" office:string-value="" table:formula="of:=IF(AND([.$C21]=&quot;Objetivo&quot;;[.L$7]&gt;=[.$F21];[.L$7]&lt;=[.$F21]+[.$G21]-1);2;IF(AND([.$C21]=&quot;Marco&quot;;[.L$7]&gt;=[.$F21];[.L$7]&lt;=[.$F21]+[.$G21]-1);1;&quot;&quot;))" table:style-name="ce98"/>
          <table:table-cell office:value-type="string" office:string-value="" table:formula="of:=IF(AND([.$C21]=&quot;Objetivo&quot;;[.M$7]&gt;=[.$F21];[.M$7]&lt;=[.$F21]+[.$G21]-1);2;IF(AND([.$C21]=&quot;Marco&quot;;[.M$7]&gt;=[.$F21];[.M$7]&lt;=[.$F21]+[.$G21]-1);1;&quot;&quot;))" table:style-name="ce98"/>
          <table:table-cell office:value-type="string" office:string-value="" table:formula="of:=IF(AND([.$C21]=&quot;Objetivo&quot;;[.N$7]&gt;=[.$F21];[.N$7]&lt;=[.$F21]+[.$G21]-1);2;IF(AND([.$C21]=&quot;Marco&quot;;[.N$7]&gt;=[.$F21];[.N$7]&lt;=[.$F21]+[.$G21]-1);1;&quot;&quot;))" table:style-name="ce98"/>
          <table:table-cell office:value-type="string" office:string-value="" table:formula="of:=IF(AND([.$C21]=&quot;Objetivo&quot;;[.O$7]&gt;=[.$F21];[.O$7]&lt;=[.$F21]+[.$G21]-1);2;IF(AND([.$C21]=&quot;Marco&quot;;[.O$7]&gt;=[.$F21];[.O$7]&lt;=[.$F21]+[.$G21]-1);1;&quot;&quot;))" table:style-name="ce98"/>
          <table:table-cell office:value-type="string" office:string-value="" table:formula="of:=IF(AND([.$C21]=&quot;Objetivo&quot;;[.P$7]&gt;=[.$F21];[.P$7]&lt;=[.$F21]+[.$G21]-1);2;IF(AND([.$C21]=&quot;Marco&quot;;[.P$7]&gt;=[.$F21];[.P$7]&lt;=[.$F21]+[.$G21]-1);1;&quot;&quot;))" table:style-name="ce98"/>
          <table:table-cell office:value-type="string" office:string-value="" table:formula="of:=IF(AND([.$C21]=&quot;Objetivo&quot;;[.Q$7]&gt;=[.$F21];[.Q$7]&lt;=[.$F21]+[.$G21]-1);2;IF(AND([.$C21]=&quot;Marco&quot;;[.Q$7]&gt;=[.$F21];[.Q$7]&lt;=[.$F21]+[.$G21]-1);1;&quot;&quot;))" table:style-name="ce98"/>
          <table:table-cell office:value-type="string" office:string-value="" table:formula="of:=IF(AND([.$C21]=&quot;Objetivo&quot;;[.R$7]&gt;=[.$F21];[.R$7]&lt;=[.$F21]+[.$G21]-1);2;IF(AND([.$C21]=&quot;Marco&quot;;[.R$7]&gt;=[.$F21];[.R$7]&lt;=[.$F21]+[.$G21]-1);1;&quot;&quot;))" table:style-name="ce98"/>
          <table:table-cell office:value-type="string" office:string-value="" table:formula="of:=IF(AND([.$C21]=&quot;Objetivo&quot;;[.S$7]&gt;=[.$F21];[.S$7]&lt;=[.$F21]+[.$G21]-1);2;IF(AND([.$C21]=&quot;Marco&quot;;[.S$7]&gt;=[.$F21];[.S$7]&lt;=[.$F21]+[.$G21]-1);1;&quot;&quot;))" table:style-name="ce98"/>
          <table:table-cell office:value-type="string" office:string-value="" table:formula="of:=IF(AND([.$C21]=&quot;Objetivo&quot;;[.T$7]&gt;=[.$F21];[.T$7]&lt;=[.$F21]+[.$G21]-1);2;IF(AND([.$C21]=&quot;Marco&quot;;[.T$7]&gt;=[.$F21];[.T$7]&lt;=[.$F21]+[.$G21]-1);1;&quot;&quot;))" table:style-name="ce98"/>
          <table:table-cell office:value-type="string" office:string-value="" table:formula="of:=IF(AND([.$C21]=&quot;Objetivo&quot;;[.U$7]&gt;=[.$F21];[.U$7]&lt;=[.$F21]+[.$G21]-1);2;IF(AND([.$C21]=&quot;Marco&quot;;[.U$7]&gt;=[.$F21];[.U$7]&lt;=[.$F21]+[.$G21]-1);1;&quot;&quot;))" table:style-name="ce98"/>
          <table:table-cell office:value-type="string" office:string-value="" table:formula="of:=IF(AND([.$C21]=&quot;Objetivo&quot;;[.V$7]&gt;=[.$F21];[.V$7]&lt;=[.$F21]+[.$G21]-1);2;IF(AND([.$C21]=&quot;Marco&quot;;[.V$7]&gt;=[.$F21];[.V$7]&lt;=[.$F21]+[.$G21]-1);1;&quot;&quot;))" table:style-name="ce98"/>
          <table:table-cell office:value-type="string" office:string-value="" table:formula="of:=IF(AND([.$C21]=&quot;Objetivo&quot;;[.W$7]&gt;=[.$F21];[.W$7]&lt;=[.$F21]+[.$G21]-1);2;IF(AND([.$C21]=&quot;Marco&quot;;[.W$7]&gt;=[.$F21];[.W$7]&lt;=[.$F21]+[.$G21]-1);1;&quot;&quot;))" table:style-name="ce98"/>
          <table:table-cell office:value-type="string" office:string-value="" table:formula="of:=IF(AND([.$C21]=&quot;Objetivo&quot;;[.X$7]&gt;=[.$F21];[.X$7]&lt;=[.$F21]+[.$G21]-1);2;IF(AND([.$C21]=&quot;Marco&quot;;[.X$7]&gt;=[.$F21];[.X$7]&lt;=[.$F21]+[.$G21]-1);1;&quot;&quot;))" table:style-name="ce98"/>
          <table:table-cell office:value-type="string" office:string-value="" table:formula="of:=IF(AND([.$C21]=&quot;Objetivo&quot;;[.Y$7]&gt;=[.$F21];[.Y$7]&lt;=[.$F21]+[.$G21]-1);2;IF(AND([.$C21]=&quot;Marco&quot;;[.Y$7]&gt;=[.$F21];[.Y$7]&lt;=[.$F21]+[.$G21]-1);1;&quot;&quot;))" table:style-name="ce98"/>
          <table:table-cell office:value-type="string" office:string-value="" table:formula="of:=IF(AND([.$C21]=&quot;Objetivo&quot;;[.Z$7]&gt;=[.$F21];[.Z$7]&lt;=[.$F21]+[.$G21]-1);2;IF(AND([.$C21]=&quot;Marco&quot;;[.Z$7]&gt;=[.$F21];[.Z$7]&lt;=[.$F21]+[.$G21]-1);1;&quot;&quot;))" table:style-name="ce98"/>
          <table:table-cell office:value-type="string" office:string-value="" table:formula="of:=IF(AND([.$C21]=&quot;Objetivo&quot;;[.AA$7]&gt;=[.$F21];[.AA$7]&lt;=[.$F21]+[.$G21]-1);2;IF(AND([.$C21]=&quot;Marco&quot;;[.AA$7]&gt;=[.$F21];[.AA$7]&lt;=[.$F21]+[.$G21]-1);1;&quot;&quot;))" table:style-name="ce98"/>
          <table:table-cell office:value-type="string" office:string-value="" table:formula="of:=IF(AND([.$C21]=&quot;Objetivo&quot;;[.AB$7]&gt;=[.$F21];[.AB$7]&lt;=[.$F21]+[.$G21]-1);2;IF(AND([.$C21]=&quot;Marco&quot;;[.AB$7]&gt;=[.$F21];[.AB$7]&lt;=[.$F21]+[.$G21]-1);1;&quot;&quot;))" table:style-name="ce98"/>
          <table:table-cell office:value-type="string" office:string-value="" table:formula="of:=IF(AND([.$C21]=&quot;Objetivo&quot;;[.AC$7]&gt;=[.$F21];[.AC$7]&lt;=[.$F21]+[.$G21]-1);2;IF(AND([.$C21]=&quot;Marco&quot;;[.AC$7]&gt;=[.$F21];[.AC$7]&lt;=[.$F21]+[.$G21]-1);1;&quot;&quot;))" table:style-name="ce98"/>
          <table:table-cell office:value-type="string" office:string-value="" table:formula="of:=IF(AND([.$C21]=&quot;Objetivo&quot;;[.AD$7]&gt;=[.$F21];[.AD$7]&lt;=[.$F21]+[.$G21]-1);2;IF(AND([.$C21]=&quot;Marco&quot;;[.AD$7]&gt;=[.$F21];[.AD$7]&lt;=[.$F21]+[.$G21]-1);1;&quot;&quot;))" table:style-name="ce98"/>
          <table:table-cell office:value-type="string" office:string-value="" table:formula="of:=IF(AND([.$C21]=&quot;Objetivo&quot;;[.AE$7]&gt;=[.$F21];[.AE$7]&lt;=[.$F21]+[.$G21]-1);2;IF(AND([.$C21]=&quot;Marco&quot;;[.AE$7]&gt;=[.$F21];[.AE$7]&lt;=[.$F21]+[.$G21]-1);1;&quot;&quot;))" table:style-name="ce98"/>
          <table:table-cell office:value-type="string" office:string-value="" table:formula="of:=IF(AND([.$C21]=&quot;Objetivo&quot;;[.AF$7]&gt;=[.$F21];[.AF$7]&lt;=[.$F21]+[.$G21]-1);2;IF(AND([.$C21]=&quot;Marco&quot;;[.AF$7]&gt;=[.$F21];[.AF$7]&lt;=[.$F21]+[.$G21]-1);1;&quot;&quot;))" table:style-name="ce98"/>
          <table:table-cell office:value-type="string" office:string-value="" table:formula="of:=IF(AND([.$C21]=&quot;Objetivo&quot;;[.AG$7]&gt;=[.$F21];[.AG$7]&lt;=[.$F21]+[.$G21]-1);2;IF(AND([.$C21]=&quot;Marco&quot;;[.AG$7]&gt;=[.$F21];[.AG$7]&lt;=[.$F21]+[.$G21]-1);1;&quot;&quot;))" table:style-name="ce98"/>
          <table:table-cell office:value-type="string" office:string-value="" table:formula="of:=IF(AND([.$C21]=&quot;Objetivo&quot;;[.AH$7]&gt;=[.$F21];[.AH$7]&lt;=[.$F21]+[.$G21]-1);2;IF(AND([.$C21]=&quot;Marco&quot;;[.AH$7]&gt;=[.$F21];[.AH$7]&lt;=[.$F21]+[.$G21]-1);1;&quot;&quot;))" table:style-name="ce98"/>
          <table:table-cell office:value-type="string" office:string-value="" table:formula="of:=IF(AND([.$C21]=&quot;Objetivo&quot;;[.AI$7]&gt;=[.$F21];[.AI$7]&lt;=[.$F21]+[.$G21]-1);2;IF(AND([.$C21]=&quot;Marco&quot;;[.AI$7]&gt;=[.$F21];[.AI$7]&lt;=[.$F21]+[.$G21]-1);1;&quot;&quot;))" table:style-name="ce98"/>
          <table:table-cell office:value-type="string" office:string-value="" table:formula="of:=IF(AND([.$C21]=&quot;Objetivo&quot;;[.AJ$7]&gt;=[.$F21];[.AJ$7]&lt;=[.$F21]+[.$G21]-1);2;IF(AND([.$C21]=&quot;Marco&quot;;[.AJ$7]&gt;=[.$F21];[.AJ$7]&lt;=[.$F21]+[.$G21]-1);1;&quot;&quot;))" table:style-name="ce98"/>
          <table:table-cell office:value-type="string" office:string-value="" table:formula="of:=IF(AND([.$C21]=&quot;Objetivo&quot;;[.AK$7]&gt;=[.$F21];[.AK$7]&lt;=[.$F21]+[.$G21]-1);2;IF(AND([.$C21]=&quot;Marco&quot;;[.AK$7]&gt;=[.$F21];[.AK$7]&lt;=[.$F21]+[.$G21]-1);1;&quot;&quot;))" table:style-name="ce98"/>
          <table:table-cell office:value-type="string" office:string-value="" table:formula="of:=IF(AND([.$C21]=&quot;Objetivo&quot;;[.AL$7]&gt;=[.$F21];[.AL$7]&lt;=[.$F21]+[.$G21]-1);2;IF(AND([.$C21]=&quot;Marco&quot;;[.AL$7]&gt;=[.$F21];[.AL$7]&lt;=[.$F21]+[.$G21]-1);1;&quot;&quot;))" table:style-name="ce98"/>
          <table:table-cell office:value-type="string" office:string-value="" table:formula="of:=IF(AND([.$C21]=&quot;Objetivo&quot;;[.AM$7]&gt;=[.$F21];[.AM$7]&lt;=[.$F21]+[.$G21]-1);2;IF(AND([.$C21]=&quot;Marco&quot;;[.AM$7]&gt;=[.$F21];[.AM$7]&lt;=[.$F21]+[.$G21]-1);1;&quot;&quot;))" table:style-name="ce98"/>
          <table:table-cell office:value-type="string" office:string-value="" table:formula="of:=IF(AND([.$C21]=&quot;Objetivo&quot;;[.AN$7]&gt;=[.$F21];[.AN$7]&lt;=[.$F21]+[.$G21]-1);2;IF(AND([.$C21]=&quot;Marco&quot;;[.AN$7]&gt;=[.$F21];[.AN$7]&lt;=[.$F21]+[.$G21]-1);1;&quot;&quot;))" table:style-name="ce98"/>
          <table:table-cell office:value-type="string" office:string-value="" table:formula="of:=IF(AND([.$C21]=&quot;Objetivo&quot;;[.AO$7]&gt;=[.$F21];[.AO$7]&lt;=[.$F21]+[.$G21]-1);2;IF(AND([.$C21]=&quot;Marco&quot;;[.AO$7]&gt;=[.$F21];[.AO$7]&lt;=[.$F21]+[.$G21]-1);1;&quot;&quot;))" table:style-name="ce98"/>
          <table:table-cell office:value-type="string" office:string-value="" table:formula="of:=IF(AND([.$C21]=&quot;Objetivo&quot;;[.AP$7]&gt;=[.$F21];[.AP$7]&lt;=[.$F21]+[.$G21]-1);2;IF(AND([.$C21]=&quot;Marco&quot;;[.AP$7]&gt;=[.$F21];[.AP$7]&lt;=[.$F21]+[.$G21]-1);1;&quot;&quot;))" table:style-name="ce98"/>
          <table:table-cell office:value-type="string" office:string-value="" table:formula="of:=IF(AND([.$C21]=&quot;Objetivo&quot;;[.AQ$7]&gt;=[.$F21];[.AQ$7]&lt;=[.$F21]+[.$G21]-1);2;IF(AND([.$C21]=&quot;Marco&quot;;[.AQ$7]&gt;=[.$F21];[.AQ$7]&lt;=[.$F21]+[.$G21]-1);1;&quot;&quot;))" table:style-name="ce98"/>
          <table:table-cell office:value-type="string" office:string-value="" table:formula="of:=IF(AND([.$C21]=&quot;Objetivo&quot;;[.AR$7]&gt;=[.$F21];[.AR$7]&lt;=[.$F21]+[.$G21]-1);2;IF(AND([.$C21]=&quot;Marco&quot;;[.AR$7]&gt;=[.$F21];[.AR$7]&lt;=[.$F21]+[.$G21]-1);1;&quot;&quot;))" table:style-name="ce98"/>
          <table:table-cell office:value-type="string" office:string-value="" table:formula="of:=IF(AND([.$C21]=&quot;Objetivo&quot;;[.AS$7]&gt;=[.$F21];[.AS$7]&lt;=[.$F21]+[.$G21]-1);2;IF(AND([.$C21]=&quot;Marco&quot;;[.AS$7]&gt;=[.$F21];[.AS$7]&lt;=[.$F21]+[.$G21]-1);1;&quot;&quot;))" table:style-name="ce98"/>
          <table:table-cell office:value-type="string" office:string-value="" table:formula="of:=IF(AND([.$C21]=&quot;Objetivo&quot;;[.AT$7]&gt;=[.$F21];[.AT$7]&lt;=[.$F21]+[.$G21]-1);2;IF(AND([.$C21]=&quot;Marco&quot;;[.AT$7]&gt;=[.$F21];[.AT$7]&lt;=[.$F21]+[.$G21]-1);1;&quot;&quot;))" table:style-name="ce98"/>
          <table:table-cell office:value-type="string" office:string-value="" table:formula="of:=IF(AND([.$C21]=&quot;Objetivo&quot;;[.AU$7]&gt;=[.$F21];[.AU$7]&lt;=[.$F21]+[.$G21]-1);2;IF(AND([.$C21]=&quot;Marco&quot;;[.AU$7]&gt;=[.$F21];[.AU$7]&lt;=[.$F21]+[.$G21]-1);1;&quot;&quot;))" table:style-name="ce98"/>
          <table:table-cell office:value-type="string" office:string-value="" table:formula="of:=IF(AND([.$C21]=&quot;Objetivo&quot;;[.AV$7]&gt;=[.$F21];[.AV$7]&lt;=[.$F21]+[.$G21]-1);2;IF(AND([.$C21]=&quot;Marco&quot;;[.AV$7]&gt;=[.$F21];[.AV$7]&lt;=[.$F21]+[.$G21]-1);1;&quot;&quot;))" table:style-name="ce98"/>
          <table:table-cell office:value-type="string" office:string-value="" table:formula="of:=IF(AND([.$C21]=&quot;Objetivo&quot;;[.AW$7]&gt;=[.$F21];[.AW$7]&lt;=[.$F21]+[.$G21]-1);2;IF(AND([.$C21]=&quot;Marco&quot;;[.AW$7]&gt;=[.$F21];[.AW$7]&lt;=[.$F21]+[.$G21]-1);1;&quot;&quot;))" table:style-name="ce98"/>
          <table:table-cell office:value-type="string" office:string-value="" table:formula="of:=IF(AND([.$C21]=&quot;Objetivo&quot;;[.AX$7]&gt;=[.$F21];[.AX$7]&lt;=[.$F21]+[.$G21]-1);2;IF(AND([.$C21]=&quot;Marco&quot;;[.AX$7]&gt;=[.$F21];[.AX$7]&lt;=[.$F21]+[.$G21]-1);1;&quot;&quot;))" table:style-name="ce98"/>
          <table:table-cell office:value-type="string" office:string-value="" table:formula="of:=IF(AND([.$C21]=&quot;Objetivo&quot;;[.AY$7]&gt;=[.$F21];[.AY$7]&lt;=[.$F21]+[.$G21]-1);2;IF(AND([.$C21]=&quot;Marco&quot;;[.AY$7]&gt;=[.$F21];[.AY$7]&lt;=[.$F21]+[.$G21]-1);1;&quot;&quot;))" table:style-name="ce98"/>
          <table:table-cell office:value-type="string" office:string-value="" table:formula="of:=IF(AND([.$C21]=&quot;Objetivo&quot;;[.AZ$7]&gt;=[.$F21];[.AZ$7]&lt;=[.$F21]+[.$G21]-1);2;IF(AND([.$C21]=&quot;Marco&quot;;[.AZ$7]&gt;=[.$F21];[.AZ$7]&lt;=[.$F21]+[.$G21]-1);1;&quot;&quot;))" table:style-name="ce98"/>
          <table:table-cell office:value-type="string" office:string-value="" table:formula="of:=IF(AND([.$C21]=&quot;Objetivo&quot;;[.BA$7]&gt;=[.$F21];[.BA$7]&lt;=[.$F21]+[.$G21]-1);2;IF(AND([.$C21]=&quot;Marco&quot;;[.BA$7]&gt;=[.$F21];[.BA$7]&lt;=[.$F21]+[.$G21]-1);1;&quot;&quot;))" table:style-name="ce98"/>
          <table:table-cell office:value-type="string" office:string-value="" table:formula="of:=IF(AND([.$C21]=&quot;Objetivo&quot;;[.BB$7]&gt;=[.$F21];[.BB$7]&lt;=[.$F21]+[.$G21]-1);2;IF(AND([.$C21]=&quot;Marco&quot;;[.BB$7]&gt;=[.$F21];[.BB$7]&lt;=[.$F21]+[.$G21]-1);1;&quot;&quot;))" table:style-name="ce98"/>
          <table:table-cell office:value-type="string" office:string-value="" table:formula="of:=IF(AND([.$C21]=&quot;Objetivo&quot;;[.BC$7]&gt;=[.$F21];[.BC$7]&lt;=[.$F21]+[.$G21]-1);2;IF(AND([.$C21]=&quot;Marco&quot;;[.BC$7]&gt;=[.$F21];[.BC$7]&lt;=[.$F21]+[.$G21]-1);1;&quot;&quot;))" table:style-name="ce98"/>
          <table:table-cell office:value-type="string" office:string-value="" table:formula="of:=IF(AND([.$C21]=&quot;Objetivo&quot;;[.BD$7]&gt;=[.$F21];[.BD$7]&lt;=[.$F21]+[.$G21]-1);2;IF(AND([.$C21]=&quot;Marco&quot;;[.BD$7]&gt;=[.$F21];[.BD$7]&lt;=[.$F21]+[.$G21]-1);1;&quot;&quot;))" table:style-name="ce98"/>
          <table:table-cell office:value-type="string" office:string-value="" table:formula="of:=IF(AND([.$C21]=&quot;Objetivo&quot;;[.BE$7]&gt;=[.$F21];[.BE$7]&lt;=[.$F21]+[.$G21]-1);2;IF(AND([.$C21]=&quot;Marco&quot;;[.BE$7]&gt;=[.$F21];[.BE$7]&lt;=[.$F21]+[.$G21]-1);1;&quot;&quot;))" table:style-name="ce98"/>
          <table:table-cell office:value-type="string" office:string-value="" table:formula="of:=IF(AND([.$C21]=&quot;Objetivo&quot;;[.BF$7]&gt;=[.$F21];[.BF$7]&lt;=[.$F21]+[.$G21]-1);2;IF(AND([.$C21]=&quot;Marco&quot;;[.BF$7]&gt;=[.$F21];[.BF$7]&lt;=[.$F21]+[.$G21]-1);1;&quot;&quot;))" table:style-name="ce98"/>
          <table:table-cell office:value-type="string" office:string-value="" table:formula="of:=IF(AND([.$C21]=&quot;Objetivo&quot;;[.BG$7]&gt;=[.$F21];[.BG$7]&lt;=[.$F21]+[.$G21]-1);2;IF(AND([.$C21]=&quot;Marco&quot;;[.BG$7]&gt;=[.$F21];[.BG$7]&lt;=[.$F21]+[.$G21]-1);1;&quot;&quot;))" table:style-name="ce98"/>
          <table:table-cell office:value-type="string" office:string-value="" table:formula="of:=IF(AND([.$C21]=&quot;Objetivo&quot;;[.BH$7]&gt;=[.$F21];[.BH$7]&lt;=[.$F21]+[.$G21]-1);2;IF(AND([.$C21]=&quot;Marco&quot;;[.BH$7]&gt;=[.$F21];[.BH$7]&lt;=[.$F21]+[.$G21]-1);1;&quot;&quot;))" table:style-name="ce98"/>
          <table:table-cell office:value-type="string" office:string-value="" table:formula="of:=IF(AND([.$C21]=&quot;Objetivo&quot;;[.BI$7]&gt;=[.$F21];[.BI$7]&lt;=[.$F21]+[.$G21]-1);2;IF(AND([.$C21]=&quot;Marco&quot;;[.BI$7]&gt;=[.$F21];[.BI$7]&lt;=[.$F21]+[.$G21]-1);1;&quot;&quot;))" table:style-name="ce98"/>
          <table:table-cell office:value-type="string" office:string-value="" table:formula="of:=IF(AND([.$C21]=&quot;Objetivo&quot;;[.BJ$7]&gt;=[.$F21];[.BJ$7]&lt;=[.$F21]+[.$G21]-1);2;IF(AND([.$C21]=&quot;Marco&quot;;[.BJ$7]&gt;=[.$F21];[.BJ$7]&lt;=[.$F21]+[.$G21]-1);1;&quot;&quot;))" table:style-name="ce98"/>
          <table:table-cell office:value-type="string" office:string-value="" table:formula="of:=IF(AND([.$C21]=&quot;Objetivo&quot;;[.BK$7]&gt;=[.$F21];[.BK$7]&lt;=[.$F21]+[.$G21]-1);2;IF(AND([.$C21]=&quot;Marco&quot;;[.BK$7]&gt;=[.$F21];[.BK$7]&lt;=[.$F21]+[.$G21]-1);1;&quot;&quot;))" table:style-name="ce98"/>
          <table:table-cell office:value-type="string" office:string-value="" table:formula="of:=IF(AND([.$C21]=&quot;Objetivo&quot;;[.BL$7]&gt;=[.$F21];[.BL$7]&lt;=[.$F21]+[.$G21]-1);2;IF(AND([.$C21]=&quot;Marco&quot;;[.BL$7]&gt;=[.$F21];[.BL$7]&lt;=[.$F21]+[.$G21]-1);1;&quot;&quot;))" table:style-name="ce98"/>
          <table:table-cell table:style-name="ce26"/>
          <table:table-cell table:number-columns-repeated="16319" table:style-name="ce1"/>
        </table:table-row>
        <table:table-row table:style-name="ro5">
          <table:table-cell table:style-name="ce6"/>
          <table:table-cell office:value-type="string" table:style-name="ce24">
            <text:p>MockUps</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4-14T00:00:00" table:style-name="ce22">
            <text:p>14/04/2021</text:p>
          </table:table-cell>
          <table:table-cell office:value-type="float" office:value="14" table:style-name="ce23">
            <text:p>14<text:s/></text:p>
          </table:table-cell>
          <table:table-cell table:style-name="ce18"/>
          <table:table-cell office:value-type="string" office:string-value="" table:formula="of:=IF(AND([.$C22]=&quot;Objetivo&quot;;[.I$7]&gt;=[.$F22];[.I$7]&lt;=[.$F22]+[.$G22]-1);2;IF(AND([.$C22]=&quot;Marco&quot;;[.I$7]&gt;=[.$F22];[.I$7]&lt;=[.$F22]+[.$G22]-1);1;&quot;&quot;))" table:style-name="ce97"/>
          <table:table-cell office:value-type="string" office:string-value="" table:formula="of:=IF(AND([.$C22]=&quot;Objetivo&quot;;[.J$7]&gt;=[.$F22];[.J$7]&lt;=[.$F22]+[.$G22]-1);2;IF(AND([.$C22]=&quot;Marco&quot;;[.J$7]&gt;=[.$F22];[.J$7]&lt;=[.$F22]+[.$G22]-1);1;&quot;&quot;))" table:style-name="ce98"/>
          <table:table-cell office:value-type="string" office:string-value="" table:formula="of:=IF(AND([.$C22]=&quot;Objetivo&quot;;[.K$7]&gt;=[.$F22];[.K$7]&lt;=[.$F22]+[.$G22]-1);2;IF(AND([.$C22]=&quot;Marco&quot;;[.K$7]&gt;=[.$F22];[.K$7]&lt;=[.$F22]+[.$G22]-1);1;&quot;&quot;))" table:style-name="ce98"/>
          <table:table-cell office:value-type="string" office:string-value="" table:formula="of:=IF(AND([.$C22]=&quot;Objetivo&quot;;[.L$7]&gt;=[.$F22];[.L$7]&lt;=[.$F22]+[.$G22]-1);2;IF(AND([.$C22]=&quot;Marco&quot;;[.L$7]&gt;=[.$F22];[.L$7]&lt;=[.$F22]+[.$G22]-1);1;&quot;&quot;))" table:style-name="ce98"/>
          <table:table-cell office:value-type="string" office:string-value="" table:formula="of:=IF(AND([.$C22]=&quot;Objetivo&quot;;[.M$7]&gt;=[.$F22];[.M$7]&lt;=[.$F22]+[.$G22]-1);2;IF(AND([.$C22]=&quot;Marco&quot;;[.M$7]&gt;=[.$F22];[.M$7]&lt;=[.$F22]+[.$G22]-1);1;&quot;&quot;))" table:style-name="ce98"/>
          <table:table-cell office:value-type="string" office:string-value="" table:formula="of:=IF(AND([.$C22]=&quot;Objetivo&quot;;[.N$7]&gt;=[.$F22];[.N$7]&lt;=[.$F22]+[.$G22]-1);2;IF(AND([.$C22]=&quot;Marco&quot;;[.N$7]&gt;=[.$F22];[.N$7]&lt;=[.$F22]+[.$G22]-1);1;&quot;&quot;))" table:style-name="ce98"/>
          <table:table-cell office:value-type="string" office:string-value="" table:formula="of:=IF(AND([.$C22]=&quot;Objetivo&quot;;[.O$7]&gt;=[.$F22];[.O$7]&lt;=[.$F22]+[.$G22]-1);2;IF(AND([.$C22]=&quot;Marco&quot;;[.O$7]&gt;=[.$F22];[.O$7]&lt;=[.$F22]+[.$G22]-1);1;&quot;&quot;))" table:style-name="ce98"/>
          <table:table-cell office:value-type="string" office:string-value="" table:formula="of:=IF(AND([.$C22]=&quot;Objetivo&quot;;[.P$7]&gt;=[.$F22];[.P$7]&lt;=[.$F22]+[.$G22]-1);2;IF(AND([.$C22]=&quot;Marco&quot;;[.P$7]&gt;=[.$F22];[.P$7]&lt;=[.$F22]+[.$G22]-1);1;&quot;&quot;))" table:style-name="ce98"/>
          <table:table-cell office:value-type="string" office:string-value="" table:formula="of:=IF(AND([.$C22]=&quot;Objetivo&quot;;[.Q$7]&gt;=[.$F22];[.Q$7]&lt;=[.$F22]+[.$G22]-1);2;IF(AND([.$C22]=&quot;Marco&quot;;[.Q$7]&gt;=[.$F22];[.Q$7]&lt;=[.$F22]+[.$G22]-1);1;&quot;&quot;))" table:style-name="ce98"/>
          <table:table-cell office:value-type="string" office:string-value="" table:formula="of:=IF(AND([.$C22]=&quot;Objetivo&quot;;[.R$7]&gt;=[.$F22];[.R$7]&lt;=[.$F22]+[.$G22]-1);2;IF(AND([.$C22]=&quot;Marco&quot;;[.R$7]&gt;=[.$F22];[.R$7]&lt;=[.$F22]+[.$G22]-1);1;&quot;&quot;))" table:style-name="ce98"/>
          <table:table-cell office:value-type="string" office:string-value="" table:formula="of:=IF(AND([.$C22]=&quot;Objetivo&quot;;[.S$7]&gt;=[.$F22];[.S$7]&lt;=[.$F22]+[.$G22]-1);2;IF(AND([.$C22]=&quot;Marco&quot;;[.S$7]&gt;=[.$F22];[.S$7]&lt;=[.$F22]+[.$G22]-1);1;&quot;&quot;))" table:style-name="ce98"/>
          <table:table-cell office:value-type="string" office:string-value="" table:formula="of:=IF(AND([.$C22]=&quot;Objetivo&quot;;[.T$7]&gt;=[.$F22];[.T$7]&lt;=[.$F22]+[.$G22]-1);2;IF(AND([.$C22]=&quot;Marco&quot;;[.T$7]&gt;=[.$F22];[.T$7]&lt;=[.$F22]+[.$G22]-1);1;&quot;&quot;))" table:style-name="ce98"/>
          <table:table-cell office:value-type="string" office:string-value="" table:formula="of:=IF(AND([.$C22]=&quot;Objetivo&quot;;[.U$7]&gt;=[.$F22];[.U$7]&lt;=[.$F22]+[.$G22]-1);2;IF(AND([.$C22]=&quot;Marco&quot;;[.U$7]&gt;=[.$F22];[.U$7]&lt;=[.$F22]+[.$G22]-1);1;&quot;&quot;))" table:style-name="ce98"/>
          <table:table-cell office:value-type="string" office:string-value="" table:formula="of:=IF(AND([.$C22]=&quot;Objetivo&quot;;[.V$7]&gt;=[.$F22];[.V$7]&lt;=[.$F22]+[.$G22]-1);2;IF(AND([.$C22]=&quot;Marco&quot;;[.V$7]&gt;=[.$F22];[.V$7]&lt;=[.$F22]+[.$G22]-1);1;&quot;&quot;))" table:style-name="ce98"/>
          <table:table-cell office:value-type="string" office:string-value="" table:formula="of:=IF(AND([.$C22]=&quot;Objetivo&quot;;[.W$7]&gt;=[.$F22];[.W$7]&lt;=[.$F22]+[.$G22]-1);2;IF(AND([.$C22]=&quot;Marco&quot;;[.W$7]&gt;=[.$F22];[.W$7]&lt;=[.$F22]+[.$G22]-1);1;&quot;&quot;))" table:style-name="ce98"/>
          <table:table-cell office:value-type="string" office:string-value="" table:formula="of:=IF(AND([.$C22]=&quot;Objetivo&quot;;[.X$7]&gt;=[.$F22];[.X$7]&lt;=[.$F22]+[.$G22]-1);2;IF(AND([.$C22]=&quot;Marco&quot;;[.X$7]&gt;=[.$F22];[.X$7]&lt;=[.$F22]+[.$G22]-1);1;&quot;&quot;))" table:style-name="ce98"/>
          <table:table-cell office:value-type="string" office:string-value="" table:formula="of:=IF(AND([.$C22]=&quot;Objetivo&quot;;[.Y$7]&gt;=[.$F22];[.Y$7]&lt;=[.$F22]+[.$G22]-1);2;IF(AND([.$C22]=&quot;Marco&quot;;[.Y$7]&gt;=[.$F22];[.Y$7]&lt;=[.$F22]+[.$G22]-1);1;&quot;&quot;))" table:style-name="ce98"/>
          <table:table-cell office:value-type="string" office:string-value="" table:formula="of:=IF(AND([.$C22]=&quot;Objetivo&quot;;[.Z$7]&gt;=[.$F22];[.Z$7]&lt;=[.$F22]+[.$G22]-1);2;IF(AND([.$C22]=&quot;Marco&quot;;[.Z$7]&gt;=[.$F22];[.Z$7]&lt;=[.$F22]+[.$G22]-1);1;&quot;&quot;))" table:style-name="ce98"/>
          <table:table-cell office:value-type="string" office:string-value="" table:formula="of:=IF(AND([.$C22]=&quot;Objetivo&quot;;[.AA$7]&gt;=[.$F22];[.AA$7]&lt;=[.$F22]+[.$G22]-1);2;IF(AND([.$C22]=&quot;Marco&quot;;[.AA$7]&gt;=[.$F22];[.AA$7]&lt;=[.$F22]+[.$G22]-1);1;&quot;&quot;))" table:style-name="ce98"/>
          <table:table-cell office:value-type="string" office:string-value="" table:formula="of:=IF(AND([.$C22]=&quot;Objetivo&quot;;[.AB$7]&gt;=[.$F22];[.AB$7]&lt;=[.$F22]+[.$G22]-1);2;IF(AND([.$C22]=&quot;Marco&quot;;[.AB$7]&gt;=[.$F22];[.AB$7]&lt;=[.$F22]+[.$G22]-1);1;&quot;&quot;))" table:style-name="ce98"/>
          <table:table-cell office:value-type="string" office:string-value="" table:formula="of:=IF(AND([.$C22]=&quot;Objetivo&quot;;[.AC$7]&gt;=[.$F22];[.AC$7]&lt;=[.$F22]+[.$G22]-1);2;IF(AND([.$C22]=&quot;Marco&quot;;[.AC$7]&gt;=[.$F22];[.AC$7]&lt;=[.$F22]+[.$G22]-1);1;&quot;&quot;))" table:style-name="ce98"/>
          <table:table-cell office:value-type="string" office:string-value="" table:formula="of:=IF(AND([.$C22]=&quot;Objetivo&quot;;[.AD$7]&gt;=[.$F22];[.AD$7]&lt;=[.$F22]+[.$G22]-1);2;IF(AND([.$C22]=&quot;Marco&quot;;[.AD$7]&gt;=[.$F22];[.AD$7]&lt;=[.$F22]+[.$G22]-1);1;&quot;&quot;))" table:style-name="ce98"/>
          <table:table-cell office:value-type="string" office:string-value="" table:formula="of:=IF(AND([.$C22]=&quot;Objetivo&quot;;[.AE$7]&gt;=[.$F22];[.AE$7]&lt;=[.$F22]+[.$G22]-1);2;IF(AND([.$C22]=&quot;Marco&quot;;[.AE$7]&gt;=[.$F22];[.AE$7]&lt;=[.$F22]+[.$G22]-1);1;&quot;&quot;))" table:style-name="ce98"/>
          <table:table-cell office:value-type="string" office:string-value="" table:formula="of:=IF(AND([.$C22]=&quot;Objetivo&quot;;[.AF$7]&gt;=[.$F22];[.AF$7]&lt;=[.$F22]+[.$G22]-1);2;IF(AND([.$C22]=&quot;Marco&quot;;[.AF$7]&gt;=[.$F22];[.AF$7]&lt;=[.$F22]+[.$G22]-1);1;&quot;&quot;))" table:style-name="ce98"/>
          <table:table-cell office:value-type="string" office:string-value="" table:formula="of:=IF(AND([.$C22]=&quot;Objetivo&quot;;[.AG$7]&gt;=[.$F22];[.AG$7]&lt;=[.$F22]+[.$G22]-1);2;IF(AND([.$C22]=&quot;Marco&quot;;[.AG$7]&gt;=[.$F22];[.AG$7]&lt;=[.$F22]+[.$G22]-1);1;&quot;&quot;))" table:style-name="ce98"/>
          <table:table-cell office:value-type="string" office:string-value="" table:formula="of:=IF(AND([.$C22]=&quot;Objetivo&quot;;[.AH$7]&gt;=[.$F22];[.AH$7]&lt;=[.$F22]+[.$G22]-1);2;IF(AND([.$C22]=&quot;Marco&quot;;[.AH$7]&gt;=[.$F22];[.AH$7]&lt;=[.$F22]+[.$G22]-1);1;&quot;&quot;))" table:style-name="ce98"/>
          <table:table-cell office:value-type="string" office:string-value="" table:formula="of:=IF(AND([.$C22]=&quot;Objetivo&quot;;[.AI$7]&gt;=[.$F22];[.AI$7]&lt;=[.$F22]+[.$G22]-1);2;IF(AND([.$C22]=&quot;Marco&quot;;[.AI$7]&gt;=[.$F22];[.AI$7]&lt;=[.$F22]+[.$G22]-1);1;&quot;&quot;))" table:style-name="ce98"/>
          <table:table-cell office:value-type="string" office:string-value="" table:formula="of:=IF(AND([.$C22]=&quot;Objetivo&quot;;[.AJ$7]&gt;=[.$F22];[.AJ$7]&lt;=[.$F22]+[.$G22]-1);2;IF(AND([.$C22]=&quot;Marco&quot;;[.AJ$7]&gt;=[.$F22];[.AJ$7]&lt;=[.$F22]+[.$G22]-1);1;&quot;&quot;))" table:style-name="ce98"/>
          <table:table-cell office:value-type="string" office:string-value="" table:formula="of:=IF(AND([.$C22]=&quot;Objetivo&quot;;[.AK$7]&gt;=[.$F22];[.AK$7]&lt;=[.$F22]+[.$G22]-1);2;IF(AND([.$C22]=&quot;Marco&quot;;[.AK$7]&gt;=[.$F22];[.AK$7]&lt;=[.$F22]+[.$G22]-1);1;&quot;&quot;))" table:style-name="ce98"/>
          <table:table-cell office:value-type="string" office:string-value="" table:formula="of:=IF(AND([.$C22]=&quot;Objetivo&quot;;[.AL$7]&gt;=[.$F22];[.AL$7]&lt;=[.$F22]+[.$G22]-1);2;IF(AND([.$C22]=&quot;Marco&quot;;[.AL$7]&gt;=[.$F22];[.AL$7]&lt;=[.$F22]+[.$G22]-1);1;&quot;&quot;))" table:style-name="ce98"/>
          <table:table-cell office:value-type="string" office:string-value="" table:formula="of:=IF(AND([.$C22]=&quot;Objetivo&quot;;[.AM$7]&gt;=[.$F22];[.AM$7]&lt;=[.$F22]+[.$G22]-1);2;IF(AND([.$C22]=&quot;Marco&quot;;[.AM$7]&gt;=[.$F22];[.AM$7]&lt;=[.$F22]+[.$G22]-1);1;&quot;&quot;))" table:style-name="ce98"/>
          <table:table-cell office:value-type="string" office:string-value="" table:formula="of:=IF(AND([.$C22]=&quot;Objetivo&quot;;[.AN$7]&gt;=[.$F22];[.AN$7]&lt;=[.$F22]+[.$G22]-1);2;IF(AND([.$C22]=&quot;Marco&quot;;[.AN$7]&gt;=[.$F22];[.AN$7]&lt;=[.$F22]+[.$G22]-1);1;&quot;&quot;))" table:style-name="ce98"/>
          <table:table-cell office:value-type="string" office:string-value="" table:formula="of:=IF(AND([.$C22]=&quot;Objetivo&quot;;[.AO$7]&gt;=[.$F22];[.AO$7]&lt;=[.$F22]+[.$G22]-1);2;IF(AND([.$C22]=&quot;Marco&quot;;[.AO$7]&gt;=[.$F22];[.AO$7]&lt;=[.$F22]+[.$G22]-1);1;&quot;&quot;))" table:style-name="ce98"/>
          <table:table-cell office:value-type="string" office:string-value="" table:formula="of:=IF(AND([.$C22]=&quot;Objetivo&quot;;[.AP$7]&gt;=[.$F22];[.AP$7]&lt;=[.$F22]+[.$G22]-1);2;IF(AND([.$C22]=&quot;Marco&quot;;[.AP$7]&gt;=[.$F22];[.AP$7]&lt;=[.$F22]+[.$G22]-1);1;&quot;&quot;))" table:style-name="ce98"/>
          <table:table-cell office:value-type="string" office:string-value="" table:formula="of:=IF(AND([.$C22]=&quot;Objetivo&quot;;[.AQ$7]&gt;=[.$F22];[.AQ$7]&lt;=[.$F22]+[.$G22]-1);2;IF(AND([.$C22]=&quot;Marco&quot;;[.AQ$7]&gt;=[.$F22];[.AQ$7]&lt;=[.$F22]+[.$G22]-1);1;&quot;&quot;))" table:style-name="ce98"/>
          <table:table-cell office:value-type="string" office:string-value="" table:formula="of:=IF(AND([.$C22]=&quot;Objetivo&quot;;[.AR$7]&gt;=[.$F22];[.AR$7]&lt;=[.$F22]+[.$G22]-1);2;IF(AND([.$C22]=&quot;Marco&quot;;[.AR$7]&gt;=[.$F22];[.AR$7]&lt;=[.$F22]+[.$G22]-1);1;&quot;&quot;))" table:style-name="ce98"/>
          <table:table-cell office:value-type="string" office:string-value="" table:formula="of:=IF(AND([.$C22]=&quot;Objetivo&quot;;[.AS$7]&gt;=[.$F22];[.AS$7]&lt;=[.$F22]+[.$G22]-1);2;IF(AND([.$C22]=&quot;Marco&quot;;[.AS$7]&gt;=[.$F22];[.AS$7]&lt;=[.$F22]+[.$G22]-1);1;&quot;&quot;))" table:style-name="ce98"/>
          <table:table-cell office:value-type="string" office:string-value="" table:formula="of:=IF(AND([.$C22]=&quot;Objetivo&quot;;[.AT$7]&gt;=[.$F22];[.AT$7]&lt;=[.$F22]+[.$G22]-1);2;IF(AND([.$C22]=&quot;Marco&quot;;[.AT$7]&gt;=[.$F22];[.AT$7]&lt;=[.$F22]+[.$G22]-1);1;&quot;&quot;))" table:style-name="ce98"/>
          <table:table-cell office:value-type="string" office:string-value="" table:formula="of:=IF(AND([.$C22]=&quot;Objetivo&quot;;[.AU$7]&gt;=[.$F22];[.AU$7]&lt;=[.$F22]+[.$G22]-1);2;IF(AND([.$C22]=&quot;Marco&quot;;[.AU$7]&gt;=[.$F22];[.AU$7]&lt;=[.$F22]+[.$G22]-1);1;&quot;&quot;))" table:style-name="ce98"/>
          <table:table-cell office:value-type="string" office:string-value="" table:formula="of:=IF(AND([.$C22]=&quot;Objetivo&quot;;[.AV$7]&gt;=[.$F22];[.AV$7]&lt;=[.$F22]+[.$G22]-1);2;IF(AND([.$C22]=&quot;Marco&quot;;[.AV$7]&gt;=[.$F22];[.AV$7]&lt;=[.$F22]+[.$G22]-1);1;&quot;&quot;))" table:style-name="ce98"/>
          <table:table-cell office:value-type="string" office:string-value="" table:formula="of:=IF(AND([.$C22]=&quot;Objetivo&quot;;[.AW$7]&gt;=[.$F22];[.AW$7]&lt;=[.$F22]+[.$G22]-1);2;IF(AND([.$C22]=&quot;Marco&quot;;[.AW$7]&gt;=[.$F22];[.AW$7]&lt;=[.$F22]+[.$G22]-1);1;&quot;&quot;))" table:style-name="ce98"/>
          <table:table-cell office:value-type="string" office:string-value="" table:formula="of:=IF(AND([.$C22]=&quot;Objetivo&quot;;[.AX$7]&gt;=[.$F22];[.AX$7]&lt;=[.$F22]+[.$G22]-1);2;IF(AND([.$C22]=&quot;Marco&quot;;[.AX$7]&gt;=[.$F22];[.AX$7]&lt;=[.$F22]+[.$G22]-1);1;&quot;&quot;))" table:style-name="ce98"/>
          <table:table-cell office:value-type="string" office:string-value="" table:formula="of:=IF(AND([.$C22]=&quot;Objetivo&quot;;[.AY$7]&gt;=[.$F22];[.AY$7]&lt;=[.$F22]+[.$G22]-1);2;IF(AND([.$C22]=&quot;Marco&quot;;[.AY$7]&gt;=[.$F22];[.AY$7]&lt;=[.$F22]+[.$G22]-1);1;&quot;&quot;))" table:style-name="ce98"/>
          <table:table-cell office:value-type="string" office:string-value="" table:formula="of:=IF(AND([.$C22]=&quot;Objetivo&quot;;[.AZ$7]&gt;=[.$F22];[.AZ$7]&lt;=[.$F22]+[.$G22]-1);2;IF(AND([.$C22]=&quot;Marco&quot;;[.AZ$7]&gt;=[.$F22];[.AZ$7]&lt;=[.$F22]+[.$G22]-1);1;&quot;&quot;))" table:style-name="ce98"/>
          <table:table-cell office:value-type="string" office:string-value="" table:formula="of:=IF(AND([.$C22]=&quot;Objetivo&quot;;[.BA$7]&gt;=[.$F22];[.BA$7]&lt;=[.$F22]+[.$G22]-1);2;IF(AND([.$C22]=&quot;Marco&quot;;[.BA$7]&gt;=[.$F22];[.BA$7]&lt;=[.$F22]+[.$G22]-1);1;&quot;&quot;))" table:style-name="ce98"/>
          <table:table-cell office:value-type="string" office:string-value="" table:formula="of:=IF(AND([.$C22]=&quot;Objetivo&quot;;[.BB$7]&gt;=[.$F22];[.BB$7]&lt;=[.$F22]+[.$G22]-1);2;IF(AND([.$C22]=&quot;Marco&quot;;[.BB$7]&gt;=[.$F22];[.BB$7]&lt;=[.$F22]+[.$G22]-1);1;&quot;&quot;))" table:style-name="ce98"/>
          <table:table-cell office:value-type="string" office:string-value="" table:formula="of:=IF(AND([.$C22]=&quot;Objetivo&quot;;[.BC$7]&gt;=[.$F22];[.BC$7]&lt;=[.$F22]+[.$G22]-1);2;IF(AND([.$C22]=&quot;Marco&quot;;[.BC$7]&gt;=[.$F22];[.BC$7]&lt;=[.$F22]+[.$G22]-1);1;&quot;&quot;))" table:style-name="ce98"/>
          <table:table-cell office:value-type="string" office:string-value="" table:formula="of:=IF(AND([.$C22]=&quot;Objetivo&quot;;[.BD$7]&gt;=[.$F22];[.BD$7]&lt;=[.$F22]+[.$G22]-1);2;IF(AND([.$C22]=&quot;Marco&quot;;[.BD$7]&gt;=[.$F22];[.BD$7]&lt;=[.$F22]+[.$G22]-1);1;&quot;&quot;))" table:style-name="ce98"/>
          <table:table-cell office:value-type="string" office:string-value="" table:formula="of:=IF(AND([.$C22]=&quot;Objetivo&quot;;[.BE$7]&gt;=[.$F22];[.BE$7]&lt;=[.$F22]+[.$G22]-1);2;IF(AND([.$C22]=&quot;Marco&quot;;[.BE$7]&gt;=[.$F22];[.BE$7]&lt;=[.$F22]+[.$G22]-1);1;&quot;&quot;))" table:style-name="ce98"/>
          <table:table-cell office:value-type="string" office:string-value="" table:formula="of:=IF(AND([.$C22]=&quot;Objetivo&quot;;[.BF$7]&gt;=[.$F22];[.BF$7]&lt;=[.$F22]+[.$G22]-1);2;IF(AND([.$C22]=&quot;Marco&quot;;[.BF$7]&gt;=[.$F22];[.BF$7]&lt;=[.$F22]+[.$G22]-1);1;&quot;&quot;))" table:style-name="ce98"/>
          <table:table-cell office:value-type="string" office:string-value="" table:formula="of:=IF(AND([.$C22]=&quot;Objetivo&quot;;[.BG$7]&gt;=[.$F22];[.BG$7]&lt;=[.$F22]+[.$G22]-1);2;IF(AND([.$C22]=&quot;Marco&quot;;[.BG$7]&gt;=[.$F22];[.BG$7]&lt;=[.$F22]+[.$G22]-1);1;&quot;&quot;))" table:style-name="ce98"/>
          <table:table-cell office:value-type="string" office:string-value="" table:formula="of:=IF(AND([.$C22]=&quot;Objetivo&quot;;[.BH$7]&gt;=[.$F22];[.BH$7]&lt;=[.$F22]+[.$G22]-1);2;IF(AND([.$C22]=&quot;Marco&quot;;[.BH$7]&gt;=[.$F22];[.BH$7]&lt;=[.$F22]+[.$G22]-1);1;&quot;&quot;))" table:style-name="ce98"/>
          <table:table-cell office:value-type="string" office:string-value="" table:formula="of:=IF(AND([.$C22]=&quot;Objetivo&quot;;[.BI$7]&gt;=[.$F22];[.BI$7]&lt;=[.$F22]+[.$G22]-1);2;IF(AND([.$C22]=&quot;Marco&quot;;[.BI$7]&gt;=[.$F22];[.BI$7]&lt;=[.$F22]+[.$G22]-1);1;&quot;&quot;))" table:style-name="ce98"/>
          <table:table-cell office:value-type="string" office:string-value="" table:formula="of:=IF(AND([.$C22]=&quot;Objetivo&quot;;[.BJ$7]&gt;=[.$F22];[.BJ$7]&lt;=[.$F22]+[.$G22]-1);2;IF(AND([.$C22]=&quot;Marco&quot;;[.BJ$7]&gt;=[.$F22];[.BJ$7]&lt;=[.$F22]+[.$G22]-1);1;&quot;&quot;))" table:style-name="ce98"/>
          <table:table-cell office:value-type="string" office:string-value="" table:formula="of:=IF(AND([.$C22]=&quot;Objetivo&quot;;[.BK$7]&gt;=[.$F22];[.BK$7]&lt;=[.$F22]+[.$G22]-1);2;IF(AND([.$C22]=&quot;Marco&quot;;[.BK$7]&gt;=[.$F22];[.BK$7]&lt;=[.$F22]+[.$G22]-1);1;&quot;&quot;))" table:style-name="ce98"/>
          <table:table-cell office:value-type="string" office:string-value="" table:formula="of:=IF(AND([.$C22]=&quot;Objetivo&quot;;[.BL$7]&gt;=[.$F22];[.BL$7]&lt;=[.$F22]+[.$G22]-1);2;IF(AND([.$C22]=&quot;Marco&quot;;[.BL$7]&gt;=[.$F22];[.BL$7]&lt;=[.$F22]+[.$G22]-1);1;&quot;&quot;))" table:style-name="ce98"/>
          <table:table-cell table:style-name="ce26"/>
          <table:table-cell table:number-columns-repeated="16319" table:style-name="ce1"/>
        </table:table-row>
        <table:table-row table:style-name="ro5">
          <table:table-cell table:style-name="ce6"/>
          <table:table-cell office:value-type="string" table:style-name="ce24">
            <text:p>Classes Python</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4-28T00:00:00" table:style-name="ce22">
            <text:p>28/04/2021</text:p>
          </table:table-cell>
          <table:table-cell office:value-type="float" office:value="70" table:style-name="ce23">
            <text:p>70<text:s/></text:p>
          </table:table-cell>
          <table:table-cell table:style-name="ce18"/>
          <table:table-cell office:value-type="string" office:string-value="" table:formula="of:=IF(AND([.$C23]=&quot;Objetivo&quot;;[.I$7]&gt;=[.$F23];[.I$7]&lt;=[.$F23]+[.$G23]-1);2;IF(AND([.$C23]=&quot;Marco&quot;;[.I$7]&gt;=[.$F23];[.I$7]&lt;=[.$F23]+[.$G23]-1);1;&quot;&quot;))" table:style-name="ce97"/>
          <table:table-cell office:value-type="string" office:string-value="" table:formula="of:=IF(AND([.$C23]=&quot;Objetivo&quot;;[.J$7]&gt;=[.$F23];[.J$7]&lt;=[.$F23]+[.$G23]-1);2;IF(AND([.$C23]=&quot;Marco&quot;;[.J$7]&gt;=[.$F23];[.J$7]&lt;=[.$F23]+[.$G23]-1);1;&quot;&quot;))" table:style-name="ce98"/>
          <table:table-cell office:value-type="string" office:string-value="" table:formula="of:=IF(AND([.$C23]=&quot;Objetivo&quot;;[.K$7]&gt;=[.$F23];[.K$7]&lt;=[.$F23]+[.$G23]-1);2;IF(AND([.$C23]=&quot;Marco&quot;;[.K$7]&gt;=[.$F23];[.K$7]&lt;=[.$F23]+[.$G23]-1);1;&quot;&quot;))" table:style-name="ce98"/>
          <table:table-cell office:value-type="string" office:string-value="" table:formula="of:=IF(AND([.$C23]=&quot;Objetivo&quot;;[.L$7]&gt;=[.$F23];[.L$7]&lt;=[.$F23]+[.$G23]-1);2;IF(AND([.$C23]=&quot;Marco&quot;;[.L$7]&gt;=[.$F23];[.L$7]&lt;=[.$F23]+[.$G23]-1);1;&quot;&quot;))" table:style-name="ce98"/>
          <table:table-cell office:value-type="string" office:string-value="" table:formula="of:=IF(AND([.$C23]=&quot;Objetivo&quot;;[.M$7]&gt;=[.$F23];[.M$7]&lt;=[.$F23]+[.$G23]-1);2;IF(AND([.$C23]=&quot;Marco&quot;;[.M$7]&gt;=[.$F23];[.M$7]&lt;=[.$F23]+[.$G23]-1);1;&quot;&quot;))" table:style-name="ce98"/>
          <table:table-cell office:value-type="string" office:string-value="" table:formula="of:=IF(AND([.$C23]=&quot;Objetivo&quot;;[.N$7]&gt;=[.$F23];[.N$7]&lt;=[.$F23]+[.$G23]-1);2;IF(AND([.$C23]=&quot;Marco&quot;;[.N$7]&gt;=[.$F23];[.N$7]&lt;=[.$F23]+[.$G23]-1);1;&quot;&quot;))" table:style-name="ce98"/>
          <table:table-cell office:value-type="string" office:string-value="" table:formula="of:=IF(AND([.$C23]=&quot;Objetivo&quot;;[.O$7]&gt;=[.$F23];[.O$7]&lt;=[.$F23]+[.$G23]-1);2;IF(AND([.$C23]=&quot;Marco&quot;;[.O$7]&gt;=[.$F23];[.O$7]&lt;=[.$F23]+[.$G23]-1);1;&quot;&quot;))" table:style-name="ce98"/>
          <table:table-cell office:value-type="string" office:string-value="" table:formula="of:=IF(AND([.$C23]=&quot;Objetivo&quot;;[.P$7]&gt;=[.$F23];[.P$7]&lt;=[.$F23]+[.$G23]-1);2;IF(AND([.$C23]=&quot;Marco&quot;;[.P$7]&gt;=[.$F23];[.P$7]&lt;=[.$F23]+[.$G23]-1);1;&quot;&quot;))" table:style-name="ce98"/>
          <table:table-cell office:value-type="string" office:string-value="" table:formula="of:=IF(AND([.$C23]=&quot;Objetivo&quot;;[.Q$7]&gt;=[.$F23];[.Q$7]&lt;=[.$F23]+[.$G23]-1);2;IF(AND([.$C23]=&quot;Marco&quot;;[.Q$7]&gt;=[.$F23];[.Q$7]&lt;=[.$F23]+[.$G23]-1);1;&quot;&quot;))" table:style-name="ce98"/>
          <table:table-cell office:value-type="string" office:string-value="" table:formula="of:=IF(AND([.$C23]=&quot;Objetivo&quot;;[.R$7]&gt;=[.$F23];[.R$7]&lt;=[.$F23]+[.$G23]-1);2;IF(AND([.$C23]=&quot;Marco&quot;;[.R$7]&gt;=[.$F23];[.R$7]&lt;=[.$F23]+[.$G23]-1);1;&quot;&quot;))" table:style-name="ce98"/>
          <table:table-cell office:value-type="string" office:string-value="" table:formula="of:=IF(AND([.$C23]=&quot;Objetivo&quot;;[.S$7]&gt;=[.$F23];[.S$7]&lt;=[.$F23]+[.$G23]-1);2;IF(AND([.$C23]=&quot;Marco&quot;;[.S$7]&gt;=[.$F23];[.S$7]&lt;=[.$F23]+[.$G23]-1);1;&quot;&quot;))" table:style-name="ce98"/>
          <table:table-cell office:value-type="string" office:string-value="" table:formula="of:=IF(AND([.$C23]=&quot;Objetivo&quot;;[.T$7]&gt;=[.$F23];[.T$7]&lt;=[.$F23]+[.$G23]-1);2;IF(AND([.$C23]=&quot;Marco&quot;;[.T$7]&gt;=[.$F23];[.T$7]&lt;=[.$F23]+[.$G23]-1);1;&quot;&quot;))" table:style-name="ce98"/>
          <table:table-cell office:value-type="string" office:string-value="" table:formula="of:=IF(AND([.$C23]=&quot;Objetivo&quot;;[.U$7]&gt;=[.$F23];[.U$7]&lt;=[.$F23]+[.$G23]-1);2;IF(AND([.$C23]=&quot;Marco&quot;;[.U$7]&gt;=[.$F23];[.U$7]&lt;=[.$F23]+[.$G23]-1);1;&quot;&quot;))" table:style-name="ce98"/>
          <table:table-cell office:value-type="string" office:string-value="" table:formula="of:=IF(AND([.$C23]=&quot;Objetivo&quot;;[.V$7]&gt;=[.$F23];[.V$7]&lt;=[.$F23]+[.$G23]-1);2;IF(AND([.$C23]=&quot;Marco&quot;;[.V$7]&gt;=[.$F23];[.V$7]&lt;=[.$F23]+[.$G23]-1);1;&quot;&quot;))" table:style-name="ce98"/>
          <table:table-cell office:value-type="string" office:string-value="" table:formula="of:=IF(AND([.$C23]=&quot;Objetivo&quot;;[.W$7]&gt;=[.$F23];[.W$7]&lt;=[.$F23]+[.$G23]-1);2;IF(AND([.$C23]=&quot;Marco&quot;;[.W$7]&gt;=[.$F23];[.W$7]&lt;=[.$F23]+[.$G23]-1);1;&quot;&quot;))" table:style-name="ce98"/>
          <table:table-cell office:value-type="string" office:string-value="" table:formula="of:=IF(AND([.$C23]=&quot;Objetivo&quot;;[.X$7]&gt;=[.$F23];[.X$7]&lt;=[.$F23]+[.$G23]-1);2;IF(AND([.$C23]=&quot;Marco&quot;;[.X$7]&gt;=[.$F23];[.X$7]&lt;=[.$F23]+[.$G23]-1);1;&quot;&quot;))" table:style-name="ce98"/>
          <table:table-cell office:value-type="string" office:string-value="" table:formula="of:=IF(AND([.$C23]=&quot;Objetivo&quot;;[.Y$7]&gt;=[.$F23];[.Y$7]&lt;=[.$F23]+[.$G23]-1);2;IF(AND([.$C23]=&quot;Marco&quot;;[.Y$7]&gt;=[.$F23];[.Y$7]&lt;=[.$F23]+[.$G23]-1);1;&quot;&quot;))" table:style-name="ce98"/>
          <table:table-cell office:value-type="string" office:string-value="" table:formula="of:=IF(AND([.$C23]=&quot;Objetivo&quot;;[.Z$7]&gt;=[.$F23];[.Z$7]&lt;=[.$F23]+[.$G23]-1);2;IF(AND([.$C23]=&quot;Marco&quot;;[.Z$7]&gt;=[.$F23];[.Z$7]&lt;=[.$F23]+[.$G23]-1);1;&quot;&quot;))" table:style-name="ce98"/>
          <table:table-cell office:value-type="string" office:string-value="" table:formula="of:=IF(AND([.$C23]=&quot;Objetivo&quot;;[.AA$7]&gt;=[.$F23];[.AA$7]&lt;=[.$F23]+[.$G23]-1);2;IF(AND([.$C23]=&quot;Marco&quot;;[.AA$7]&gt;=[.$F23];[.AA$7]&lt;=[.$F23]+[.$G23]-1);1;&quot;&quot;))" table:style-name="ce98"/>
          <table:table-cell office:value-type="string" office:string-value="" table:formula="of:=IF(AND([.$C23]=&quot;Objetivo&quot;;[.AB$7]&gt;=[.$F23];[.AB$7]&lt;=[.$F23]+[.$G23]-1);2;IF(AND([.$C23]=&quot;Marco&quot;;[.AB$7]&gt;=[.$F23];[.AB$7]&lt;=[.$F23]+[.$G23]-1);1;&quot;&quot;))" table:style-name="ce98"/>
          <table:table-cell office:value-type="string" office:string-value="" table:formula="of:=IF(AND([.$C23]=&quot;Objetivo&quot;;[.AC$7]&gt;=[.$F23];[.AC$7]&lt;=[.$F23]+[.$G23]-1);2;IF(AND([.$C23]=&quot;Marco&quot;;[.AC$7]&gt;=[.$F23];[.AC$7]&lt;=[.$F23]+[.$G23]-1);1;&quot;&quot;))" table:style-name="ce98"/>
          <table:table-cell office:value-type="string" office:string-value="" table:formula="of:=IF(AND([.$C23]=&quot;Objetivo&quot;;[.AD$7]&gt;=[.$F23];[.AD$7]&lt;=[.$F23]+[.$G23]-1);2;IF(AND([.$C23]=&quot;Marco&quot;;[.AD$7]&gt;=[.$F23];[.AD$7]&lt;=[.$F23]+[.$G23]-1);1;&quot;&quot;))" table:style-name="ce98"/>
          <table:table-cell office:value-type="string" office:string-value="" table:formula="of:=IF(AND([.$C23]=&quot;Objetivo&quot;;[.AE$7]&gt;=[.$F23];[.AE$7]&lt;=[.$F23]+[.$G23]-1);2;IF(AND([.$C23]=&quot;Marco&quot;;[.AE$7]&gt;=[.$F23];[.AE$7]&lt;=[.$F23]+[.$G23]-1);1;&quot;&quot;))" table:style-name="ce98"/>
          <table:table-cell office:value-type="string" office:string-value="" table:formula="of:=IF(AND([.$C23]=&quot;Objetivo&quot;;[.AF$7]&gt;=[.$F23];[.AF$7]&lt;=[.$F23]+[.$G23]-1);2;IF(AND([.$C23]=&quot;Marco&quot;;[.AF$7]&gt;=[.$F23];[.AF$7]&lt;=[.$F23]+[.$G23]-1);1;&quot;&quot;))" table:style-name="ce98"/>
          <table:table-cell office:value-type="string" office:string-value="" table:formula="of:=IF(AND([.$C23]=&quot;Objetivo&quot;;[.AG$7]&gt;=[.$F23];[.AG$7]&lt;=[.$F23]+[.$G23]-1);2;IF(AND([.$C23]=&quot;Marco&quot;;[.AG$7]&gt;=[.$F23];[.AG$7]&lt;=[.$F23]+[.$G23]-1);1;&quot;&quot;))" table:style-name="ce98"/>
          <table:table-cell office:value-type="string" office:string-value="" table:formula="of:=IF(AND([.$C23]=&quot;Objetivo&quot;;[.AH$7]&gt;=[.$F23];[.AH$7]&lt;=[.$F23]+[.$G23]-1);2;IF(AND([.$C23]=&quot;Marco&quot;;[.AH$7]&gt;=[.$F23];[.AH$7]&lt;=[.$F23]+[.$G23]-1);1;&quot;&quot;))" table:style-name="ce98"/>
          <table:table-cell office:value-type="string" office:string-value="" table:formula="of:=IF(AND([.$C23]=&quot;Objetivo&quot;;[.AI$7]&gt;=[.$F23];[.AI$7]&lt;=[.$F23]+[.$G23]-1);2;IF(AND([.$C23]=&quot;Marco&quot;;[.AI$7]&gt;=[.$F23];[.AI$7]&lt;=[.$F23]+[.$G23]-1);1;&quot;&quot;))" table:style-name="ce98"/>
          <table:table-cell office:value-type="string" office:string-value="" table:formula="of:=IF(AND([.$C23]=&quot;Objetivo&quot;;[.AJ$7]&gt;=[.$F23];[.AJ$7]&lt;=[.$F23]+[.$G23]-1);2;IF(AND([.$C23]=&quot;Marco&quot;;[.AJ$7]&gt;=[.$F23];[.AJ$7]&lt;=[.$F23]+[.$G23]-1);1;&quot;&quot;))" table:style-name="ce98"/>
          <table:table-cell office:value-type="string" office:string-value="" table:formula="of:=IF(AND([.$C23]=&quot;Objetivo&quot;;[.AK$7]&gt;=[.$F23];[.AK$7]&lt;=[.$F23]+[.$G23]-1);2;IF(AND([.$C23]=&quot;Marco&quot;;[.AK$7]&gt;=[.$F23];[.AK$7]&lt;=[.$F23]+[.$G23]-1);1;&quot;&quot;))" table:style-name="ce98"/>
          <table:table-cell office:value-type="string" office:string-value="" table:formula="of:=IF(AND([.$C23]=&quot;Objetivo&quot;;[.AL$7]&gt;=[.$F23];[.AL$7]&lt;=[.$F23]+[.$G23]-1);2;IF(AND([.$C23]=&quot;Marco&quot;;[.AL$7]&gt;=[.$F23];[.AL$7]&lt;=[.$F23]+[.$G23]-1);1;&quot;&quot;))" table:style-name="ce98"/>
          <table:table-cell office:value-type="string" office:string-value="" table:formula="of:=IF(AND([.$C23]=&quot;Objetivo&quot;;[.AM$7]&gt;=[.$F23];[.AM$7]&lt;=[.$F23]+[.$G23]-1);2;IF(AND([.$C23]=&quot;Marco&quot;;[.AM$7]&gt;=[.$F23];[.AM$7]&lt;=[.$F23]+[.$G23]-1);1;&quot;&quot;))" table:style-name="ce98"/>
          <table:table-cell office:value-type="string" office:string-value="" table:formula="of:=IF(AND([.$C23]=&quot;Objetivo&quot;;[.AN$7]&gt;=[.$F23];[.AN$7]&lt;=[.$F23]+[.$G23]-1);2;IF(AND([.$C23]=&quot;Marco&quot;;[.AN$7]&gt;=[.$F23];[.AN$7]&lt;=[.$F23]+[.$G23]-1);1;&quot;&quot;))" table:style-name="ce98"/>
          <table:table-cell office:value-type="string" office:string-value="" table:formula="of:=IF(AND([.$C23]=&quot;Objetivo&quot;;[.AO$7]&gt;=[.$F23];[.AO$7]&lt;=[.$F23]+[.$G23]-1);2;IF(AND([.$C23]=&quot;Marco&quot;;[.AO$7]&gt;=[.$F23];[.AO$7]&lt;=[.$F23]+[.$G23]-1);1;&quot;&quot;))" table:style-name="ce98"/>
          <table:table-cell office:value-type="string" office:string-value="" table:formula="of:=IF(AND([.$C23]=&quot;Objetivo&quot;;[.AP$7]&gt;=[.$F23];[.AP$7]&lt;=[.$F23]+[.$G23]-1);2;IF(AND([.$C23]=&quot;Marco&quot;;[.AP$7]&gt;=[.$F23];[.AP$7]&lt;=[.$F23]+[.$G23]-1);1;&quot;&quot;))" table:style-name="ce98"/>
          <table:table-cell office:value-type="string" office:string-value="" table:formula="of:=IF(AND([.$C23]=&quot;Objetivo&quot;;[.AQ$7]&gt;=[.$F23];[.AQ$7]&lt;=[.$F23]+[.$G23]-1);2;IF(AND([.$C23]=&quot;Marco&quot;;[.AQ$7]&gt;=[.$F23];[.AQ$7]&lt;=[.$F23]+[.$G23]-1);1;&quot;&quot;))" table:style-name="ce98"/>
          <table:table-cell office:value-type="string" office:string-value="" table:formula="of:=IF(AND([.$C23]=&quot;Objetivo&quot;;[.AR$7]&gt;=[.$F23];[.AR$7]&lt;=[.$F23]+[.$G23]-1);2;IF(AND([.$C23]=&quot;Marco&quot;;[.AR$7]&gt;=[.$F23];[.AR$7]&lt;=[.$F23]+[.$G23]-1);1;&quot;&quot;))" table:style-name="ce98"/>
          <table:table-cell office:value-type="string" office:string-value="" table:formula="of:=IF(AND([.$C23]=&quot;Objetivo&quot;;[.AS$7]&gt;=[.$F23];[.AS$7]&lt;=[.$F23]+[.$G23]-1);2;IF(AND([.$C23]=&quot;Marco&quot;;[.AS$7]&gt;=[.$F23];[.AS$7]&lt;=[.$F23]+[.$G23]-1);1;&quot;&quot;))" table:style-name="ce98"/>
          <table:table-cell office:value-type="string" office:string-value="" table:formula="of:=IF(AND([.$C23]=&quot;Objetivo&quot;;[.AT$7]&gt;=[.$F23];[.AT$7]&lt;=[.$F23]+[.$G23]-1);2;IF(AND([.$C23]=&quot;Marco&quot;;[.AT$7]&gt;=[.$F23];[.AT$7]&lt;=[.$F23]+[.$G23]-1);1;&quot;&quot;))" table:style-name="ce98"/>
          <table:table-cell office:value-type="string" office:string-value="" table:formula="of:=IF(AND([.$C23]=&quot;Objetivo&quot;;[.AU$7]&gt;=[.$F23];[.AU$7]&lt;=[.$F23]+[.$G23]-1);2;IF(AND([.$C23]=&quot;Marco&quot;;[.AU$7]&gt;=[.$F23];[.AU$7]&lt;=[.$F23]+[.$G23]-1);1;&quot;&quot;))" table:style-name="ce98"/>
          <table:table-cell office:value-type="string" office:string-value="" table:formula="of:=IF(AND([.$C23]=&quot;Objetivo&quot;;[.AV$7]&gt;=[.$F23];[.AV$7]&lt;=[.$F23]+[.$G23]-1);2;IF(AND([.$C23]=&quot;Marco&quot;;[.AV$7]&gt;=[.$F23];[.AV$7]&lt;=[.$F23]+[.$G23]-1);1;&quot;&quot;))" table:style-name="ce98"/>
          <table:table-cell office:value-type="string" office:string-value="" table:formula="of:=IF(AND([.$C23]=&quot;Objetivo&quot;;[.AW$7]&gt;=[.$F23];[.AW$7]&lt;=[.$F23]+[.$G23]-1);2;IF(AND([.$C23]=&quot;Marco&quot;;[.AW$7]&gt;=[.$F23];[.AW$7]&lt;=[.$F23]+[.$G23]-1);1;&quot;&quot;))" table:style-name="ce98"/>
          <table:table-cell office:value-type="string" office:string-value="" table:formula="of:=IF(AND([.$C23]=&quot;Objetivo&quot;;[.AX$7]&gt;=[.$F23];[.AX$7]&lt;=[.$F23]+[.$G23]-1);2;IF(AND([.$C23]=&quot;Marco&quot;;[.AX$7]&gt;=[.$F23];[.AX$7]&lt;=[.$F23]+[.$G23]-1);1;&quot;&quot;))" table:style-name="ce98"/>
          <table:table-cell office:value-type="string" office:string-value="" table:formula="of:=IF(AND([.$C23]=&quot;Objetivo&quot;;[.AY$7]&gt;=[.$F23];[.AY$7]&lt;=[.$F23]+[.$G23]-1);2;IF(AND([.$C23]=&quot;Marco&quot;;[.AY$7]&gt;=[.$F23];[.AY$7]&lt;=[.$F23]+[.$G23]-1);1;&quot;&quot;))" table:style-name="ce98"/>
          <table:table-cell office:value-type="string" office:string-value="" table:formula="of:=IF(AND([.$C23]=&quot;Objetivo&quot;;[.AZ$7]&gt;=[.$F23];[.AZ$7]&lt;=[.$F23]+[.$G23]-1);2;IF(AND([.$C23]=&quot;Marco&quot;;[.AZ$7]&gt;=[.$F23];[.AZ$7]&lt;=[.$F23]+[.$G23]-1);1;&quot;&quot;))" table:style-name="ce98"/>
          <table:table-cell office:value-type="string" office:string-value="" table:formula="of:=IF(AND([.$C23]=&quot;Objetivo&quot;;[.BA$7]&gt;=[.$F23];[.BA$7]&lt;=[.$F23]+[.$G23]-1);2;IF(AND([.$C23]=&quot;Marco&quot;;[.BA$7]&gt;=[.$F23];[.BA$7]&lt;=[.$F23]+[.$G23]-1);1;&quot;&quot;))" table:style-name="ce98"/>
          <table:table-cell office:value-type="string" office:string-value="" table:formula="of:=IF(AND([.$C23]=&quot;Objetivo&quot;;[.BB$7]&gt;=[.$F23];[.BB$7]&lt;=[.$F23]+[.$G23]-1);2;IF(AND([.$C23]=&quot;Marco&quot;;[.BB$7]&gt;=[.$F23];[.BB$7]&lt;=[.$F23]+[.$G23]-1);1;&quot;&quot;))" table:style-name="ce98"/>
          <table:table-cell office:value-type="string" office:string-value="" table:formula="of:=IF(AND([.$C23]=&quot;Objetivo&quot;;[.BC$7]&gt;=[.$F23];[.BC$7]&lt;=[.$F23]+[.$G23]-1);2;IF(AND([.$C23]=&quot;Marco&quot;;[.BC$7]&gt;=[.$F23];[.BC$7]&lt;=[.$F23]+[.$G23]-1);1;&quot;&quot;))" table:style-name="ce98"/>
          <table:table-cell office:value-type="string" office:string-value="" table:formula="of:=IF(AND([.$C23]=&quot;Objetivo&quot;;[.BD$7]&gt;=[.$F23];[.BD$7]&lt;=[.$F23]+[.$G23]-1);2;IF(AND([.$C23]=&quot;Marco&quot;;[.BD$7]&gt;=[.$F23];[.BD$7]&lt;=[.$F23]+[.$G23]-1);1;&quot;&quot;))" table:style-name="ce98"/>
          <table:table-cell office:value-type="string" office:string-value="" table:formula="of:=IF(AND([.$C23]=&quot;Objetivo&quot;;[.BE$7]&gt;=[.$F23];[.BE$7]&lt;=[.$F23]+[.$G23]-1);2;IF(AND([.$C23]=&quot;Marco&quot;;[.BE$7]&gt;=[.$F23];[.BE$7]&lt;=[.$F23]+[.$G23]-1);1;&quot;&quot;))" table:style-name="ce98"/>
          <table:table-cell office:value-type="string" office:string-value="" table:formula="of:=IF(AND([.$C23]=&quot;Objetivo&quot;;[.BF$7]&gt;=[.$F23];[.BF$7]&lt;=[.$F23]+[.$G23]-1);2;IF(AND([.$C23]=&quot;Marco&quot;;[.BF$7]&gt;=[.$F23];[.BF$7]&lt;=[.$F23]+[.$G23]-1);1;&quot;&quot;))" table:style-name="ce98"/>
          <table:table-cell office:value-type="string" office:string-value="" table:formula="of:=IF(AND([.$C23]=&quot;Objetivo&quot;;[.BG$7]&gt;=[.$F23];[.BG$7]&lt;=[.$F23]+[.$G23]-1);2;IF(AND([.$C23]=&quot;Marco&quot;;[.BG$7]&gt;=[.$F23];[.BG$7]&lt;=[.$F23]+[.$G23]-1);1;&quot;&quot;))" table:style-name="ce98"/>
          <table:table-cell office:value-type="string" office:string-value="" table:formula="of:=IF(AND([.$C23]=&quot;Objetivo&quot;;[.BH$7]&gt;=[.$F23];[.BH$7]&lt;=[.$F23]+[.$G23]-1);2;IF(AND([.$C23]=&quot;Marco&quot;;[.BH$7]&gt;=[.$F23];[.BH$7]&lt;=[.$F23]+[.$G23]-1);1;&quot;&quot;))" table:style-name="ce98"/>
          <table:table-cell office:value-type="string" office:string-value="" table:formula="of:=IF(AND([.$C23]=&quot;Objetivo&quot;;[.BI$7]&gt;=[.$F23];[.BI$7]&lt;=[.$F23]+[.$G23]-1);2;IF(AND([.$C23]=&quot;Marco&quot;;[.BI$7]&gt;=[.$F23];[.BI$7]&lt;=[.$F23]+[.$G23]-1);1;&quot;&quot;))" table:style-name="ce98"/>
          <table:table-cell office:value-type="string" office:string-value="" table:formula="of:=IF(AND([.$C23]=&quot;Objetivo&quot;;[.BJ$7]&gt;=[.$F23];[.BJ$7]&lt;=[.$F23]+[.$G23]-1);2;IF(AND([.$C23]=&quot;Marco&quot;;[.BJ$7]&gt;=[.$F23];[.BJ$7]&lt;=[.$F23]+[.$G23]-1);1;&quot;&quot;))" table:style-name="ce98"/>
          <table:table-cell office:value-type="string" office:string-value="" table:formula="of:=IF(AND([.$C23]=&quot;Objetivo&quot;;[.BK$7]&gt;=[.$F23];[.BK$7]&lt;=[.$F23]+[.$G23]-1);2;IF(AND([.$C23]=&quot;Marco&quot;;[.BK$7]&gt;=[.$F23];[.BK$7]&lt;=[.$F23]+[.$G23]-1);1;&quot;&quot;))" table:style-name="ce98"/>
          <table:table-cell office:value-type="string" office:string-value="" table:formula="of:=IF(AND([.$C23]=&quot;Objetivo&quot;;[.BL$7]&gt;=[.$F23];[.BL$7]&lt;=[.$F23]+[.$G23]-1);2;IF(AND([.$C23]=&quot;Marco&quot;;[.BL$7]&gt;=[.$F23];[.BL$7]&lt;=[.$F23]+[.$G23]-1);1;&quot;&quot;))" table:style-name="ce98"/>
          <table:table-cell table:style-name="ce26"/>
          <table:table-cell table:number-columns-repeated="16319" table:style-name="ce1"/>
        </table:table-row>
        <table:table-row table:style-name="ro5">
          <table:table-cell table:style-name="ce6"/>
          <table:table-cell office:value-type="string" table:style-name="ce24">
            <text:p>Nova Interface de Utilizador</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4-28T00:00:00" table:style-name="ce22">
            <text:p>28/04/2021</text:p>
          </table:table-cell>
          <table:table-cell office:value-type="float" office:value="41" table:style-name="ce23">
            <text:p>41<text:s/></text:p>
          </table:table-cell>
          <table:table-cell table:style-name="ce18"/>
          <table:table-cell office:value-type="string" office:string-value="" table:formula="of:=IF(AND([.$C24]=&quot;Objetivo&quot;;[.I$7]&gt;=[.$F24];[.I$7]&lt;=[.$F24]+[.$G24]-1);2;IF(AND([.$C24]=&quot;Marco&quot;;[.I$7]&gt;=[.$F24];[.I$7]&lt;=[.$F24]+[.$G24]-1);1;&quot;&quot;))" table:style-name="ce97"/>
          <table:table-cell office:value-type="string" office:string-value="" table:formula="of:=IF(AND([.$C24]=&quot;Objetivo&quot;;[.J$7]&gt;=[.$F24];[.J$7]&lt;=[.$F24]+[.$G24]-1);2;IF(AND([.$C24]=&quot;Marco&quot;;[.J$7]&gt;=[.$F24];[.J$7]&lt;=[.$F24]+[.$G24]-1);1;&quot;&quot;))" table:style-name="ce98"/>
          <table:table-cell office:value-type="string" office:string-value="" table:formula="of:=IF(AND([.$C24]=&quot;Objetivo&quot;;[.K$7]&gt;=[.$F24];[.K$7]&lt;=[.$F24]+[.$G24]-1);2;IF(AND([.$C24]=&quot;Marco&quot;;[.K$7]&gt;=[.$F24];[.K$7]&lt;=[.$F24]+[.$G24]-1);1;&quot;&quot;))" table:style-name="ce98"/>
          <table:table-cell office:value-type="string" office:string-value="" table:formula="of:=IF(AND([.$C24]=&quot;Objetivo&quot;;[.L$7]&gt;=[.$F24];[.L$7]&lt;=[.$F24]+[.$G24]-1);2;IF(AND([.$C24]=&quot;Marco&quot;;[.L$7]&gt;=[.$F24];[.L$7]&lt;=[.$F24]+[.$G24]-1);1;&quot;&quot;))" table:style-name="ce98"/>
          <table:table-cell office:value-type="string" office:string-value="" table:formula="of:=IF(AND([.$C24]=&quot;Objetivo&quot;;[.M$7]&gt;=[.$F24];[.M$7]&lt;=[.$F24]+[.$G24]-1);2;IF(AND([.$C24]=&quot;Marco&quot;;[.M$7]&gt;=[.$F24];[.M$7]&lt;=[.$F24]+[.$G24]-1);1;&quot;&quot;))" table:style-name="ce98"/>
          <table:table-cell office:value-type="string" office:string-value="" table:formula="of:=IF(AND([.$C24]=&quot;Objetivo&quot;;[.N$7]&gt;=[.$F24];[.N$7]&lt;=[.$F24]+[.$G24]-1);2;IF(AND([.$C24]=&quot;Marco&quot;;[.N$7]&gt;=[.$F24];[.N$7]&lt;=[.$F24]+[.$G24]-1);1;&quot;&quot;))" table:style-name="ce98"/>
          <table:table-cell office:value-type="string" office:string-value="" table:formula="of:=IF(AND([.$C24]=&quot;Objetivo&quot;;[.O$7]&gt;=[.$F24];[.O$7]&lt;=[.$F24]+[.$G24]-1);2;IF(AND([.$C24]=&quot;Marco&quot;;[.O$7]&gt;=[.$F24];[.O$7]&lt;=[.$F24]+[.$G24]-1);1;&quot;&quot;))" table:style-name="ce98"/>
          <table:table-cell office:value-type="string" office:string-value="" table:formula="of:=IF(AND([.$C24]=&quot;Objetivo&quot;;[.P$7]&gt;=[.$F24];[.P$7]&lt;=[.$F24]+[.$G24]-1);2;IF(AND([.$C24]=&quot;Marco&quot;;[.P$7]&gt;=[.$F24];[.P$7]&lt;=[.$F24]+[.$G24]-1);1;&quot;&quot;))" table:style-name="ce98"/>
          <table:table-cell office:value-type="string" office:string-value="" table:formula="of:=IF(AND([.$C24]=&quot;Objetivo&quot;;[.Q$7]&gt;=[.$F24];[.Q$7]&lt;=[.$F24]+[.$G24]-1);2;IF(AND([.$C24]=&quot;Marco&quot;;[.Q$7]&gt;=[.$F24];[.Q$7]&lt;=[.$F24]+[.$G24]-1);1;&quot;&quot;))" table:style-name="ce98"/>
          <table:table-cell office:value-type="string" office:string-value="" table:formula="of:=IF(AND([.$C24]=&quot;Objetivo&quot;;[.R$7]&gt;=[.$F24];[.R$7]&lt;=[.$F24]+[.$G24]-1);2;IF(AND([.$C24]=&quot;Marco&quot;;[.R$7]&gt;=[.$F24];[.R$7]&lt;=[.$F24]+[.$G24]-1);1;&quot;&quot;))" table:style-name="ce98"/>
          <table:table-cell office:value-type="string" office:string-value="" table:formula="of:=IF(AND([.$C24]=&quot;Objetivo&quot;;[.S$7]&gt;=[.$F24];[.S$7]&lt;=[.$F24]+[.$G24]-1);2;IF(AND([.$C24]=&quot;Marco&quot;;[.S$7]&gt;=[.$F24];[.S$7]&lt;=[.$F24]+[.$G24]-1);1;&quot;&quot;))" table:style-name="ce98"/>
          <table:table-cell office:value-type="string" office:string-value="" table:formula="of:=IF(AND([.$C24]=&quot;Objetivo&quot;;[.T$7]&gt;=[.$F24];[.T$7]&lt;=[.$F24]+[.$G24]-1);2;IF(AND([.$C24]=&quot;Marco&quot;;[.T$7]&gt;=[.$F24];[.T$7]&lt;=[.$F24]+[.$G24]-1);1;&quot;&quot;))" table:style-name="ce98"/>
          <table:table-cell office:value-type="string" office:string-value="" table:formula="of:=IF(AND([.$C24]=&quot;Objetivo&quot;;[.U$7]&gt;=[.$F24];[.U$7]&lt;=[.$F24]+[.$G24]-1);2;IF(AND([.$C24]=&quot;Marco&quot;;[.U$7]&gt;=[.$F24];[.U$7]&lt;=[.$F24]+[.$G24]-1);1;&quot;&quot;))" table:style-name="ce98"/>
          <table:table-cell office:value-type="string" office:string-value="" table:formula="of:=IF(AND([.$C24]=&quot;Objetivo&quot;;[.V$7]&gt;=[.$F24];[.V$7]&lt;=[.$F24]+[.$G24]-1);2;IF(AND([.$C24]=&quot;Marco&quot;;[.V$7]&gt;=[.$F24];[.V$7]&lt;=[.$F24]+[.$G24]-1);1;&quot;&quot;))" table:style-name="ce98"/>
          <table:table-cell office:value-type="string" office:string-value="" table:formula="of:=IF(AND([.$C24]=&quot;Objetivo&quot;;[.W$7]&gt;=[.$F24];[.W$7]&lt;=[.$F24]+[.$G24]-1);2;IF(AND([.$C24]=&quot;Marco&quot;;[.W$7]&gt;=[.$F24];[.W$7]&lt;=[.$F24]+[.$G24]-1);1;&quot;&quot;))" table:style-name="ce98"/>
          <table:table-cell office:value-type="string" office:string-value="" table:formula="of:=IF(AND([.$C24]=&quot;Objetivo&quot;;[.X$7]&gt;=[.$F24];[.X$7]&lt;=[.$F24]+[.$G24]-1);2;IF(AND([.$C24]=&quot;Marco&quot;;[.X$7]&gt;=[.$F24];[.X$7]&lt;=[.$F24]+[.$G24]-1);1;&quot;&quot;))" table:style-name="ce98"/>
          <table:table-cell office:value-type="string" office:string-value="" table:formula="of:=IF(AND([.$C24]=&quot;Objetivo&quot;;[.Y$7]&gt;=[.$F24];[.Y$7]&lt;=[.$F24]+[.$G24]-1);2;IF(AND([.$C24]=&quot;Marco&quot;;[.Y$7]&gt;=[.$F24];[.Y$7]&lt;=[.$F24]+[.$G24]-1);1;&quot;&quot;))" table:style-name="ce98"/>
          <table:table-cell office:value-type="string" office:string-value="" table:formula="of:=IF(AND([.$C24]=&quot;Objetivo&quot;;[.Z$7]&gt;=[.$F24];[.Z$7]&lt;=[.$F24]+[.$G24]-1);2;IF(AND([.$C24]=&quot;Marco&quot;;[.Z$7]&gt;=[.$F24];[.Z$7]&lt;=[.$F24]+[.$G24]-1);1;&quot;&quot;))" table:style-name="ce98"/>
          <table:table-cell office:value-type="string" office:string-value="" table:formula="of:=IF(AND([.$C24]=&quot;Objetivo&quot;;[.AA$7]&gt;=[.$F24];[.AA$7]&lt;=[.$F24]+[.$G24]-1);2;IF(AND([.$C24]=&quot;Marco&quot;;[.AA$7]&gt;=[.$F24];[.AA$7]&lt;=[.$F24]+[.$G24]-1);1;&quot;&quot;))" table:style-name="ce98"/>
          <table:table-cell office:value-type="string" office:string-value="" table:formula="of:=IF(AND([.$C24]=&quot;Objetivo&quot;;[.AB$7]&gt;=[.$F24];[.AB$7]&lt;=[.$F24]+[.$G24]-1);2;IF(AND([.$C24]=&quot;Marco&quot;;[.AB$7]&gt;=[.$F24];[.AB$7]&lt;=[.$F24]+[.$G24]-1);1;&quot;&quot;))" table:style-name="ce98"/>
          <table:table-cell office:value-type="string" office:string-value="" table:formula="of:=IF(AND([.$C24]=&quot;Objetivo&quot;;[.AC$7]&gt;=[.$F24];[.AC$7]&lt;=[.$F24]+[.$G24]-1);2;IF(AND([.$C24]=&quot;Marco&quot;;[.AC$7]&gt;=[.$F24];[.AC$7]&lt;=[.$F24]+[.$G24]-1);1;&quot;&quot;))" table:style-name="ce98"/>
          <table:table-cell office:value-type="string" office:string-value="" table:formula="of:=IF(AND([.$C24]=&quot;Objetivo&quot;;[.AD$7]&gt;=[.$F24];[.AD$7]&lt;=[.$F24]+[.$G24]-1);2;IF(AND([.$C24]=&quot;Marco&quot;;[.AD$7]&gt;=[.$F24];[.AD$7]&lt;=[.$F24]+[.$G24]-1);1;&quot;&quot;))" table:style-name="ce98"/>
          <table:table-cell office:value-type="string" office:string-value="" table:formula="of:=IF(AND([.$C24]=&quot;Objetivo&quot;;[.AE$7]&gt;=[.$F24];[.AE$7]&lt;=[.$F24]+[.$G24]-1);2;IF(AND([.$C24]=&quot;Marco&quot;;[.AE$7]&gt;=[.$F24];[.AE$7]&lt;=[.$F24]+[.$G24]-1);1;&quot;&quot;))" table:style-name="ce98"/>
          <table:table-cell office:value-type="string" office:string-value="" table:formula="of:=IF(AND([.$C24]=&quot;Objetivo&quot;;[.AF$7]&gt;=[.$F24];[.AF$7]&lt;=[.$F24]+[.$G24]-1);2;IF(AND([.$C24]=&quot;Marco&quot;;[.AF$7]&gt;=[.$F24];[.AF$7]&lt;=[.$F24]+[.$G24]-1);1;&quot;&quot;))" table:style-name="ce98"/>
          <table:table-cell office:value-type="string" office:string-value="" table:formula="of:=IF(AND([.$C24]=&quot;Objetivo&quot;;[.AG$7]&gt;=[.$F24];[.AG$7]&lt;=[.$F24]+[.$G24]-1);2;IF(AND([.$C24]=&quot;Marco&quot;;[.AG$7]&gt;=[.$F24];[.AG$7]&lt;=[.$F24]+[.$G24]-1);1;&quot;&quot;))" table:style-name="ce98"/>
          <table:table-cell office:value-type="string" office:string-value="" table:formula="of:=IF(AND([.$C24]=&quot;Objetivo&quot;;[.AH$7]&gt;=[.$F24];[.AH$7]&lt;=[.$F24]+[.$G24]-1);2;IF(AND([.$C24]=&quot;Marco&quot;;[.AH$7]&gt;=[.$F24];[.AH$7]&lt;=[.$F24]+[.$G24]-1);1;&quot;&quot;))" table:style-name="ce98"/>
          <table:table-cell office:value-type="string" office:string-value="" table:formula="of:=IF(AND([.$C24]=&quot;Objetivo&quot;;[.AI$7]&gt;=[.$F24];[.AI$7]&lt;=[.$F24]+[.$G24]-1);2;IF(AND([.$C24]=&quot;Marco&quot;;[.AI$7]&gt;=[.$F24];[.AI$7]&lt;=[.$F24]+[.$G24]-1);1;&quot;&quot;))" table:style-name="ce98"/>
          <table:table-cell office:value-type="string" office:string-value="" table:formula="of:=IF(AND([.$C24]=&quot;Objetivo&quot;;[.AJ$7]&gt;=[.$F24];[.AJ$7]&lt;=[.$F24]+[.$G24]-1);2;IF(AND([.$C24]=&quot;Marco&quot;;[.AJ$7]&gt;=[.$F24];[.AJ$7]&lt;=[.$F24]+[.$G24]-1);1;&quot;&quot;))" table:style-name="ce98"/>
          <table:table-cell office:value-type="string" office:string-value="" table:formula="of:=IF(AND([.$C24]=&quot;Objetivo&quot;;[.AK$7]&gt;=[.$F24];[.AK$7]&lt;=[.$F24]+[.$G24]-1);2;IF(AND([.$C24]=&quot;Marco&quot;;[.AK$7]&gt;=[.$F24];[.AK$7]&lt;=[.$F24]+[.$G24]-1);1;&quot;&quot;))" table:style-name="ce98"/>
          <table:table-cell office:value-type="string" office:string-value="" table:formula="of:=IF(AND([.$C24]=&quot;Objetivo&quot;;[.AL$7]&gt;=[.$F24];[.AL$7]&lt;=[.$F24]+[.$G24]-1);2;IF(AND([.$C24]=&quot;Marco&quot;;[.AL$7]&gt;=[.$F24];[.AL$7]&lt;=[.$F24]+[.$G24]-1);1;&quot;&quot;))" table:style-name="ce98"/>
          <table:table-cell office:value-type="string" office:string-value="" table:formula="of:=IF(AND([.$C24]=&quot;Objetivo&quot;;[.AM$7]&gt;=[.$F24];[.AM$7]&lt;=[.$F24]+[.$G24]-1);2;IF(AND([.$C24]=&quot;Marco&quot;;[.AM$7]&gt;=[.$F24];[.AM$7]&lt;=[.$F24]+[.$G24]-1);1;&quot;&quot;))" table:style-name="ce98"/>
          <table:table-cell office:value-type="string" office:string-value="" table:formula="of:=IF(AND([.$C24]=&quot;Objetivo&quot;;[.AN$7]&gt;=[.$F24];[.AN$7]&lt;=[.$F24]+[.$G24]-1);2;IF(AND([.$C24]=&quot;Marco&quot;;[.AN$7]&gt;=[.$F24];[.AN$7]&lt;=[.$F24]+[.$G24]-1);1;&quot;&quot;))" table:style-name="ce98"/>
          <table:table-cell office:value-type="string" office:string-value="" table:formula="of:=IF(AND([.$C24]=&quot;Objetivo&quot;;[.AO$7]&gt;=[.$F24];[.AO$7]&lt;=[.$F24]+[.$G24]-1);2;IF(AND([.$C24]=&quot;Marco&quot;;[.AO$7]&gt;=[.$F24];[.AO$7]&lt;=[.$F24]+[.$G24]-1);1;&quot;&quot;))" table:style-name="ce98"/>
          <table:table-cell office:value-type="string" office:string-value="" table:formula="of:=IF(AND([.$C24]=&quot;Objetivo&quot;;[.AP$7]&gt;=[.$F24];[.AP$7]&lt;=[.$F24]+[.$G24]-1);2;IF(AND([.$C24]=&quot;Marco&quot;;[.AP$7]&gt;=[.$F24];[.AP$7]&lt;=[.$F24]+[.$G24]-1);1;&quot;&quot;))" table:style-name="ce98"/>
          <table:table-cell office:value-type="string" office:string-value="" table:formula="of:=IF(AND([.$C24]=&quot;Objetivo&quot;;[.AQ$7]&gt;=[.$F24];[.AQ$7]&lt;=[.$F24]+[.$G24]-1);2;IF(AND([.$C24]=&quot;Marco&quot;;[.AQ$7]&gt;=[.$F24];[.AQ$7]&lt;=[.$F24]+[.$G24]-1);1;&quot;&quot;))" table:style-name="ce98"/>
          <table:table-cell office:value-type="string" office:string-value="" table:formula="of:=IF(AND([.$C24]=&quot;Objetivo&quot;;[.AR$7]&gt;=[.$F24];[.AR$7]&lt;=[.$F24]+[.$G24]-1);2;IF(AND([.$C24]=&quot;Marco&quot;;[.AR$7]&gt;=[.$F24];[.AR$7]&lt;=[.$F24]+[.$G24]-1);1;&quot;&quot;))" table:style-name="ce98"/>
          <table:table-cell office:value-type="string" office:string-value="" table:formula="of:=IF(AND([.$C24]=&quot;Objetivo&quot;;[.AS$7]&gt;=[.$F24];[.AS$7]&lt;=[.$F24]+[.$G24]-1);2;IF(AND([.$C24]=&quot;Marco&quot;;[.AS$7]&gt;=[.$F24];[.AS$7]&lt;=[.$F24]+[.$G24]-1);1;&quot;&quot;))" table:style-name="ce98"/>
          <table:table-cell office:value-type="string" office:string-value="" table:formula="of:=IF(AND([.$C24]=&quot;Objetivo&quot;;[.AT$7]&gt;=[.$F24];[.AT$7]&lt;=[.$F24]+[.$G24]-1);2;IF(AND([.$C24]=&quot;Marco&quot;;[.AT$7]&gt;=[.$F24];[.AT$7]&lt;=[.$F24]+[.$G24]-1);1;&quot;&quot;))" table:style-name="ce98"/>
          <table:table-cell office:value-type="string" office:string-value="" table:formula="of:=IF(AND([.$C24]=&quot;Objetivo&quot;;[.AU$7]&gt;=[.$F24];[.AU$7]&lt;=[.$F24]+[.$G24]-1);2;IF(AND([.$C24]=&quot;Marco&quot;;[.AU$7]&gt;=[.$F24];[.AU$7]&lt;=[.$F24]+[.$G24]-1);1;&quot;&quot;))" table:style-name="ce98"/>
          <table:table-cell office:value-type="string" office:string-value="" table:formula="of:=IF(AND([.$C24]=&quot;Objetivo&quot;;[.AV$7]&gt;=[.$F24];[.AV$7]&lt;=[.$F24]+[.$G24]-1);2;IF(AND([.$C24]=&quot;Marco&quot;;[.AV$7]&gt;=[.$F24];[.AV$7]&lt;=[.$F24]+[.$G24]-1);1;&quot;&quot;))" table:style-name="ce98"/>
          <table:table-cell office:value-type="string" office:string-value="" table:formula="of:=IF(AND([.$C24]=&quot;Objetivo&quot;;[.AW$7]&gt;=[.$F24];[.AW$7]&lt;=[.$F24]+[.$G24]-1);2;IF(AND([.$C24]=&quot;Marco&quot;;[.AW$7]&gt;=[.$F24];[.AW$7]&lt;=[.$F24]+[.$G24]-1);1;&quot;&quot;))" table:style-name="ce98"/>
          <table:table-cell office:value-type="string" office:string-value="" table:formula="of:=IF(AND([.$C24]=&quot;Objetivo&quot;;[.AX$7]&gt;=[.$F24];[.AX$7]&lt;=[.$F24]+[.$G24]-1);2;IF(AND([.$C24]=&quot;Marco&quot;;[.AX$7]&gt;=[.$F24];[.AX$7]&lt;=[.$F24]+[.$G24]-1);1;&quot;&quot;))" table:style-name="ce98"/>
          <table:table-cell office:value-type="string" office:string-value="" table:formula="of:=IF(AND([.$C24]=&quot;Objetivo&quot;;[.AY$7]&gt;=[.$F24];[.AY$7]&lt;=[.$F24]+[.$G24]-1);2;IF(AND([.$C24]=&quot;Marco&quot;;[.AY$7]&gt;=[.$F24];[.AY$7]&lt;=[.$F24]+[.$G24]-1);1;&quot;&quot;))" table:style-name="ce98"/>
          <table:table-cell office:value-type="string" office:string-value="" table:formula="of:=IF(AND([.$C24]=&quot;Objetivo&quot;;[.AZ$7]&gt;=[.$F24];[.AZ$7]&lt;=[.$F24]+[.$G24]-1);2;IF(AND([.$C24]=&quot;Marco&quot;;[.AZ$7]&gt;=[.$F24];[.AZ$7]&lt;=[.$F24]+[.$G24]-1);1;&quot;&quot;))" table:style-name="ce98"/>
          <table:table-cell office:value-type="string" office:string-value="" table:formula="of:=IF(AND([.$C24]=&quot;Objetivo&quot;;[.BA$7]&gt;=[.$F24];[.BA$7]&lt;=[.$F24]+[.$G24]-1);2;IF(AND([.$C24]=&quot;Marco&quot;;[.BA$7]&gt;=[.$F24];[.BA$7]&lt;=[.$F24]+[.$G24]-1);1;&quot;&quot;))" table:style-name="ce98"/>
          <table:table-cell office:value-type="string" office:string-value="" table:formula="of:=IF(AND([.$C24]=&quot;Objetivo&quot;;[.BB$7]&gt;=[.$F24];[.BB$7]&lt;=[.$F24]+[.$G24]-1);2;IF(AND([.$C24]=&quot;Marco&quot;;[.BB$7]&gt;=[.$F24];[.BB$7]&lt;=[.$F24]+[.$G24]-1);1;&quot;&quot;))" table:style-name="ce98"/>
          <table:table-cell office:value-type="string" office:string-value="" table:formula="of:=IF(AND([.$C24]=&quot;Objetivo&quot;;[.BC$7]&gt;=[.$F24];[.BC$7]&lt;=[.$F24]+[.$G24]-1);2;IF(AND([.$C24]=&quot;Marco&quot;;[.BC$7]&gt;=[.$F24];[.BC$7]&lt;=[.$F24]+[.$G24]-1);1;&quot;&quot;))" table:style-name="ce98"/>
          <table:table-cell office:value-type="string" office:string-value="" table:formula="of:=IF(AND([.$C24]=&quot;Objetivo&quot;;[.BD$7]&gt;=[.$F24];[.BD$7]&lt;=[.$F24]+[.$G24]-1);2;IF(AND([.$C24]=&quot;Marco&quot;;[.BD$7]&gt;=[.$F24];[.BD$7]&lt;=[.$F24]+[.$G24]-1);1;&quot;&quot;))" table:style-name="ce98"/>
          <table:table-cell office:value-type="string" office:string-value="" table:formula="of:=IF(AND([.$C24]=&quot;Objetivo&quot;;[.BE$7]&gt;=[.$F24];[.BE$7]&lt;=[.$F24]+[.$G24]-1);2;IF(AND([.$C24]=&quot;Marco&quot;;[.BE$7]&gt;=[.$F24];[.BE$7]&lt;=[.$F24]+[.$G24]-1);1;&quot;&quot;))" table:style-name="ce98"/>
          <table:table-cell office:value-type="string" office:string-value="" table:formula="of:=IF(AND([.$C24]=&quot;Objetivo&quot;;[.BF$7]&gt;=[.$F24];[.BF$7]&lt;=[.$F24]+[.$G24]-1);2;IF(AND([.$C24]=&quot;Marco&quot;;[.BF$7]&gt;=[.$F24];[.BF$7]&lt;=[.$F24]+[.$G24]-1);1;&quot;&quot;))" table:style-name="ce98"/>
          <table:table-cell office:value-type="string" office:string-value="" table:formula="of:=IF(AND([.$C24]=&quot;Objetivo&quot;;[.BG$7]&gt;=[.$F24];[.BG$7]&lt;=[.$F24]+[.$G24]-1);2;IF(AND([.$C24]=&quot;Marco&quot;;[.BG$7]&gt;=[.$F24];[.BG$7]&lt;=[.$F24]+[.$G24]-1);1;&quot;&quot;))" table:style-name="ce98"/>
          <table:table-cell office:value-type="string" office:string-value="" table:formula="of:=IF(AND([.$C24]=&quot;Objetivo&quot;;[.BH$7]&gt;=[.$F24];[.BH$7]&lt;=[.$F24]+[.$G24]-1);2;IF(AND([.$C24]=&quot;Marco&quot;;[.BH$7]&gt;=[.$F24];[.BH$7]&lt;=[.$F24]+[.$G24]-1);1;&quot;&quot;))" table:style-name="ce98"/>
          <table:table-cell office:value-type="string" office:string-value="" table:formula="of:=IF(AND([.$C24]=&quot;Objetivo&quot;;[.BI$7]&gt;=[.$F24];[.BI$7]&lt;=[.$F24]+[.$G24]-1);2;IF(AND([.$C24]=&quot;Marco&quot;;[.BI$7]&gt;=[.$F24];[.BI$7]&lt;=[.$F24]+[.$G24]-1);1;&quot;&quot;))" table:style-name="ce98"/>
          <table:table-cell office:value-type="string" office:string-value="" table:formula="of:=IF(AND([.$C24]=&quot;Objetivo&quot;;[.BJ$7]&gt;=[.$F24];[.BJ$7]&lt;=[.$F24]+[.$G24]-1);2;IF(AND([.$C24]=&quot;Marco&quot;;[.BJ$7]&gt;=[.$F24];[.BJ$7]&lt;=[.$F24]+[.$G24]-1);1;&quot;&quot;))" table:style-name="ce98"/>
          <table:table-cell office:value-type="string" office:string-value="" table:formula="of:=IF(AND([.$C24]=&quot;Objetivo&quot;;[.BK$7]&gt;=[.$F24];[.BK$7]&lt;=[.$F24]+[.$G24]-1);2;IF(AND([.$C24]=&quot;Marco&quot;;[.BK$7]&gt;=[.$F24];[.BK$7]&lt;=[.$F24]+[.$G24]-1);1;&quot;&quot;))" table:style-name="ce98"/>
          <table:table-cell office:value-type="string" office:string-value="" table:formula="of:=IF(AND([.$C24]=&quot;Objetivo&quot;;[.BL$7]&gt;=[.$F24];[.BL$7]&lt;=[.$F24]+[.$G24]-1);2;IF(AND([.$C24]=&quot;Marco&quot;;[.BL$7]&gt;=[.$F24];[.BL$7]&lt;=[.$F24]+[.$G24]-1);1;&quot;&quot;))" table:style-name="ce98"/>
          <table:table-cell table:style-name="ce26"/>
          <table:table-cell table:number-columns-repeated="16319" table:style-name="ce1"/>
        </table:table-row>
        <table:table-row table:style-name="ro5">
          <table:table-cell table:style-name="ce6"/>
          <table:table-cell office:value-type="string" table:style-name="ce24">
            <text:p>Listagem de Widgets</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5-19T00:00:00" table:style-name="ce22">
            <text:p>19/05/2021</text:p>
          </table:table-cell>
          <table:table-cell office:value-type="float" office:value="10" table:style-name="ce23">
            <text:p>10<text:s/></text:p>
          </table:table-cell>
          <table:table-cell table:style-name="ce18"/>
          <table:table-cell office:value-type="string" office:string-value="" table:formula="of:=IF(AND([.$C25]=&quot;Objetivo&quot;;[.I$7]&gt;=[.$F25];[.I$7]&lt;=[.$F25]+[.$G25]-1);2;IF(AND([.$C25]=&quot;Marco&quot;;[.I$7]&gt;=[.$F25];[.I$7]&lt;=[.$F25]+[.$G25]-1);1;&quot;&quot;))" table:style-name="ce97"/>
          <table:table-cell office:value-type="string" office:string-value="" table:formula="of:=IF(AND([.$C25]=&quot;Objetivo&quot;;[.J$7]&gt;=[.$F25];[.J$7]&lt;=[.$F25]+[.$G25]-1);2;IF(AND([.$C25]=&quot;Marco&quot;;[.J$7]&gt;=[.$F25];[.J$7]&lt;=[.$F25]+[.$G25]-1);1;&quot;&quot;))" table:style-name="ce98"/>
          <table:table-cell office:value-type="string" office:string-value="" table:formula="of:=IF(AND([.$C25]=&quot;Objetivo&quot;;[.K$7]&gt;=[.$F25];[.K$7]&lt;=[.$F25]+[.$G25]-1);2;IF(AND([.$C25]=&quot;Marco&quot;;[.K$7]&gt;=[.$F25];[.K$7]&lt;=[.$F25]+[.$G25]-1);1;&quot;&quot;))" table:style-name="ce98"/>
          <table:table-cell office:value-type="string" office:string-value="" table:formula="of:=IF(AND([.$C25]=&quot;Objetivo&quot;;[.L$7]&gt;=[.$F25];[.L$7]&lt;=[.$F25]+[.$G25]-1);2;IF(AND([.$C25]=&quot;Marco&quot;;[.L$7]&gt;=[.$F25];[.L$7]&lt;=[.$F25]+[.$G25]-1);1;&quot;&quot;))" table:style-name="ce98"/>
          <table:table-cell office:value-type="string" office:string-value="" table:formula="of:=IF(AND([.$C25]=&quot;Objetivo&quot;;[.M$7]&gt;=[.$F25];[.M$7]&lt;=[.$F25]+[.$G25]-1);2;IF(AND([.$C25]=&quot;Marco&quot;;[.M$7]&gt;=[.$F25];[.M$7]&lt;=[.$F25]+[.$G25]-1);1;&quot;&quot;))" table:style-name="ce98"/>
          <table:table-cell office:value-type="string" office:string-value="" table:formula="of:=IF(AND([.$C25]=&quot;Objetivo&quot;;[.N$7]&gt;=[.$F25];[.N$7]&lt;=[.$F25]+[.$G25]-1);2;IF(AND([.$C25]=&quot;Marco&quot;;[.N$7]&gt;=[.$F25];[.N$7]&lt;=[.$F25]+[.$G25]-1);1;&quot;&quot;))" table:style-name="ce98"/>
          <table:table-cell office:value-type="string" office:string-value="" table:formula="of:=IF(AND([.$C25]=&quot;Objetivo&quot;;[.O$7]&gt;=[.$F25];[.O$7]&lt;=[.$F25]+[.$G25]-1);2;IF(AND([.$C25]=&quot;Marco&quot;;[.O$7]&gt;=[.$F25];[.O$7]&lt;=[.$F25]+[.$G25]-1);1;&quot;&quot;))" table:style-name="ce98"/>
          <table:table-cell office:value-type="string" office:string-value="" table:formula="of:=IF(AND([.$C25]=&quot;Objetivo&quot;;[.P$7]&gt;=[.$F25];[.P$7]&lt;=[.$F25]+[.$G25]-1);2;IF(AND([.$C25]=&quot;Marco&quot;;[.P$7]&gt;=[.$F25];[.P$7]&lt;=[.$F25]+[.$G25]-1);1;&quot;&quot;))" table:style-name="ce98"/>
          <table:table-cell office:value-type="string" office:string-value="" table:formula="of:=IF(AND([.$C25]=&quot;Objetivo&quot;;[.Q$7]&gt;=[.$F25];[.Q$7]&lt;=[.$F25]+[.$G25]-1);2;IF(AND([.$C25]=&quot;Marco&quot;;[.Q$7]&gt;=[.$F25];[.Q$7]&lt;=[.$F25]+[.$G25]-1);1;&quot;&quot;))" table:style-name="ce98"/>
          <table:table-cell office:value-type="string" office:string-value="" table:formula="of:=IF(AND([.$C25]=&quot;Objetivo&quot;;[.R$7]&gt;=[.$F25];[.R$7]&lt;=[.$F25]+[.$G25]-1);2;IF(AND([.$C25]=&quot;Marco&quot;;[.R$7]&gt;=[.$F25];[.R$7]&lt;=[.$F25]+[.$G25]-1);1;&quot;&quot;))" table:style-name="ce98"/>
          <table:table-cell office:value-type="string" office:string-value="" table:formula="of:=IF(AND([.$C25]=&quot;Objetivo&quot;;[.S$7]&gt;=[.$F25];[.S$7]&lt;=[.$F25]+[.$G25]-1);2;IF(AND([.$C25]=&quot;Marco&quot;;[.S$7]&gt;=[.$F25];[.S$7]&lt;=[.$F25]+[.$G25]-1);1;&quot;&quot;))" table:style-name="ce98"/>
          <table:table-cell office:value-type="string" office:string-value="" table:formula="of:=IF(AND([.$C25]=&quot;Objetivo&quot;;[.T$7]&gt;=[.$F25];[.T$7]&lt;=[.$F25]+[.$G25]-1);2;IF(AND([.$C25]=&quot;Marco&quot;;[.T$7]&gt;=[.$F25];[.T$7]&lt;=[.$F25]+[.$G25]-1);1;&quot;&quot;))" table:style-name="ce98"/>
          <table:table-cell office:value-type="string" office:string-value="" table:formula="of:=IF(AND([.$C25]=&quot;Objetivo&quot;;[.U$7]&gt;=[.$F25];[.U$7]&lt;=[.$F25]+[.$G25]-1);2;IF(AND([.$C25]=&quot;Marco&quot;;[.U$7]&gt;=[.$F25];[.U$7]&lt;=[.$F25]+[.$G25]-1);1;&quot;&quot;))" table:style-name="ce98"/>
          <table:table-cell office:value-type="string" office:string-value="" table:formula="of:=IF(AND([.$C25]=&quot;Objetivo&quot;;[.V$7]&gt;=[.$F25];[.V$7]&lt;=[.$F25]+[.$G25]-1);2;IF(AND([.$C25]=&quot;Marco&quot;;[.V$7]&gt;=[.$F25];[.V$7]&lt;=[.$F25]+[.$G25]-1);1;&quot;&quot;))" table:style-name="ce98"/>
          <table:table-cell office:value-type="string" office:string-value="" table:formula="of:=IF(AND([.$C25]=&quot;Objetivo&quot;;[.W$7]&gt;=[.$F25];[.W$7]&lt;=[.$F25]+[.$G25]-1);2;IF(AND([.$C25]=&quot;Marco&quot;;[.W$7]&gt;=[.$F25];[.W$7]&lt;=[.$F25]+[.$G25]-1);1;&quot;&quot;))" table:style-name="ce98"/>
          <table:table-cell office:value-type="string" office:string-value="" table:formula="of:=IF(AND([.$C25]=&quot;Objetivo&quot;;[.X$7]&gt;=[.$F25];[.X$7]&lt;=[.$F25]+[.$G25]-1);2;IF(AND([.$C25]=&quot;Marco&quot;;[.X$7]&gt;=[.$F25];[.X$7]&lt;=[.$F25]+[.$G25]-1);1;&quot;&quot;))" table:style-name="ce98"/>
          <table:table-cell office:value-type="string" office:string-value="" table:formula="of:=IF(AND([.$C25]=&quot;Objetivo&quot;;[.Y$7]&gt;=[.$F25];[.Y$7]&lt;=[.$F25]+[.$G25]-1);2;IF(AND([.$C25]=&quot;Marco&quot;;[.Y$7]&gt;=[.$F25];[.Y$7]&lt;=[.$F25]+[.$G25]-1);1;&quot;&quot;))" table:style-name="ce98"/>
          <table:table-cell office:value-type="string" office:string-value="" table:formula="of:=IF(AND([.$C25]=&quot;Objetivo&quot;;[.Z$7]&gt;=[.$F25];[.Z$7]&lt;=[.$F25]+[.$G25]-1);2;IF(AND([.$C25]=&quot;Marco&quot;;[.Z$7]&gt;=[.$F25];[.Z$7]&lt;=[.$F25]+[.$G25]-1);1;&quot;&quot;))" table:style-name="ce98"/>
          <table:table-cell office:value-type="string" office:string-value="" table:formula="of:=IF(AND([.$C25]=&quot;Objetivo&quot;;[.AA$7]&gt;=[.$F25];[.AA$7]&lt;=[.$F25]+[.$G25]-1);2;IF(AND([.$C25]=&quot;Marco&quot;;[.AA$7]&gt;=[.$F25];[.AA$7]&lt;=[.$F25]+[.$G25]-1);1;&quot;&quot;))" table:style-name="ce98"/>
          <table:table-cell office:value-type="string" office:string-value="" table:formula="of:=IF(AND([.$C25]=&quot;Objetivo&quot;;[.AB$7]&gt;=[.$F25];[.AB$7]&lt;=[.$F25]+[.$G25]-1);2;IF(AND([.$C25]=&quot;Marco&quot;;[.AB$7]&gt;=[.$F25];[.AB$7]&lt;=[.$F25]+[.$G25]-1);1;&quot;&quot;))" table:style-name="ce98"/>
          <table:table-cell office:value-type="string" office:string-value="" table:formula="of:=IF(AND([.$C25]=&quot;Objetivo&quot;;[.AC$7]&gt;=[.$F25];[.AC$7]&lt;=[.$F25]+[.$G25]-1);2;IF(AND([.$C25]=&quot;Marco&quot;;[.AC$7]&gt;=[.$F25];[.AC$7]&lt;=[.$F25]+[.$G25]-1);1;&quot;&quot;))" table:style-name="ce98"/>
          <table:table-cell office:value-type="string" office:string-value="" table:formula="of:=IF(AND([.$C25]=&quot;Objetivo&quot;;[.AD$7]&gt;=[.$F25];[.AD$7]&lt;=[.$F25]+[.$G25]-1);2;IF(AND([.$C25]=&quot;Marco&quot;;[.AD$7]&gt;=[.$F25];[.AD$7]&lt;=[.$F25]+[.$G25]-1);1;&quot;&quot;))" table:style-name="ce98"/>
          <table:table-cell office:value-type="string" office:string-value="" table:formula="of:=IF(AND([.$C25]=&quot;Objetivo&quot;;[.AE$7]&gt;=[.$F25];[.AE$7]&lt;=[.$F25]+[.$G25]-1);2;IF(AND([.$C25]=&quot;Marco&quot;;[.AE$7]&gt;=[.$F25];[.AE$7]&lt;=[.$F25]+[.$G25]-1);1;&quot;&quot;))" table:style-name="ce98"/>
          <table:table-cell office:value-type="string" office:string-value="" table:formula="of:=IF(AND([.$C25]=&quot;Objetivo&quot;;[.AF$7]&gt;=[.$F25];[.AF$7]&lt;=[.$F25]+[.$G25]-1);2;IF(AND([.$C25]=&quot;Marco&quot;;[.AF$7]&gt;=[.$F25];[.AF$7]&lt;=[.$F25]+[.$G25]-1);1;&quot;&quot;))" table:style-name="ce98"/>
          <table:table-cell office:value-type="string" office:string-value="" table:formula="of:=IF(AND([.$C25]=&quot;Objetivo&quot;;[.AG$7]&gt;=[.$F25];[.AG$7]&lt;=[.$F25]+[.$G25]-1);2;IF(AND([.$C25]=&quot;Marco&quot;;[.AG$7]&gt;=[.$F25];[.AG$7]&lt;=[.$F25]+[.$G25]-1);1;&quot;&quot;))" table:style-name="ce98"/>
          <table:table-cell office:value-type="string" office:string-value="" table:formula="of:=IF(AND([.$C25]=&quot;Objetivo&quot;;[.AH$7]&gt;=[.$F25];[.AH$7]&lt;=[.$F25]+[.$G25]-1);2;IF(AND([.$C25]=&quot;Marco&quot;;[.AH$7]&gt;=[.$F25];[.AH$7]&lt;=[.$F25]+[.$G25]-1);1;&quot;&quot;))" table:style-name="ce98"/>
          <table:table-cell office:value-type="string" office:string-value="" table:formula="of:=IF(AND([.$C25]=&quot;Objetivo&quot;;[.AI$7]&gt;=[.$F25];[.AI$7]&lt;=[.$F25]+[.$G25]-1);2;IF(AND([.$C25]=&quot;Marco&quot;;[.AI$7]&gt;=[.$F25];[.AI$7]&lt;=[.$F25]+[.$G25]-1);1;&quot;&quot;))" table:style-name="ce98"/>
          <table:table-cell office:value-type="string" office:string-value="" table:formula="of:=IF(AND([.$C25]=&quot;Objetivo&quot;;[.AJ$7]&gt;=[.$F25];[.AJ$7]&lt;=[.$F25]+[.$G25]-1);2;IF(AND([.$C25]=&quot;Marco&quot;;[.AJ$7]&gt;=[.$F25];[.AJ$7]&lt;=[.$F25]+[.$G25]-1);1;&quot;&quot;))" table:style-name="ce98"/>
          <table:table-cell office:value-type="string" office:string-value="" table:formula="of:=IF(AND([.$C25]=&quot;Objetivo&quot;;[.AK$7]&gt;=[.$F25];[.AK$7]&lt;=[.$F25]+[.$G25]-1);2;IF(AND([.$C25]=&quot;Marco&quot;;[.AK$7]&gt;=[.$F25];[.AK$7]&lt;=[.$F25]+[.$G25]-1);1;&quot;&quot;))" table:style-name="ce98"/>
          <table:table-cell office:value-type="string" office:string-value="" table:formula="of:=IF(AND([.$C25]=&quot;Objetivo&quot;;[.AL$7]&gt;=[.$F25];[.AL$7]&lt;=[.$F25]+[.$G25]-1);2;IF(AND([.$C25]=&quot;Marco&quot;;[.AL$7]&gt;=[.$F25];[.AL$7]&lt;=[.$F25]+[.$G25]-1);1;&quot;&quot;))" table:style-name="ce98"/>
          <table:table-cell office:value-type="string" office:string-value="" table:formula="of:=IF(AND([.$C25]=&quot;Objetivo&quot;;[.AM$7]&gt;=[.$F25];[.AM$7]&lt;=[.$F25]+[.$G25]-1);2;IF(AND([.$C25]=&quot;Marco&quot;;[.AM$7]&gt;=[.$F25];[.AM$7]&lt;=[.$F25]+[.$G25]-1);1;&quot;&quot;))" table:style-name="ce98"/>
          <table:table-cell office:value-type="string" office:string-value="" table:formula="of:=IF(AND([.$C25]=&quot;Objetivo&quot;;[.AN$7]&gt;=[.$F25];[.AN$7]&lt;=[.$F25]+[.$G25]-1);2;IF(AND([.$C25]=&quot;Marco&quot;;[.AN$7]&gt;=[.$F25];[.AN$7]&lt;=[.$F25]+[.$G25]-1);1;&quot;&quot;))" table:style-name="ce98"/>
          <table:table-cell office:value-type="string" office:string-value="" table:formula="of:=IF(AND([.$C25]=&quot;Objetivo&quot;;[.AO$7]&gt;=[.$F25];[.AO$7]&lt;=[.$F25]+[.$G25]-1);2;IF(AND([.$C25]=&quot;Marco&quot;;[.AO$7]&gt;=[.$F25];[.AO$7]&lt;=[.$F25]+[.$G25]-1);1;&quot;&quot;))" table:style-name="ce98"/>
          <table:table-cell office:value-type="string" office:string-value="" table:formula="of:=IF(AND([.$C25]=&quot;Objetivo&quot;;[.AP$7]&gt;=[.$F25];[.AP$7]&lt;=[.$F25]+[.$G25]-1);2;IF(AND([.$C25]=&quot;Marco&quot;;[.AP$7]&gt;=[.$F25];[.AP$7]&lt;=[.$F25]+[.$G25]-1);1;&quot;&quot;))" table:style-name="ce98"/>
          <table:table-cell office:value-type="string" office:string-value="" table:formula="of:=IF(AND([.$C25]=&quot;Objetivo&quot;;[.AQ$7]&gt;=[.$F25];[.AQ$7]&lt;=[.$F25]+[.$G25]-1);2;IF(AND([.$C25]=&quot;Marco&quot;;[.AQ$7]&gt;=[.$F25];[.AQ$7]&lt;=[.$F25]+[.$G25]-1);1;&quot;&quot;))" table:style-name="ce98"/>
          <table:table-cell office:value-type="string" office:string-value="" table:formula="of:=IF(AND([.$C25]=&quot;Objetivo&quot;;[.AR$7]&gt;=[.$F25];[.AR$7]&lt;=[.$F25]+[.$G25]-1);2;IF(AND([.$C25]=&quot;Marco&quot;;[.AR$7]&gt;=[.$F25];[.AR$7]&lt;=[.$F25]+[.$G25]-1);1;&quot;&quot;))" table:style-name="ce98"/>
          <table:table-cell office:value-type="string" office:string-value="" table:formula="of:=IF(AND([.$C25]=&quot;Objetivo&quot;;[.AS$7]&gt;=[.$F25];[.AS$7]&lt;=[.$F25]+[.$G25]-1);2;IF(AND([.$C25]=&quot;Marco&quot;;[.AS$7]&gt;=[.$F25];[.AS$7]&lt;=[.$F25]+[.$G25]-1);1;&quot;&quot;))" table:style-name="ce98"/>
          <table:table-cell office:value-type="string" office:string-value="" table:formula="of:=IF(AND([.$C25]=&quot;Objetivo&quot;;[.AT$7]&gt;=[.$F25];[.AT$7]&lt;=[.$F25]+[.$G25]-1);2;IF(AND([.$C25]=&quot;Marco&quot;;[.AT$7]&gt;=[.$F25];[.AT$7]&lt;=[.$F25]+[.$G25]-1);1;&quot;&quot;))" table:style-name="ce98"/>
          <table:table-cell office:value-type="string" office:string-value="" table:formula="of:=IF(AND([.$C25]=&quot;Objetivo&quot;;[.AU$7]&gt;=[.$F25];[.AU$7]&lt;=[.$F25]+[.$G25]-1);2;IF(AND([.$C25]=&quot;Marco&quot;;[.AU$7]&gt;=[.$F25];[.AU$7]&lt;=[.$F25]+[.$G25]-1);1;&quot;&quot;))" table:style-name="ce98"/>
          <table:table-cell office:value-type="string" office:string-value="" table:formula="of:=IF(AND([.$C25]=&quot;Objetivo&quot;;[.AV$7]&gt;=[.$F25];[.AV$7]&lt;=[.$F25]+[.$G25]-1);2;IF(AND([.$C25]=&quot;Marco&quot;;[.AV$7]&gt;=[.$F25];[.AV$7]&lt;=[.$F25]+[.$G25]-1);1;&quot;&quot;))" table:style-name="ce98"/>
          <table:table-cell office:value-type="string" office:string-value="" table:formula="of:=IF(AND([.$C25]=&quot;Objetivo&quot;;[.AW$7]&gt;=[.$F25];[.AW$7]&lt;=[.$F25]+[.$G25]-1);2;IF(AND([.$C25]=&quot;Marco&quot;;[.AW$7]&gt;=[.$F25];[.AW$7]&lt;=[.$F25]+[.$G25]-1);1;&quot;&quot;))" table:style-name="ce98"/>
          <table:table-cell office:value-type="string" office:string-value="" table:formula="of:=IF(AND([.$C25]=&quot;Objetivo&quot;;[.AX$7]&gt;=[.$F25];[.AX$7]&lt;=[.$F25]+[.$G25]-1);2;IF(AND([.$C25]=&quot;Marco&quot;;[.AX$7]&gt;=[.$F25];[.AX$7]&lt;=[.$F25]+[.$G25]-1);1;&quot;&quot;))" table:style-name="ce98"/>
          <table:table-cell office:value-type="string" office:string-value="" table:formula="of:=IF(AND([.$C25]=&quot;Objetivo&quot;;[.AY$7]&gt;=[.$F25];[.AY$7]&lt;=[.$F25]+[.$G25]-1);2;IF(AND([.$C25]=&quot;Marco&quot;;[.AY$7]&gt;=[.$F25];[.AY$7]&lt;=[.$F25]+[.$G25]-1);1;&quot;&quot;))" table:style-name="ce98"/>
          <table:table-cell office:value-type="string" office:string-value="" table:formula="of:=IF(AND([.$C25]=&quot;Objetivo&quot;;[.AZ$7]&gt;=[.$F25];[.AZ$7]&lt;=[.$F25]+[.$G25]-1);2;IF(AND([.$C25]=&quot;Marco&quot;;[.AZ$7]&gt;=[.$F25];[.AZ$7]&lt;=[.$F25]+[.$G25]-1);1;&quot;&quot;))" table:style-name="ce98"/>
          <table:table-cell office:value-type="string" office:string-value="" table:formula="of:=IF(AND([.$C25]=&quot;Objetivo&quot;;[.BA$7]&gt;=[.$F25];[.BA$7]&lt;=[.$F25]+[.$G25]-1);2;IF(AND([.$C25]=&quot;Marco&quot;;[.BA$7]&gt;=[.$F25];[.BA$7]&lt;=[.$F25]+[.$G25]-1);1;&quot;&quot;))" table:style-name="ce98"/>
          <table:table-cell office:value-type="string" office:string-value="" table:formula="of:=IF(AND([.$C25]=&quot;Objetivo&quot;;[.BB$7]&gt;=[.$F25];[.BB$7]&lt;=[.$F25]+[.$G25]-1);2;IF(AND([.$C25]=&quot;Marco&quot;;[.BB$7]&gt;=[.$F25];[.BB$7]&lt;=[.$F25]+[.$G25]-1);1;&quot;&quot;))" table:style-name="ce98"/>
          <table:table-cell office:value-type="string" office:string-value="" table:formula="of:=IF(AND([.$C25]=&quot;Objetivo&quot;;[.BC$7]&gt;=[.$F25];[.BC$7]&lt;=[.$F25]+[.$G25]-1);2;IF(AND([.$C25]=&quot;Marco&quot;;[.BC$7]&gt;=[.$F25];[.BC$7]&lt;=[.$F25]+[.$G25]-1);1;&quot;&quot;))" table:style-name="ce98"/>
          <table:table-cell office:value-type="string" office:string-value="" table:formula="of:=IF(AND([.$C25]=&quot;Objetivo&quot;;[.BD$7]&gt;=[.$F25];[.BD$7]&lt;=[.$F25]+[.$G25]-1);2;IF(AND([.$C25]=&quot;Marco&quot;;[.BD$7]&gt;=[.$F25];[.BD$7]&lt;=[.$F25]+[.$G25]-1);1;&quot;&quot;))" table:style-name="ce98"/>
          <table:table-cell office:value-type="string" office:string-value="" table:formula="of:=IF(AND([.$C25]=&quot;Objetivo&quot;;[.BE$7]&gt;=[.$F25];[.BE$7]&lt;=[.$F25]+[.$G25]-1);2;IF(AND([.$C25]=&quot;Marco&quot;;[.BE$7]&gt;=[.$F25];[.BE$7]&lt;=[.$F25]+[.$G25]-1);1;&quot;&quot;))" table:style-name="ce98"/>
          <table:table-cell office:value-type="string" office:string-value="" table:formula="of:=IF(AND([.$C25]=&quot;Objetivo&quot;;[.BF$7]&gt;=[.$F25];[.BF$7]&lt;=[.$F25]+[.$G25]-1);2;IF(AND([.$C25]=&quot;Marco&quot;;[.BF$7]&gt;=[.$F25];[.BF$7]&lt;=[.$F25]+[.$G25]-1);1;&quot;&quot;))" table:style-name="ce98"/>
          <table:table-cell office:value-type="string" office:string-value="" table:formula="of:=IF(AND([.$C25]=&quot;Objetivo&quot;;[.BG$7]&gt;=[.$F25];[.BG$7]&lt;=[.$F25]+[.$G25]-1);2;IF(AND([.$C25]=&quot;Marco&quot;;[.BG$7]&gt;=[.$F25];[.BG$7]&lt;=[.$F25]+[.$G25]-1);1;&quot;&quot;))" table:style-name="ce98"/>
          <table:table-cell office:value-type="string" office:string-value="" table:formula="of:=IF(AND([.$C25]=&quot;Objetivo&quot;;[.BH$7]&gt;=[.$F25];[.BH$7]&lt;=[.$F25]+[.$G25]-1);2;IF(AND([.$C25]=&quot;Marco&quot;;[.BH$7]&gt;=[.$F25];[.BH$7]&lt;=[.$F25]+[.$G25]-1);1;&quot;&quot;))" table:style-name="ce98"/>
          <table:table-cell office:value-type="string" office:string-value="" table:formula="of:=IF(AND([.$C25]=&quot;Objetivo&quot;;[.BI$7]&gt;=[.$F25];[.BI$7]&lt;=[.$F25]+[.$G25]-1);2;IF(AND([.$C25]=&quot;Marco&quot;;[.BI$7]&gt;=[.$F25];[.BI$7]&lt;=[.$F25]+[.$G25]-1);1;&quot;&quot;))" table:style-name="ce98"/>
          <table:table-cell office:value-type="string" office:string-value="" table:formula="of:=IF(AND([.$C25]=&quot;Objetivo&quot;;[.BJ$7]&gt;=[.$F25];[.BJ$7]&lt;=[.$F25]+[.$G25]-1);2;IF(AND([.$C25]=&quot;Marco&quot;;[.BJ$7]&gt;=[.$F25];[.BJ$7]&lt;=[.$F25]+[.$G25]-1);1;&quot;&quot;))" table:style-name="ce98"/>
          <table:table-cell office:value-type="string" office:string-value="" table:formula="of:=IF(AND([.$C25]=&quot;Objetivo&quot;;[.BK$7]&gt;=[.$F25];[.BK$7]&lt;=[.$F25]+[.$G25]-1);2;IF(AND([.$C25]=&quot;Marco&quot;;[.BK$7]&gt;=[.$F25];[.BK$7]&lt;=[.$F25]+[.$G25]-1);1;&quot;&quot;))" table:style-name="ce98"/>
          <table:table-cell office:value-type="string" office:string-value="" table:formula="of:=IF(AND([.$C25]=&quot;Objetivo&quot;;[.BL$7]&gt;=[.$F25];[.BL$7]&lt;=[.$F25]+[.$G25]-1);2;IF(AND([.$C25]=&quot;Marco&quot;;[.BL$7]&gt;=[.$F25];[.BL$7]&lt;=[.$F25]+[.$G25]-1);1;&quot;&quot;))" table:style-name="ce98"/>
          <table:table-cell table:style-name="ce26"/>
          <table:table-cell table:number-columns-repeated="16319" table:style-name="ce1"/>
        </table:table-row>
        <table:table-row table:style-name="ro5">
          <table:table-cell table:style-name="ce6"/>
          <table:table-cell office:value-type="string" table:style-name="ce24">
            <text:p>FEIM</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5-29T00:00:00" table:style-name="ce22">
            <text:p>29/05/2021</text:p>
          </table:table-cell>
          <table:table-cell office:value-type="float" office:value="11" table:style-name="ce23">
            <text:p>11<text:s/></text:p>
          </table:table-cell>
          <table:table-cell table:style-name="ce18"/>
          <table:table-cell office:value-type="string" office:string-value="" table:formula="of:=IF(AND([.$C26]=&quot;Objetivo&quot;;[.I$7]&gt;=[.$F26];[.I$7]&lt;=[.$F26]+[.$G26]-1);2;IF(AND([.$C26]=&quot;Marco&quot;;[.I$7]&gt;=[.$F26];[.I$7]&lt;=[.$F26]+[.$G26]-1);1;&quot;&quot;))" table:style-name="ce97"/>
          <table:table-cell office:value-type="string" office:string-value="" table:formula="of:=IF(AND([.$C26]=&quot;Objetivo&quot;;[.J$7]&gt;=[.$F26];[.J$7]&lt;=[.$F26]+[.$G26]-1);2;IF(AND([.$C26]=&quot;Marco&quot;;[.J$7]&gt;=[.$F26];[.J$7]&lt;=[.$F26]+[.$G26]-1);1;&quot;&quot;))" table:style-name="ce98"/>
          <table:table-cell office:value-type="string" office:string-value="" table:formula="of:=IF(AND([.$C26]=&quot;Objetivo&quot;;[.K$7]&gt;=[.$F26];[.K$7]&lt;=[.$F26]+[.$G26]-1);2;IF(AND([.$C26]=&quot;Marco&quot;;[.K$7]&gt;=[.$F26];[.K$7]&lt;=[.$F26]+[.$G26]-1);1;&quot;&quot;))" table:style-name="ce98"/>
          <table:table-cell office:value-type="string" office:string-value="" table:formula="of:=IF(AND([.$C26]=&quot;Objetivo&quot;;[.L$7]&gt;=[.$F26];[.L$7]&lt;=[.$F26]+[.$G26]-1);2;IF(AND([.$C26]=&quot;Marco&quot;;[.L$7]&gt;=[.$F26];[.L$7]&lt;=[.$F26]+[.$G26]-1);1;&quot;&quot;))" table:style-name="ce98"/>
          <table:table-cell office:value-type="string" office:string-value="" table:formula="of:=IF(AND([.$C26]=&quot;Objetivo&quot;;[.M$7]&gt;=[.$F26];[.M$7]&lt;=[.$F26]+[.$G26]-1);2;IF(AND([.$C26]=&quot;Marco&quot;;[.M$7]&gt;=[.$F26];[.M$7]&lt;=[.$F26]+[.$G26]-1);1;&quot;&quot;))" table:style-name="ce98"/>
          <table:table-cell office:value-type="string" office:string-value="" table:formula="of:=IF(AND([.$C26]=&quot;Objetivo&quot;;[.N$7]&gt;=[.$F26];[.N$7]&lt;=[.$F26]+[.$G26]-1);2;IF(AND([.$C26]=&quot;Marco&quot;;[.N$7]&gt;=[.$F26];[.N$7]&lt;=[.$F26]+[.$G26]-1);1;&quot;&quot;))" table:style-name="ce98"/>
          <table:table-cell office:value-type="string" office:string-value="" table:formula="of:=IF(AND([.$C26]=&quot;Objetivo&quot;;[.O$7]&gt;=[.$F26];[.O$7]&lt;=[.$F26]+[.$G26]-1);2;IF(AND([.$C26]=&quot;Marco&quot;;[.O$7]&gt;=[.$F26];[.O$7]&lt;=[.$F26]+[.$G26]-1);1;&quot;&quot;))" table:style-name="ce98"/>
          <table:table-cell office:value-type="string" office:string-value="" table:formula="of:=IF(AND([.$C26]=&quot;Objetivo&quot;;[.P$7]&gt;=[.$F26];[.P$7]&lt;=[.$F26]+[.$G26]-1);2;IF(AND([.$C26]=&quot;Marco&quot;;[.P$7]&gt;=[.$F26];[.P$7]&lt;=[.$F26]+[.$G26]-1);1;&quot;&quot;))" table:style-name="ce98"/>
          <table:table-cell office:value-type="string" office:string-value="" table:formula="of:=IF(AND([.$C26]=&quot;Objetivo&quot;;[.Q$7]&gt;=[.$F26];[.Q$7]&lt;=[.$F26]+[.$G26]-1);2;IF(AND([.$C26]=&quot;Marco&quot;;[.Q$7]&gt;=[.$F26];[.Q$7]&lt;=[.$F26]+[.$G26]-1);1;&quot;&quot;))" table:style-name="ce98"/>
          <table:table-cell office:value-type="string" office:string-value="" table:formula="of:=IF(AND([.$C26]=&quot;Objetivo&quot;;[.R$7]&gt;=[.$F26];[.R$7]&lt;=[.$F26]+[.$G26]-1);2;IF(AND([.$C26]=&quot;Marco&quot;;[.R$7]&gt;=[.$F26];[.R$7]&lt;=[.$F26]+[.$G26]-1);1;&quot;&quot;))" table:style-name="ce98"/>
          <table:table-cell office:value-type="string" office:string-value="" table:formula="of:=IF(AND([.$C26]=&quot;Objetivo&quot;;[.S$7]&gt;=[.$F26];[.S$7]&lt;=[.$F26]+[.$G26]-1);2;IF(AND([.$C26]=&quot;Marco&quot;;[.S$7]&gt;=[.$F26];[.S$7]&lt;=[.$F26]+[.$G26]-1);1;&quot;&quot;))" table:style-name="ce98"/>
          <table:table-cell office:value-type="string" office:string-value="" table:formula="of:=IF(AND([.$C26]=&quot;Objetivo&quot;;[.T$7]&gt;=[.$F26];[.T$7]&lt;=[.$F26]+[.$G26]-1);2;IF(AND([.$C26]=&quot;Marco&quot;;[.T$7]&gt;=[.$F26];[.T$7]&lt;=[.$F26]+[.$G26]-1);1;&quot;&quot;))" table:style-name="ce98"/>
          <table:table-cell office:value-type="string" office:string-value="" table:formula="of:=IF(AND([.$C26]=&quot;Objetivo&quot;;[.U$7]&gt;=[.$F26];[.U$7]&lt;=[.$F26]+[.$G26]-1);2;IF(AND([.$C26]=&quot;Marco&quot;;[.U$7]&gt;=[.$F26];[.U$7]&lt;=[.$F26]+[.$G26]-1);1;&quot;&quot;))" table:style-name="ce98"/>
          <table:table-cell office:value-type="string" office:string-value="" table:formula="of:=IF(AND([.$C26]=&quot;Objetivo&quot;;[.V$7]&gt;=[.$F26];[.V$7]&lt;=[.$F26]+[.$G26]-1);2;IF(AND([.$C26]=&quot;Marco&quot;;[.V$7]&gt;=[.$F26];[.V$7]&lt;=[.$F26]+[.$G26]-1);1;&quot;&quot;))" table:style-name="ce98"/>
          <table:table-cell office:value-type="string" office:string-value="" table:formula="of:=IF(AND([.$C26]=&quot;Objetivo&quot;;[.W$7]&gt;=[.$F26];[.W$7]&lt;=[.$F26]+[.$G26]-1);2;IF(AND([.$C26]=&quot;Marco&quot;;[.W$7]&gt;=[.$F26];[.W$7]&lt;=[.$F26]+[.$G26]-1);1;&quot;&quot;))" table:style-name="ce98"/>
          <table:table-cell office:value-type="string" office:string-value="" table:formula="of:=IF(AND([.$C26]=&quot;Objetivo&quot;;[.X$7]&gt;=[.$F26];[.X$7]&lt;=[.$F26]+[.$G26]-1);2;IF(AND([.$C26]=&quot;Marco&quot;;[.X$7]&gt;=[.$F26];[.X$7]&lt;=[.$F26]+[.$G26]-1);1;&quot;&quot;))" table:style-name="ce98"/>
          <table:table-cell office:value-type="string" office:string-value="" table:formula="of:=IF(AND([.$C26]=&quot;Objetivo&quot;;[.Y$7]&gt;=[.$F26];[.Y$7]&lt;=[.$F26]+[.$G26]-1);2;IF(AND([.$C26]=&quot;Marco&quot;;[.Y$7]&gt;=[.$F26];[.Y$7]&lt;=[.$F26]+[.$G26]-1);1;&quot;&quot;))" table:style-name="ce98"/>
          <table:table-cell office:value-type="string" office:string-value="" table:formula="of:=IF(AND([.$C26]=&quot;Objetivo&quot;;[.Z$7]&gt;=[.$F26];[.Z$7]&lt;=[.$F26]+[.$G26]-1);2;IF(AND([.$C26]=&quot;Marco&quot;;[.Z$7]&gt;=[.$F26];[.Z$7]&lt;=[.$F26]+[.$G26]-1);1;&quot;&quot;))" table:style-name="ce98"/>
          <table:table-cell office:value-type="string" office:string-value="" table:formula="of:=IF(AND([.$C26]=&quot;Objetivo&quot;;[.AA$7]&gt;=[.$F26];[.AA$7]&lt;=[.$F26]+[.$G26]-1);2;IF(AND([.$C26]=&quot;Marco&quot;;[.AA$7]&gt;=[.$F26];[.AA$7]&lt;=[.$F26]+[.$G26]-1);1;&quot;&quot;))" table:style-name="ce98"/>
          <table:table-cell office:value-type="string" office:string-value="" table:formula="of:=IF(AND([.$C26]=&quot;Objetivo&quot;;[.AB$7]&gt;=[.$F26];[.AB$7]&lt;=[.$F26]+[.$G26]-1);2;IF(AND([.$C26]=&quot;Marco&quot;;[.AB$7]&gt;=[.$F26];[.AB$7]&lt;=[.$F26]+[.$G26]-1);1;&quot;&quot;))" table:style-name="ce98"/>
          <table:table-cell office:value-type="string" office:string-value="" table:formula="of:=IF(AND([.$C26]=&quot;Objetivo&quot;;[.AC$7]&gt;=[.$F26];[.AC$7]&lt;=[.$F26]+[.$G26]-1);2;IF(AND([.$C26]=&quot;Marco&quot;;[.AC$7]&gt;=[.$F26];[.AC$7]&lt;=[.$F26]+[.$G26]-1);1;&quot;&quot;))" table:style-name="ce98"/>
          <table:table-cell office:value-type="string" office:string-value="" table:formula="of:=IF(AND([.$C26]=&quot;Objetivo&quot;;[.AD$7]&gt;=[.$F26];[.AD$7]&lt;=[.$F26]+[.$G26]-1);2;IF(AND([.$C26]=&quot;Marco&quot;;[.AD$7]&gt;=[.$F26];[.AD$7]&lt;=[.$F26]+[.$G26]-1);1;&quot;&quot;))" table:style-name="ce98"/>
          <table:table-cell office:value-type="string" office:string-value="" table:formula="of:=IF(AND([.$C26]=&quot;Objetivo&quot;;[.AE$7]&gt;=[.$F26];[.AE$7]&lt;=[.$F26]+[.$G26]-1);2;IF(AND([.$C26]=&quot;Marco&quot;;[.AE$7]&gt;=[.$F26];[.AE$7]&lt;=[.$F26]+[.$G26]-1);1;&quot;&quot;))" table:style-name="ce98"/>
          <table:table-cell office:value-type="string" office:string-value="" table:formula="of:=IF(AND([.$C26]=&quot;Objetivo&quot;;[.AF$7]&gt;=[.$F26];[.AF$7]&lt;=[.$F26]+[.$G26]-1);2;IF(AND([.$C26]=&quot;Marco&quot;;[.AF$7]&gt;=[.$F26];[.AF$7]&lt;=[.$F26]+[.$G26]-1);1;&quot;&quot;))" table:style-name="ce98"/>
          <table:table-cell office:value-type="string" office:string-value="" table:formula="of:=IF(AND([.$C26]=&quot;Objetivo&quot;;[.AG$7]&gt;=[.$F26];[.AG$7]&lt;=[.$F26]+[.$G26]-1);2;IF(AND([.$C26]=&quot;Marco&quot;;[.AG$7]&gt;=[.$F26];[.AG$7]&lt;=[.$F26]+[.$G26]-1);1;&quot;&quot;))" table:style-name="ce98"/>
          <table:table-cell office:value-type="string" office:string-value="" table:formula="of:=IF(AND([.$C26]=&quot;Objetivo&quot;;[.AH$7]&gt;=[.$F26];[.AH$7]&lt;=[.$F26]+[.$G26]-1);2;IF(AND([.$C26]=&quot;Marco&quot;;[.AH$7]&gt;=[.$F26];[.AH$7]&lt;=[.$F26]+[.$G26]-1);1;&quot;&quot;))" table:style-name="ce98"/>
          <table:table-cell office:value-type="string" office:string-value="" table:formula="of:=IF(AND([.$C26]=&quot;Objetivo&quot;;[.AI$7]&gt;=[.$F26];[.AI$7]&lt;=[.$F26]+[.$G26]-1);2;IF(AND([.$C26]=&quot;Marco&quot;;[.AI$7]&gt;=[.$F26];[.AI$7]&lt;=[.$F26]+[.$G26]-1);1;&quot;&quot;))" table:style-name="ce98"/>
          <table:table-cell office:value-type="string" office:string-value="" table:formula="of:=IF(AND([.$C26]=&quot;Objetivo&quot;;[.AJ$7]&gt;=[.$F26];[.AJ$7]&lt;=[.$F26]+[.$G26]-1);2;IF(AND([.$C26]=&quot;Marco&quot;;[.AJ$7]&gt;=[.$F26];[.AJ$7]&lt;=[.$F26]+[.$G26]-1);1;&quot;&quot;))" table:style-name="ce98"/>
          <table:table-cell office:value-type="string" office:string-value="" table:formula="of:=IF(AND([.$C26]=&quot;Objetivo&quot;;[.AK$7]&gt;=[.$F26];[.AK$7]&lt;=[.$F26]+[.$G26]-1);2;IF(AND([.$C26]=&quot;Marco&quot;;[.AK$7]&gt;=[.$F26];[.AK$7]&lt;=[.$F26]+[.$G26]-1);1;&quot;&quot;))" table:style-name="ce98"/>
          <table:table-cell office:value-type="string" office:string-value="" table:formula="of:=IF(AND([.$C26]=&quot;Objetivo&quot;;[.AL$7]&gt;=[.$F26];[.AL$7]&lt;=[.$F26]+[.$G26]-1);2;IF(AND([.$C26]=&quot;Marco&quot;;[.AL$7]&gt;=[.$F26];[.AL$7]&lt;=[.$F26]+[.$G26]-1);1;&quot;&quot;))" table:style-name="ce98"/>
          <table:table-cell office:value-type="string" office:string-value="" table:formula="of:=IF(AND([.$C26]=&quot;Objetivo&quot;;[.AM$7]&gt;=[.$F26];[.AM$7]&lt;=[.$F26]+[.$G26]-1);2;IF(AND([.$C26]=&quot;Marco&quot;;[.AM$7]&gt;=[.$F26];[.AM$7]&lt;=[.$F26]+[.$G26]-1);1;&quot;&quot;))" table:style-name="ce98"/>
          <table:table-cell office:value-type="string" office:string-value="" table:formula="of:=IF(AND([.$C26]=&quot;Objetivo&quot;;[.AN$7]&gt;=[.$F26];[.AN$7]&lt;=[.$F26]+[.$G26]-1);2;IF(AND([.$C26]=&quot;Marco&quot;;[.AN$7]&gt;=[.$F26];[.AN$7]&lt;=[.$F26]+[.$G26]-1);1;&quot;&quot;))" table:style-name="ce98"/>
          <table:table-cell office:value-type="string" office:string-value="" table:formula="of:=IF(AND([.$C26]=&quot;Objetivo&quot;;[.AO$7]&gt;=[.$F26];[.AO$7]&lt;=[.$F26]+[.$G26]-1);2;IF(AND([.$C26]=&quot;Marco&quot;;[.AO$7]&gt;=[.$F26];[.AO$7]&lt;=[.$F26]+[.$G26]-1);1;&quot;&quot;))" table:style-name="ce98"/>
          <table:table-cell office:value-type="string" office:string-value="" table:formula="of:=IF(AND([.$C26]=&quot;Objetivo&quot;;[.AP$7]&gt;=[.$F26];[.AP$7]&lt;=[.$F26]+[.$G26]-1);2;IF(AND([.$C26]=&quot;Marco&quot;;[.AP$7]&gt;=[.$F26];[.AP$7]&lt;=[.$F26]+[.$G26]-1);1;&quot;&quot;))" table:style-name="ce98"/>
          <table:table-cell office:value-type="string" office:string-value="" table:formula="of:=IF(AND([.$C26]=&quot;Objetivo&quot;;[.AQ$7]&gt;=[.$F26];[.AQ$7]&lt;=[.$F26]+[.$G26]-1);2;IF(AND([.$C26]=&quot;Marco&quot;;[.AQ$7]&gt;=[.$F26];[.AQ$7]&lt;=[.$F26]+[.$G26]-1);1;&quot;&quot;))" table:style-name="ce98"/>
          <table:table-cell office:value-type="string" office:string-value="" table:formula="of:=IF(AND([.$C26]=&quot;Objetivo&quot;;[.AR$7]&gt;=[.$F26];[.AR$7]&lt;=[.$F26]+[.$G26]-1);2;IF(AND([.$C26]=&quot;Marco&quot;;[.AR$7]&gt;=[.$F26];[.AR$7]&lt;=[.$F26]+[.$G26]-1);1;&quot;&quot;))" table:style-name="ce98"/>
          <table:table-cell office:value-type="string" office:string-value="" table:formula="of:=IF(AND([.$C26]=&quot;Objetivo&quot;;[.AS$7]&gt;=[.$F26];[.AS$7]&lt;=[.$F26]+[.$G26]-1);2;IF(AND([.$C26]=&quot;Marco&quot;;[.AS$7]&gt;=[.$F26];[.AS$7]&lt;=[.$F26]+[.$G26]-1);1;&quot;&quot;))" table:style-name="ce98"/>
          <table:table-cell office:value-type="string" office:string-value="" table:formula="of:=IF(AND([.$C26]=&quot;Objetivo&quot;;[.AT$7]&gt;=[.$F26];[.AT$7]&lt;=[.$F26]+[.$G26]-1);2;IF(AND([.$C26]=&quot;Marco&quot;;[.AT$7]&gt;=[.$F26];[.AT$7]&lt;=[.$F26]+[.$G26]-1);1;&quot;&quot;))" table:style-name="ce98"/>
          <table:table-cell office:value-type="string" office:string-value="" table:formula="of:=IF(AND([.$C26]=&quot;Objetivo&quot;;[.AU$7]&gt;=[.$F26];[.AU$7]&lt;=[.$F26]+[.$G26]-1);2;IF(AND([.$C26]=&quot;Marco&quot;;[.AU$7]&gt;=[.$F26];[.AU$7]&lt;=[.$F26]+[.$G26]-1);1;&quot;&quot;))" table:style-name="ce98"/>
          <table:table-cell office:value-type="string" office:string-value="" table:formula="of:=IF(AND([.$C26]=&quot;Objetivo&quot;;[.AV$7]&gt;=[.$F26];[.AV$7]&lt;=[.$F26]+[.$G26]-1);2;IF(AND([.$C26]=&quot;Marco&quot;;[.AV$7]&gt;=[.$F26];[.AV$7]&lt;=[.$F26]+[.$G26]-1);1;&quot;&quot;))" table:style-name="ce98"/>
          <table:table-cell office:value-type="string" office:string-value="" table:formula="of:=IF(AND([.$C26]=&quot;Objetivo&quot;;[.AW$7]&gt;=[.$F26];[.AW$7]&lt;=[.$F26]+[.$G26]-1);2;IF(AND([.$C26]=&quot;Marco&quot;;[.AW$7]&gt;=[.$F26];[.AW$7]&lt;=[.$F26]+[.$G26]-1);1;&quot;&quot;))" table:style-name="ce98"/>
          <table:table-cell office:value-type="string" office:string-value="" table:formula="of:=IF(AND([.$C26]=&quot;Objetivo&quot;;[.AX$7]&gt;=[.$F26];[.AX$7]&lt;=[.$F26]+[.$G26]-1);2;IF(AND([.$C26]=&quot;Marco&quot;;[.AX$7]&gt;=[.$F26];[.AX$7]&lt;=[.$F26]+[.$G26]-1);1;&quot;&quot;))" table:style-name="ce98"/>
          <table:table-cell office:value-type="string" office:string-value="" table:formula="of:=IF(AND([.$C26]=&quot;Objetivo&quot;;[.AY$7]&gt;=[.$F26];[.AY$7]&lt;=[.$F26]+[.$G26]-1);2;IF(AND([.$C26]=&quot;Marco&quot;;[.AY$7]&gt;=[.$F26];[.AY$7]&lt;=[.$F26]+[.$G26]-1);1;&quot;&quot;))" table:style-name="ce98"/>
          <table:table-cell office:value-type="string" office:string-value="" table:formula="of:=IF(AND([.$C26]=&quot;Objetivo&quot;;[.AZ$7]&gt;=[.$F26];[.AZ$7]&lt;=[.$F26]+[.$G26]-1);2;IF(AND([.$C26]=&quot;Marco&quot;;[.AZ$7]&gt;=[.$F26];[.AZ$7]&lt;=[.$F26]+[.$G26]-1);1;&quot;&quot;))" table:style-name="ce98"/>
          <table:table-cell office:value-type="string" office:string-value="" table:formula="of:=IF(AND([.$C26]=&quot;Objetivo&quot;;[.BA$7]&gt;=[.$F26];[.BA$7]&lt;=[.$F26]+[.$G26]-1);2;IF(AND([.$C26]=&quot;Marco&quot;;[.BA$7]&gt;=[.$F26];[.BA$7]&lt;=[.$F26]+[.$G26]-1);1;&quot;&quot;))" table:style-name="ce98"/>
          <table:table-cell office:value-type="string" office:string-value="" table:formula="of:=IF(AND([.$C26]=&quot;Objetivo&quot;;[.BB$7]&gt;=[.$F26];[.BB$7]&lt;=[.$F26]+[.$G26]-1);2;IF(AND([.$C26]=&quot;Marco&quot;;[.BB$7]&gt;=[.$F26];[.BB$7]&lt;=[.$F26]+[.$G26]-1);1;&quot;&quot;))" table:style-name="ce98"/>
          <table:table-cell office:value-type="string" office:string-value="" table:formula="of:=IF(AND([.$C26]=&quot;Objetivo&quot;;[.BC$7]&gt;=[.$F26];[.BC$7]&lt;=[.$F26]+[.$G26]-1);2;IF(AND([.$C26]=&quot;Marco&quot;;[.BC$7]&gt;=[.$F26];[.BC$7]&lt;=[.$F26]+[.$G26]-1);1;&quot;&quot;))" table:style-name="ce98"/>
          <table:table-cell office:value-type="string" office:string-value="" table:formula="of:=IF(AND([.$C26]=&quot;Objetivo&quot;;[.BD$7]&gt;=[.$F26];[.BD$7]&lt;=[.$F26]+[.$G26]-1);2;IF(AND([.$C26]=&quot;Marco&quot;;[.BD$7]&gt;=[.$F26];[.BD$7]&lt;=[.$F26]+[.$G26]-1);1;&quot;&quot;))" table:style-name="ce98"/>
          <table:table-cell office:value-type="string" office:string-value="" table:formula="of:=IF(AND([.$C26]=&quot;Objetivo&quot;;[.BE$7]&gt;=[.$F26];[.BE$7]&lt;=[.$F26]+[.$G26]-1);2;IF(AND([.$C26]=&quot;Marco&quot;;[.BE$7]&gt;=[.$F26];[.BE$7]&lt;=[.$F26]+[.$G26]-1);1;&quot;&quot;))" table:style-name="ce98"/>
          <table:table-cell office:value-type="string" office:string-value="" table:formula="of:=IF(AND([.$C26]=&quot;Objetivo&quot;;[.BF$7]&gt;=[.$F26];[.BF$7]&lt;=[.$F26]+[.$G26]-1);2;IF(AND([.$C26]=&quot;Marco&quot;;[.BF$7]&gt;=[.$F26];[.BF$7]&lt;=[.$F26]+[.$G26]-1);1;&quot;&quot;))" table:style-name="ce98"/>
          <table:table-cell office:value-type="string" office:string-value="" table:formula="of:=IF(AND([.$C26]=&quot;Objetivo&quot;;[.BG$7]&gt;=[.$F26];[.BG$7]&lt;=[.$F26]+[.$G26]-1);2;IF(AND([.$C26]=&quot;Marco&quot;;[.BG$7]&gt;=[.$F26];[.BG$7]&lt;=[.$F26]+[.$G26]-1);1;&quot;&quot;))" table:style-name="ce98"/>
          <table:table-cell office:value-type="string" office:string-value="" table:formula="of:=IF(AND([.$C26]=&quot;Objetivo&quot;;[.BH$7]&gt;=[.$F26];[.BH$7]&lt;=[.$F26]+[.$G26]-1);2;IF(AND([.$C26]=&quot;Marco&quot;;[.BH$7]&gt;=[.$F26];[.BH$7]&lt;=[.$F26]+[.$G26]-1);1;&quot;&quot;))" table:style-name="ce98"/>
          <table:table-cell office:value-type="string" office:string-value="" table:formula="of:=IF(AND([.$C26]=&quot;Objetivo&quot;;[.BI$7]&gt;=[.$F26];[.BI$7]&lt;=[.$F26]+[.$G26]-1);2;IF(AND([.$C26]=&quot;Marco&quot;;[.BI$7]&gt;=[.$F26];[.BI$7]&lt;=[.$F26]+[.$G26]-1);1;&quot;&quot;))" table:style-name="ce98"/>
          <table:table-cell office:value-type="string" office:string-value="" table:formula="of:=IF(AND([.$C26]=&quot;Objetivo&quot;;[.BJ$7]&gt;=[.$F26];[.BJ$7]&lt;=[.$F26]+[.$G26]-1);2;IF(AND([.$C26]=&quot;Marco&quot;;[.BJ$7]&gt;=[.$F26];[.BJ$7]&lt;=[.$F26]+[.$G26]-1);1;&quot;&quot;))" table:style-name="ce98"/>
          <table:table-cell office:value-type="string" office:string-value="" table:formula="of:=IF(AND([.$C26]=&quot;Objetivo&quot;;[.BK$7]&gt;=[.$F26];[.BK$7]&lt;=[.$F26]+[.$G26]-1);2;IF(AND([.$C26]=&quot;Marco&quot;;[.BK$7]&gt;=[.$F26];[.BK$7]&lt;=[.$F26]+[.$G26]-1);1;&quot;&quot;))" table:style-name="ce98"/>
          <table:table-cell office:value-type="string" office:string-value="" table:formula="of:=IF(AND([.$C26]=&quot;Objetivo&quot;;[.BL$7]&gt;=[.$F26];[.BL$7]&lt;=[.$F26]+[.$G26]-1);2;IF(AND([.$C26]=&quot;Marco&quot;;[.BL$7]&gt;=[.$F26];[.BL$7]&lt;=[.$F26]+[.$G26]-1);1;&quot;&quot;))" table:style-name="ce98"/>
          <table:table-cell table:style-name="ce26"/>
          <table:table-cell table:number-columns-repeated="16319" table:style-name="ce1"/>
        </table:table-row>
        <table:table-row table:style-name="ro5">
          <table:table-cell table:style-name="ce6"/>
          <table:table-cell office:value-type="string" table:style-name="ce24">
            <text:p>Load/Export</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6-09T00:00:00" table:style-name="ce22">
            <text:p>09/06/2021</text:p>
          </table:table-cell>
          <table:table-cell office:value-type="float" office:value="14" table:style-name="ce23">
            <text:p>14<text:s/></text:p>
          </table:table-cell>
          <table:table-cell table:style-name="ce18"/>
          <table:table-cell office:value-type="string" office:string-value="" table:formula="of:=IF(AND([.$C27]=&quot;Objetivo&quot;;[.I$7]&gt;=[.$F27];[.I$7]&lt;=[.$F27]+[.$G27]-1);2;IF(AND([.$C27]=&quot;Marco&quot;;[.I$7]&gt;=[.$F27];[.I$7]&lt;=[.$F27]+[.$G27]-1);1;&quot;&quot;))" table:style-name="ce97"/>
          <table:table-cell office:value-type="string" office:string-value="" table:formula="of:=IF(AND([.$C27]=&quot;Objetivo&quot;;[.J$7]&gt;=[.$F27];[.J$7]&lt;=[.$F27]+[.$G27]-1);2;IF(AND([.$C27]=&quot;Marco&quot;;[.J$7]&gt;=[.$F27];[.J$7]&lt;=[.$F27]+[.$G27]-1);1;&quot;&quot;))" table:style-name="ce98"/>
          <table:table-cell office:value-type="string" office:string-value="" table:formula="of:=IF(AND([.$C27]=&quot;Objetivo&quot;;[.K$7]&gt;=[.$F27];[.K$7]&lt;=[.$F27]+[.$G27]-1);2;IF(AND([.$C27]=&quot;Marco&quot;;[.K$7]&gt;=[.$F27];[.K$7]&lt;=[.$F27]+[.$G27]-1);1;&quot;&quot;))" table:style-name="ce98"/>
          <table:table-cell office:value-type="string" office:string-value="" table:formula="of:=IF(AND([.$C27]=&quot;Objetivo&quot;;[.L$7]&gt;=[.$F27];[.L$7]&lt;=[.$F27]+[.$G27]-1);2;IF(AND([.$C27]=&quot;Marco&quot;;[.L$7]&gt;=[.$F27];[.L$7]&lt;=[.$F27]+[.$G27]-1);1;&quot;&quot;))" table:style-name="ce98"/>
          <table:table-cell office:value-type="string" office:string-value="" table:formula="of:=IF(AND([.$C27]=&quot;Objetivo&quot;;[.M$7]&gt;=[.$F27];[.M$7]&lt;=[.$F27]+[.$G27]-1);2;IF(AND([.$C27]=&quot;Marco&quot;;[.M$7]&gt;=[.$F27];[.M$7]&lt;=[.$F27]+[.$G27]-1);1;&quot;&quot;))" table:style-name="ce98"/>
          <table:table-cell office:value-type="string" office:string-value="" table:formula="of:=IF(AND([.$C27]=&quot;Objetivo&quot;;[.N$7]&gt;=[.$F27];[.N$7]&lt;=[.$F27]+[.$G27]-1);2;IF(AND([.$C27]=&quot;Marco&quot;;[.N$7]&gt;=[.$F27];[.N$7]&lt;=[.$F27]+[.$G27]-1);1;&quot;&quot;))" table:style-name="ce98"/>
          <table:table-cell office:value-type="string" office:string-value="" table:formula="of:=IF(AND([.$C27]=&quot;Objetivo&quot;;[.O$7]&gt;=[.$F27];[.O$7]&lt;=[.$F27]+[.$G27]-1);2;IF(AND([.$C27]=&quot;Marco&quot;;[.O$7]&gt;=[.$F27];[.O$7]&lt;=[.$F27]+[.$G27]-1);1;&quot;&quot;))" table:style-name="ce98"/>
          <table:table-cell office:value-type="string" office:string-value="" table:formula="of:=IF(AND([.$C27]=&quot;Objetivo&quot;;[.P$7]&gt;=[.$F27];[.P$7]&lt;=[.$F27]+[.$G27]-1);2;IF(AND([.$C27]=&quot;Marco&quot;;[.P$7]&gt;=[.$F27];[.P$7]&lt;=[.$F27]+[.$G27]-1);1;&quot;&quot;))" table:style-name="ce98"/>
          <table:table-cell office:value-type="string" office:string-value="" table:formula="of:=IF(AND([.$C27]=&quot;Objetivo&quot;;[.Q$7]&gt;=[.$F27];[.Q$7]&lt;=[.$F27]+[.$G27]-1);2;IF(AND([.$C27]=&quot;Marco&quot;;[.Q$7]&gt;=[.$F27];[.Q$7]&lt;=[.$F27]+[.$G27]-1);1;&quot;&quot;))" table:style-name="ce98"/>
          <table:table-cell office:value-type="string" office:string-value="" table:formula="of:=IF(AND([.$C27]=&quot;Objetivo&quot;;[.R$7]&gt;=[.$F27];[.R$7]&lt;=[.$F27]+[.$G27]-1);2;IF(AND([.$C27]=&quot;Marco&quot;;[.R$7]&gt;=[.$F27];[.R$7]&lt;=[.$F27]+[.$G27]-1);1;&quot;&quot;))" table:style-name="ce98"/>
          <table:table-cell office:value-type="string" office:string-value="" table:formula="of:=IF(AND([.$C27]=&quot;Objetivo&quot;;[.S$7]&gt;=[.$F27];[.S$7]&lt;=[.$F27]+[.$G27]-1);2;IF(AND([.$C27]=&quot;Marco&quot;;[.S$7]&gt;=[.$F27];[.S$7]&lt;=[.$F27]+[.$G27]-1);1;&quot;&quot;))" table:style-name="ce98"/>
          <table:table-cell office:value-type="string" office:string-value="" table:formula="of:=IF(AND([.$C27]=&quot;Objetivo&quot;;[.T$7]&gt;=[.$F27];[.T$7]&lt;=[.$F27]+[.$G27]-1);2;IF(AND([.$C27]=&quot;Marco&quot;;[.T$7]&gt;=[.$F27];[.T$7]&lt;=[.$F27]+[.$G27]-1);1;&quot;&quot;))" table:style-name="ce98"/>
          <table:table-cell office:value-type="string" office:string-value="" table:formula="of:=IF(AND([.$C27]=&quot;Objetivo&quot;;[.U$7]&gt;=[.$F27];[.U$7]&lt;=[.$F27]+[.$G27]-1);2;IF(AND([.$C27]=&quot;Marco&quot;;[.U$7]&gt;=[.$F27];[.U$7]&lt;=[.$F27]+[.$G27]-1);1;&quot;&quot;))" table:style-name="ce98"/>
          <table:table-cell office:value-type="string" office:string-value="" table:formula="of:=IF(AND([.$C27]=&quot;Objetivo&quot;;[.V$7]&gt;=[.$F27];[.V$7]&lt;=[.$F27]+[.$G27]-1);2;IF(AND([.$C27]=&quot;Marco&quot;;[.V$7]&gt;=[.$F27];[.V$7]&lt;=[.$F27]+[.$G27]-1);1;&quot;&quot;))" table:style-name="ce98"/>
          <table:table-cell office:value-type="string" office:string-value="" table:formula="of:=IF(AND([.$C27]=&quot;Objetivo&quot;;[.W$7]&gt;=[.$F27];[.W$7]&lt;=[.$F27]+[.$G27]-1);2;IF(AND([.$C27]=&quot;Marco&quot;;[.W$7]&gt;=[.$F27];[.W$7]&lt;=[.$F27]+[.$G27]-1);1;&quot;&quot;))" table:style-name="ce98"/>
          <table:table-cell office:value-type="string" office:string-value="" table:formula="of:=IF(AND([.$C27]=&quot;Objetivo&quot;;[.X$7]&gt;=[.$F27];[.X$7]&lt;=[.$F27]+[.$G27]-1);2;IF(AND([.$C27]=&quot;Marco&quot;;[.X$7]&gt;=[.$F27];[.X$7]&lt;=[.$F27]+[.$G27]-1);1;&quot;&quot;))" table:style-name="ce98"/>
          <table:table-cell office:value-type="string" office:string-value="" table:formula="of:=IF(AND([.$C27]=&quot;Objetivo&quot;;[.Y$7]&gt;=[.$F27];[.Y$7]&lt;=[.$F27]+[.$G27]-1);2;IF(AND([.$C27]=&quot;Marco&quot;;[.Y$7]&gt;=[.$F27];[.Y$7]&lt;=[.$F27]+[.$G27]-1);1;&quot;&quot;))" table:style-name="ce98"/>
          <table:table-cell office:value-type="string" office:string-value="" table:formula="of:=IF(AND([.$C27]=&quot;Objetivo&quot;;[.Z$7]&gt;=[.$F27];[.Z$7]&lt;=[.$F27]+[.$G27]-1);2;IF(AND([.$C27]=&quot;Marco&quot;;[.Z$7]&gt;=[.$F27];[.Z$7]&lt;=[.$F27]+[.$G27]-1);1;&quot;&quot;))" table:style-name="ce98"/>
          <table:table-cell office:value-type="string" office:string-value="" table:formula="of:=IF(AND([.$C27]=&quot;Objetivo&quot;;[.AA$7]&gt;=[.$F27];[.AA$7]&lt;=[.$F27]+[.$G27]-1);2;IF(AND([.$C27]=&quot;Marco&quot;;[.AA$7]&gt;=[.$F27];[.AA$7]&lt;=[.$F27]+[.$G27]-1);1;&quot;&quot;))" table:style-name="ce98"/>
          <table:table-cell office:value-type="string" office:string-value="" table:formula="of:=IF(AND([.$C27]=&quot;Objetivo&quot;;[.AB$7]&gt;=[.$F27];[.AB$7]&lt;=[.$F27]+[.$G27]-1);2;IF(AND([.$C27]=&quot;Marco&quot;;[.AB$7]&gt;=[.$F27];[.AB$7]&lt;=[.$F27]+[.$G27]-1);1;&quot;&quot;))" table:style-name="ce98"/>
          <table:table-cell office:value-type="string" office:string-value="" table:formula="of:=IF(AND([.$C27]=&quot;Objetivo&quot;;[.AC$7]&gt;=[.$F27];[.AC$7]&lt;=[.$F27]+[.$G27]-1);2;IF(AND([.$C27]=&quot;Marco&quot;;[.AC$7]&gt;=[.$F27];[.AC$7]&lt;=[.$F27]+[.$G27]-1);1;&quot;&quot;))" table:style-name="ce98"/>
          <table:table-cell office:value-type="string" office:string-value="" table:formula="of:=IF(AND([.$C27]=&quot;Objetivo&quot;;[.AD$7]&gt;=[.$F27];[.AD$7]&lt;=[.$F27]+[.$G27]-1);2;IF(AND([.$C27]=&quot;Marco&quot;;[.AD$7]&gt;=[.$F27];[.AD$7]&lt;=[.$F27]+[.$G27]-1);1;&quot;&quot;))" table:style-name="ce98"/>
          <table:table-cell office:value-type="string" office:string-value="" table:formula="of:=IF(AND([.$C27]=&quot;Objetivo&quot;;[.AE$7]&gt;=[.$F27];[.AE$7]&lt;=[.$F27]+[.$G27]-1);2;IF(AND([.$C27]=&quot;Marco&quot;;[.AE$7]&gt;=[.$F27];[.AE$7]&lt;=[.$F27]+[.$G27]-1);1;&quot;&quot;))" table:style-name="ce98"/>
          <table:table-cell office:value-type="string" office:string-value="" table:formula="of:=IF(AND([.$C27]=&quot;Objetivo&quot;;[.AF$7]&gt;=[.$F27];[.AF$7]&lt;=[.$F27]+[.$G27]-1);2;IF(AND([.$C27]=&quot;Marco&quot;;[.AF$7]&gt;=[.$F27];[.AF$7]&lt;=[.$F27]+[.$G27]-1);1;&quot;&quot;))" table:style-name="ce98"/>
          <table:table-cell office:value-type="string" office:string-value="" table:formula="of:=IF(AND([.$C27]=&quot;Objetivo&quot;;[.AG$7]&gt;=[.$F27];[.AG$7]&lt;=[.$F27]+[.$G27]-1);2;IF(AND([.$C27]=&quot;Marco&quot;;[.AG$7]&gt;=[.$F27];[.AG$7]&lt;=[.$F27]+[.$G27]-1);1;&quot;&quot;))" table:style-name="ce98"/>
          <table:table-cell office:value-type="string" office:string-value="" table:formula="of:=IF(AND([.$C27]=&quot;Objetivo&quot;;[.AH$7]&gt;=[.$F27];[.AH$7]&lt;=[.$F27]+[.$G27]-1);2;IF(AND([.$C27]=&quot;Marco&quot;;[.AH$7]&gt;=[.$F27];[.AH$7]&lt;=[.$F27]+[.$G27]-1);1;&quot;&quot;))" table:style-name="ce98"/>
          <table:table-cell office:value-type="string" office:string-value="" table:formula="of:=IF(AND([.$C27]=&quot;Objetivo&quot;;[.AI$7]&gt;=[.$F27];[.AI$7]&lt;=[.$F27]+[.$G27]-1);2;IF(AND([.$C27]=&quot;Marco&quot;;[.AI$7]&gt;=[.$F27];[.AI$7]&lt;=[.$F27]+[.$G27]-1);1;&quot;&quot;))" table:style-name="ce98"/>
          <table:table-cell office:value-type="string" office:string-value="" table:formula="of:=IF(AND([.$C27]=&quot;Objetivo&quot;;[.AJ$7]&gt;=[.$F27];[.AJ$7]&lt;=[.$F27]+[.$G27]-1);2;IF(AND([.$C27]=&quot;Marco&quot;;[.AJ$7]&gt;=[.$F27];[.AJ$7]&lt;=[.$F27]+[.$G27]-1);1;&quot;&quot;))" table:style-name="ce98"/>
          <table:table-cell office:value-type="string" office:string-value="" table:formula="of:=IF(AND([.$C27]=&quot;Objetivo&quot;;[.AK$7]&gt;=[.$F27];[.AK$7]&lt;=[.$F27]+[.$G27]-1);2;IF(AND([.$C27]=&quot;Marco&quot;;[.AK$7]&gt;=[.$F27];[.AK$7]&lt;=[.$F27]+[.$G27]-1);1;&quot;&quot;))" table:style-name="ce98"/>
          <table:table-cell office:value-type="string" office:string-value="" table:formula="of:=IF(AND([.$C27]=&quot;Objetivo&quot;;[.AL$7]&gt;=[.$F27];[.AL$7]&lt;=[.$F27]+[.$G27]-1);2;IF(AND([.$C27]=&quot;Marco&quot;;[.AL$7]&gt;=[.$F27];[.AL$7]&lt;=[.$F27]+[.$G27]-1);1;&quot;&quot;))" table:style-name="ce98"/>
          <table:table-cell office:value-type="string" office:string-value="" table:formula="of:=IF(AND([.$C27]=&quot;Objetivo&quot;;[.AM$7]&gt;=[.$F27];[.AM$7]&lt;=[.$F27]+[.$G27]-1);2;IF(AND([.$C27]=&quot;Marco&quot;;[.AM$7]&gt;=[.$F27];[.AM$7]&lt;=[.$F27]+[.$G27]-1);1;&quot;&quot;))" table:style-name="ce98"/>
          <table:table-cell office:value-type="string" office:string-value="" table:formula="of:=IF(AND([.$C27]=&quot;Objetivo&quot;;[.AN$7]&gt;=[.$F27];[.AN$7]&lt;=[.$F27]+[.$G27]-1);2;IF(AND([.$C27]=&quot;Marco&quot;;[.AN$7]&gt;=[.$F27];[.AN$7]&lt;=[.$F27]+[.$G27]-1);1;&quot;&quot;))" table:style-name="ce98"/>
          <table:table-cell office:value-type="string" office:string-value="" table:formula="of:=IF(AND([.$C27]=&quot;Objetivo&quot;;[.AO$7]&gt;=[.$F27];[.AO$7]&lt;=[.$F27]+[.$G27]-1);2;IF(AND([.$C27]=&quot;Marco&quot;;[.AO$7]&gt;=[.$F27];[.AO$7]&lt;=[.$F27]+[.$G27]-1);1;&quot;&quot;))" table:style-name="ce98"/>
          <table:table-cell office:value-type="string" office:string-value="" table:formula="of:=IF(AND([.$C27]=&quot;Objetivo&quot;;[.AP$7]&gt;=[.$F27];[.AP$7]&lt;=[.$F27]+[.$G27]-1);2;IF(AND([.$C27]=&quot;Marco&quot;;[.AP$7]&gt;=[.$F27];[.AP$7]&lt;=[.$F27]+[.$G27]-1);1;&quot;&quot;))" table:style-name="ce98"/>
          <table:table-cell office:value-type="string" office:string-value="" table:formula="of:=IF(AND([.$C27]=&quot;Objetivo&quot;;[.AQ$7]&gt;=[.$F27];[.AQ$7]&lt;=[.$F27]+[.$G27]-1);2;IF(AND([.$C27]=&quot;Marco&quot;;[.AQ$7]&gt;=[.$F27];[.AQ$7]&lt;=[.$F27]+[.$G27]-1);1;&quot;&quot;))" table:style-name="ce98"/>
          <table:table-cell office:value-type="string" office:string-value="" table:formula="of:=IF(AND([.$C27]=&quot;Objetivo&quot;;[.AR$7]&gt;=[.$F27];[.AR$7]&lt;=[.$F27]+[.$G27]-1);2;IF(AND([.$C27]=&quot;Marco&quot;;[.AR$7]&gt;=[.$F27];[.AR$7]&lt;=[.$F27]+[.$G27]-1);1;&quot;&quot;))" table:style-name="ce98"/>
          <table:table-cell office:value-type="string" office:string-value="" table:formula="of:=IF(AND([.$C27]=&quot;Objetivo&quot;;[.AS$7]&gt;=[.$F27];[.AS$7]&lt;=[.$F27]+[.$G27]-1);2;IF(AND([.$C27]=&quot;Marco&quot;;[.AS$7]&gt;=[.$F27];[.AS$7]&lt;=[.$F27]+[.$G27]-1);1;&quot;&quot;))" table:style-name="ce98"/>
          <table:table-cell office:value-type="string" office:string-value="" table:formula="of:=IF(AND([.$C27]=&quot;Objetivo&quot;;[.AT$7]&gt;=[.$F27];[.AT$7]&lt;=[.$F27]+[.$G27]-1);2;IF(AND([.$C27]=&quot;Marco&quot;;[.AT$7]&gt;=[.$F27];[.AT$7]&lt;=[.$F27]+[.$G27]-1);1;&quot;&quot;))" table:style-name="ce98"/>
          <table:table-cell office:value-type="string" office:string-value="" table:formula="of:=IF(AND([.$C27]=&quot;Objetivo&quot;;[.AU$7]&gt;=[.$F27];[.AU$7]&lt;=[.$F27]+[.$G27]-1);2;IF(AND([.$C27]=&quot;Marco&quot;;[.AU$7]&gt;=[.$F27];[.AU$7]&lt;=[.$F27]+[.$G27]-1);1;&quot;&quot;))" table:style-name="ce98"/>
          <table:table-cell office:value-type="string" office:string-value="" table:formula="of:=IF(AND([.$C27]=&quot;Objetivo&quot;;[.AV$7]&gt;=[.$F27];[.AV$7]&lt;=[.$F27]+[.$G27]-1);2;IF(AND([.$C27]=&quot;Marco&quot;;[.AV$7]&gt;=[.$F27];[.AV$7]&lt;=[.$F27]+[.$G27]-1);1;&quot;&quot;))" table:style-name="ce98"/>
          <table:table-cell office:value-type="string" office:string-value="" table:formula="of:=IF(AND([.$C27]=&quot;Objetivo&quot;;[.AW$7]&gt;=[.$F27];[.AW$7]&lt;=[.$F27]+[.$G27]-1);2;IF(AND([.$C27]=&quot;Marco&quot;;[.AW$7]&gt;=[.$F27];[.AW$7]&lt;=[.$F27]+[.$G27]-1);1;&quot;&quot;))" table:style-name="ce98"/>
          <table:table-cell office:value-type="string" office:string-value="" table:formula="of:=IF(AND([.$C27]=&quot;Objetivo&quot;;[.AX$7]&gt;=[.$F27];[.AX$7]&lt;=[.$F27]+[.$G27]-1);2;IF(AND([.$C27]=&quot;Marco&quot;;[.AX$7]&gt;=[.$F27];[.AX$7]&lt;=[.$F27]+[.$G27]-1);1;&quot;&quot;))" table:style-name="ce98"/>
          <table:table-cell office:value-type="string" office:string-value="" table:formula="of:=IF(AND([.$C27]=&quot;Objetivo&quot;;[.AY$7]&gt;=[.$F27];[.AY$7]&lt;=[.$F27]+[.$G27]-1);2;IF(AND([.$C27]=&quot;Marco&quot;;[.AY$7]&gt;=[.$F27];[.AY$7]&lt;=[.$F27]+[.$G27]-1);1;&quot;&quot;))" table:style-name="ce98"/>
          <table:table-cell office:value-type="string" office:string-value="" table:formula="of:=IF(AND([.$C27]=&quot;Objetivo&quot;;[.AZ$7]&gt;=[.$F27];[.AZ$7]&lt;=[.$F27]+[.$G27]-1);2;IF(AND([.$C27]=&quot;Marco&quot;;[.AZ$7]&gt;=[.$F27];[.AZ$7]&lt;=[.$F27]+[.$G27]-1);1;&quot;&quot;))" table:style-name="ce98"/>
          <table:table-cell office:value-type="string" office:string-value="" table:formula="of:=IF(AND([.$C27]=&quot;Objetivo&quot;;[.BA$7]&gt;=[.$F27];[.BA$7]&lt;=[.$F27]+[.$G27]-1);2;IF(AND([.$C27]=&quot;Marco&quot;;[.BA$7]&gt;=[.$F27];[.BA$7]&lt;=[.$F27]+[.$G27]-1);1;&quot;&quot;))" table:style-name="ce98"/>
          <table:table-cell office:value-type="string" office:string-value="" table:formula="of:=IF(AND([.$C27]=&quot;Objetivo&quot;;[.BB$7]&gt;=[.$F27];[.BB$7]&lt;=[.$F27]+[.$G27]-1);2;IF(AND([.$C27]=&quot;Marco&quot;;[.BB$7]&gt;=[.$F27];[.BB$7]&lt;=[.$F27]+[.$G27]-1);1;&quot;&quot;))" table:style-name="ce98"/>
          <table:table-cell office:value-type="string" office:string-value="" table:formula="of:=IF(AND([.$C27]=&quot;Objetivo&quot;;[.BC$7]&gt;=[.$F27];[.BC$7]&lt;=[.$F27]+[.$G27]-1);2;IF(AND([.$C27]=&quot;Marco&quot;;[.BC$7]&gt;=[.$F27];[.BC$7]&lt;=[.$F27]+[.$G27]-1);1;&quot;&quot;))" table:style-name="ce98"/>
          <table:table-cell office:value-type="string" office:string-value="" table:formula="of:=IF(AND([.$C27]=&quot;Objetivo&quot;;[.BD$7]&gt;=[.$F27];[.BD$7]&lt;=[.$F27]+[.$G27]-1);2;IF(AND([.$C27]=&quot;Marco&quot;;[.BD$7]&gt;=[.$F27];[.BD$7]&lt;=[.$F27]+[.$G27]-1);1;&quot;&quot;))" table:style-name="ce98"/>
          <table:table-cell office:value-type="string" office:string-value="" table:formula="of:=IF(AND([.$C27]=&quot;Objetivo&quot;;[.BE$7]&gt;=[.$F27];[.BE$7]&lt;=[.$F27]+[.$G27]-1);2;IF(AND([.$C27]=&quot;Marco&quot;;[.BE$7]&gt;=[.$F27];[.BE$7]&lt;=[.$F27]+[.$G27]-1);1;&quot;&quot;))" table:style-name="ce98"/>
          <table:table-cell office:value-type="string" office:string-value="" table:formula="of:=IF(AND([.$C27]=&quot;Objetivo&quot;;[.BF$7]&gt;=[.$F27];[.BF$7]&lt;=[.$F27]+[.$G27]-1);2;IF(AND([.$C27]=&quot;Marco&quot;;[.BF$7]&gt;=[.$F27];[.BF$7]&lt;=[.$F27]+[.$G27]-1);1;&quot;&quot;))" table:style-name="ce98"/>
          <table:table-cell office:value-type="string" office:string-value="" table:formula="of:=IF(AND([.$C27]=&quot;Objetivo&quot;;[.BG$7]&gt;=[.$F27];[.BG$7]&lt;=[.$F27]+[.$G27]-1);2;IF(AND([.$C27]=&quot;Marco&quot;;[.BG$7]&gt;=[.$F27];[.BG$7]&lt;=[.$F27]+[.$G27]-1);1;&quot;&quot;))" table:style-name="ce98"/>
          <table:table-cell office:value-type="string" office:string-value="" table:formula="of:=IF(AND([.$C27]=&quot;Objetivo&quot;;[.BH$7]&gt;=[.$F27];[.BH$7]&lt;=[.$F27]+[.$G27]-1);2;IF(AND([.$C27]=&quot;Marco&quot;;[.BH$7]&gt;=[.$F27];[.BH$7]&lt;=[.$F27]+[.$G27]-1);1;&quot;&quot;))" table:style-name="ce98"/>
          <table:table-cell office:value-type="string" office:string-value="" table:formula="of:=IF(AND([.$C27]=&quot;Objetivo&quot;;[.BI$7]&gt;=[.$F27];[.BI$7]&lt;=[.$F27]+[.$G27]-1);2;IF(AND([.$C27]=&quot;Marco&quot;;[.BI$7]&gt;=[.$F27];[.BI$7]&lt;=[.$F27]+[.$G27]-1);1;&quot;&quot;))" table:style-name="ce98"/>
          <table:table-cell office:value-type="string" office:string-value="" table:formula="of:=IF(AND([.$C27]=&quot;Objetivo&quot;;[.BJ$7]&gt;=[.$F27];[.BJ$7]&lt;=[.$F27]+[.$G27]-1);2;IF(AND([.$C27]=&quot;Marco&quot;;[.BJ$7]&gt;=[.$F27];[.BJ$7]&lt;=[.$F27]+[.$G27]-1);1;&quot;&quot;))" table:style-name="ce98"/>
          <table:table-cell office:value-type="string" office:string-value="" table:formula="of:=IF(AND([.$C27]=&quot;Objetivo&quot;;[.BK$7]&gt;=[.$F27];[.BK$7]&lt;=[.$F27]+[.$G27]-1);2;IF(AND([.$C27]=&quot;Marco&quot;;[.BK$7]&gt;=[.$F27];[.BK$7]&lt;=[.$F27]+[.$G27]-1);1;&quot;&quot;))" table:style-name="ce98"/>
          <table:table-cell office:value-type="string" office:string-value="" table:formula="of:=IF(AND([.$C27]=&quot;Objetivo&quot;;[.BL$7]&gt;=[.$F27];[.BL$7]&lt;=[.$F27]+[.$G27]-1);2;IF(AND([.$C27]=&quot;Marco&quot;;[.BL$7]&gt;=[.$F27];[.BL$7]&lt;=[.$F27]+[.$G27]-1);1;&quot;&quot;))" table:style-name="ce98"/>
          <table:table-cell table:style-name="ce26"/>
          <table:table-cell table:number-columns-repeated="16319" table:style-name="ce1"/>
        </table:table-row>
        <table:table-row table:style-name="ro5">
          <table:table-cell table:style-name="ce6"/>
          <table:table-cell office:value-type="string" table:style-name="ce24">
            <text:p>Relatório</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6-10T00:00:00" table:style-name="ce22">
            <text:p>10/06/2021</text:p>
          </table:table-cell>
          <table:table-cell office:value-type="float" office:value="39" table:style-name="ce23">
            <text:p>39<text:s/></text:p>
          </table:table-cell>
          <table:table-cell table:style-name="ce18"/>
          <table:table-cell office:value-type="string" office:string-value="" table:formula="of:=IF(AND([.$C28]=&quot;Objetivo&quot;;[.I$7]&gt;=[.$F28];[.I$7]&lt;=[.$F28]+[.$G28]-1);2;IF(AND([.$C28]=&quot;Marco&quot;;[.I$7]&gt;=[.$F28];[.I$7]&lt;=[.$F28]+[.$G28]-1);1;&quot;&quot;))" table:style-name="ce97"/>
          <table:table-cell office:value-type="string" office:string-value="" table:formula="of:=IF(AND([.$C28]=&quot;Objetivo&quot;;[.J$7]&gt;=[.$F28];[.J$7]&lt;=[.$F28]+[.$G28]-1);2;IF(AND([.$C28]=&quot;Marco&quot;;[.J$7]&gt;=[.$F28];[.J$7]&lt;=[.$F28]+[.$G28]-1);1;&quot;&quot;))" table:style-name="ce98"/>
          <table:table-cell office:value-type="string" office:string-value="" table:formula="of:=IF(AND([.$C28]=&quot;Objetivo&quot;;[.K$7]&gt;=[.$F28];[.K$7]&lt;=[.$F28]+[.$G28]-1);2;IF(AND([.$C28]=&quot;Marco&quot;;[.K$7]&gt;=[.$F28];[.K$7]&lt;=[.$F28]+[.$G28]-1);1;&quot;&quot;))" table:style-name="ce98"/>
          <table:table-cell office:value-type="string" office:string-value="" table:formula="of:=IF(AND([.$C28]=&quot;Objetivo&quot;;[.L$7]&gt;=[.$F28];[.L$7]&lt;=[.$F28]+[.$G28]-1);2;IF(AND([.$C28]=&quot;Marco&quot;;[.L$7]&gt;=[.$F28];[.L$7]&lt;=[.$F28]+[.$G28]-1);1;&quot;&quot;))" table:style-name="ce98"/>
          <table:table-cell office:value-type="string" office:string-value="" table:formula="of:=IF(AND([.$C28]=&quot;Objetivo&quot;;[.M$7]&gt;=[.$F28];[.M$7]&lt;=[.$F28]+[.$G28]-1);2;IF(AND([.$C28]=&quot;Marco&quot;;[.M$7]&gt;=[.$F28];[.M$7]&lt;=[.$F28]+[.$G28]-1);1;&quot;&quot;))" table:style-name="ce98"/>
          <table:table-cell office:value-type="string" office:string-value="" table:formula="of:=IF(AND([.$C28]=&quot;Objetivo&quot;;[.N$7]&gt;=[.$F28];[.N$7]&lt;=[.$F28]+[.$G28]-1);2;IF(AND([.$C28]=&quot;Marco&quot;;[.N$7]&gt;=[.$F28];[.N$7]&lt;=[.$F28]+[.$G28]-1);1;&quot;&quot;))" table:style-name="ce98"/>
          <table:table-cell office:value-type="string" office:string-value="" table:formula="of:=IF(AND([.$C28]=&quot;Objetivo&quot;;[.O$7]&gt;=[.$F28];[.O$7]&lt;=[.$F28]+[.$G28]-1);2;IF(AND([.$C28]=&quot;Marco&quot;;[.O$7]&gt;=[.$F28];[.O$7]&lt;=[.$F28]+[.$G28]-1);1;&quot;&quot;))" table:style-name="ce98"/>
          <table:table-cell office:value-type="string" office:string-value="" table:formula="of:=IF(AND([.$C28]=&quot;Objetivo&quot;;[.P$7]&gt;=[.$F28];[.P$7]&lt;=[.$F28]+[.$G28]-1);2;IF(AND([.$C28]=&quot;Marco&quot;;[.P$7]&gt;=[.$F28];[.P$7]&lt;=[.$F28]+[.$G28]-1);1;&quot;&quot;))" table:style-name="ce98"/>
          <table:table-cell office:value-type="string" office:string-value="" table:formula="of:=IF(AND([.$C28]=&quot;Objetivo&quot;;[.Q$7]&gt;=[.$F28];[.Q$7]&lt;=[.$F28]+[.$G28]-1);2;IF(AND([.$C28]=&quot;Marco&quot;;[.Q$7]&gt;=[.$F28];[.Q$7]&lt;=[.$F28]+[.$G28]-1);1;&quot;&quot;))" table:style-name="ce98"/>
          <table:table-cell office:value-type="string" office:string-value="" table:formula="of:=IF(AND([.$C28]=&quot;Objetivo&quot;;[.R$7]&gt;=[.$F28];[.R$7]&lt;=[.$F28]+[.$G28]-1);2;IF(AND([.$C28]=&quot;Marco&quot;;[.R$7]&gt;=[.$F28];[.R$7]&lt;=[.$F28]+[.$G28]-1);1;&quot;&quot;))" table:style-name="ce98"/>
          <table:table-cell office:value-type="string" office:string-value="" table:formula="of:=IF(AND([.$C28]=&quot;Objetivo&quot;;[.S$7]&gt;=[.$F28];[.S$7]&lt;=[.$F28]+[.$G28]-1);2;IF(AND([.$C28]=&quot;Marco&quot;;[.S$7]&gt;=[.$F28];[.S$7]&lt;=[.$F28]+[.$G28]-1);1;&quot;&quot;))" table:style-name="ce98"/>
          <table:table-cell office:value-type="string" office:string-value="" table:formula="of:=IF(AND([.$C28]=&quot;Objetivo&quot;;[.T$7]&gt;=[.$F28];[.T$7]&lt;=[.$F28]+[.$G28]-1);2;IF(AND([.$C28]=&quot;Marco&quot;;[.T$7]&gt;=[.$F28];[.T$7]&lt;=[.$F28]+[.$G28]-1);1;&quot;&quot;))" table:style-name="ce98"/>
          <table:table-cell office:value-type="string" office:string-value="" table:formula="of:=IF(AND([.$C28]=&quot;Objetivo&quot;;[.U$7]&gt;=[.$F28];[.U$7]&lt;=[.$F28]+[.$G28]-1);2;IF(AND([.$C28]=&quot;Marco&quot;;[.U$7]&gt;=[.$F28];[.U$7]&lt;=[.$F28]+[.$G28]-1);1;&quot;&quot;))" table:style-name="ce98"/>
          <table:table-cell office:value-type="string" office:string-value="" table:formula="of:=IF(AND([.$C28]=&quot;Objetivo&quot;;[.V$7]&gt;=[.$F28];[.V$7]&lt;=[.$F28]+[.$G28]-1);2;IF(AND([.$C28]=&quot;Marco&quot;;[.V$7]&gt;=[.$F28];[.V$7]&lt;=[.$F28]+[.$G28]-1);1;&quot;&quot;))" table:style-name="ce98"/>
          <table:table-cell office:value-type="string" office:string-value="" table:formula="of:=IF(AND([.$C28]=&quot;Objetivo&quot;;[.W$7]&gt;=[.$F28];[.W$7]&lt;=[.$F28]+[.$G28]-1);2;IF(AND([.$C28]=&quot;Marco&quot;;[.W$7]&gt;=[.$F28];[.W$7]&lt;=[.$F28]+[.$G28]-1);1;&quot;&quot;))" table:style-name="ce98"/>
          <table:table-cell office:value-type="string" office:string-value="" table:formula="of:=IF(AND([.$C28]=&quot;Objetivo&quot;;[.X$7]&gt;=[.$F28];[.X$7]&lt;=[.$F28]+[.$G28]-1);2;IF(AND([.$C28]=&quot;Marco&quot;;[.X$7]&gt;=[.$F28];[.X$7]&lt;=[.$F28]+[.$G28]-1);1;&quot;&quot;))" table:style-name="ce98"/>
          <table:table-cell office:value-type="string" office:string-value="" table:formula="of:=IF(AND([.$C28]=&quot;Objetivo&quot;;[.Y$7]&gt;=[.$F28];[.Y$7]&lt;=[.$F28]+[.$G28]-1);2;IF(AND([.$C28]=&quot;Marco&quot;;[.Y$7]&gt;=[.$F28];[.Y$7]&lt;=[.$F28]+[.$G28]-1);1;&quot;&quot;))" table:style-name="ce98"/>
          <table:table-cell office:value-type="string" office:string-value="" table:formula="of:=IF(AND([.$C28]=&quot;Objetivo&quot;;[.Z$7]&gt;=[.$F28];[.Z$7]&lt;=[.$F28]+[.$G28]-1);2;IF(AND([.$C28]=&quot;Marco&quot;;[.Z$7]&gt;=[.$F28];[.Z$7]&lt;=[.$F28]+[.$G28]-1);1;&quot;&quot;))" table:style-name="ce98"/>
          <table:table-cell office:value-type="string" office:string-value="" table:formula="of:=IF(AND([.$C28]=&quot;Objetivo&quot;;[.AA$7]&gt;=[.$F28];[.AA$7]&lt;=[.$F28]+[.$G28]-1);2;IF(AND([.$C28]=&quot;Marco&quot;;[.AA$7]&gt;=[.$F28];[.AA$7]&lt;=[.$F28]+[.$G28]-1);1;&quot;&quot;))" table:style-name="ce98"/>
          <table:table-cell office:value-type="string" office:string-value="" table:formula="of:=IF(AND([.$C28]=&quot;Objetivo&quot;;[.AB$7]&gt;=[.$F28];[.AB$7]&lt;=[.$F28]+[.$G28]-1);2;IF(AND([.$C28]=&quot;Marco&quot;;[.AB$7]&gt;=[.$F28];[.AB$7]&lt;=[.$F28]+[.$G28]-1);1;&quot;&quot;))" table:style-name="ce98"/>
          <table:table-cell office:value-type="string" office:string-value="" table:formula="of:=IF(AND([.$C28]=&quot;Objetivo&quot;;[.AC$7]&gt;=[.$F28];[.AC$7]&lt;=[.$F28]+[.$G28]-1);2;IF(AND([.$C28]=&quot;Marco&quot;;[.AC$7]&gt;=[.$F28];[.AC$7]&lt;=[.$F28]+[.$G28]-1);1;&quot;&quot;))" table:style-name="ce98"/>
          <table:table-cell office:value-type="string" office:string-value="" table:formula="of:=IF(AND([.$C28]=&quot;Objetivo&quot;;[.AD$7]&gt;=[.$F28];[.AD$7]&lt;=[.$F28]+[.$G28]-1);2;IF(AND([.$C28]=&quot;Marco&quot;;[.AD$7]&gt;=[.$F28];[.AD$7]&lt;=[.$F28]+[.$G28]-1);1;&quot;&quot;))" table:style-name="ce98"/>
          <table:table-cell office:value-type="string" office:string-value="" table:formula="of:=IF(AND([.$C28]=&quot;Objetivo&quot;;[.AE$7]&gt;=[.$F28];[.AE$7]&lt;=[.$F28]+[.$G28]-1);2;IF(AND([.$C28]=&quot;Marco&quot;;[.AE$7]&gt;=[.$F28];[.AE$7]&lt;=[.$F28]+[.$G28]-1);1;&quot;&quot;))" table:style-name="ce98"/>
          <table:table-cell office:value-type="string" office:string-value="" table:formula="of:=IF(AND([.$C28]=&quot;Objetivo&quot;;[.AF$7]&gt;=[.$F28];[.AF$7]&lt;=[.$F28]+[.$G28]-1);2;IF(AND([.$C28]=&quot;Marco&quot;;[.AF$7]&gt;=[.$F28];[.AF$7]&lt;=[.$F28]+[.$G28]-1);1;&quot;&quot;))" table:style-name="ce98"/>
          <table:table-cell office:value-type="string" office:string-value="" table:formula="of:=IF(AND([.$C28]=&quot;Objetivo&quot;;[.AG$7]&gt;=[.$F28];[.AG$7]&lt;=[.$F28]+[.$G28]-1);2;IF(AND([.$C28]=&quot;Marco&quot;;[.AG$7]&gt;=[.$F28];[.AG$7]&lt;=[.$F28]+[.$G28]-1);1;&quot;&quot;))" table:style-name="ce98"/>
          <table:table-cell office:value-type="string" office:string-value="" table:formula="of:=IF(AND([.$C28]=&quot;Objetivo&quot;;[.AH$7]&gt;=[.$F28];[.AH$7]&lt;=[.$F28]+[.$G28]-1);2;IF(AND([.$C28]=&quot;Marco&quot;;[.AH$7]&gt;=[.$F28];[.AH$7]&lt;=[.$F28]+[.$G28]-1);1;&quot;&quot;))" table:style-name="ce98"/>
          <table:table-cell office:value-type="string" office:string-value="" table:formula="of:=IF(AND([.$C28]=&quot;Objetivo&quot;;[.AI$7]&gt;=[.$F28];[.AI$7]&lt;=[.$F28]+[.$G28]-1);2;IF(AND([.$C28]=&quot;Marco&quot;;[.AI$7]&gt;=[.$F28];[.AI$7]&lt;=[.$F28]+[.$G28]-1);1;&quot;&quot;))" table:style-name="ce98"/>
          <table:table-cell office:value-type="string" office:string-value="" table:formula="of:=IF(AND([.$C28]=&quot;Objetivo&quot;;[.AJ$7]&gt;=[.$F28];[.AJ$7]&lt;=[.$F28]+[.$G28]-1);2;IF(AND([.$C28]=&quot;Marco&quot;;[.AJ$7]&gt;=[.$F28];[.AJ$7]&lt;=[.$F28]+[.$G28]-1);1;&quot;&quot;))" table:style-name="ce98"/>
          <table:table-cell office:value-type="string" office:string-value="" table:formula="of:=IF(AND([.$C28]=&quot;Objetivo&quot;;[.AK$7]&gt;=[.$F28];[.AK$7]&lt;=[.$F28]+[.$G28]-1);2;IF(AND([.$C28]=&quot;Marco&quot;;[.AK$7]&gt;=[.$F28];[.AK$7]&lt;=[.$F28]+[.$G28]-1);1;&quot;&quot;))" table:style-name="ce98"/>
          <table:table-cell office:value-type="string" office:string-value="" table:formula="of:=IF(AND([.$C28]=&quot;Objetivo&quot;;[.AL$7]&gt;=[.$F28];[.AL$7]&lt;=[.$F28]+[.$G28]-1);2;IF(AND([.$C28]=&quot;Marco&quot;;[.AL$7]&gt;=[.$F28];[.AL$7]&lt;=[.$F28]+[.$G28]-1);1;&quot;&quot;))" table:style-name="ce98"/>
          <table:table-cell office:value-type="string" office:string-value="" table:formula="of:=IF(AND([.$C28]=&quot;Objetivo&quot;;[.AM$7]&gt;=[.$F28];[.AM$7]&lt;=[.$F28]+[.$G28]-1);2;IF(AND([.$C28]=&quot;Marco&quot;;[.AM$7]&gt;=[.$F28];[.AM$7]&lt;=[.$F28]+[.$G28]-1);1;&quot;&quot;))" table:style-name="ce98"/>
          <table:table-cell office:value-type="string" office:string-value="" table:formula="of:=IF(AND([.$C28]=&quot;Objetivo&quot;;[.AN$7]&gt;=[.$F28];[.AN$7]&lt;=[.$F28]+[.$G28]-1);2;IF(AND([.$C28]=&quot;Marco&quot;;[.AN$7]&gt;=[.$F28];[.AN$7]&lt;=[.$F28]+[.$G28]-1);1;&quot;&quot;))" table:style-name="ce98"/>
          <table:table-cell office:value-type="string" office:string-value="" table:formula="of:=IF(AND([.$C28]=&quot;Objetivo&quot;;[.AO$7]&gt;=[.$F28];[.AO$7]&lt;=[.$F28]+[.$G28]-1);2;IF(AND([.$C28]=&quot;Marco&quot;;[.AO$7]&gt;=[.$F28];[.AO$7]&lt;=[.$F28]+[.$G28]-1);1;&quot;&quot;))" table:style-name="ce98"/>
          <table:table-cell office:value-type="string" office:string-value="" table:formula="of:=IF(AND([.$C28]=&quot;Objetivo&quot;;[.AP$7]&gt;=[.$F28];[.AP$7]&lt;=[.$F28]+[.$G28]-1);2;IF(AND([.$C28]=&quot;Marco&quot;;[.AP$7]&gt;=[.$F28];[.AP$7]&lt;=[.$F28]+[.$G28]-1);1;&quot;&quot;))" table:style-name="ce98"/>
          <table:table-cell office:value-type="string" office:string-value="" table:formula="of:=IF(AND([.$C28]=&quot;Objetivo&quot;;[.AQ$7]&gt;=[.$F28];[.AQ$7]&lt;=[.$F28]+[.$G28]-1);2;IF(AND([.$C28]=&quot;Marco&quot;;[.AQ$7]&gt;=[.$F28];[.AQ$7]&lt;=[.$F28]+[.$G28]-1);1;&quot;&quot;))" table:style-name="ce98"/>
          <table:table-cell office:value-type="string" office:string-value="" table:formula="of:=IF(AND([.$C28]=&quot;Objetivo&quot;;[.AR$7]&gt;=[.$F28];[.AR$7]&lt;=[.$F28]+[.$G28]-1);2;IF(AND([.$C28]=&quot;Marco&quot;;[.AR$7]&gt;=[.$F28];[.AR$7]&lt;=[.$F28]+[.$G28]-1);1;&quot;&quot;))" table:style-name="ce98"/>
          <table:table-cell office:value-type="string" office:string-value="" table:formula="of:=IF(AND([.$C28]=&quot;Objetivo&quot;;[.AS$7]&gt;=[.$F28];[.AS$7]&lt;=[.$F28]+[.$G28]-1);2;IF(AND([.$C28]=&quot;Marco&quot;;[.AS$7]&gt;=[.$F28];[.AS$7]&lt;=[.$F28]+[.$G28]-1);1;&quot;&quot;))" table:style-name="ce98"/>
          <table:table-cell office:value-type="string" office:string-value="" table:formula="of:=IF(AND([.$C28]=&quot;Objetivo&quot;;[.AT$7]&gt;=[.$F28];[.AT$7]&lt;=[.$F28]+[.$G28]-1);2;IF(AND([.$C28]=&quot;Marco&quot;;[.AT$7]&gt;=[.$F28];[.AT$7]&lt;=[.$F28]+[.$G28]-1);1;&quot;&quot;))" table:style-name="ce98"/>
          <table:table-cell office:value-type="string" office:string-value="" table:formula="of:=IF(AND([.$C28]=&quot;Objetivo&quot;;[.AU$7]&gt;=[.$F28];[.AU$7]&lt;=[.$F28]+[.$G28]-1);2;IF(AND([.$C28]=&quot;Marco&quot;;[.AU$7]&gt;=[.$F28];[.AU$7]&lt;=[.$F28]+[.$G28]-1);1;&quot;&quot;))" table:style-name="ce98"/>
          <table:table-cell office:value-type="string" office:string-value="" table:formula="of:=IF(AND([.$C28]=&quot;Objetivo&quot;;[.AV$7]&gt;=[.$F28];[.AV$7]&lt;=[.$F28]+[.$G28]-1);2;IF(AND([.$C28]=&quot;Marco&quot;;[.AV$7]&gt;=[.$F28];[.AV$7]&lt;=[.$F28]+[.$G28]-1);1;&quot;&quot;))" table:style-name="ce98"/>
          <table:table-cell office:value-type="string" office:string-value="" table:formula="of:=IF(AND([.$C28]=&quot;Objetivo&quot;;[.AW$7]&gt;=[.$F28];[.AW$7]&lt;=[.$F28]+[.$G28]-1);2;IF(AND([.$C28]=&quot;Marco&quot;;[.AW$7]&gt;=[.$F28];[.AW$7]&lt;=[.$F28]+[.$G28]-1);1;&quot;&quot;))" table:style-name="ce98"/>
          <table:table-cell office:value-type="string" office:string-value="" table:formula="of:=IF(AND([.$C28]=&quot;Objetivo&quot;;[.AX$7]&gt;=[.$F28];[.AX$7]&lt;=[.$F28]+[.$G28]-1);2;IF(AND([.$C28]=&quot;Marco&quot;;[.AX$7]&gt;=[.$F28];[.AX$7]&lt;=[.$F28]+[.$G28]-1);1;&quot;&quot;))" table:style-name="ce98"/>
          <table:table-cell office:value-type="string" office:string-value="" table:formula="of:=IF(AND([.$C28]=&quot;Objetivo&quot;;[.AY$7]&gt;=[.$F28];[.AY$7]&lt;=[.$F28]+[.$G28]-1);2;IF(AND([.$C28]=&quot;Marco&quot;;[.AY$7]&gt;=[.$F28];[.AY$7]&lt;=[.$F28]+[.$G28]-1);1;&quot;&quot;))" table:style-name="ce98"/>
          <table:table-cell office:value-type="string" office:string-value="" table:formula="of:=IF(AND([.$C28]=&quot;Objetivo&quot;;[.AZ$7]&gt;=[.$F28];[.AZ$7]&lt;=[.$F28]+[.$G28]-1);2;IF(AND([.$C28]=&quot;Marco&quot;;[.AZ$7]&gt;=[.$F28];[.AZ$7]&lt;=[.$F28]+[.$G28]-1);1;&quot;&quot;))" table:style-name="ce98"/>
          <table:table-cell office:value-type="string" office:string-value="" table:formula="of:=IF(AND([.$C28]=&quot;Objetivo&quot;;[.BA$7]&gt;=[.$F28];[.BA$7]&lt;=[.$F28]+[.$G28]-1);2;IF(AND([.$C28]=&quot;Marco&quot;;[.BA$7]&gt;=[.$F28];[.BA$7]&lt;=[.$F28]+[.$G28]-1);1;&quot;&quot;))" table:style-name="ce98"/>
          <table:table-cell office:value-type="string" office:string-value="" table:formula="of:=IF(AND([.$C28]=&quot;Objetivo&quot;;[.BB$7]&gt;=[.$F28];[.BB$7]&lt;=[.$F28]+[.$G28]-1);2;IF(AND([.$C28]=&quot;Marco&quot;;[.BB$7]&gt;=[.$F28];[.BB$7]&lt;=[.$F28]+[.$G28]-1);1;&quot;&quot;))" table:style-name="ce98"/>
          <table:table-cell office:value-type="string" office:string-value="" table:formula="of:=IF(AND([.$C28]=&quot;Objetivo&quot;;[.BC$7]&gt;=[.$F28];[.BC$7]&lt;=[.$F28]+[.$G28]-1);2;IF(AND([.$C28]=&quot;Marco&quot;;[.BC$7]&gt;=[.$F28];[.BC$7]&lt;=[.$F28]+[.$G28]-1);1;&quot;&quot;))" table:style-name="ce98"/>
          <table:table-cell office:value-type="string" office:string-value="" table:formula="of:=IF(AND([.$C28]=&quot;Objetivo&quot;;[.BD$7]&gt;=[.$F28];[.BD$7]&lt;=[.$F28]+[.$G28]-1);2;IF(AND([.$C28]=&quot;Marco&quot;;[.BD$7]&gt;=[.$F28];[.BD$7]&lt;=[.$F28]+[.$G28]-1);1;&quot;&quot;))" table:style-name="ce98"/>
          <table:table-cell office:value-type="string" office:string-value="" table:formula="of:=IF(AND([.$C28]=&quot;Objetivo&quot;;[.BE$7]&gt;=[.$F28];[.BE$7]&lt;=[.$F28]+[.$G28]-1);2;IF(AND([.$C28]=&quot;Marco&quot;;[.BE$7]&gt;=[.$F28];[.BE$7]&lt;=[.$F28]+[.$G28]-1);1;&quot;&quot;))" table:style-name="ce98"/>
          <table:table-cell office:value-type="string" office:string-value="" table:formula="of:=IF(AND([.$C28]=&quot;Objetivo&quot;;[.BF$7]&gt;=[.$F28];[.BF$7]&lt;=[.$F28]+[.$G28]-1);2;IF(AND([.$C28]=&quot;Marco&quot;;[.BF$7]&gt;=[.$F28];[.BF$7]&lt;=[.$F28]+[.$G28]-1);1;&quot;&quot;))" table:style-name="ce98"/>
          <table:table-cell office:value-type="string" office:string-value="" table:formula="of:=IF(AND([.$C28]=&quot;Objetivo&quot;;[.BG$7]&gt;=[.$F28];[.BG$7]&lt;=[.$F28]+[.$G28]-1);2;IF(AND([.$C28]=&quot;Marco&quot;;[.BG$7]&gt;=[.$F28];[.BG$7]&lt;=[.$F28]+[.$G28]-1);1;&quot;&quot;))" table:style-name="ce98"/>
          <table:table-cell office:value-type="string" office:string-value="" table:formula="of:=IF(AND([.$C28]=&quot;Objetivo&quot;;[.BH$7]&gt;=[.$F28];[.BH$7]&lt;=[.$F28]+[.$G28]-1);2;IF(AND([.$C28]=&quot;Marco&quot;;[.BH$7]&gt;=[.$F28];[.BH$7]&lt;=[.$F28]+[.$G28]-1);1;&quot;&quot;))" table:style-name="ce98"/>
          <table:table-cell office:value-type="string" office:string-value="" table:formula="of:=IF(AND([.$C28]=&quot;Objetivo&quot;;[.BI$7]&gt;=[.$F28];[.BI$7]&lt;=[.$F28]+[.$G28]-1);2;IF(AND([.$C28]=&quot;Marco&quot;;[.BI$7]&gt;=[.$F28];[.BI$7]&lt;=[.$F28]+[.$G28]-1);1;&quot;&quot;))" table:style-name="ce98"/>
          <table:table-cell office:value-type="string" office:string-value="" table:formula="of:=IF(AND([.$C28]=&quot;Objetivo&quot;;[.BJ$7]&gt;=[.$F28];[.BJ$7]&lt;=[.$F28]+[.$G28]-1);2;IF(AND([.$C28]=&quot;Marco&quot;;[.BJ$7]&gt;=[.$F28];[.BJ$7]&lt;=[.$F28]+[.$G28]-1);1;&quot;&quot;))" table:style-name="ce98"/>
          <table:table-cell office:value-type="string" office:string-value="" table:formula="of:=IF(AND([.$C28]=&quot;Objetivo&quot;;[.BK$7]&gt;=[.$F28];[.BK$7]&lt;=[.$F28]+[.$G28]-1);2;IF(AND([.$C28]=&quot;Marco&quot;;[.BK$7]&gt;=[.$F28];[.BK$7]&lt;=[.$F28]+[.$G28]-1);1;&quot;&quot;))" table:style-name="ce98"/>
          <table:table-cell office:value-type="string" office:string-value="" table:formula="of:=IF(AND([.$C28]=&quot;Objetivo&quot;;[.BL$7]&gt;=[.$F28];[.BL$7]&lt;=[.$F28]+[.$G28]-1);2;IF(AND([.$C28]=&quot;Marco&quot;;[.BL$7]&gt;=[.$F28];[.BL$7]&lt;=[.$F28]+[.$G28]-1);1;&quot;&quot;))" table:style-name="ce98"/>
          <table:table-cell table:style-name="ce26"/>
          <table:table-cell table:number-columns-repeated="16319" table:style-name="ce1"/>
        </table:table-row>
        <table:table-row table:style-name="ro5">
          <table:table-cell table:style-name="ce6"/>
          <table:table-cell office:value-type="string" table:style-name="ce24">
            <text:p>Testagem de Sistema</text:p>
          </table:table-cell>
          <table:table-cell office:value-type="string" table:content-validation-name="val2" table:style-name="ce20">
            <text:p>Dentro do prazo</text:p>
          </table:table-cell>
          <table:table-cell table:style-name="ce20"/>
          <table:table-cell office:value-type="percentage" office:value="1" table:style-name="ce21">
            <text:p>100%</text:p>
          </table:table-cell>
          <table:table-cell office:value-type="date" office:date-value="2021-07-06T00:00:00" table:style-name="ce22">
            <text:p>06/07/2021</text:p>
          </table:table-cell>
          <table:table-cell office:value-type="float" office:value="13" table:style-name="ce23">
            <text:p>13<text:s/></text:p>
          </table:table-cell>
          <table:table-cell table:style-name="ce18"/>
          <table:table-cell office:value-type="string" office:string-value="" table:formula="of:=IF(AND([.$C29]=&quot;Objetivo&quot;;[.I$7]&gt;=[.$F29];[.I$7]&lt;=[.$F29]+[.$G29]-1);2;IF(AND([.$C29]=&quot;Marco&quot;;[.I$7]&gt;=[.$F29];[.I$7]&lt;=[.$F29]+[.$G29]-1);1;&quot;&quot;))" table:style-name="ce97"/>
          <table:table-cell office:value-type="string" office:string-value="" table:formula="of:=IF(AND([.$C29]=&quot;Objetivo&quot;;[.J$7]&gt;=[.$F29];[.J$7]&lt;=[.$F29]+[.$G29]-1);2;IF(AND([.$C29]=&quot;Marco&quot;;[.J$7]&gt;=[.$F29];[.J$7]&lt;=[.$F29]+[.$G29]-1);1;&quot;&quot;))" table:style-name="ce98"/>
          <table:table-cell office:value-type="string" office:string-value="" table:formula="of:=IF(AND([.$C29]=&quot;Objetivo&quot;;[.K$7]&gt;=[.$F29];[.K$7]&lt;=[.$F29]+[.$G29]-1);2;IF(AND([.$C29]=&quot;Marco&quot;;[.K$7]&gt;=[.$F29];[.K$7]&lt;=[.$F29]+[.$G29]-1);1;&quot;&quot;))" table:style-name="ce98"/>
          <table:table-cell office:value-type="string" office:string-value="" table:formula="of:=IF(AND([.$C29]=&quot;Objetivo&quot;;[.L$7]&gt;=[.$F29];[.L$7]&lt;=[.$F29]+[.$G29]-1);2;IF(AND([.$C29]=&quot;Marco&quot;;[.L$7]&gt;=[.$F29];[.L$7]&lt;=[.$F29]+[.$G29]-1);1;&quot;&quot;))" table:style-name="ce98"/>
          <table:table-cell office:value-type="string" office:string-value="" table:formula="of:=IF(AND([.$C29]=&quot;Objetivo&quot;;[.M$7]&gt;=[.$F29];[.M$7]&lt;=[.$F29]+[.$G29]-1);2;IF(AND([.$C29]=&quot;Marco&quot;;[.M$7]&gt;=[.$F29];[.M$7]&lt;=[.$F29]+[.$G29]-1);1;&quot;&quot;))" table:style-name="ce98"/>
          <table:table-cell office:value-type="string" office:string-value="" table:formula="of:=IF(AND([.$C29]=&quot;Objetivo&quot;;[.N$7]&gt;=[.$F29];[.N$7]&lt;=[.$F29]+[.$G29]-1);2;IF(AND([.$C29]=&quot;Marco&quot;;[.N$7]&gt;=[.$F29];[.N$7]&lt;=[.$F29]+[.$G29]-1);1;&quot;&quot;))" table:style-name="ce98"/>
          <table:table-cell office:value-type="string" office:string-value="" table:formula="of:=IF(AND([.$C29]=&quot;Objetivo&quot;;[.O$7]&gt;=[.$F29];[.O$7]&lt;=[.$F29]+[.$G29]-1);2;IF(AND([.$C29]=&quot;Marco&quot;;[.O$7]&gt;=[.$F29];[.O$7]&lt;=[.$F29]+[.$G29]-1);1;&quot;&quot;))" table:style-name="ce98"/>
          <table:table-cell office:value-type="string" office:string-value="" table:formula="of:=IF(AND([.$C29]=&quot;Objetivo&quot;;[.P$7]&gt;=[.$F29];[.P$7]&lt;=[.$F29]+[.$G29]-1);2;IF(AND([.$C29]=&quot;Marco&quot;;[.P$7]&gt;=[.$F29];[.P$7]&lt;=[.$F29]+[.$G29]-1);1;&quot;&quot;))" table:style-name="ce98"/>
          <table:table-cell office:value-type="string" office:string-value="" table:formula="of:=IF(AND([.$C29]=&quot;Objetivo&quot;;[.Q$7]&gt;=[.$F29];[.Q$7]&lt;=[.$F29]+[.$G29]-1);2;IF(AND([.$C29]=&quot;Marco&quot;;[.Q$7]&gt;=[.$F29];[.Q$7]&lt;=[.$F29]+[.$G29]-1);1;&quot;&quot;))" table:style-name="ce98"/>
          <table:table-cell office:value-type="string" office:string-value="" table:formula="of:=IF(AND([.$C29]=&quot;Objetivo&quot;;[.R$7]&gt;=[.$F29];[.R$7]&lt;=[.$F29]+[.$G29]-1);2;IF(AND([.$C29]=&quot;Marco&quot;;[.R$7]&gt;=[.$F29];[.R$7]&lt;=[.$F29]+[.$G29]-1);1;&quot;&quot;))" table:style-name="ce98"/>
          <table:table-cell office:value-type="string" office:string-value="" table:formula="of:=IF(AND([.$C29]=&quot;Objetivo&quot;;[.S$7]&gt;=[.$F29];[.S$7]&lt;=[.$F29]+[.$G29]-1);2;IF(AND([.$C29]=&quot;Marco&quot;;[.S$7]&gt;=[.$F29];[.S$7]&lt;=[.$F29]+[.$G29]-1);1;&quot;&quot;))" table:style-name="ce98"/>
          <table:table-cell office:value-type="string" office:string-value="" table:formula="of:=IF(AND([.$C29]=&quot;Objetivo&quot;;[.T$7]&gt;=[.$F29];[.T$7]&lt;=[.$F29]+[.$G29]-1);2;IF(AND([.$C29]=&quot;Marco&quot;;[.T$7]&gt;=[.$F29];[.T$7]&lt;=[.$F29]+[.$G29]-1);1;&quot;&quot;))" table:style-name="ce98"/>
          <table:table-cell office:value-type="string" office:string-value="" table:formula="of:=IF(AND([.$C29]=&quot;Objetivo&quot;;[.U$7]&gt;=[.$F29];[.U$7]&lt;=[.$F29]+[.$G29]-1);2;IF(AND([.$C29]=&quot;Marco&quot;;[.U$7]&gt;=[.$F29];[.U$7]&lt;=[.$F29]+[.$G29]-1);1;&quot;&quot;))" table:style-name="ce98"/>
          <table:table-cell office:value-type="string" office:string-value="" table:formula="of:=IF(AND([.$C29]=&quot;Objetivo&quot;;[.V$7]&gt;=[.$F29];[.V$7]&lt;=[.$F29]+[.$G29]-1);2;IF(AND([.$C29]=&quot;Marco&quot;;[.V$7]&gt;=[.$F29];[.V$7]&lt;=[.$F29]+[.$G29]-1);1;&quot;&quot;))" table:style-name="ce98"/>
          <table:table-cell office:value-type="string" office:string-value="" table:formula="of:=IF(AND([.$C29]=&quot;Objetivo&quot;;[.W$7]&gt;=[.$F29];[.W$7]&lt;=[.$F29]+[.$G29]-1);2;IF(AND([.$C29]=&quot;Marco&quot;;[.W$7]&gt;=[.$F29];[.W$7]&lt;=[.$F29]+[.$G29]-1);1;&quot;&quot;))" table:style-name="ce98"/>
          <table:table-cell office:value-type="string" office:string-value="" table:formula="of:=IF(AND([.$C29]=&quot;Objetivo&quot;;[.X$7]&gt;=[.$F29];[.X$7]&lt;=[.$F29]+[.$G29]-1);2;IF(AND([.$C29]=&quot;Marco&quot;;[.X$7]&gt;=[.$F29];[.X$7]&lt;=[.$F29]+[.$G29]-1);1;&quot;&quot;))" table:style-name="ce98"/>
          <table:table-cell office:value-type="string" office:string-value="" table:formula="of:=IF(AND([.$C29]=&quot;Objetivo&quot;;[.Y$7]&gt;=[.$F29];[.Y$7]&lt;=[.$F29]+[.$G29]-1);2;IF(AND([.$C29]=&quot;Marco&quot;;[.Y$7]&gt;=[.$F29];[.Y$7]&lt;=[.$F29]+[.$G29]-1);1;&quot;&quot;))" table:style-name="ce98"/>
          <table:table-cell office:value-type="string" office:string-value="" table:formula="of:=IF(AND([.$C29]=&quot;Objetivo&quot;;[.Z$7]&gt;=[.$F29];[.Z$7]&lt;=[.$F29]+[.$G29]-1);2;IF(AND([.$C29]=&quot;Marco&quot;;[.Z$7]&gt;=[.$F29];[.Z$7]&lt;=[.$F29]+[.$G29]-1);1;&quot;&quot;))" table:style-name="ce98"/>
          <table:table-cell office:value-type="string" office:string-value="" table:formula="of:=IF(AND([.$C29]=&quot;Objetivo&quot;;[.AA$7]&gt;=[.$F29];[.AA$7]&lt;=[.$F29]+[.$G29]-1);2;IF(AND([.$C29]=&quot;Marco&quot;;[.AA$7]&gt;=[.$F29];[.AA$7]&lt;=[.$F29]+[.$G29]-1);1;&quot;&quot;))" table:style-name="ce98"/>
          <table:table-cell office:value-type="string" office:string-value="" table:formula="of:=IF(AND([.$C29]=&quot;Objetivo&quot;;[.AB$7]&gt;=[.$F29];[.AB$7]&lt;=[.$F29]+[.$G29]-1);2;IF(AND([.$C29]=&quot;Marco&quot;;[.AB$7]&gt;=[.$F29];[.AB$7]&lt;=[.$F29]+[.$G29]-1);1;&quot;&quot;))" table:style-name="ce98"/>
          <table:table-cell office:value-type="string" office:string-value="" table:formula="of:=IF(AND([.$C29]=&quot;Objetivo&quot;;[.AC$7]&gt;=[.$F29];[.AC$7]&lt;=[.$F29]+[.$G29]-1);2;IF(AND([.$C29]=&quot;Marco&quot;;[.AC$7]&gt;=[.$F29];[.AC$7]&lt;=[.$F29]+[.$G29]-1);1;&quot;&quot;))" table:style-name="ce98"/>
          <table:table-cell office:value-type="string" office:string-value="" table:formula="of:=IF(AND([.$C29]=&quot;Objetivo&quot;;[.AD$7]&gt;=[.$F29];[.AD$7]&lt;=[.$F29]+[.$G29]-1);2;IF(AND([.$C29]=&quot;Marco&quot;;[.AD$7]&gt;=[.$F29];[.AD$7]&lt;=[.$F29]+[.$G29]-1);1;&quot;&quot;))" table:style-name="ce98"/>
          <table:table-cell office:value-type="string" office:string-value="" table:formula="of:=IF(AND([.$C29]=&quot;Objetivo&quot;;[.AE$7]&gt;=[.$F29];[.AE$7]&lt;=[.$F29]+[.$G29]-1);2;IF(AND([.$C29]=&quot;Marco&quot;;[.AE$7]&gt;=[.$F29];[.AE$7]&lt;=[.$F29]+[.$G29]-1);1;&quot;&quot;))" table:style-name="ce98"/>
          <table:table-cell office:value-type="string" office:string-value="" table:formula="of:=IF(AND([.$C29]=&quot;Objetivo&quot;;[.AF$7]&gt;=[.$F29];[.AF$7]&lt;=[.$F29]+[.$G29]-1);2;IF(AND([.$C29]=&quot;Marco&quot;;[.AF$7]&gt;=[.$F29];[.AF$7]&lt;=[.$F29]+[.$G29]-1);1;&quot;&quot;))" table:style-name="ce98"/>
          <table:table-cell office:value-type="string" office:string-value="" table:formula="of:=IF(AND([.$C29]=&quot;Objetivo&quot;;[.AG$7]&gt;=[.$F29];[.AG$7]&lt;=[.$F29]+[.$G29]-1);2;IF(AND([.$C29]=&quot;Marco&quot;;[.AG$7]&gt;=[.$F29];[.AG$7]&lt;=[.$F29]+[.$G29]-1);1;&quot;&quot;))" table:style-name="ce98"/>
          <table:table-cell office:value-type="string" office:string-value="" table:formula="of:=IF(AND([.$C29]=&quot;Objetivo&quot;;[.AH$7]&gt;=[.$F29];[.AH$7]&lt;=[.$F29]+[.$G29]-1);2;IF(AND([.$C29]=&quot;Marco&quot;;[.AH$7]&gt;=[.$F29];[.AH$7]&lt;=[.$F29]+[.$G29]-1);1;&quot;&quot;))" table:style-name="ce98"/>
          <table:table-cell office:value-type="string" office:string-value="" table:formula="of:=IF(AND([.$C29]=&quot;Objetivo&quot;;[.AI$7]&gt;=[.$F29];[.AI$7]&lt;=[.$F29]+[.$G29]-1);2;IF(AND([.$C29]=&quot;Marco&quot;;[.AI$7]&gt;=[.$F29];[.AI$7]&lt;=[.$F29]+[.$G29]-1);1;&quot;&quot;))" table:style-name="ce98"/>
          <table:table-cell office:value-type="string" office:string-value="" table:formula="of:=IF(AND([.$C29]=&quot;Objetivo&quot;;[.AJ$7]&gt;=[.$F29];[.AJ$7]&lt;=[.$F29]+[.$G29]-1);2;IF(AND([.$C29]=&quot;Marco&quot;;[.AJ$7]&gt;=[.$F29];[.AJ$7]&lt;=[.$F29]+[.$G29]-1);1;&quot;&quot;))" table:style-name="ce98"/>
          <table:table-cell office:value-type="string" office:string-value="" table:formula="of:=IF(AND([.$C29]=&quot;Objetivo&quot;;[.AK$7]&gt;=[.$F29];[.AK$7]&lt;=[.$F29]+[.$G29]-1);2;IF(AND([.$C29]=&quot;Marco&quot;;[.AK$7]&gt;=[.$F29];[.AK$7]&lt;=[.$F29]+[.$G29]-1);1;&quot;&quot;))" table:style-name="ce98"/>
          <table:table-cell office:value-type="string" office:string-value="" table:formula="of:=IF(AND([.$C29]=&quot;Objetivo&quot;;[.AL$7]&gt;=[.$F29];[.AL$7]&lt;=[.$F29]+[.$G29]-1);2;IF(AND([.$C29]=&quot;Marco&quot;;[.AL$7]&gt;=[.$F29];[.AL$7]&lt;=[.$F29]+[.$G29]-1);1;&quot;&quot;))" table:style-name="ce98"/>
          <table:table-cell office:value-type="string" office:string-value="" table:formula="of:=IF(AND([.$C29]=&quot;Objetivo&quot;;[.AM$7]&gt;=[.$F29];[.AM$7]&lt;=[.$F29]+[.$G29]-1);2;IF(AND([.$C29]=&quot;Marco&quot;;[.AM$7]&gt;=[.$F29];[.AM$7]&lt;=[.$F29]+[.$G29]-1);1;&quot;&quot;))" table:style-name="ce98"/>
          <table:table-cell office:value-type="string" office:string-value="" table:formula="of:=IF(AND([.$C29]=&quot;Objetivo&quot;;[.AN$7]&gt;=[.$F29];[.AN$7]&lt;=[.$F29]+[.$G29]-1);2;IF(AND([.$C29]=&quot;Marco&quot;;[.AN$7]&gt;=[.$F29];[.AN$7]&lt;=[.$F29]+[.$G29]-1);1;&quot;&quot;))" table:style-name="ce98"/>
          <table:table-cell office:value-type="string" office:string-value="" table:formula="of:=IF(AND([.$C29]=&quot;Objetivo&quot;;[.AO$7]&gt;=[.$F29];[.AO$7]&lt;=[.$F29]+[.$G29]-1);2;IF(AND([.$C29]=&quot;Marco&quot;;[.AO$7]&gt;=[.$F29];[.AO$7]&lt;=[.$F29]+[.$G29]-1);1;&quot;&quot;))" table:style-name="ce98"/>
          <table:table-cell office:value-type="string" office:string-value="" table:formula="of:=IF(AND([.$C29]=&quot;Objetivo&quot;;[.AP$7]&gt;=[.$F29];[.AP$7]&lt;=[.$F29]+[.$G29]-1);2;IF(AND([.$C29]=&quot;Marco&quot;;[.AP$7]&gt;=[.$F29];[.AP$7]&lt;=[.$F29]+[.$G29]-1);1;&quot;&quot;))" table:style-name="ce98"/>
          <table:table-cell office:value-type="string" office:string-value="" table:formula="of:=IF(AND([.$C29]=&quot;Objetivo&quot;;[.AQ$7]&gt;=[.$F29];[.AQ$7]&lt;=[.$F29]+[.$G29]-1);2;IF(AND([.$C29]=&quot;Marco&quot;;[.AQ$7]&gt;=[.$F29];[.AQ$7]&lt;=[.$F29]+[.$G29]-1);1;&quot;&quot;))" table:style-name="ce98"/>
          <table:table-cell office:value-type="string" office:string-value="" table:formula="of:=IF(AND([.$C29]=&quot;Objetivo&quot;;[.AR$7]&gt;=[.$F29];[.AR$7]&lt;=[.$F29]+[.$G29]-1);2;IF(AND([.$C29]=&quot;Marco&quot;;[.AR$7]&gt;=[.$F29];[.AR$7]&lt;=[.$F29]+[.$G29]-1);1;&quot;&quot;))" table:style-name="ce98"/>
          <table:table-cell office:value-type="string" office:string-value="" table:formula="of:=IF(AND([.$C29]=&quot;Objetivo&quot;;[.AS$7]&gt;=[.$F29];[.AS$7]&lt;=[.$F29]+[.$G29]-1);2;IF(AND([.$C29]=&quot;Marco&quot;;[.AS$7]&gt;=[.$F29];[.AS$7]&lt;=[.$F29]+[.$G29]-1);1;&quot;&quot;))" table:style-name="ce98"/>
          <table:table-cell office:value-type="string" office:string-value="" table:formula="of:=IF(AND([.$C29]=&quot;Objetivo&quot;;[.AT$7]&gt;=[.$F29];[.AT$7]&lt;=[.$F29]+[.$G29]-1);2;IF(AND([.$C29]=&quot;Marco&quot;;[.AT$7]&gt;=[.$F29];[.AT$7]&lt;=[.$F29]+[.$G29]-1);1;&quot;&quot;))" table:style-name="ce98"/>
          <table:table-cell office:value-type="string" office:string-value="" table:formula="of:=IF(AND([.$C29]=&quot;Objetivo&quot;;[.AU$7]&gt;=[.$F29];[.AU$7]&lt;=[.$F29]+[.$G29]-1);2;IF(AND([.$C29]=&quot;Marco&quot;;[.AU$7]&gt;=[.$F29];[.AU$7]&lt;=[.$F29]+[.$G29]-1);1;&quot;&quot;))" table:style-name="ce98"/>
          <table:table-cell office:value-type="string" office:string-value="" table:formula="of:=IF(AND([.$C29]=&quot;Objetivo&quot;;[.AV$7]&gt;=[.$F29];[.AV$7]&lt;=[.$F29]+[.$G29]-1);2;IF(AND([.$C29]=&quot;Marco&quot;;[.AV$7]&gt;=[.$F29];[.AV$7]&lt;=[.$F29]+[.$G29]-1);1;&quot;&quot;))" table:style-name="ce98"/>
          <table:table-cell office:value-type="string" office:string-value="" table:formula="of:=IF(AND([.$C29]=&quot;Objetivo&quot;;[.AW$7]&gt;=[.$F29];[.AW$7]&lt;=[.$F29]+[.$G29]-1);2;IF(AND([.$C29]=&quot;Marco&quot;;[.AW$7]&gt;=[.$F29];[.AW$7]&lt;=[.$F29]+[.$G29]-1);1;&quot;&quot;))" table:style-name="ce98"/>
          <table:table-cell office:value-type="string" office:string-value="" table:formula="of:=IF(AND([.$C29]=&quot;Objetivo&quot;;[.AX$7]&gt;=[.$F29];[.AX$7]&lt;=[.$F29]+[.$G29]-1);2;IF(AND([.$C29]=&quot;Marco&quot;;[.AX$7]&gt;=[.$F29];[.AX$7]&lt;=[.$F29]+[.$G29]-1);1;&quot;&quot;))" table:style-name="ce98"/>
          <table:table-cell office:value-type="string" office:string-value="" table:formula="of:=IF(AND([.$C29]=&quot;Objetivo&quot;;[.AY$7]&gt;=[.$F29];[.AY$7]&lt;=[.$F29]+[.$G29]-1);2;IF(AND([.$C29]=&quot;Marco&quot;;[.AY$7]&gt;=[.$F29];[.AY$7]&lt;=[.$F29]+[.$G29]-1);1;&quot;&quot;))" table:style-name="ce98"/>
          <table:table-cell office:value-type="string" office:string-value="" table:formula="of:=IF(AND([.$C29]=&quot;Objetivo&quot;;[.AZ$7]&gt;=[.$F29];[.AZ$7]&lt;=[.$F29]+[.$G29]-1);2;IF(AND([.$C29]=&quot;Marco&quot;;[.AZ$7]&gt;=[.$F29];[.AZ$7]&lt;=[.$F29]+[.$G29]-1);1;&quot;&quot;))" table:style-name="ce98"/>
          <table:table-cell office:value-type="string" office:string-value="" table:formula="of:=IF(AND([.$C29]=&quot;Objetivo&quot;;[.BA$7]&gt;=[.$F29];[.BA$7]&lt;=[.$F29]+[.$G29]-1);2;IF(AND([.$C29]=&quot;Marco&quot;;[.BA$7]&gt;=[.$F29];[.BA$7]&lt;=[.$F29]+[.$G29]-1);1;&quot;&quot;))" table:style-name="ce98"/>
          <table:table-cell office:value-type="string" office:string-value="" table:formula="of:=IF(AND([.$C29]=&quot;Objetivo&quot;;[.BB$7]&gt;=[.$F29];[.BB$7]&lt;=[.$F29]+[.$G29]-1);2;IF(AND([.$C29]=&quot;Marco&quot;;[.BB$7]&gt;=[.$F29];[.BB$7]&lt;=[.$F29]+[.$G29]-1);1;&quot;&quot;))" table:style-name="ce98"/>
          <table:table-cell office:value-type="string" office:string-value="" table:formula="of:=IF(AND([.$C29]=&quot;Objetivo&quot;;[.BC$7]&gt;=[.$F29];[.BC$7]&lt;=[.$F29]+[.$G29]-1);2;IF(AND([.$C29]=&quot;Marco&quot;;[.BC$7]&gt;=[.$F29];[.BC$7]&lt;=[.$F29]+[.$G29]-1);1;&quot;&quot;))" table:style-name="ce98"/>
          <table:table-cell office:value-type="string" office:string-value="" table:formula="of:=IF(AND([.$C29]=&quot;Objetivo&quot;;[.BD$7]&gt;=[.$F29];[.BD$7]&lt;=[.$F29]+[.$G29]-1);2;IF(AND([.$C29]=&quot;Marco&quot;;[.BD$7]&gt;=[.$F29];[.BD$7]&lt;=[.$F29]+[.$G29]-1);1;&quot;&quot;))" table:style-name="ce98"/>
          <table:table-cell office:value-type="string" office:string-value="" table:formula="of:=IF(AND([.$C29]=&quot;Objetivo&quot;;[.BE$7]&gt;=[.$F29];[.BE$7]&lt;=[.$F29]+[.$G29]-1);2;IF(AND([.$C29]=&quot;Marco&quot;;[.BE$7]&gt;=[.$F29];[.BE$7]&lt;=[.$F29]+[.$G29]-1);1;&quot;&quot;))" table:style-name="ce98"/>
          <table:table-cell office:value-type="string" office:string-value="" table:formula="of:=IF(AND([.$C29]=&quot;Objetivo&quot;;[.BF$7]&gt;=[.$F29];[.BF$7]&lt;=[.$F29]+[.$G29]-1);2;IF(AND([.$C29]=&quot;Marco&quot;;[.BF$7]&gt;=[.$F29];[.BF$7]&lt;=[.$F29]+[.$G29]-1);1;&quot;&quot;))" table:style-name="ce98"/>
          <table:table-cell office:value-type="string" office:string-value="" table:formula="of:=IF(AND([.$C29]=&quot;Objetivo&quot;;[.BG$7]&gt;=[.$F29];[.BG$7]&lt;=[.$F29]+[.$G29]-1);2;IF(AND([.$C29]=&quot;Marco&quot;;[.BG$7]&gt;=[.$F29];[.BG$7]&lt;=[.$F29]+[.$G29]-1);1;&quot;&quot;))" table:style-name="ce98"/>
          <table:table-cell office:value-type="string" office:string-value="" table:formula="of:=IF(AND([.$C29]=&quot;Objetivo&quot;;[.BH$7]&gt;=[.$F29];[.BH$7]&lt;=[.$F29]+[.$G29]-1);2;IF(AND([.$C29]=&quot;Marco&quot;;[.BH$7]&gt;=[.$F29];[.BH$7]&lt;=[.$F29]+[.$G29]-1);1;&quot;&quot;))" table:style-name="ce98"/>
          <table:table-cell office:value-type="string" office:string-value="" table:formula="of:=IF(AND([.$C29]=&quot;Objetivo&quot;;[.BI$7]&gt;=[.$F29];[.BI$7]&lt;=[.$F29]+[.$G29]-1);2;IF(AND([.$C29]=&quot;Marco&quot;;[.BI$7]&gt;=[.$F29];[.BI$7]&lt;=[.$F29]+[.$G29]-1);1;&quot;&quot;))" table:style-name="ce98"/>
          <table:table-cell office:value-type="string" office:string-value="" table:formula="of:=IF(AND([.$C29]=&quot;Objetivo&quot;;[.BJ$7]&gt;=[.$F29];[.BJ$7]&lt;=[.$F29]+[.$G29]-1);2;IF(AND([.$C29]=&quot;Marco&quot;;[.BJ$7]&gt;=[.$F29];[.BJ$7]&lt;=[.$F29]+[.$G29]-1);1;&quot;&quot;))" table:style-name="ce98"/>
          <table:table-cell office:value-type="string" office:string-value="" table:formula="of:=IF(AND([.$C29]=&quot;Objetivo&quot;;[.BK$7]&gt;=[.$F29];[.BK$7]&lt;=[.$F29]+[.$G29]-1);2;IF(AND([.$C29]=&quot;Marco&quot;;[.BK$7]&gt;=[.$F29];[.BK$7]&lt;=[.$F29]+[.$G29]-1);1;&quot;&quot;))" table:style-name="ce98"/>
          <table:table-cell office:value-type="string" office:string-value="" table:formula="of:=IF(AND([.$C29]=&quot;Objetivo&quot;;[.BL$7]&gt;=[.$F29];[.BL$7]&lt;=[.$F29]+[.$G29]-1);2;IF(AND([.$C29]=&quot;Marco&quot;;[.BL$7]&gt;=[.$F29];[.BL$7]&lt;=[.$F29]+[.$G29]-1);1;&quot;&quot;))" table:style-name="ce98"/>
          <table:table-cell table:style-name="ce26"/>
          <table:table-cell table:number-columns-repeated="16319" table:style-name="ce1"/>
        </table:table-row>
        <table:table-row table:style-name="ro5">
          <table:table-cell table:style-name="ce6"/>
          <table:table-cell office:value-type="string" table:style-name="ce24">
            <text:p>Apresentação Final</text:p>
          </table:table-cell>
          <table:table-cell office:value-type="string" table:content-validation-name="val2" table:style-name="ce20">
            <text:p>Risco Baixo</text:p>
          </table:table-cell>
          <table:table-cell table:style-name="ce20"/>
          <table:table-cell office:value-type="percentage" office:value="0.25" table:style-name="ce21">
            <text:p>25%</text:p>
          </table:table-cell>
          <table:table-cell office:value-type="date" office:date-value="2021-07-18T00:00:00" table:style-name="ce22">
            <text:p>18/07/2021</text:p>
          </table:table-cell>
          <table:table-cell office:value-type="float" office:value="9" table:style-name="ce23">
            <text:p>9<text:s/></text:p>
          </table:table-cell>
          <table:table-cell table:style-name="ce18"/>
          <table:table-cell office:value-type="string" office:string-value="" table:formula="of:=IF(AND([.$C30]=&quot;Objetivo&quot;;[.I$7]&gt;=[.$F30];[.I$7]&lt;=[.$F30]+[.$G30]-1);2;IF(AND([.$C30]=&quot;Marco&quot;;[.I$7]&gt;=[.$F30];[.I$7]&lt;=[.$F30]+[.$G30]-1);1;&quot;&quot;))" table:style-name="ce97"/>
          <table:table-cell office:value-type="string" office:string-value="" table:formula="of:=IF(AND([.$C30]=&quot;Objetivo&quot;;[.J$7]&gt;=[.$F30];[.J$7]&lt;=[.$F30]+[.$G30]-1);2;IF(AND([.$C30]=&quot;Marco&quot;;[.J$7]&gt;=[.$F30];[.J$7]&lt;=[.$F30]+[.$G30]-1);1;&quot;&quot;))" table:style-name="ce98"/>
          <table:table-cell office:value-type="string" office:string-value="" table:formula="of:=IF(AND([.$C30]=&quot;Objetivo&quot;;[.K$7]&gt;=[.$F30];[.K$7]&lt;=[.$F30]+[.$G30]-1);2;IF(AND([.$C30]=&quot;Marco&quot;;[.K$7]&gt;=[.$F30];[.K$7]&lt;=[.$F30]+[.$G30]-1);1;&quot;&quot;))" table:style-name="ce98"/>
          <table:table-cell office:value-type="string" office:string-value="" table:formula="of:=IF(AND([.$C30]=&quot;Objetivo&quot;;[.L$7]&gt;=[.$F30];[.L$7]&lt;=[.$F30]+[.$G30]-1);2;IF(AND([.$C30]=&quot;Marco&quot;;[.L$7]&gt;=[.$F30];[.L$7]&lt;=[.$F30]+[.$G30]-1);1;&quot;&quot;))" table:style-name="ce98"/>
          <table:table-cell office:value-type="string" office:string-value="" table:formula="of:=IF(AND([.$C30]=&quot;Objetivo&quot;;[.M$7]&gt;=[.$F30];[.M$7]&lt;=[.$F30]+[.$G30]-1);2;IF(AND([.$C30]=&quot;Marco&quot;;[.M$7]&gt;=[.$F30];[.M$7]&lt;=[.$F30]+[.$G30]-1);1;&quot;&quot;))" table:style-name="ce98"/>
          <table:table-cell office:value-type="string" office:string-value="" table:formula="of:=IF(AND([.$C30]=&quot;Objetivo&quot;;[.N$7]&gt;=[.$F30];[.N$7]&lt;=[.$F30]+[.$G30]-1);2;IF(AND([.$C30]=&quot;Marco&quot;;[.N$7]&gt;=[.$F30];[.N$7]&lt;=[.$F30]+[.$G30]-1);1;&quot;&quot;))" table:style-name="ce98"/>
          <table:table-cell office:value-type="string" office:string-value="" table:formula="of:=IF(AND([.$C30]=&quot;Objetivo&quot;;[.O$7]&gt;=[.$F30];[.O$7]&lt;=[.$F30]+[.$G30]-1);2;IF(AND([.$C30]=&quot;Marco&quot;;[.O$7]&gt;=[.$F30];[.O$7]&lt;=[.$F30]+[.$G30]-1);1;&quot;&quot;))" table:style-name="ce98"/>
          <table:table-cell office:value-type="string" office:string-value="" table:formula="of:=IF(AND([.$C30]=&quot;Objetivo&quot;;[.P$7]&gt;=[.$F30];[.P$7]&lt;=[.$F30]+[.$G30]-1);2;IF(AND([.$C30]=&quot;Marco&quot;;[.P$7]&gt;=[.$F30];[.P$7]&lt;=[.$F30]+[.$G30]-1);1;&quot;&quot;))" table:style-name="ce98"/>
          <table:table-cell office:value-type="string" office:string-value="" table:formula="of:=IF(AND([.$C30]=&quot;Objetivo&quot;;[.Q$7]&gt;=[.$F30];[.Q$7]&lt;=[.$F30]+[.$G30]-1);2;IF(AND([.$C30]=&quot;Marco&quot;;[.Q$7]&gt;=[.$F30];[.Q$7]&lt;=[.$F30]+[.$G30]-1);1;&quot;&quot;))" table:style-name="ce98"/>
          <table:table-cell office:value-type="string" office:string-value="" table:formula="of:=IF(AND([.$C30]=&quot;Objetivo&quot;;[.R$7]&gt;=[.$F30];[.R$7]&lt;=[.$F30]+[.$G30]-1);2;IF(AND([.$C30]=&quot;Marco&quot;;[.R$7]&gt;=[.$F30];[.R$7]&lt;=[.$F30]+[.$G30]-1);1;&quot;&quot;))" table:style-name="ce98"/>
          <table:table-cell office:value-type="string" office:string-value="" table:formula="of:=IF(AND([.$C30]=&quot;Objetivo&quot;;[.S$7]&gt;=[.$F30];[.S$7]&lt;=[.$F30]+[.$G30]-1);2;IF(AND([.$C30]=&quot;Marco&quot;;[.S$7]&gt;=[.$F30];[.S$7]&lt;=[.$F30]+[.$G30]-1);1;&quot;&quot;))" table:style-name="ce98"/>
          <table:table-cell office:value-type="string" office:string-value="" table:formula="of:=IF(AND([.$C30]=&quot;Objetivo&quot;;[.T$7]&gt;=[.$F30];[.T$7]&lt;=[.$F30]+[.$G30]-1);2;IF(AND([.$C30]=&quot;Marco&quot;;[.T$7]&gt;=[.$F30];[.T$7]&lt;=[.$F30]+[.$G30]-1);1;&quot;&quot;))" table:style-name="ce98"/>
          <table:table-cell office:value-type="string" office:string-value="" table:formula="of:=IF(AND([.$C30]=&quot;Objetivo&quot;;[.U$7]&gt;=[.$F30];[.U$7]&lt;=[.$F30]+[.$G30]-1);2;IF(AND([.$C30]=&quot;Marco&quot;;[.U$7]&gt;=[.$F30];[.U$7]&lt;=[.$F30]+[.$G30]-1);1;&quot;&quot;))" table:style-name="ce98"/>
          <table:table-cell office:value-type="string" office:string-value="" table:formula="of:=IF(AND([.$C30]=&quot;Objetivo&quot;;[.V$7]&gt;=[.$F30];[.V$7]&lt;=[.$F30]+[.$G30]-1);2;IF(AND([.$C30]=&quot;Marco&quot;;[.V$7]&gt;=[.$F30];[.V$7]&lt;=[.$F30]+[.$G30]-1);1;&quot;&quot;))" table:style-name="ce98"/>
          <table:table-cell office:value-type="string" office:string-value="" table:formula="of:=IF(AND([.$C30]=&quot;Objetivo&quot;;[.W$7]&gt;=[.$F30];[.W$7]&lt;=[.$F30]+[.$G30]-1);2;IF(AND([.$C30]=&quot;Marco&quot;;[.W$7]&gt;=[.$F30];[.W$7]&lt;=[.$F30]+[.$G30]-1);1;&quot;&quot;))" table:style-name="ce98"/>
          <table:table-cell office:value-type="string" office:string-value="" table:formula="of:=IF(AND([.$C30]=&quot;Objetivo&quot;;[.X$7]&gt;=[.$F30];[.X$7]&lt;=[.$F30]+[.$G30]-1);2;IF(AND([.$C30]=&quot;Marco&quot;;[.X$7]&gt;=[.$F30];[.X$7]&lt;=[.$F30]+[.$G30]-1);1;&quot;&quot;))" table:style-name="ce98"/>
          <table:table-cell office:value-type="string" office:string-value="" table:formula="of:=IF(AND([.$C30]=&quot;Objetivo&quot;;[.Y$7]&gt;=[.$F30];[.Y$7]&lt;=[.$F30]+[.$G30]-1);2;IF(AND([.$C30]=&quot;Marco&quot;;[.Y$7]&gt;=[.$F30];[.Y$7]&lt;=[.$F30]+[.$G30]-1);1;&quot;&quot;))" table:style-name="ce98"/>
          <table:table-cell office:value-type="string" office:string-value="" table:formula="of:=IF(AND([.$C30]=&quot;Objetivo&quot;;[.Z$7]&gt;=[.$F30];[.Z$7]&lt;=[.$F30]+[.$G30]-1);2;IF(AND([.$C30]=&quot;Marco&quot;;[.Z$7]&gt;=[.$F30];[.Z$7]&lt;=[.$F30]+[.$G30]-1);1;&quot;&quot;))" table:style-name="ce98"/>
          <table:table-cell office:value-type="string" office:string-value="" table:formula="of:=IF(AND([.$C30]=&quot;Objetivo&quot;;[.AA$7]&gt;=[.$F30];[.AA$7]&lt;=[.$F30]+[.$G30]-1);2;IF(AND([.$C30]=&quot;Marco&quot;;[.AA$7]&gt;=[.$F30];[.AA$7]&lt;=[.$F30]+[.$G30]-1);1;&quot;&quot;))" table:style-name="ce98"/>
          <table:table-cell office:value-type="string" office:string-value="" table:formula="of:=IF(AND([.$C30]=&quot;Objetivo&quot;;[.AB$7]&gt;=[.$F30];[.AB$7]&lt;=[.$F30]+[.$G30]-1);2;IF(AND([.$C30]=&quot;Marco&quot;;[.AB$7]&gt;=[.$F30];[.AB$7]&lt;=[.$F30]+[.$G30]-1);1;&quot;&quot;))" table:style-name="ce98"/>
          <table:table-cell office:value-type="string" office:string-value="" table:formula="of:=IF(AND([.$C30]=&quot;Objetivo&quot;;[.AC$7]&gt;=[.$F30];[.AC$7]&lt;=[.$F30]+[.$G30]-1);2;IF(AND([.$C30]=&quot;Marco&quot;;[.AC$7]&gt;=[.$F30];[.AC$7]&lt;=[.$F30]+[.$G30]-1);1;&quot;&quot;))" table:style-name="ce98"/>
          <table:table-cell office:value-type="string" office:string-value="" table:formula="of:=IF(AND([.$C30]=&quot;Objetivo&quot;;[.AD$7]&gt;=[.$F30];[.AD$7]&lt;=[.$F30]+[.$G30]-1);2;IF(AND([.$C30]=&quot;Marco&quot;;[.AD$7]&gt;=[.$F30];[.AD$7]&lt;=[.$F30]+[.$G30]-1);1;&quot;&quot;))" table:style-name="ce98"/>
          <table:table-cell office:value-type="string" office:string-value="" table:formula="of:=IF(AND([.$C30]=&quot;Objetivo&quot;;[.AE$7]&gt;=[.$F30];[.AE$7]&lt;=[.$F30]+[.$G30]-1);2;IF(AND([.$C30]=&quot;Marco&quot;;[.AE$7]&gt;=[.$F30];[.AE$7]&lt;=[.$F30]+[.$G30]-1);1;&quot;&quot;))" table:style-name="ce98"/>
          <table:table-cell office:value-type="string" office:string-value="" table:formula="of:=IF(AND([.$C30]=&quot;Objetivo&quot;;[.AF$7]&gt;=[.$F30];[.AF$7]&lt;=[.$F30]+[.$G30]-1);2;IF(AND([.$C30]=&quot;Marco&quot;;[.AF$7]&gt;=[.$F30];[.AF$7]&lt;=[.$F30]+[.$G30]-1);1;&quot;&quot;))" table:style-name="ce98"/>
          <table:table-cell office:value-type="string" office:string-value="" table:formula="of:=IF(AND([.$C30]=&quot;Objetivo&quot;;[.AG$7]&gt;=[.$F30];[.AG$7]&lt;=[.$F30]+[.$G30]-1);2;IF(AND([.$C30]=&quot;Marco&quot;;[.AG$7]&gt;=[.$F30];[.AG$7]&lt;=[.$F30]+[.$G30]-1);1;&quot;&quot;))" table:style-name="ce98"/>
          <table:table-cell office:value-type="string" office:string-value="" table:formula="of:=IF(AND([.$C30]=&quot;Objetivo&quot;;[.AH$7]&gt;=[.$F30];[.AH$7]&lt;=[.$F30]+[.$G30]-1);2;IF(AND([.$C30]=&quot;Marco&quot;;[.AH$7]&gt;=[.$F30];[.AH$7]&lt;=[.$F30]+[.$G30]-1);1;&quot;&quot;))" table:style-name="ce98"/>
          <table:table-cell office:value-type="string" office:string-value="" table:formula="of:=IF(AND([.$C30]=&quot;Objetivo&quot;;[.AI$7]&gt;=[.$F30];[.AI$7]&lt;=[.$F30]+[.$G30]-1);2;IF(AND([.$C30]=&quot;Marco&quot;;[.AI$7]&gt;=[.$F30];[.AI$7]&lt;=[.$F30]+[.$G30]-1);1;&quot;&quot;))" table:style-name="ce98"/>
          <table:table-cell office:value-type="string" office:string-value="" table:formula="of:=IF(AND([.$C30]=&quot;Objetivo&quot;;[.AJ$7]&gt;=[.$F30];[.AJ$7]&lt;=[.$F30]+[.$G30]-1);2;IF(AND([.$C30]=&quot;Marco&quot;;[.AJ$7]&gt;=[.$F30];[.AJ$7]&lt;=[.$F30]+[.$G30]-1);1;&quot;&quot;))" table:style-name="ce98"/>
          <table:table-cell office:value-type="string" office:string-value="" table:formula="of:=IF(AND([.$C30]=&quot;Objetivo&quot;;[.AK$7]&gt;=[.$F30];[.AK$7]&lt;=[.$F30]+[.$G30]-1);2;IF(AND([.$C30]=&quot;Marco&quot;;[.AK$7]&gt;=[.$F30];[.AK$7]&lt;=[.$F30]+[.$G30]-1);1;&quot;&quot;))" table:style-name="ce98"/>
          <table:table-cell office:value-type="string" office:string-value="" table:formula="of:=IF(AND([.$C30]=&quot;Objetivo&quot;;[.AL$7]&gt;=[.$F30];[.AL$7]&lt;=[.$F30]+[.$G30]-1);2;IF(AND([.$C30]=&quot;Marco&quot;;[.AL$7]&gt;=[.$F30];[.AL$7]&lt;=[.$F30]+[.$G30]-1);1;&quot;&quot;))" table:style-name="ce98"/>
          <table:table-cell office:value-type="string" office:string-value="" table:formula="of:=IF(AND([.$C30]=&quot;Objetivo&quot;;[.AM$7]&gt;=[.$F30];[.AM$7]&lt;=[.$F30]+[.$G30]-1);2;IF(AND([.$C30]=&quot;Marco&quot;;[.AM$7]&gt;=[.$F30];[.AM$7]&lt;=[.$F30]+[.$G30]-1);1;&quot;&quot;))" table:style-name="ce98"/>
          <table:table-cell office:value-type="string" office:string-value="" table:formula="of:=IF(AND([.$C30]=&quot;Objetivo&quot;;[.AN$7]&gt;=[.$F30];[.AN$7]&lt;=[.$F30]+[.$G30]-1);2;IF(AND([.$C30]=&quot;Marco&quot;;[.AN$7]&gt;=[.$F30];[.AN$7]&lt;=[.$F30]+[.$G30]-1);1;&quot;&quot;))" table:style-name="ce98"/>
          <table:table-cell office:value-type="string" office:string-value="" table:formula="of:=IF(AND([.$C30]=&quot;Objetivo&quot;;[.AO$7]&gt;=[.$F30];[.AO$7]&lt;=[.$F30]+[.$G30]-1);2;IF(AND([.$C30]=&quot;Marco&quot;;[.AO$7]&gt;=[.$F30];[.AO$7]&lt;=[.$F30]+[.$G30]-1);1;&quot;&quot;))" table:style-name="ce98"/>
          <table:table-cell office:value-type="string" office:string-value="" table:formula="of:=IF(AND([.$C30]=&quot;Objetivo&quot;;[.AP$7]&gt;=[.$F30];[.AP$7]&lt;=[.$F30]+[.$G30]-1);2;IF(AND([.$C30]=&quot;Marco&quot;;[.AP$7]&gt;=[.$F30];[.AP$7]&lt;=[.$F30]+[.$G30]-1);1;&quot;&quot;))" table:style-name="ce98"/>
          <table:table-cell office:value-type="string" office:string-value="" table:formula="of:=IF(AND([.$C30]=&quot;Objetivo&quot;;[.AQ$7]&gt;=[.$F30];[.AQ$7]&lt;=[.$F30]+[.$G30]-1);2;IF(AND([.$C30]=&quot;Marco&quot;;[.AQ$7]&gt;=[.$F30];[.AQ$7]&lt;=[.$F30]+[.$G30]-1);1;&quot;&quot;))" table:style-name="ce98"/>
          <table:table-cell office:value-type="string" office:string-value="" table:formula="of:=IF(AND([.$C30]=&quot;Objetivo&quot;;[.AR$7]&gt;=[.$F30];[.AR$7]&lt;=[.$F30]+[.$G30]-1);2;IF(AND([.$C30]=&quot;Marco&quot;;[.AR$7]&gt;=[.$F30];[.AR$7]&lt;=[.$F30]+[.$G30]-1);1;&quot;&quot;))" table:style-name="ce98"/>
          <table:table-cell office:value-type="string" office:string-value="" table:formula="of:=IF(AND([.$C30]=&quot;Objetivo&quot;;[.AS$7]&gt;=[.$F30];[.AS$7]&lt;=[.$F30]+[.$G30]-1);2;IF(AND([.$C30]=&quot;Marco&quot;;[.AS$7]&gt;=[.$F30];[.AS$7]&lt;=[.$F30]+[.$G30]-1);1;&quot;&quot;))" table:style-name="ce98"/>
          <table:table-cell office:value-type="string" office:string-value="" table:formula="of:=IF(AND([.$C30]=&quot;Objetivo&quot;;[.AT$7]&gt;=[.$F30];[.AT$7]&lt;=[.$F30]+[.$G30]-1);2;IF(AND([.$C30]=&quot;Marco&quot;;[.AT$7]&gt;=[.$F30];[.AT$7]&lt;=[.$F30]+[.$G30]-1);1;&quot;&quot;))" table:style-name="ce98"/>
          <table:table-cell office:value-type="string" office:string-value="" table:formula="of:=IF(AND([.$C30]=&quot;Objetivo&quot;;[.AU$7]&gt;=[.$F30];[.AU$7]&lt;=[.$F30]+[.$G30]-1);2;IF(AND([.$C30]=&quot;Marco&quot;;[.AU$7]&gt;=[.$F30];[.AU$7]&lt;=[.$F30]+[.$G30]-1);1;&quot;&quot;))" table:style-name="ce98"/>
          <table:table-cell office:value-type="string" office:string-value="" table:formula="of:=IF(AND([.$C30]=&quot;Objetivo&quot;;[.AV$7]&gt;=[.$F30];[.AV$7]&lt;=[.$F30]+[.$G30]-1);2;IF(AND([.$C30]=&quot;Marco&quot;;[.AV$7]&gt;=[.$F30];[.AV$7]&lt;=[.$F30]+[.$G30]-1);1;&quot;&quot;))" table:style-name="ce98"/>
          <table:table-cell office:value-type="string" office:string-value="" table:formula="of:=IF(AND([.$C30]=&quot;Objetivo&quot;;[.AW$7]&gt;=[.$F30];[.AW$7]&lt;=[.$F30]+[.$G30]-1);2;IF(AND([.$C30]=&quot;Marco&quot;;[.AW$7]&gt;=[.$F30];[.AW$7]&lt;=[.$F30]+[.$G30]-1);1;&quot;&quot;))" table:style-name="ce98"/>
          <table:table-cell office:value-type="string" office:string-value="" table:formula="of:=IF(AND([.$C30]=&quot;Objetivo&quot;;[.AX$7]&gt;=[.$F30];[.AX$7]&lt;=[.$F30]+[.$G30]-1);2;IF(AND([.$C30]=&quot;Marco&quot;;[.AX$7]&gt;=[.$F30];[.AX$7]&lt;=[.$F30]+[.$G30]-1);1;&quot;&quot;))" table:style-name="ce98"/>
          <table:table-cell office:value-type="string" office:string-value="" table:formula="of:=IF(AND([.$C30]=&quot;Objetivo&quot;;[.AY$7]&gt;=[.$F30];[.AY$7]&lt;=[.$F30]+[.$G30]-1);2;IF(AND([.$C30]=&quot;Marco&quot;;[.AY$7]&gt;=[.$F30];[.AY$7]&lt;=[.$F30]+[.$G30]-1);1;&quot;&quot;))" table:style-name="ce98"/>
          <table:table-cell office:value-type="string" office:string-value="" table:formula="of:=IF(AND([.$C30]=&quot;Objetivo&quot;;[.AZ$7]&gt;=[.$F30];[.AZ$7]&lt;=[.$F30]+[.$G30]-1);2;IF(AND([.$C30]=&quot;Marco&quot;;[.AZ$7]&gt;=[.$F30];[.AZ$7]&lt;=[.$F30]+[.$G30]-1);1;&quot;&quot;))" table:style-name="ce98"/>
          <table:table-cell office:value-type="string" office:string-value="" table:formula="of:=IF(AND([.$C30]=&quot;Objetivo&quot;;[.BA$7]&gt;=[.$F30];[.BA$7]&lt;=[.$F30]+[.$G30]-1);2;IF(AND([.$C30]=&quot;Marco&quot;;[.BA$7]&gt;=[.$F30];[.BA$7]&lt;=[.$F30]+[.$G30]-1);1;&quot;&quot;))" table:style-name="ce98"/>
          <table:table-cell office:value-type="string" office:string-value="" table:formula="of:=IF(AND([.$C30]=&quot;Objetivo&quot;;[.BB$7]&gt;=[.$F30];[.BB$7]&lt;=[.$F30]+[.$G30]-1);2;IF(AND([.$C30]=&quot;Marco&quot;;[.BB$7]&gt;=[.$F30];[.BB$7]&lt;=[.$F30]+[.$G30]-1);1;&quot;&quot;))" table:style-name="ce98"/>
          <table:table-cell office:value-type="string" office:string-value="" table:formula="of:=IF(AND([.$C30]=&quot;Objetivo&quot;;[.BC$7]&gt;=[.$F30];[.BC$7]&lt;=[.$F30]+[.$G30]-1);2;IF(AND([.$C30]=&quot;Marco&quot;;[.BC$7]&gt;=[.$F30];[.BC$7]&lt;=[.$F30]+[.$G30]-1);1;&quot;&quot;))" table:style-name="ce98"/>
          <table:table-cell office:value-type="string" office:string-value="" table:formula="of:=IF(AND([.$C30]=&quot;Objetivo&quot;;[.BD$7]&gt;=[.$F30];[.BD$7]&lt;=[.$F30]+[.$G30]-1);2;IF(AND([.$C30]=&quot;Marco&quot;;[.BD$7]&gt;=[.$F30];[.BD$7]&lt;=[.$F30]+[.$G30]-1);1;&quot;&quot;))" table:style-name="ce98"/>
          <table:table-cell office:value-type="string" office:string-value="" table:formula="of:=IF(AND([.$C30]=&quot;Objetivo&quot;;[.BE$7]&gt;=[.$F30];[.BE$7]&lt;=[.$F30]+[.$G30]-1);2;IF(AND([.$C30]=&quot;Marco&quot;;[.BE$7]&gt;=[.$F30];[.BE$7]&lt;=[.$F30]+[.$G30]-1);1;&quot;&quot;))" table:style-name="ce98"/>
          <table:table-cell office:value-type="string" office:string-value="" table:formula="of:=IF(AND([.$C30]=&quot;Objetivo&quot;;[.BF$7]&gt;=[.$F30];[.BF$7]&lt;=[.$F30]+[.$G30]-1);2;IF(AND([.$C30]=&quot;Marco&quot;;[.BF$7]&gt;=[.$F30];[.BF$7]&lt;=[.$F30]+[.$G30]-1);1;&quot;&quot;))" table:style-name="ce98"/>
          <table:table-cell office:value-type="string" office:string-value="" table:formula="of:=IF(AND([.$C30]=&quot;Objetivo&quot;;[.BG$7]&gt;=[.$F30];[.BG$7]&lt;=[.$F30]+[.$G30]-1);2;IF(AND([.$C30]=&quot;Marco&quot;;[.BG$7]&gt;=[.$F30];[.BG$7]&lt;=[.$F30]+[.$G30]-1);1;&quot;&quot;))" table:style-name="ce98"/>
          <table:table-cell office:value-type="string" office:string-value="" table:formula="of:=IF(AND([.$C30]=&quot;Objetivo&quot;;[.BH$7]&gt;=[.$F30];[.BH$7]&lt;=[.$F30]+[.$G30]-1);2;IF(AND([.$C30]=&quot;Marco&quot;;[.BH$7]&gt;=[.$F30];[.BH$7]&lt;=[.$F30]+[.$G30]-1);1;&quot;&quot;))" table:style-name="ce98"/>
          <table:table-cell office:value-type="string" office:string-value="" table:formula="of:=IF(AND([.$C30]=&quot;Objetivo&quot;;[.BI$7]&gt;=[.$F30];[.BI$7]&lt;=[.$F30]+[.$G30]-1);2;IF(AND([.$C30]=&quot;Marco&quot;;[.BI$7]&gt;=[.$F30];[.BI$7]&lt;=[.$F30]+[.$G30]-1);1;&quot;&quot;))" table:style-name="ce98"/>
          <table:table-cell office:value-type="string" office:string-value="" table:formula="of:=IF(AND([.$C30]=&quot;Objetivo&quot;;[.BJ$7]&gt;=[.$F30];[.BJ$7]&lt;=[.$F30]+[.$G30]-1);2;IF(AND([.$C30]=&quot;Marco&quot;;[.BJ$7]&gt;=[.$F30];[.BJ$7]&lt;=[.$F30]+[.$G30]-1);1;&quot;&quot;))" table:style-name="ce98"/>
          <table:table-cell office:value-type="string" office:string-value="" table:formula="of:=IF(AND([.$C30]=&quot;Objetivo&quot;;[.BK$7]&gt;=[.$F30];[.BK$7]&lt;=[.$F30]+[.$G30]-1);2;IF(AND([.$C30]=&quot;Marco&quot;;[.BK$7]&gt;=[.$F30];[.BK$7]&lt;=[.$F30]+[.$G30]-1);1;&quot;&quot;))" table:style-name="ce98"/>
          <table:table-cell office:value-type="string" office:string-value="" table:formula="of:=IF(AND([.$C30]=&quot;Objetivo&quot;;[.BL$7]&gt;=[.$F30];[.BL$7]&lt;=[.$F30]+[.$G30]-1);2;IF(AND([.$C30]=&quot;Marco&quot;;[.BL$7]&gt;=[.$F30];[.BL$7]&lt;=[.$F30]+[.$G30]-1);1;&quot;&quot;))" table:style-name="ce98"/>
          <table:table-cell table:style-name="ce26"/>
          <table:table-cell table:number-columns-repeated="16319" table:style-name="ce1"/>
        </table:table-row>
        <table:table-row table:style-name="ro6">
          <table:table-cell table:content-validation-name="val4" table:style-name="ce7"/>
          <table:table-cell office:value-type="string" table:style-name="ce68">
            <text:p>Para adicionar mais dados, insira novas linhas ACIMA desta</text:p>
          </table:table-cell>
          <table:table-cell table:number-columns-repeated="2" table:style-name="ce59"/>
          <table:table-cell table:style-name="ce30"/>
          <table:table-cell table:style-name="ce60"/>
          <table:table-cell table:style-name="ce61"/>
          <table:table-cell table:style-name="ce18"/>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87"/>
          <table:table-cell table:style-name="ce47"/>
          <table:table-cell table:number-columns-repeated="16319" table:style-name="ce1"/>
        </table:table-row>
        <table:table-row table:style-name="ro4">
          <table:table-cell table:style-name="ce6"/>
          <table:table-cell table:number-columns-repeated="2" table:style-name="ce9"/>
          <table:table-cell table:style-name="ce4"/>
          <table:table-cell table:style-name="ce9"/>
          <table:table-cell table:style-name="ce2"/>
          <table:table-cell table:style-name="ce8"/>
          <table:table-cell table:style-name="ce3"/>
          <table:table-cell table:number-columns-repeated="16376" table:style-name="ce9"/>
        </table:table-row>
        <table:table-row table:style-name="ro4">
          <table:table-cell table:number-columns-repeated="3"/>
          <table:table-cell table:style-name="ce5"/>
          <table:table-cell table:number-columns-repeated="16380"/>
        </table:table-row>
        <table:table-row table:number-rows-repeated="1048543" table:style-name="ro4">
          <table:table-cell table:number-columns-repeated="16384"/>
        </table:table-row>
        <table:named-expressions>
          <table:named-expression table:name="Hoje" table:expression="of:=TODAY()" table:base-cell-address="Escuro.$A$1"/>
          <table:named-range table:name="Incremento_de_Deslocamento" table:cell-range-address="Escuro.$C$7" table:base-cell-address="Escuro.$A$1"/>
          <table:named-range table:name="Projeto_Início" table:cell-range-address="Escuro.$C$6" table:base-cell-address="Escuro.$A$1"/>
          <table:named-range table:name="Print_Titles" table:cell-range-address="Escuro.$A$6:Escuro.$XFD$9" table:base-cell-address="Escuro.$A$1"/>
        </table:named-expressions>
      </table:table>
      <table:database-ranges>
        <table:database-range table:target-range-address="Escuro.B9:Escuro.G31" table:name="Marcos435" table:display-filter-buttons="fals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date-style style:name="N37">
      <number:day/>
    </number:date-style>
    <number:number-style style:name="N38P0">
      <number:number number:decimal-places="0" number:min-integer-digits="1" number:grouping="true">
        <number:embedded-text number:position="0"> </number:embedded-text>
      </number:number>
    </number:number-style>
    <number:number-style style:name="N38">
      <number:text>-</number:text>
      <number:number number:decimal-places="0" number:min-integer-digits="1" number:grouping="true">
        <number:embedded-text number:position="0"> </number:embedded-text>
      </number:number>
      <style:map style:condition="value()&gt;=0" style:apply-style-name="N38P0"/>
    </number:number-style>
    <style:style style:name="Cabe_231_alho_32_1" style:display-name="Cabeçalho 1" style:family="table-cell" style:data-style-name="N0">
      <style:text-properties fo:font-size="14pt" style:font-size-asian="14pt" style:font-size-complex="14pt"/>
    </style:style>
    <style:style style:name="Cabe_231_alho_32_2" style:display-name="Cabeçalho 2" style:family="table-cell" style:data-style-name="N0">
      <style:table-cell-properties style:vertical-align="top"/>
      <style:text-properties fo:font-size="14pt" style:font-size-asian="14pt" style:font-size-complex="14pt"/>
    </style:style>
    <style:style style:name="Cabe_231_alho_32_3" style:display-name="Cabeçalho 3" style:family="table-cell" style:data-style-name="N0">
      <style:table-cell-properties style:vertical-align="middle" style:repeat-content="false"/>
      <style:paragraph-properties fo:text-align="end" fo:margin-right="0.353cm"/>
    </style:style>
    <style:style style:name="Cor3" style:family="table-cell" style:data-style-name="N0">
      <style:table-cell-properties fo:background-color="#20A472"/>
      <style:text-properties fo:color="#FFFFFF"/>
    </style:style>
    <style:style style:name="Data" style:family="table-cell" style:data-style-name="N19">
      <style:table-cell-properties style:vertical-align="middle" style:repeat-content="false"/>
      <style:paragraph-properties fo:text-align="center"/>
    </style:style>
    <style:style style:name="Hiperliga_231__227_o" style:display-name="Hiperligação" style:family="table-cell" style:data-style-name="N0">
      <style:text-properties fo:color="#0000FF" style:font-name="Arial" style:font-name-asian="Arial" style:font-name-complex="Arial"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ercentagem" style:family="table-cell" style:data-style-name="N13">
      <style:table-cell-properties style:vertical-align="middle" style:repeat-content="false"/>
      <style:paragraph-properties fo:text-align="center"/>
    </style:style>
    <style:style style:name="Separador_32_de_32_milhares_32__91_0_93_" style:display-name="Separador de milhares [0]" style:family="table-cell" style:data-style-name="N38">
      <style:table-cell-properties style:vertical-align="middle" style:repeat-content="false"/>
      <style:paragraph-properties fo:text-align="center"/>
    </style:style>
    <style:style style:name="T_237_tulo" style:display-name="Título" style:family="table-cell" style:data-style-name="N0">
      <style:text-properties fo:color="#595959" fo:font-size="22pt" style:font-size-asian="22pt" style:font-size-complex="22pt" fo:font-weight="bold" style:font-weight-asian="bold" style:font-weight-complex="bold"/>
    </style:style>
    <style:style style:name="V_237_rgula" style:display-name="Vírgula" style:family="table-cell" style:data-style-name="N36">
      <style:table-cell-properties fo:border="thin solid #A6A6A6"/>
    </style:style>
    <style:style style:name="zTextoOculto" style:family="table-cell" style:data-style-name="N0">
      <style:table-cell-properties style:vertical-align="automatic" fo:background-color="transparent"/>
      <style:text-properties fo:color="#FFFFFF"/>
    </style:style>
    <style:style style:name="cf1" style:family="table-cell">
      <style:table-cell-properties fo:border-left="thin solid #C00000" fo:border-right="thin solid #C00000"/>
      <style:text-properties fo:color="#FFFFFF" fo:font-weight="bold" style:font-weight-asian="bold" style:font-weight-complex="bold"/>
    </style:style>
    <style:style style:name="cf2" style:family="table-cell">
      <style:table-cell-properties fo:background-color="#595959"/>
      <style:text-properties fo:color="#FFFFFF"/>
    </style:style>
    <style:style style:name="cf3" style:family="table-cell">
      <style:table-cell-properties fo:background-color="#808080"/>
      <style:text-properties fo:color="#FFFFFF"/>
    </style:style>
    <style:style style:name="cf4" style:family="table-cell">
      <style:table-cell-properties fo:background-color="#00B0F0"/>
    </style:style>
    <style:style style:name="cf5" style:family="table-cell">
      <style:table-cell-properties fo:background-color="#852C98"/>
    </style:style>
    <style:style style:name="cf6" style:family="table-cell">
      <style:table-cell-properties fo:background-color="#20A472"/>
    </style:style>
    <style:style style:name="cf7" style:family="table-cell">
      <style:table-cell-properties fo:background-color="#4868E5"/>
    </style:style>
    <style:style style:name="cf8" style:family="table-cell">
      <style:table-cell-properties fo:background-color="#E6E6E6"/>
    </style:style>
    <style:default-style style:family="graphic">
      <style:graphic-properties draw:fill="solid" draw:fill-color="#0eabb7" draw:opacity="100%" draw:stroke="solid" svg:stroke-width="0.01389in" svg:stroke-color="#077d86"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41%" style:table-centering="horizontal" style:print="objects charts drawings"/>
      <style:header-style>
        <style:header-footer-properties fo:min-height="0.2in" fo:margin-left="0.25in" fo:margin-right="0.25in" fo:margin-bottom="0in"/>
      </style:header-style>
      <style:footer-style>
        <style:header-footer-properties fo:min-height="0.2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131</meta:generator>
    <dc:title/>
    <dc:description/>
    <meta:initial-creator/>
    <dc:creator/>
    <meta:creation-date>2021-02-17T05:31:39Z</meta:creation-date>
    <dc:date>2021-07-18T17:47:09Z</dc:date>
    <meta:template xlink:href="TM55723235" xlink:type="simple"/>
    <meta:user-defined meta:name="ContentTypeId">0x01010079F111ED35F8CC479449609E8A0923A6</meta:user-defined>
  </office:meta>
</office:document-meta>
</file>